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1E79F30D.png" manifest:media-type="image/png"/>
  <manifest:file-entry manifest:full-path="Pictures/100002000000000F0000000EA95FCF9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表1" style:family="table">
      <style:table-properties style:width="17.78cm" table:align="margins" style:writing-mode="lr-tb"/>
    </style:style>
    <style:style style:name="表1.A" style:family="table-column">
      <style:table-column-properties style:column-width="2.893cm" style:rel-column-width="10662*"/>
    </style:style>
    <style:style style:name="表1.B" style:family="table-column">
      <style:table-column-properties style:column-width="2.711cm" style:rel-column-width="9992*"/>
    </style:style>
    <style:style style:name="表1.C" style:family="table-column">
      <style:table-column-properties style:column-width="2.201cm" style:rel-column-width="8113*"/>
    </style:style>
    <style:style style:name="表1.D" style:family="table-column">
      <style:table-column-properties style:column-width="9.975cm" style:rel-column-width="36768*"/>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表2" style:family="table">
      <style:table-properties style:width="18.043cm" fo:margin-left="-0.104cm" fo:margin-top="0cm" fo:margin-bottom="0cm" table:align="left" style:writing-mode="lr-tb"/>
    </style:style>
    <style:style style:name="表2.A" style:family="table-column">
      <style:table-column-properties style:column-width="2.87cm"/>
    </style:style>
    <style:style style:name="表2.B" style:family="table-column">
      <style:table-column-properties style:column-width="14.141cm"/>
    </style:style>
    <style:style style:name="表2.C" style:family="table-column">
      <style:table-column-properties style:column-width="1.032cm"/>
    </style:style>
    <style:style style:name="表2.1" style:family="table-row">
      <style:table-row-properties fo:keep-together="auto"/>
    </style:style>
    <style:style style:name="表2.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2.A2" style:family="table-cell">
      <style:table-cell-properties style:vertical-align="middle" fo:padding-left="0.095cm" fo:padding-right="0.095cm" fo:padding-top="0cm" fo:padding-bottom="0cm" fo:border="0.5pt solid #000001"/>
    </style:style>
    <style:style style:name="表2.B2" style:family="table-cell">
      <style:table-cell-properties style:vertical-align="middle" fo:padding-left="0.095cm" fo:padding-right="0.095cm" fo:padding-top="0cm" fo:padding-bottom="0cm" fo:border="0.5pt solid #000001"/>
    </style:style>
    <style:style style:name="表2.C2" style:family="table-cell">
      <style:table-cell-properties style:vertical-align="middle" fo:padding-left="0.095cm" fo:padding-right="0.095cm" fo:padding-top="0cm" fo:padding-bottom="0cm" fo:border="0.5pt solid #000001"/>
    </style:style>
    <style:style style:name="表2.A3" style:family="table-cell">
      <style:table-cell-properties style:vertical-align="middle" fo:padding-left="0.095cm" fo:padding-right="0.095cm" fo:padding-top="0cm" fo:padding-bottom="0cm" fo:border="0.5pt solid #000001"/>
    </style:style>
    <style:style style:name="表2.B3" style:family="table-cell">
      <style:table-cell-properties style:vertical-align="middle" fo:padding-left="0.095cm" fo:padding-right="0.095cm" fo:padding-top="0cm" fo:padding-bottom="0cm" fo:border="0.5pt solid #000001"/>
    </style:style>
    <style:style style:name="表2.C3" style:family="table-cell">
      <style:table-cell-properties style:vertical-align="middle" fo:padding-left="0.095cm" fo:padding-right="0.095cm" fo:padding-top="0cm" fo:padding-bottom="0cm" fo:border="0.5pt solid #000001"/>
    </style:style>
    <style:style style:name="表2.A4" style:family="table-cell">
      <style:table-cell-properties style:vertical-align="middle" fo:padding-left="0.095cm" fo:padding-right="0.095cm" fo:padding-top="0cm" fo:padding-bottom="0cm" fo:border="0.5pt solid #000001"/>
    </style:style>
    <style:style style:name="表2.B4" style:family="table-cell">
      <style:table-cell-properties style:vertical-align="middle" fo:padding-left="0.095cm" fo:padding-right="0.095cm" fo:padding-top="0cm" fo:padding-bottom="0cm" fo:border="0.5pt solid #000001"/>
    </style:style>
    <style:style style:name="表2.C4" style:family="table-cell">
      <style:table-cell-properties style:vertical-align="middle" fo:padding-left="0.095cm" fo:padding-right="0.095cm" fo:padding-top="0cm" fo:padding-bottom="0cm" fo:border="0.5pt solid #000001"/>
    </style:style>
    <style:style style:name="表2.A5" style:family="table-cell">
      <style:table-cell-properties style:vertical-align="middle" fo:padding-left="0.095cm" fo:padding-right="0.095cm" fo:padding-top="0cm" fo:padding-bottom="0cm" fo:border="0.5pt solid #000001"/>
    </style:style>
    <style:style style:name="表2.B5" style:family="table-cell">
      <style:table-cell-properties style:vertical-align="middle" fo:padding-left="0.095cm" fo:padding-right="0.095cm" fo:padding-top="0cm" fo:padding-bottom="0cm" fo:border="0.5pt solid #000001"/>
    </style:style>
    <style:style style:name="表2.C5" style:family="table-cell">
      <style:table-cell-properties style:vertical-align="middle" fo:padding-left="0.095cm" fo:padding-right="0.095cm" fo:padding-top="0cm" fo:padding-bottom="0cm" fo:border="0.5pt solid #000001"/>
    </style:style>
    <style:style style:name="表2.A6" style:family="table-cell">
      <style:table-cell-properties style:vertical-align="middle" fo:padding-left="0.095cm" fo:padding-right="0.095cm" fo:padding-top="0cm" fo:padding-bottom="0cm" fo:border="0.5pt solid #000001"/>
    </style:style>
    <style:style style:name="表2.B6" style:family="table-cell">
      <style:table-cell-properties style:vertical-align="middle" fo:padding-left="0.095cm" fo:padding-right="0.095cm" fo:padding-top="0cm" fo:padding-bottom="0cm" fo:border="0.5pt solid #000001"/>
    </style:style>
    <style:style style:name="表2.C6" style:family="table-cell">
      <style:table-cell-properties style:vertical-align="middle" fo:padding-left="0.095cm" fo:padding-right="0.095cm" fo:padding-top="0cm" fo:padding-bottom="0cm" fo:border="0.5pt solid #000001"/>
    </style:style>
    <style:style style:name="表2.A7" style:family="table-cell">
      <style:table-cell-properties style:vertical-align="middle" fo:padding-left="0.095cm" fo:padding-right="0.095cm" fo:padding-top="0cm" fo:padding-bottom="0cm" fo:border="0.5pt solid #000001"/>
    </style:style>
    <style:style style:name="表2.B7" style:family="table-cell">
      <style:table-cell-properties style:vertical-align="middle" fo:padding-left="0.095cm" fo:padding-right="0.095cm" fo:padding-top="0cm" fo:padding-bottom="0cm" fo:border="0.5pt solid #000001"/>
    </style:style>
    <style:style style:name="表2.C7" style:family="table-cell">
      <style:table-cell-properties style:vertical-align="middle" fo:padding-left="0.095cm" fo:padding-right="0.095cm" fo:padding-top="0cm" fo:padding-bottom="0cm" fo:border="0.5pt solid #000001"/>
    </style:style>
    <style:style style:name="表3" style:family="table">
      <style:table-properties style:width="18.043cm" fo:margin-left="-0.104cm" fo:margin-top="0cm" fo:margin-bottom="0cm" table:align="left" style:writing-mode="lr-tb"/>
    </style:style>
    <style:style style:name="表3.A" style:family="table-column">
      <style:table-column-properties style:column-width="2.87cm"/>
    </style:style>
    <style:style style:name="表3.B" style:family="table-column">
      <style:table-column-properties style:column-width="14.141cm"/>
    </style:style>
    <style:style style:name="表3.C" style:family="table-column">
      <style:table-column-properties style:column-width="1.032cm"/>
    </style:style>
    <style:style style:name="表3.1" style:family="table-row">
      <style:table-row-properties fo:keep-together="always"/>
    </style:style>
    <style:style style:name="表3.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3.A2" style:family="table-cell">
      <style:table-cell-properties style:vertical-align="middle" fo:padding-left="0.095cm" fo:padding-right="0.095cm" fo:padding-top="0cm" fo:padding-bottom="0cm" fo:border="0.5pt solid #000001"/>
    </style:style>
    <style:style style:name="表3.B2" style:family="table-cell">
      <style:table-cell-properties style:vertical-align="middle" fo:padding-left="0.095cm" fo:padding-right="0.095cm" fo:padding-top="0cm" fo:padding-bottom="0cm" fo:border="0.5pt solid #000001"/>
    </style:style>
    <style:style style:name="表3.C2" style:family="table-cell">
      <style:table-cell-properties style:vertical-align="middle" fo:padding-left="0.095cm" fo:padding-right="0.095cm" fo:padding-top="0cm" fo:padding-bottom="0cm" fo:border="0.5pt solid #000001"/>
    </style:style>
    <style:style style:name="表3.A3" style:family="table-cell">
      <style:table-cell-properties style:vertical-align="middle" fo:padding-left="0.095cm" fo:padding-right="0.095cm" fo:padding-top="0cm" fo:padding-bottom="0cm" fo:border="0.5pt solid #000001"/>
    </style:style>
    <style:style style:name="表3.B3" style:family="table-cell">
      <style:table-cell-properties style:vertical-align="middle" fo:padding-left="0.095cm" fo:padding-right="0.095cm" fo:padding-top="0cm" fo:padding-bottom="0cm" fo:border="0.5pt solid #000001"/>
    </style:style>
    <style:style style:name="表3.C3" style:family="table-cell">
      <style:table-cell-properties style:vertical-align="middle" fo:padding-left="0.095cm" fo:padding-right="0.095cm" fo:padding-top="0cm" fo:padding-bottom="0cm" fo:border="0.5pt solid #000001"/>
    </style:style>
    <style:style style:name="表3.A4" style:family="table-cell">
      <style:table-cell-properties style:vertical-align="middle" fo:padding-left="0.095cm" fo:padding-right="0.095cm" fo:padding-top="0cm" fo:padding-bottom="0cm" fo:border="0.5pt solid #000001"/>
    </style:style>
    <style:style style:name="表3.B4" style:family="table-cell">
      <style:table-cell-properties style:vertical-align="middle" fo:padding-left="0.095cm" fo:padding-right="0.095cm" fo:padding-top="0cm" fo:padding-bottom="0cm" fo:border="0.5pt solid #000001"/>
    </style:style>
    <style:style style:name="表3.C4" style:family="table-cell">
      <style:table-cell-properties style:vertical-align="middle" fo:padding-left="0.095cm" fo:padding-right="0.095cm" fo:padding-top="0cm" fo:padding-bottom="0cm" fo:border="0.5pt solid #000001"/>
    </style:style>
    <style:style style:name="表4" style:family="table">
      <style:table-properties style:width="18.043cm" fo:margin-left="-0.104cm" fo:margin-top="0cm" fo:margin-bottom="0cm" table:align="left" style:writing-mode="lr-tb"/>
    </style:style>
    <style:style style:name="表4.A" style:family="table-column">
      <style:table-column-properties style:column-width="2.762cm"/>
    </style:style>
    <style:style style:name="表4.B" style:family="table-column">
      <style:table-column-properties style:column-width="14.249cm"/>
    </style:style>
    <style:style style:name="表4.C" style:family="table-column">
      <style:table-column-properties style:column-width="1.032cm"/>
    </style:style>
    <style:style style:name="表4.1" style:family="table-row">
      <style:table-row-properties fo:keep-together="always"/>
    </style:style>
    <style:style style:name="表4.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4.A2" style:family="table-cell">
      <style:table-cell-properties style:vertical-align="middle" fo:padding-left="0.095cm" fo:padding-right="0.095cm" fo:padding-top="0cm" fo:padding-bottom="0cm" fo:border="0.5pt solid #000001"/>
    </style:style>
    <style:style style:name="表4.B2" style:family="table-cell">
      <style:table-cell-properties style:vertical-align="middle" fo:padding-left="0.095cm" fo:padding-right="0.095cm" fo:padding-top="0cm" fo:padding-bottom="0cm" fo:border="0.5pt solid #000001"/>
    </style:style>
    <style:style style:name="表4.C2" style:family="table-cell">
      <style:table-cell-properties style:vertical-align="middle" fo:padding-left="0.095cm" fo:padding-right="0.095cm" fo:padding-top="0cm" fo:padding-bottom="0cm" fo:border="0.5pt solid #000001"/>
    </style:style>
    <style:style style:name="表5" style:family="table">
      <style:table-properties style:width="18.043cm" fo:margin-left="-0.108cm" fo:margin-top="0cm" fo:margin-bottom="0cm" table:align="left" style:writing-mode="lr-tb"/>
    </style:style>
    <style:style style:name="表5.A" style:family="table-column">
      <style:table-column-properties style:column-width="1.706cm"/>
    </style:style>
    <style:style style:name="表5.B" style:family="table-column">
      <style:table-column-properties style:column-width="15.385cm"/>
    </style:style>
    <style:style style:name="表5.C" style:family="table-column">
      <style:table-column-properties style:column-width="0.953cm"/>
    </style:style>
    <style:style style:name="表5.1" style:family="table-row">
      <style:table-row-properties fo:keep-together="always"/>
    </style:style>
    <style:style style:name="表5.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5.A2" style:family="table-cell">
      <style:table-cell-properties style:vertical-align="" fo:padding-left="0.099cm" fo:padding-right="0.099cm" fo:padding-top="0cm" fo:padding-bottom="0cm" fo:border="0.5pt solid #000001"/>
    </style:style>
    <style:style style:name="表5.B2" style:family="table-cell">
      <style:table-cell-properties style:vertical-align="" fo:padding-left="0.099cm" fo:padding-right="0.099cm" fo:padding-top="0cm" fo:padding-bottom="0cm" fo:border="0.5pt solid #000001"/>
    </style:style>
    <style:style style:name="表5.C2" style:family="table-cell">
      <style:table-cell-properties style:vertical-align="middle" fo:padding-left="0.099cm" fo:padding-right="0.099cm" fo:padding-top="0cm" fo:padding-bottom="0cm" fo:border="0.5pt solid #000001"/>
    </style:style>
    <style:style style:name="表5.A3" style:family="table-cell">
      <style:table-cell-properties style:vertical-align="" fo:padding-left="0.099cm" fo:padding-right="0.099cm" fo:padding-top="0cm" fo:padding-bottom="0cm" fo:border="0.5pt solid #000001"/>
    </style:style>
    <style:style style:name="表5.B3" style:family="table-cell">
      <style:table-cell-properties style:vertical-align="" fo:padding-left="0.099cm" fo:padding-right="0.099cm" fo:padding-top="0cm" fo:padding-bottom="0cm" fo:border="0.5pt solid #000001"/>
    </style:style>
    <style:style style:name="表5.C3" style:family="table-cell">
      <style:table-cell-properties style:vertical-align="middle" fo:padding-left="0.099cm" fo:padding-right="0.099cm" fo:padding-top="0cm" fo:padding-bottom="0cm" fo:border="0.5pt solid #000001"/>
    </style:style>
    <style:style style:name="表5.A4" style:family="table-cell">
      <style:table-cell-properties style:vertical-align="" fo:padding-left="0.099cm" fo:padding-right="0.099cm" fo:padding-top="0cm" fo:padding-bottom="0cm" fo:border="0.5pt solid #000001"/>
    </style:style>
    <style:style style:name="表5.B4" style:family="table-cell">
      <style:table-cell-properties style:vertical-align="" fo:padding-left="0.099cm" fo:padding-right="0.099cm" fo:padding-top="0cm" fo:padding-bottom="0cm" fo:border="0.5pt solid #000001"/>
    </style:style>
    <style:style style:name="表5.C4" style:family="table-cell">
      <style:table-cell-properties style:vertical-align="middle" fo:padding-left="0.099cm" fo:padding-right="0.099cm" fo:padding-top="0cm" fo:padding-bottom="0cm" fo:border="0.5pt solid #000001"/>
    </style:style>
    <style:style style:name="表5.A5" style:family="table-cell">
      <style:table-cell-properties style:vertical-align="" fo:padding-left="0.099cm" fo:padding-right="0.099cm" fo:padding-top="0cm" fo:padding-bottom="0cm" fo:border="0.5pt solid #000001"/>
    </style:style>
    <style:style style:name="表5.B5" style:family="table-cell">
      <style:table-cell-properties style:vertical-align="" fo:padding-left="0.099cm" fo:padding-right="0.099cm" fo:padding-top="0cm" fo:padding-bottom="0cm" fo:border="0.5pt solid #000001"/>
    </style:style>
    <style:style style:name="表5.C5" style:family="table-cell">
      <style:table-cell-properties style:vertical-align="middle" fo:padding-left="0.099cm" fo:padding-right="0.099cm" fo:padding-top="0cm" fo:padding-bottom="0cm" fo:border="0.5pt solid #000001"/>
    </style:style>
    <style:style style:name="表5.A6" style:family="table-cell">
      <style:table-cell-properties style:vertical-align="" fo:padding-left="0.099cm" fo:padding-right="0.099cm" fo:padding-top="0cm" fo:padding-bottom="0cm" fo:border="0.5pt solid #000001"/>
    </style:style>
    <style:style style:name="表5.B6" style:family="table-cell">
      <style:table-cell-properties style:vertical-align="" fo:padding-left="0.099cm" fo:padding-right="0.099cm" fo:padding-top="0cm" fo:padding-bottom="0cm" fo:border="0.5pt solid #000001"/>
    </style:style>
    <style:style style:name="表5.C6" style:family="table-cell">
      <style:table-cell-properties style:vertical-align="middle" fo:padding-left="0.099cm" fo:padding-right="0.099cm" fo:padding-top="0cm" fo:padding-bottom="0cm" fo:border="0.5pt solid #000001"/>
    </style:style>
    <style:style style:name="表5.A7" style:family="table-cell">
      <style:table-cell-properties style:vertical-align="" fo:padding-left="0.099cm" fo:padding-right="0.099cm" fo:padding-top="0cm" fo:padding-bottom="0cm" fo:border="0.5pt solid #000001"/>
    </style:style>
    <style:style style:name="表5.B7" style:family="table-cell">
      <style:table-cell-properties style:vertical-align="" fo:padding-left="0.099cm" fo:padding-right="0.099cm" fo:padding-top="0cm" fo:padding-bottom="0cm" fo:border="0.5pt solid #000001"/>
    </style:style>
    <style:style style:name="表5.C7" style:family="table-cell">
      <style:table-cell-properties style:vertical-align="middle" fo:padding-left="0.099cm" fo:padding-right="0.099cm" fo:padding-top="0cm" fo:padding-bottom="0cm" fo:border="0.5pt solid #000001"/>
    </style:style>
    <style:style style:name="表5.A8" style:family="table-cell">
      <style:table-cell-properties style:vertical-align="" fo:padding-left="0.099cm" fo:padding-right="0.099cm" fo:padding-top="0cm" fo:padding-bottom="0cm" fo:border="0.5pt solid #000001"/>
    </style:style>
    <style:style style:name="表5.B8" style:family="table-cell">
      <style:table-cell-properties style:vertical-align="" fo:padding-left="0.099cm" fo:padding-right="0.099cm" fo:padding-top="0cm" fo:padding-bottom="0cm" fo:border="0.5pt solid #000001"/>
    </style:style>
    <style:style style:name="表5.C8" style:family="table-cell">
      <style:table-cell-properties style:vertical-align="middle" fo:padding-left="0.099cm" fo:padding-right="0.099cm" fo:padding-top="0cm" fo:padding-bottom="0cm" fo:border="0.5pt solid #000001"/>
    </style:style>
    <style:style style:name="表5.A9" style:family="table-cell">
      <style:table-cell-properties style:vertical-align="" fo:padding-left="0.099cm" fo:padding-right="0.099cm" fo:padding-top="0cm" fo:padding-bottom="0cm" fo:border="0.5pt solid #000001"/>
    </style:style>
    <style:style style:name="表5.B9" style:family="table-cell">
      <style:table-cell-properties style:vertical-align="" fo:padding-left="0.099cm" fo:padding-right="0.099cm" fo:padding-top="0cm" fo:padding-bottom="0cm" fo:border="0.5pt solid #000001"/>
    </style:style>
    <style:style style:name="表5.C9" style:family="table-cell">
      <style:table-cell-properties style:vertical-align="middle" fo:padding-left="0.099cm" fo:padding-right="0.099cm" fo:padding-top="0cm" fo:padding-bottom="0cm" fo:border="0.5pt solid #000001"/>
    </style:style>
    <style:style style:name="表5.A10" style:family="table-cell">
      <style:table-cell-properties style:vertical-align="" fo:padding-left="0.099cm" fo:padding-right="0.099cm" fo:padding-top="0cm" fo:padding-bottom="0cm" fo:border="0.5pt solid #000001"/>
    </style:style>
    <style:style style:name="表5.B10" style:family="table-cell">
      <style:table-cell-properties style:vertical-align="" fo:padding-left="0.099cm" fo:padding-right="0.099cm" fo:padding-top="0cm" fo:padding-bottom="0cm" fo:border="0.5pt solid #000001"/>
    </style:style>
    <style:style style:name="表5.C10" style:family="table-cell">
      <style:table-cell-properties style:vertical-align="middle" fo:padding-left="0.099cm" fo:padding-right="0.099cm" fo:padding-top="0cm" fo:padding-bottom="0cm" fo:border="0.5pt solid #000001"/>
    </style:style>
    <style:style style:name="表5.A11" style:family="table-cell">
      <style:table-cell-properties style:vertical-align="" fo:padding-left="0.099cm" fo:padding-right="0.099cm" fo:padding-top="0cm" fo:padding-bottom="0cm" fo:border="0.5pt solid #000001"/>
    </style:style>
    <style:style style:name="表5.B11" style:family="table-cell">
      <style:table-cell-properties style:vertical-align="" fo:padding-left="0.099cm" fo:padding-right="0.099cm" fo:padding-top="0cm" fo:padding-bottom="0cm" fo:border="0.5pt solid #000001"/>
    </style:style>
    <style:style style:name="表5.C11" style:family="table-cell">
      <style:table-cell-properties style:vertical-align="middle" fo:padding-left="0.099cm" fo:padding-right="0.099cm" fo:padding-top="0cm" fo:padding-bottom="0cm" fo:border="0.5pt solid #000001"/>
    </style:style>
    <style:style style:name="表5.A12" style:family="table-cell">
      <style:table-cell-properties style:vertical-align="" fo:padding-left="0.099cm" fo:padding-right="0.099cm" fo:padding-top="0cm" fo:padding-bottom="0cm" fo:border="0.5pt solid #000001"/>
    </style:style>
    <style:style style:name="表5.B12" style:family="table-cell">
      <style:table-cell-properties style:vertical-align="" fo:padding-left="0.099cm" fo:padding-right="0.099cm" fo:padding-top="0cm" fo:padding-bottom="0cm" fo:border="0.5pt solid #000001"/>
    </style:style>
    <style:style style:name="表5.C12" style:family="table-cell">
      <style:table-cell-properties style:vertical-align="middle" fo:padding-left="0.099cm" fo:padding-right="0.099cm" fo:padding-top="0cm" fo:padding-bottom="0cm" fo:border="0.5pt solid #000001"/>
    </style:style>
    <style:style style:name="表5.A13" style:family="table-cell">
      <style:table-cell-properties style:vertical-align="" fo:padding-left="0.099cm" fo:padding-right="0.099cm" fo:padding-top="0cm" fo:padding-bottom="0cm" fo:border="0.5pt solid #000001"/>
    </style:style>
    <style:style style:name="表5.B13" style:family="table-cell">
      <style:table-cell-properties style:vertical-align="" fo:padding-left="0.099cm" fo:padding-right="0.099cm" fo:padding-top="0cm" fo:padding-bottom="0cm" fo:border="0.5pt solid #000001"/>
    </style:style>
    <style:style style:name="表5.C13" style:family="table-cell">
      <style:table-cell-properties style:vertical-align="middle" fo:padding-left="0.099cm" fo:padding-right="0.099cm" fo:padding-top="0cm" fo:padding-bottom="0cm" fo:border="0.5pt solid #000001"/>
    </style:style>
    <style:style style:name="表5.A14" style:family="table-cell">
      <style:table-cell-properties style:vertical-align="" fo:padding-left="0.099cm" fo:padding-right="0.099cm" fo:padding-top="0cm" fo:padding-bottom="0cm" fo:border="0.5pt solid #000001"/>
    </style:style>
    <style:style style:name="表5.B14" style:family="table-cell">
      <style:table-cell-properties style:vertical-align="" fo:padding-left="0.099cm" fo:padding-right="0.099cm" fo:padding-top="0cm" fo:padding-bottom="0cm" fo:border="0.5pt solid #000001"/>
    </style:style>
    <style:style style:name="表5.C14" style:family="table-cell">
      <style:table-cell-properties style:vertical-align="middle" fo:padding-left="0.099cm" fo:padding-right="0.099cm" fo:padding-top="0cm" fo:padding-bottom="0cm" fo:border="0.5pt solid #000001"/>
    </style:style>
    <style:style style:name="表5.A15" style:family="table-cell">
      <style:table-cell-properties style:vertical-align="" fo:padding-left="0.099cm" fo:padding-right="0.099cm" fo:padding-top="0cm" fo:padding-bottom="0cm" fo:border="0.5pt solid #000001"/>
    </style:style>
    <style:style style:name="表5.B15" style:family="table-cell">
      <style:table-cell-properties style:vertical-align="" fo:padding-left="0.099cm" fo:padding-right="0.099cm" fo:padding-top="0cm" fo:padding-bottom="0cm" fo:border="0.5pt solid #000001"/>
    </style:style>
    <style:style style:name="表5.C15" style:family="table-cell">
      <style:table-cell-properties style:vertical-align="middle" fo:padding-left="0.099cm" fo:padding-right="0.099cm" fo:padding-top="0cm" fo:padding-bottom="0cm" fo:border="0.5pt solid #000001"/>
    </style:style>
    <style:style style:name="表5.A16" style:family="table-cell">
      <style:table-cell-properties style:vertical-align="" fo:padding-left="0.099cm" fo:padding-right="0.099cm" fo:padding-top="0cm" fo:padding-bottom="0cm" fo:border="0.5pt solid #000001"/>
    </style:style>
    <style:style style:name="表5.B16" style:family="table-cell">
      <style:table-cell-properties style:vertical-align="" fo:padding-left="0.099cm" fo:padding-right="0.099cm" fo:padding-top="0cm" fo:padding-bottom="0cm" fo:border="0.5pt solid #000001"/>
    </style:style>
    <style:style style:name="表5.C16" style:family="table-cell">
      <style:table-cell-properties style:vertical-align="middle" fo:padding-left="0.099cm" fo:padding-right="0.099cm" fo:padding-top="0cm" fo:padding-bottom="0cm" fo:border="0.5pt solid #000001"/>
    </style:style>
    <style:style style:name="表6" style:family="table">
      <style:table-properties style:width="18.043cm" fo:margin-left="-0.104cm" fo:margin-top="0cm" fo:margin-bottom="0cm" table:align="left" style:writing-mode="lr-tb"/>
    </style:style>
    <style:style style:name="表6.A" style:family="table-column">
      <style:table-column-properties style:column-width="18.043cm"/>
    </style:style>
    <style:style style:name="表6.1" style:family="table-row">
      <style:table-row-properties fo:keep-together="always"/>
    </style:style>
    <style:style style:name="表6.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6.2" style:family="table-row">
      <style:table-row-properties fo:keep-together="auto"/>
    </style:style>
    <style:style style:name="表6.A2" style:family="table-cell">
      <style:table-cell-properties style:vertical-align="middle" fo:padding-left="0.095cm" fo:padding-right="0.095cm" fo:padding-top="0cm" fo:padding-bottom="0cm" fo:border="0.5pt solid #000001"/>
    </style:style>
    <style:style style:name="表7" style:family="table">
      <style:table-properties style:width="18.043cm" fo:margin-left="-0.108cm" fo:margin-top="0cm" fo:margin-bottom="0cm" table:align="left" style:writing-mode="lr-tb"/>
    </style:style>
    <style:style style:name="表7.A" style:family="table-column">
      <style:table-column-properties style:column-width="1.706cm"/>
    </style:style>
    <style:style style:name="表7.B" style:family="table-column">
      <style:table-column-properties style:column-width="15.385cm"/>
    </style:style>
    <style:style style:name="表7.C" style:family="table-column">
      <style:table-column-properties style:column-width="0.953cm"/>
    </style:style>
    <style:style style:name="表7.1" style:family="table-row">
      <style:table-row-properties fo:keep-together="always"/>
    </style:style>
    <style:style style:name="表7.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7.A2" style:family="table-cell">
      <style:table-cell-properties style:vertical-align="" fo:padding-left="0.099cm" fo:padding-right="0.099cm" fo:padding-top="0cm" fo:padding-bottom="0cm" fo:border="0.5pt solid #000001"/>
    </style:style>
    <style:style style:name="表7.B2" style:family="table-cell">
      <style:table-cell-properties style:vertical-align="" fo:padding-left="0.099cm" fo:padding-right="0.099cm" fo:padding-top="0cm" fo:padding-bottom="0cm" fo:border="0.5pt solid #000001"/>
    </style:style>
    <style:style style:name="表7.C2" style:family="table-cell">
      <style:table-cell-properties style:vertical-align="middle" fo:padding-left="0.099cm" fo:padding-right="0.099cm" fo:padding-top="0cm" fo:padding-bottom="0cm" fo:border="0.5pt solid #000001"/>
    </style:style>
    <style:style style:name="表8" style:family="table">
      <style:table-properties style:width="18.043cm" fo:margin-left="-0.108cm" fo:margin-top="0cm" fo:margin-bottom="0cm" table:align="left" style:writing-mode="lr-tb"/>
    </style:style>
    <style:style style:name="表8.A" style:family="table-column">
      <style:table-column-properties style:column-width="17.09cm"/>
    </style:style>
    <style:style style:name="表8.B" style:family="table-column">
      <style:table-column-properties style:column-width="0.951cm"/>
    </style:style>
    <style:style style:name="表8.1" style:family="table-row">
      <style:table-row-properties fo:keep-together="always"/>
    </style:style>
    <style:style style:name="表8.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8.A2" style:family="table-cell">
      <style:table-cell-properties style:vertical-align="" fo:padding-left="0.099cm" fo:padding-right="0.099cm" fo:padding-top="0cm" fo:padding-bottom="0cm" fo:border="0.5pt solid #000001"/>
    </style:style>
    <style:style style:name="表8.B2" style:family="table-cell">
      <style:table-cell-properties style:vertical-align="middle" fo:padding-left="0.099cm" fo:padding-right="0.099cm" fo:padding-top="0cm" fo:padding-bottom="0cm" fo:border="0.5pt solid #000001"/>
    </style:style>
    <style:style style:name="表9" style:family="table">
      <style:table-properties style:width="18.043cm" fo:margin-left="-0.104cm" fo:margin-top="0cm" fo:margin-bottom="0cm" table:align="left" style:writing-mode="lr-tb"/>
    </style:style>
    <style:style style:name="表9.A" style:family="table-column">
      <style:table-column-properties style:column-width="2.762cm"/>
    </style:style>
    <style:style style:name="表9.B" style:family="table-column">
      <style:table-column-properties style:column-width="14.249cm"/>
    </style:style>
    <style:style style:name="表9.C" style:family="table-column">
      <style:table-column-properties style:column-width="1.032cm"/>
    </style:style>
    <style:style style:name="表9.1" style:family="table-row">
      <style:table-row-properties fo:keep-together="always"/>
    </style:style>
    <style:style style:name="表9.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9.A2" style:family="table-cell">
      <style:table-cell-properties style:vertical-align="middle" fo:padding-left="0.095cm" fo:padding-right="0.095cm" fo:padding-top="0cm" fo:padding-bottom="0cm" fo:border="0.5pt solid #000001"/>
    </style:style>
    <style:style style:name="表9.B2" style:family="table-cell">
      <style:table-cell-properties style:vertical-align="middle" fo:padding-left="0.095cm" fo:padding-right="0.095cm" fo:padding-top="0cm" fo:padding-bottom="0cm" fo:border="0.5pt solid #000001"/>
    </style:style>
    <style:style style:name="表9.C2" style:family="table-cell">
      <style:table-cell-properties style:vertical-align="middle" fo:padding-left="0.095cm" fo:padding-right="0.095cm" fo:padding-top="0cm" fo:padding-bottom="0cm" fo:border="0.5pt solid #000001"/>
    </style:style>
    <style:style style:name="表9.A3" style:family="table-cell">
      <style:table-cell-properties style:vertical-align="middle" fo:padding-left="0.095cm" fo:padding-right="0.095cm" fo:padding-top="0cm" fo:padding-bottom="0cm" fo:border="0.5pt solid #000001"/>
    </style:style>
    <style:style style:name="表9.B3" style:family="table-cell">
      <style:table-cell-properties style:vertical-align="middle" fo:padding-left="0.095cm" fo:padding-right="0.095cm" fo:padding-top="0cm" fo:padding-bottom="0cm" fo:border="0.5pt solid #000001"/>
    </style:style>
    <style:style style:name="表9.C3" style:family="table-cell">
      <style:table-cell-properties style:vertical-align="middle" fo:padding-left="0.095cm" fo:padding-right="0.095cm" fo:padding-top="0cm" fo:padding-bottom="0cm" fo:border="0.5pt solid #000001"/>
    </style:style>
    <style:style style:name="表9.A4" style:family="table-cell">
      <style:table-cell-properties style:vertical-align="middle" fo:padding-left="0.095cm" fo:padding-right="0.095cm" fo:padding-top="0cm" fo:padding-bottom="0cm" fo:border="0.5pt solid #000001"/>
    </style:style>
    <style:style style:name="表9.B4" style:family="table-cell">
      <style:table-cell-properties style:vertical-align="middle" fo:padding-left="0.095cm" fo:padding-right="0.095cm" fo:padding-top="0cm" fo:padding-bottom="0cm" fo:border="0.5pt solid #000001"/>
    </style:style>
    <style:style style:name="表9.C4" style:family="table-cell">
      <style:table-cell-properties style:vertical-align="middle" fo:padding-left="0.095cm" fo:padding-right="0.095cm" fo:padding-top="0cm" fo:padding-bottom="0cm" fo:border="0.5pt solid #000001"/>
    </style:style>
    <style:style style:name="表9.A5" style:family="table-cell">
      <style:table-cell-properties style:vertical-align="middle" fo:padding-left="0.095cm" fo:padding-right="0.095cm" fo:padding-top="0cm" fo:padding-bottom="0cm" fo:border="0.5pt solid #000001"/>
    </style:style>
    <style:style style:name="表9.B5" style:family="table-cell">
      <style:table-cell-properties style:vertical-align="middle" fo:padding-left="0.095cm" fo:padding-right="0.095cm" fo:padding-top="0cm" fo:padding-bottom="0cm" fo:border="0.5pt solid #000001"/>
    </style:style>
    <style:style style:name="表9.C5" style:family="table-cell">
      <style:table-cell-properties style:vertical-align="middle" fo:padding-left="0.095cm" fo:padding-right="0.095cm" fo:padding-top="0cm" fo:padding-bottom="0cm" fo:border="0.5pt solid #000001"/>
    </style:style>
    <style:style style:name="表9.A6" style:family="table-cell">
      <style:table-cell-properties style:vertical-align="middle" fo:padding-left="0.095cm" fo:padding-right="0.095cm" fo:padding-top="0cm" fo:padding-bottom="0cm" fo:border="0.5pt solid #000001"/>
    </style:style>
    <style:style style:name="表9.B6" style:family="table-cell">
      <style:table-cell-properties style:vertical-align="middle" fo:padding-left="0.095cm" fo:padding-right="0.095cm" fo:padding-top="0cm" fo:padding-bottom="0cm" fo:border="0.5pt solid #000001"/>
    </style:style>
    <style:style style:name="表9.C6" style:family="table-cell">
      <style:table-cell-properties style:vertical-align="middle" fo:padding-left="0.095cm" fo:padding-right="0.095cm" fo:padding-top="0cm" fo:padding-bottom="0cm" fo:border="0.5pt solid #000001"/>
    </style:style>
    <style:style style:name="表9.A7" style:family="table-cell">
      <style:table-cell-properties style:vertical-align="middle" fo:padding-left="0.095cm" fo:padding-right="0.095cm" fo:padding-top="0cm" fo:padding-bottom="0cm" fo:border="0.5pt solid #000001"/>
    </style:style>
    <style:style style:name="表9.B7" style:family="table-cell">
      <style:table-cell-properties style:vertical-align="middle" fo:padding-left="0.095cm" fo:padding-right="0.095cm" fo:padding-top="0cm" fo:padding-bottom="0cm" fo:border="0.5pt solid #000001"/>
    </style:style>
    <style:style style:name="表9.C7" style:family="table-cell">
      <style:table-cell-properties style:vertical-align="middle" fo:padding-left="0.095cm" fo:padding-right="0.095cm" fo:padding-top="0cm" fo:padding-bottom="0cm" fo:border="0.5pt solid #000001"/>
    </style:style>
    <style:style style:name="表10" style:family="table">
      <style:table-properties style:width="18.043cm" fo:margin-left="-0.108cm" fo:margin-top="0cm" fo:margin-bottom="0cm" table:align="left" style:writing-mode="lr-tb"/>
    </style:style>
    <style:style style:name="表10.A" style:family="table-column">
      <style:table-column-properties style:column-width="1.706cm"/>
    </style:style>
    <style:style style:name="表10.B" style:family="table-column">
      <style:table-column-properties style:column-width="15.385cm"/>
    </style:style>
    <style:style style:name="表10.C" style:family="table-column">
      <style:table-column-properties style:column-width="0.953cm"/>
    </style:style>
    <style:style style:name="表10.1" style:family="table-row">
      <style:table-row-properties fo:keep-together="always"/>
    </style:style>
    <style:style style:name="表10.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10.A2" style:family="table-cell">
      <style:table-cell-properties style:vertical-align="" fo:padding-left="0.099cm" fo:padding-right="0.099cm" fo:padding-top="0cm" fo:padding-bottom="0cm" fo:border="0.5pt solid #000001"/>
    </style:style>
    <style:style style:name="表10.B2" style:family="table-cell">
      <style:table-cell-properties style:vertical-align="" fo:padding-left="0.099cm" fo:padding-right="0.099cm" fo:padding-top="0cm" fo:padding-bottom="0cm" fo:border="0.5pt solid #000001"/>
    </style:style>
    <style:style style:name="表10.C2" style:family="table-cell">
      <style:table-cell-properties style:vertical-align="middle" fo:padding-left="0.099cm" fo:padding-right="0.099cm" fo:padding-top="0cm" fo:padding-bottom="0cm" fo:border="0.5pt solid #000001"/>
    </style:style>
    <style:style style:name="表10.A3" style:family="table-cell">
      <style:table-cell-properties style:vertical-align="" fo:padding-left="0.099cm" fo:padding-right="0.099cm" fo:padding-top="0cm" fo:padding-bottom="0cm" fo:border="0.5pt solid #000001"/>
    </style:style>
    <style:style style:name="表10.B3" style:family="table-cell">
      <style:table-cell-properties style:vertical-align="" fo:padding-left="0.099cm" fo:padding-right="0.099cm" fo:padding-top="0cm" fo:padding-bottom="0cm" fo:border="0.5pt solid #000001"/>
    </style:style>
    <style:style style:name="表10.C3" style:family="table-cell">
      <style:table-cell-properties style:vertical-align="middle" fo:padding-left="0.099cm" fo:padding-right="0.099cm" fo:padding-top="0cm" fo:padding-bottom="0cm" fo:border="0.5pt solid #000001"/>
    </style:style>
    <style:style style:name="表11" style:family="table">
      <style:table-properties style:width="18.043cm" fo:margin-left="-0.104cm" fo:margin-top="0cm" fo:margin-bottom="0cm" table:align="left" style:writing-mode="lr-tb"/>
    </style:style>
    <style:style style:name="表11.A" style:family="table-column">
      <style:table-column-properties style:column-width="18.043cm"/>
    </style:style>
    <style:style style:name="表11.1" style:family="table-row">
      <style:table-row-properties fo:keep-together="always"/>
    </style:style>
    <style:style style:name="表11.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11.2" style:family="table-row">
      <style:table-row-properties fo:keep-together="auto"/>
    </style:style>
    <style:style style:name="表11.A2" style:family="table-cell">
      <style:table-cell-properties style:vertical-align="middle" fo:padding-left="0.095cm" fo:padding-right="0.095cm" fo:padding-top="0cm" fo:padding-bottom="0cm" fo:border="0.5pt solid #000001"/>
    </style:style>
    <style:style style:name="表12" style:family="table">
      <style:table-properties style:width="18.043cm" fo:margin-left="-0.108cm" fo:margin-top="0cm" fo:margin-bottom="0cm" table:align="left" style:writing-mode="lr-tb"/>
    </style:style>
    <style:style style:name="表12.A" style:family="table-column">
      <style:table-column-properties style:column-width="17.09cm"/>
    </style:style>
    <style:style style:name="表12.B" style:family="table-column">
      <style:table-column-properties style:column-width="0.951cm"/>
    </style:style>
    <style:style style:name="表12.1" style:family="table-row">
      <style:table-row-properties fo:keep-together="always"/>
    </style:style>
    <style:style style:name="表12.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12.A2" style:family="table-cell">
      <style:table-cell-properties style:vertical-align="" fo:padding-left="0.099cm" fo:padding-right="0.099cm" fo:padding-top="0cm" fo:padding-bottom="0cm" fo:border="0.5pt solid #000001"/>
    </style:style>
    <style:style style:name="表12.B2" style:family="table-cell">
      <style:table-cell-properties style:vertical-align="middle" fo:padding-left="0.099cm" fo:padding-right="0.099cm" fo:padding-top="0cm" fo:padding-bottom="0cm" fo:border="0.5pt solid #000001"/>
    </style:style>
    <style:style style:name="表13" style:family="table">
      <style:table-properties style:width="18.043cm" fo:margin-left="-0.104cm" fo:margin-top="0cm" fo:margin-bottom="0cm" table:align="left" style:writing-mode="lr-tb"/>
    </style:style>
    <style:style style:name="表13.A" style:family="table-column">
      <style:table-column-properties style:column-width="18.043cm"/>
    </style:style>
    <style:style style:name="表13.1" style:family="table-row">
      <style:table-row-properties fo:keep-together="always"/>
    </style:style>
    <style:style style:name="表13.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13.2" style:family="table-row">
      <style:table-row-properties fo:keep-together="auto"/>
    </style:style>
    <style:style style:name="表13.A2" style:family="table-cell">
      <style:table-cell-properties style:vertical-align="middle" fo:padding-left="0.095cm" fo:padding-right="0.095cm" fo:padding-top="0cm" fo:padding-bottom="0cm" fo:border="0.5pt solid #000001"/>
    </style:style>
    <style:style style:name="表14" style:family="table">
      <style:table-properties style:width="18.043cm" fo:margin-left="-0.104cm" fo:margin-top="0cm" fo:margin-bottom="0cm" table:align="left" style:writing-mode="lr-tb"/>
    </style:style>
    <style:style style:name="表14.A" style:family="table-column">
      <style:table-column-properties style:column-width="18.043cm"/>
    </style:style>
    <style:style style:name="表14.1" style:family="table-row">
      <style:table-row-properties fo:keep-together="always"/>
    </style:style>
    <style:style style:name="表14.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14.2" style:family="table-row">
      <style:table-row-properties fo:keep-together="auto"/>
    </style:style>
    <style:style style:name="表14.A2" style:family="table-cell">
      <style:table-cell-properties style:vertical-align="middle" fo:padding-left="0.095cm" fo:padding-right="0.095cm" fo:padding-top="0cm" fo:padding-bottom="0cm" fo:border="0.5pt solid #000001"/>
    </style:style>
    <style:style style:name="表15" style:family="table">
      <style:table-properties style:width="18.043cm" fo:margin-left="-0.108cm" fo:margin-top="0cm" fo:margin-bottom="0cm" table:align="left" style:writing-mode="lr-tb"/>
    </style:style>
    <style:style style:name="表15.A" style:family="table-column">
      <style:table-column-properties style:column-width="17.09cm"/>
    </style:style>
    <style:style style:name="表15.B" style:family="table-column">
      <style:table-column-properties style:column-width="0.951cm"/>
    </style:style>
    <style:style style:name="表15.1" style:family="table-row">
      <style:table-row-properties fo:keep-together="always"/>
    </style:style>
    <style:style style:name="表15.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15.A2" style:family="table-cell">
      <style:table-cell-properties style:vertical-align="" fo:padding-left="0.099cm" fo:padding-right="0.099cm" fo:padding-top="0cm" fo:padding-bottom="0cm" fo:border="0.5pt solid #000001"/>
    </style:style>
    <style:style style:name="表15.B2" style:family="table-cell">
      <style:table-cell-properties style:vertical-align="middle" fo:padding-left="0.099cm" fo:padding-right="0.099cm" fo:padding-top="0cm" fo:padding-bottom="0cm" fo:border="0.5pt solid #000001"/>
    </style:style>
    <style:style style:name="表16" style:family="table">
      <style:table-properties style:width="18.043cm" fo:margin-left="-0.104cm" fo:margin-top="0cm" fo:margin-bottom="0cm" table:align="left" style:writing-mode="lr-tb"/>
    </style:style>
    <style:style style:name="表16.A" style:family="table-column">
      <style:table-column-properties style:column-width="18.043cm"/>
    </style:style>
    <style:style style:name="表16.1" style:family="table-row">
      <style:table-row-properties fo:keep-together="always"/>
    </style:style>
    <style:style style:name="表16.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16.2" style:family="table-row">
      <style:table-row-properties fo:keep-together="auto"/>
    </style:style>
    <style:style style:name="表16.A2" style:family="table-cell">
      <style:table-cell-properties style:vertical-align="middle" fo:padding-left="0.095cm" fo:padding-right="0.095cm" fo:padding-top="0cm" fo:padding-bottom="0cm" fo:border="0.5pt solid #000001"/>
    </style:style>
    <style:style style:name="表17" style:family="table">
      <style:table-properties style:width="18.043cm" fo:margin-left="-0.108cm" fo:margin-top="0cm" fo:margin-bottom="0cm" table:align="left" style:writing-mode="lr-tb"/>
    </style:style>
    <style:style style:name="表17.A" style:family="table-column">
      <style:table-column-properties style:column-width="1.706cm"/>
    </style:style>
    <style:style style:name="表17.B" style:family="table-column">
      <style:table-column-properties style:column-width="15.385cm"/>
    </style:style>
    <style:style style:name="表17.C" style:family="table-column">
      <style:table-column-properties style:column-width="0.953cm"/>
    </style:style>
    <style:style style:name="表17.1" style:family="table-row">
      <style:table-row-properties fo:keep-together="always"/>
    </style:style>
    <style:style style:name="表17.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17.A2" style:family="table-cell">
      <style:table-cell-properties style:vertical-align="" fo:padding-left="0.099cm" fo:padding-right="0.099cm" fo:padding-top="0cm" fo:padding-bottom="0cm" fo:border="0.5pt solid #000001"/>
    </style:style>
    <style:style style:name="表17.B2" style:family="table-cell">
      <style:table-cell-properties style:vertical-align="" fo:padding-left="0.099cm" fo:padding-right="0.099cm" fo:padding-top="0cm" fo:padding-bottom="0cm" fo:border="0.5pt solid #000001"/>
    </style:style>
    <style:style style:name="表17.C2" style:family="table-cell">
      <style:table-cell-properties style:vertical-align="middle" fo:padding-left="0.099cm" fo:padding-right="0.099cm" fo:padding-top="0cm" fo:padding-bottom="0cm" fo:border="0.5pt solid #000001"/>
    </style:style>
    <style:style style:name="表18" style:family="table">
      <style:table-properties style:width="18.043cm" fo:margin-left="-0.108cm" fo:margin-top="0cm" fo:margin-bottom="0cm" table:align="left" style:writing-mode="lr-tb"/>
    </style:style>
    <style:style style:name="表18.A" style:family="table-column">
      <style:table-column-properties style:column-width="17.09cm"/>
    </style:style>
    <style:style style:name="表18.B" style:family="table-column">
      <style:table-column-properties style:column-width="0.951cm"/>
    </style:style>
    <style:style style:name="表18.1" style:family="table-row">
      <style:table-row-properties fo:keep-together="always"/>
    </style:style>
    <style:style style:name="表18.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18.A2" style:family="table-cell">
      <style:table-cell-properties style:vertical-align="" fo:padding-left="0.099cm" fo:padding-right="0.099cm" fo:padding-top="0cm" fo:padding-bottom="0cm" fo:border="0.5pt solid #000001"/>
    </style:style>
    <style:style style:name="表18.B2" style:family="table-cell">
      <style:table-cell-properties style:vertical-align="middle" fo:padding-left="0.099cm" fo:padding-right="0.099cm" fo:padding-top="0cm" fo:padding-bottom="0cm" fo:border="0.5pt solid #000001"/>
    </style:style>
    <style:style style:name="表19" style:family="table">
      <style:table-properties style:width="18.043cm" fo:margin-left="-0.104cm" fo:margin-top="0cm" fo:margin-bottom="0cm" table:align="left" style:writing-mode="lr-tb"/>
    </style:style>
    <style:style style:name="表19.A" style:family="table-column">
      <style:table-column-properties style:column-width="18.043cm"/>
    </style:style>
    <style:style style:name="表19.1" style:family="table-row">
      <style:table-row-properties fo:keep-together="always"/>
    </style:style>
    <style:style style:name="表19.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19.2" style:family="table-row">
      <style:table-row-properties fo:keep-together="auto"/>
    </style:style>
    <style:style style:name="表19.A2" style:family="table-cell">
      <style:table-cell-properties style:vertical-align="middle" fo:padding-left="0.095cm" fo:padding-right="0.095cm" fo:padding-top="0cm" fo:padding-bottom="0cm" fo:border="0.5pt solid #000001"/>
    </style:style>
    <style:style style:name="表20" style:family="table">
      <style:table-properties style:width="18.043cm" fo:margin-left="-0.104cm" fo:margin-top="0cm" fo:margin-bottom="0cm" table:align="left" style:writing-mode="lr-tb"/>
    </style:style>
    <style:style style:name="表20.A" style:family="table-column">
      <style:table-column-properties style:column-width="18.043cm"/>
    </style:style>
    <style:style style:name="表20.1" style:family="table-row">
      <style:table-row-properties fo:keep-together="always"/>
    </style:style>
    <style:style style:name="表20.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20.2" style:family="table-row">
      <style:table-row-properties fo:keep-together="auto"/>
    </style:style>
    <style:style style:name="表20.A2" style:family="table-cell">
      <style:table-cell-properties style:vertical-align="middle" fo:padding-left="0.095cm" fo:padding-right="0.095cm" fo:padding-top="0cm" fo:padding-bottom="0cm" fo:border="0.5pt solid #000001"/>
    </style:style>
    <style:style style:name="表21" style:family="table">
      <style:table-properties style:width="18.043cm" fo:margin-left="-0.108cm" fo:margin-top="0cm" fo:margin-bottom="0cm" table:align="left" style:writing-mode="lr-tb"/>
    </style:style>
    <style:style style:name="表21.A" style:family="table-column">
      <style:table-column-properties style:column-width="17.09cm"/>
    </style:style>
    <style:style style:name="表21.B" style:family="table-column">
      <style:table-column-properties style:column-width="0.951cm"/>
    </style:style>
    <style:style style:name="表21.1" style:family="table-row">
      <style:table-row-properties fo:keep-together="always"/>
    </style:style>
    <style:style style:name="表21.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21.A2" style:family="table-cell">
      <style:table-cell-properties style:vertical-align="" fo:padding-left="0.099cm" fo:padding-right="0.099cm" fo:padding-top="0cm" fo:padding-bottom="0cm" fo:border="0.5pt solid #000001"/>
    </style:style>
    <style:style style:name="表21.B2" style:family="table-cell">
      <style:table-cell-properties style:vertical-align="middle" fo:padding-left="0.099cm" fo:padding-right="0.099cm" fo:padding-top="0cm" fo:padding-bottom="0cm" fo:border="0.5pt solid #000001"/>
    </style:style>
    <style:style style:name="表22" style:family="table">
      <style:table-properties style:width="18.043cm" fo:margin-left="-0.104cm" fo:margin-top="0cm" fo:margin-bottom="0cm" table:align="left" style:writing-mode="lr-tb"/>
    </style:style>
    <style:style style:name="表22.A" style:family="table-column">
      <style:table-column-properties style:column-width="18.043cm"/>
    </style:style>
    <style:style style:name="表22.1" style:family="table-row">
      <style:table-row-properties fo:keep-together="always"/>
    </style:style>
    <style:style style:name="表22.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22.2" style:family="table-row">
      <style:table-row-properties fo:keep-together="auto"/>
    </style:style>
    <style:style style:name="表22.A2" style:family="table-cell">
      <style:table-cell-properties style:vertical-align="middle" fo:padding-left="0.095cm" fo:padding-right="0.095cm" fo:padding-top="0cm" fo:padding-bottom="0cm" fo:border="0.5pt solid #000001"/>
    </style:style>
    <style:style style:name="表23" style:family="table">
      <style:table-properties style:width="18.043cm" fo:margin-left="-0.108cm" fo:margin-top="0cm" fo:margin-bottom="0cm" table:align="left" style:writing-mode="lr-tb"/>
    </style:style>
    <style:style style:name="表23.A" style:family="table-column">
      <style:table-column-properties style:column-width="1.706cm"/>
    </style:style>
    <style:style style:name="表23.B" style:family="table-column">
      <style:table-column-properties style:column-width="15.385cm"/>
    </style:style>
    <style:style style:name="表23.C" style:family="table-column">
      <style:table-column-properties style:column-width="0.953cm"/>
    </style:style>
    <style:style style:name="表23.1" style:family="table-row">
      <style:table-row-properties fo:keep-together="always"/>
    </style:style>
    <style:style style:name="表23.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23.A2" style:family="table-cell">
      <style:table-cell-properties style:vertical-align="" fo:padding-left="0.099cm" fo:padding-right="0.099cm" fo:padding-top="0cm" fo:padding-bottom="0cm" fo:border="0.5pt solid #000001"/>
    </style:style>
    <style:style style:name="表23.B2" style:family="table-cell">
      <style:table-cell-properties style:vertical-align="" fo:padding-left="0.099cm" fo:padding-right="0.099cm" fo:padding-top="0cm" fo:padding-bottom="0cm" fo:border="0.5pt solid #000001"/>
    </style:style>
    <style:style style:name="表23.C2" style:family="table-cell">
      <style:table-cell-properties style:vertical-align="middle" fo:padding-left="0.099cm" fo:padding-right="0.099cm" fo:padding-top="0cm" fo:padding-bottom="0cm" fo:border="0.5pt solid #000001"/>
    </style:style>
    <style:style style:name="表24" style:family="table">
      <style:table-properties style:width="18.043cm" fo:margin-left="-0.104cm" fo:margin-top="0cm" fo:margin-bottom="0cm" table:align="left" style:writing-mode="lr-tb"/>
    </style:style>
    <style:style style:name="表24.A" style:family="table-column">
      <style:table-column-properties style:column-width="18.043cm"/>
    </style:style>
    <style:style style:name="表24.1" style:family="table-row">
      <style:table-row-properties fo:keep-together="always"/>
    </style:style>
    <style:style style:name="表24.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24.2" style:family="table-row">
      <style:table-row-properties fo:keep-together="auto"/>
    </style:style>
    <style:style style:name="表24.A2" style:family="table-cell">
      <style:table-cell-properties style:vertical-align="middle" fo:padding-left="0.095cm" fo:padding-right="0.095cm" fo:padding-top="0cm" fo:padding-bottom="0cm" fo:border="0.5pt solid #000001"/>
    </style:style>
    <style:style style:name="表25" style:family="table">
      <style:table-properties style:width="18.043cm" fo:margin-left="-0.108cm" fo:margin-top="0cm" fo:margin-bottom="0cm" table:align="left" style:writing-mode="lr-tb"/>
    </style:style>
    <style:style style:name="表25.A" style:family="table-column">
      <style:table-column-properties style:column-width="17.09cm"/>
    </style:style>
    <style:style style:name="表25.B" style:family="table-column">
      <style:table-column-properties style:column-width="0.951cm"/>
    </style:style>
    <style:style style:name="表25.1" style:family="table-row">
      <style:table-row-properties fo:keep-together="always"/>
    </style:style>
    <style:style style:name="表25.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25.A2" style:family="table-cell">
      <style:table-cell-properties style:vertical-align="" fo:padding-left="0.099cm" fo:padding-right="0.099cm" fo:padding-top="0cm" fo:padding-bottom="0cm" fo:border="0.5pt solid #000001"/>
    </style:style>
    <style:style style:name="表25.B2" style:family="table-cell">
      <style:table-cell-properties style:vertical-align="middle" fo:padding-left="0.099cm" fo:padding-right="0.099cm" fo:padding-top="0cm" fo:padding-bottom="0cm" fo:border="0.5pt solid #000001"/>
    </style:style>
    <style:style style:name="表26" style:family="table">
      <style:table-properties style:width="18.043cm" fo:margin-left="-0.104cm" fo:margin-top="0cm" fo:margin-bottom="0cm" table:align="left" style:writing-mode="lr-tb"/>
    </style:style>
    <style:style style:name="表26.A" style:family="table-column">
      <style:table-column-properties style:column-width="18.043cm"/>
    </style:style>
    <style:style style:name="表26.1" style:family="table-row">
      <style:table-row-properties fo:keep-together="always"/>
    </style:style>
    <style:style style:name="表26.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26.2" style:family="table-row">
      <style:table-row-properties fo:keep-together="auto"/>
    </style:style>
    <style:style style:name="表26.A2" style:family="table-cell">
      <style:table-cell-properties style:vertical-align="middle" fo:padding-left="0.095cm" fo:padding-right="0.095cm" fo:padding-top="0cm" fo:padding-bottom="0cm" fo:border="0.5pt solid #000001"/>
    </style:style>
    <style:style style:name="表27" style:family="table">
      <style:table-properties style:width="18.043cm" fo:margin-left="-0.104cm" fo:margin-top="0cm" fo:margin-bottom="0cm" table:align="left" style:writing-mode="lr-tb"/>
    </style:style>
    <style:style style:name="表27.A" style:family="table-column">
      <style:table-column-properties style:column-width="18.043cm"/>
    </style:style>
    <style:style style:name="表27.1" style:family="table-row">
      <style:table-row-properties fo:keep-together="always"/>
    </style:style>
    <style:style style:name="表27.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27.2" style:family="table-row">
      <style:table-row-properties fo:keep-together="auto"/>
    </style:style>
    <style:style style:name="表27.A2" style:family="table-cell">
      <style:table-cell-properties style:vertical-align="middle" fo:padding-left="0.095cm" fo:padding-right="0.095cm" fo:padding-top="0cm" fo:padding-bottom="0cm" fo:border="0.5pt solid #000001"/>
    </style:style>
    <style:style style:name="表28" style:family="table">
      <style:table-properties style:width="18.043cm" fo:margin-left="-0.108cm" fo:margin-top="0cm" fo:margin-bottom="0cm" table:align="left" style:writing-mode="lr-tb"/>
    </style:style>
    <style:style style:name="表28.A" style:family="table-column">
      <style:table-column-properties style:column-width="17.09cm"/>
    </style:style>
    <style:style style:name="表28.B" style:family="table-column">
      <style:table-column-properties style:column-width="0.951cm"/>
    </style:style>
    <style:style style:name="表28.1" style:family="table-row">
      <style:table-row-properties fo:keep-together="always"/>
    </style:style>
    <style:style style:name="表28.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28.A2" style:family="table-cell">
      <style:table-cell-properties style:vertical-align="" fo:padding-left="0.099cm" fo:padding-right="0.099cm" fo:padding-top="0cm" fo:padding-bottom="0cm" fo:border="0.5pt solid #000001"/>
    </style:style>
    <style:style style:name="表28.B2" style:family="table-cell">
      <style:table-cell-properties style:vertical-align="middle" fo:padding-left="0.099cm" fo:padding-right="0.099cm" fo:padding-top="0cm" fo:padding-bottom="0cm" fo:border="0.5pt solid #000001"/>
    </style:style>
    <style:style style:name="表29" style:family="table">
      <style:table-properties style:width="18.043cm" fo:margin-left="-0.104cm" fo:margin-top="0cm" fo:margin-bottom="0cm" table:align="left" style:writing-mode="lr-tb"/>
    </style:style>
    <style:style style:name="表29.A" style:family="table-column">
      <style:table-column-properties style:column-width="18.043cm"/>
    </style:style>
    <style:style style:name="表29.1" style:family="table-row">
      <style:table-row-properties fo:keep-together="always"/>
    </style:style>
    <style:style style:name="表29.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29.2" style:family="table-row">
      <style:table-row-properties fo:keep-together="auto"/>
    </style:style>
    <style:style style:name="表29.A2" style:family="table-cell">
      <style:table-cell-properties style:vertical-align="middle" fo:padding-left="0.095cm" fo:padding-right="0.095cm" fo:padding-top="0cm" fo:padding-bottom="0cm" fo:border="0.5pt solid #000001"/>
    </style:style>
    <style:style style:name="表30" style:family="table">
      <style:table-properties style:width="18.043cm" fo:margin-left="-0.104cm" fo:margin-top="0cm" fo:margin-bottom="0cm" table:align="left" style:writing-mode="lr-tb"/>
    </style:style>
    <style:style style:name="表30.A" style:family="table-column">
      <style:table-column-properties style:column-width="2.87cm"/>
    </style:style>
    <style:style style:name="表30.B" style:family="table-column">
      <style:table-column-properties style:column-width="14.141cm"/>
    </style:style>
    <style:style style:name="表30.C" style:family="table-column">
      <style:table-column-properties style:column-width="1.032cm"/>
    </style:style>
    <style:style style:name="表30.1" style:family="table-row">
      <style:table-row-properties fo:keep-together="always"/>
    </style:style>
    <style:style style:name="表30.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30.A2" style:family="table-cell">
      <style:table-cell-properties style:vertical-align="middle" fo:padding-left="0.095cm" fo:padding-right="0.095cm" fo:padding-top="0cm" fo:padding-bottom="0cm" fo:border="0.5pt solid #000001"/>
    </style:style>
    <style:style style:name="表30.B2" style:family="table-cell">
      <style:table-cell-properties style:vertical-align="middle" fo:padding-left="0.095cm" fo:padding-right="0.095cm" fo:padding-top="0cm" fo:padding-bottom="0cm" fo:border="0.5pt solid #000001"/>
    </style:style>
    <style:style style:name="表30.C2" style:family="table-cell">
      <style:table-cell-properties style:vertical-align="middle" fo:padding-left="0.095cm" fo:padding-right="0.095cm" fo:padding-top="0cm" fo:padding-bottom="0cm" fo:border="0.5pt solid #000001"/>
    </style:style>
    <style:style style:name="表31" style:family="table">
      <style:table-properties style:width="18.043cm" fo:margin-left="-0.108cm" fo:margin-top="0cm" fo:margin-bottom="0cm" table:align="left" style:writing-mode="lr-tb"/>
    </style:style>
    <style:style style:name="表31.A" style:family="table-column">
      <style:table-column-properties style:column-width="1.706cm"/>
    </style:style>
    <style:style style:name="表31.B" style:family="table-column">
      <style:table-column-properties style:column-width="15.385cm"/>
    </style:style>
    <style:style style:name="表31.C" style:family="table-column">
      <style:table-column-properties style:column-width="0.953cm"/>
    </style:style>
    <style:style style:name="表31.1" style:family="table-row">
      <style:table-row-properties fo:keep-together="always"/>
    </style:style>
    <style:style style:name="表31.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31.A2" style:family="table-cell">
      <style:table-cell-properties style:vertical-align="" fo:padding-left="0.099cm" fo:padding-right="0.099cm" fo:padding-top="0cm" fo:padding-bottom="0cm" fo:border="0.5pt solid #000001"/>
    </style:style>
    <style:style style:name="表31.B2" style:family="table-cell">
      <style:table-cell-properties style:vertical-align="" fo:padding-left="0.099cm" fo:padding-right="0.099cm" fo:padding-top="0cm" fo:padding-bottom="0cm" fo:border="0.5pt solid #000001"/>
    </style:style>
    <style:style style:name="表31.C2" style:family="table-cell">
      <style:table-cell-properties style:vertical-align="middle" fo:padding-left="0.099cm" fo:padding-right="0.099cm" fo:padding-top="0cm" fo:padding-bottom="0cm" fo:border="0.5pt solid #000001"/>
    </style:style>
    <style:style style:name="表31.A3" style:family="table-cell">
      <style:table-cell-properties style:vertical-align="" fo:padding-left="0.099cm" fo:padding-right="0.099cm" fo:padding-top="0cm" fo:padding-bottom="0cm" fo:border="0.5pt solid #000001"/>
    </style:style>
    <style:style style:name="表31.B3" style:family="table-cell">
      <style:table-cell-properties style:vertical-align="" fo:padding-left="0.099cm" fo:padding-right="0.099cm" fo:padding-top="0cm" fo:padding-bottom="0cm" fo:border="0.5pt solid #000001"/>
    </style:style>
    <style:style style:name="表31.C3" style:family="table-cell">
      <style:table-cell-properties style:vertical-align="middle" fo:padding-left="0.099cm" fo:padding-right="0.099cm" fo:padding-top="0cm" fo:padding-bottom="0cm" fo:border="0.5pt solid #000001"/>
    </style:style>
    <style:style style:name="表31.A4" style:family="table-cell">
      <style:table-cell-properties style:vertical-align="" fo:padding-left="0.099cm" fo:padding-right="0.099cm" fo:padding-top="0cm" fo:padding-bottom="0cm" fo:border="0.5pt solid #000001"/>
    </style:style>
    <style:style style:name="表31.B4" style:family="table-cell">
      <style:table-cell-properties style:vertical-align="" fo:padding-left="0.099cm" fo:padding-right="0.099cm" fo:padding-top="0cm" fo:padding-bottom="0cm" fo:border="0.5pt solid #000001"/>
    </style:style>
    <style:style style:name="表31.C4" style:family="table-cell">
      <style:table-cell-properties style:vertical-align="middle" fo:padding-left="0.099cm" fo:padding-right="0.099cm" fo:padding-top="0cm" fo:padding-bottom="0cm" fo:border="0.5pt solid #000001"/>
    </style:style>
    <style:style style:name="表31.A5" style:family="table-cell">
      <style:table-cell-properties style:vertical-align="" fo:padding-left="0.099cm" fo:padding-right="0.099cm" fo:padding-top="0cm" fo:padding-bottom="0cm" fo:border="0.5pt solid #000001"/>
    </style:style>
    <style:style style:name="表31.B5" style:family="table-cell">
      <style:table-cell-properties style:vertical-align="" fo:padding-left="0.099cm" fo:padding-right="0.099cm" fo:padding-top="0cm" fo:padding-bottom="0cm" fo:border="0.5pt solid #000001"/>
    </style:style>
    <style:style style:name="表31.C5" style:family="table-cell">
      <style:table-cell-properties style:vertical-align="middle" fo:padding-left="0.099cm" fo:padding-right="0.099cm" fo:padding-top="0cm" fo:padding-bottom="0cm" fo:border="0.5pt solid #000001"/>
    </style:style>
    <style:style style:name="表31.A6" style:family="table-cell">
      <style:table-cell-properties style:vertical-align="" fo:padding-left="0.099cm" fo:padding-right="0.099cm" fo:padding-top="0cm" fo:padding-bottom="0cm" fo:border="0.5pt solid #000001"/>
    </style:style>
    <style:style style:name="表31.B6" style:family="table-cell">
      <style:table-cell-properties style:vertical-align="" fo:padding-left="0.099cm" fo:padding-right="0.099cm" fo:padding-top="0cm" fo:padding-bottom="0cm" fo:border="0.5pt solid #000001"/>
    </style:style>
    <style:style style:name="表31.C6" style:family="table-cell">
      <style:table-cell-properties style:vertical-align="middle" fo:padding-left="0.099cm" fo:padding-right="0.099cm" fo:padding-top="0cm" fo:padding-bottom="0cm" fo:border="0.5pt solid #000001"/>
    </style:style>
    <style:style style:name="表32" style:family="table">
      <style:table-properties style:width="18.043cm" fo:margin-left="-0.104cm" fo:margin-top="0cm" fo:margin-bottom="0cm" table:align="left" style:writing-mode="lr-tb"/>
    </style:style>
    <style:style style:name="表32.A" style:family="table-column">
      <style:table-column-properties style:column-width="2.87cm"/>
    </style:style>
    <style:style style:name="表32.B" style:family="table-column">
      <style:table-column-properties style:column-width="14.141cm"/>
    </style:style>
    <style:style style:name="表32.C" style:family="table-column">
      <style:table-column-properties style:column-width="1.032cm"/>
    </style:style>
    <style:style style:name="表32.1" style:family="table-row">
      <style:table-row-properties fo:keep-together="always"/>
    </style:style>
    <style:style style:name="表32.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32.A2" style:family="table-cell">
      <style:table-cell-properties style:vertical-align="middle" fo:padding-left="0.095cm" fo:padding-right="0.095cm" fo:padding-top="0cm" fo:padding-bottom="0cm" fo:border="0.5pt solid #000001"/>
    </style:style>
    <style:style style:name="表32.B2" style:family="table-cell">
      <style:table-cell-properties style:vertical-align="middle" fo:padding-left="0.095cm" fo:padding-right="0.095cm" fo:padding-top="0cm" fo:padding-bottom="0cm" fo:border="0.5pt solid #000001"/>
    </style:style>
    <style:style style:name="表32.C2" style:family="table-cell">
      <style:table-cell-properties style:vertical-align="middle" fo:padding-left="0.095cm" fo:padding-right="0.095cm" fo:padding-top="0cm" fo:padding-bottom="0cm" fo:border="0.5pt solid #000001"/>
    </style:style>
    <style:style style:name="表32.A3" style:family="table-cell">
      <style:table-cell-properties style:vertical-align="middle" fo:padding-left="0.095cm" fo:padding-right="0.095cm" fo:padding-top="0cm" fo:padding-bottom="0cm" fo:border="0.5pt solid #000001"/>
    </style:style>
    <style:style style:name="表32.B3" style:family="table-cell">
      <style:table-cell-properties style:vertical-align="middle" fo:padding-left="0.095cm" fo:padding-right="0.095cm" fo:padding-top="0cm" fo:padding-bottom="0cm" fo:border="0.5pt solid #000001"/>
    </style:style>
    <style:style style:name="表32.C3" style:family="table-cell">
      <style:table-cell-properties style:vertical-align="middle" fo:padding-left="0.095cm" fo:padding-right="0.095cm" fo:padding-top="0cm" fo:padding-bottom="0cm" fo:border="0.5pt solid #000001"/>
    </style:style>
    <style:style style:name="表32.A4" style:family="table-cell">
      <style:table-cell-properties style:vertical-align="middle" fo:padding-left="0.095cm" fo:padding-right="0.095cm" fo:padding-top="0cm" fo:padding-bottom="0cm" fo:border="0.5pt solid #000001"/>
    </style:style>
    <style:style style:name="表32.B4" style:family="table-cell">
      <style:table-cell-properties style:vertical-align="middle" fo:padding-left="0.095cm" fo:padding-right="0.095cm" fo:padding-top="0cm" fo:padding-bottom="0cm" fo:border="0.5pt solid #000001"/>
    </style:style>
    <style:style style:name="表32.C4" style:family="table-cell">
      <style:table-cell-properties style:vertical-align="middle" fo:padding-left="0.095cm" fo:padding-right="0.095cm" fo:padding-top="0cm" fo:padding-bottom="0cm" fo:border="0.5pt solid #000001"/>
    </style:style>
    <style:style style:name="表32.A5" style:family="table-cell">
      <style:table-cell-properties style:vertical-align="middle" fo:padding-left="0.095cm" fo:padding-right="0.095cm" fo:padding-top="0cm" fo:padding-bottom="0cm" fo:border="0.5pt solid #000001"/>
    </style:style>
    <style:style style:name="表32.B5" style:family="table-cell">
      <style:table-cell-properties style:vertical-align="middle" fo:padding-left="0.095cm" fo:padding-right="0.095cm" fo:padding-top="0cm" fo:padding-bottom="0cm" fo:border="0.5pt solid #000001"/>
    </style:style>
    <style:style style:name="表32.C5" style:family="table-cell">
      <style:table-cell-properties style:vertical-align="middle" fo:padding-left="0.095cm" fo:padding-right="0.095cm" fo:padding-top="0cm" fo:padding-bottom="0cm" fo:border="0.5pt solid #000001"/>
    </style:style>
    <style:style style:name="表33" style:family="table">
      <style:table-properties style:width="18.043cm" fo:margin-left="-0.104cm" fo:margin-top="0cm" fo:margin-bottom="0cm" table:align="left" style:writing-mode="lr-tb"/>
    </style:style>
    <style:style style:name="表33.A" style:family="table-column">
      <style:table-column-properties style:column-width="18.043cm"/>
    </style:style>
    <style:style style:name="表33.1" style:family="table-row">
      <style:table-row-properties fo:keep-together="always"/>
    </style:style>
    <style:style style:name="表33.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33.2" style:family="table-row">
      <style:table-row-properties fo:keep-together="auto"/>
    </style:style>
    <style:style style:name="表33.A2" style:family="table-cell">
      <style:table-cell-properties style:vertical-align="middle" fo:padding-left="0.095cm" fo:padding-right="0.095cm" fo:padding-top="0cm" fo:padding-bottom="0cm" fo:border="0.5pt solid #000001"/>
    </style:style>
    <style:style style:name="表34" style:family="table">
      <style:table-properties style:width="18.043cm" fo:margin-left="-0.104cm" fo:margin-top="0cm" fo:margin-bottom="0cm" table:align="left" style:writing-mode="lr-tb"/>
    </style:style>
    <style:style style:name="表34.A" style:family="table-column">
      <style:table-column-properties style:column-width="18.043cm"/>
    </style:style>
    <style:style style:name="表34.1" style:family="table-row">
      <style:table-row-properties fo:keep-together="always"/>
    </style:style>
    <style:style style:name="表34.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34.2" style:family="table-row">
      <style:table-row-properties fo:keep-together="auto"/>
    </style:style>
    <style:style style:name="表34.A2" style:family="table-cell">
      <style:table-cell-properties style:vertical-align="middle" fo:padding-left="0.095cm" fo:padding-right="0.095cm" fo:padding-top="0cm" fo:padding-bottom="0cm" fo:border="0.5pt solid #000001"/>
    </style:style>
    <style:style style:name="表35" style:family="table">
      <style:table-properties style:width="18.043cm" fo:margin-left="-0.104cm" fo:margin-top="0cm" fo:margin-bottom="0cm" table:align="left" style:writing-mode="lr-tb"/>
    </style:style>
    <style:style style:name="表35.A" style:family="table-column">
      <style:table-column-properties style:column-width="18.043cm"/>
    </style:style>
    <style:style style:name="表35.1" style:family="table-row">
      <style:table-row-properties fo:keep-together="always"/>
    </style:style>
    <style:style style:name="表35.A1" style:family="table-cell">
      <style:table-cell-properties style:vertical-align="middle" fo:background-color="#eeeeff" fo:padding-left="0.095cm" fo:padding-right="0.095cm" fo:padding-top="0cm" fo:padding-bottom="0cm" fo:border="0.5pt solid #000001">
        <style:background-image/>
      </style:table-cell-properties>
    </style:style>
    <style:style style:name="表35.2" style:family="table-row">
      <style:table-row-properties fo:keep-together="auto"/>
    </style:style>
    <style:style style:name="表35.A2" style:family="table-cell">
      <style:table-cell-properties style:vertical-align="middle" fo:padding-left="0.095cm" fo:padding-right="0.095cm" fo:padding-top="0cm" fo:padding-bottom="0cm" fo:border="0.5pt solid #000001"/>
    </style:style>
    <style:style style:name="表36" style:family="table">
      <style:table-properties style:width="18.043cm" fo:margin-left="-0.108cm" fo:margin-top="0cm" fo:margin-bottom="0cm" table:align="left" style:writing-mode="lr-tb"/>
    </style:style>
    <style:style style:name="表36.A" style:family="table-column">
      <style:table-column-properties style:column-width="1.706cm"/>
    </style:style>
    <style:style style:name="表36.B" style:family="table-column">
      <style:table-column-properties style:column-width="15.385cm"/>
    </style:style>
    <style:style style:name="表36.C" style:family="table-column">
      <style:table-column-properties style:column-width="0.953cm"/>
    </style:style>
    <style:style style:name="表36.1" style:family="table-row">
      <style:table-row-properties fo:keep-together="always"/>
    </style:style>
    <style:style style:name="表36.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36.A2" style:family="table-cell">
      <style:table-cell-properties style:vertical-align="" fo:padding-left="0.099cm" fo:padding-right="0.099cm" fo:padding-top="0cm" fo:padding-bottom="0cm" fo:border="0.5pt solid #000001"/>
    </style:style>
    <style:style style:name="表36.B2" style:family="table-cell">
      <style:table-cell-properties style:vertical-align="" fo:padding-left="0.099cm" fo:padding-right="0.099cm" fo:padding-top="0cm" fo:padding-bottom="0cm" fo:border="0.5pt solid #000001"/>
    </style:style>
    <style:style style:name="表36.C2" style:family="table-cell">
      <style:table-cell-properties style:vertical-align="middle" fo:padding-left="0.099cm" fo:padding-right="0.099cm" fo:padding-top="0cm" fo:padding-bottom="0cm" fo:border="0.5pt solid #000001"/>
    </style:style>
    <style:style style:name="表37" style:family="table">
      <style:table-properties style:width="18.043cm" fo:margin-left="-0.104cm" fo:margin-top="0cm" fo:margin-bottom="0cm" table:align="left" style:writing-mode="lr-tb"/>
    </style:style>
    <style:style style:name="表37.A" style:family="table-column">
      <style:table-column-properties style:column-width="2.762cm"/>
    </style:style>
    <style:style style:name="表37.B" style:family="table-column">
      <style:table-column-properties style:column-width="14.249cm"/>
    </style:style>
    <style:style style:name="表37.C" style:family="table-column">
      <style:table-column-properties style:column-width="1.032cm"/>
    </style:style>
    <style:style style:name="表37.1" style:family="table-row">
      <style:table-row-properties fo:keep-together="always"/>
    </style:style>
    <style:style style:name="表37.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37.A2" style:family="table-cell">
      <style:table-cell-properties style:vertical-align="middle" fo:padding-left="0.095cm" fo:padding-right="0.095cm" fo:padding-top="0cm" fo:padding-bottom="0cm" fo:border="0.5pt solid #000001"/>
    </style:style>
    <style:style style:name="表37.B2" style:family="table-cell">
      <style:table-cell-properties style:vertical-align="middle" fo:padding-left="0.095cm" fo:padding-right="0.095cm" fo:padding-top="0cm" fo:padding-bottom="0cm" fo:border="0.5pt solid #000001"/>
    </style:style>
    <style:style style:name="表37.C2" style:family="table-cell">
      <style:table-cell-properties style:vertical-align="middle" fo:padding-left="0.095cm" fo:padding-right="0.095cm" fo:padding-top="0cm" fo:padding-bottom="0cm" fo:border="0.5pt solid #000001"/>
    </style:style>
    <style:style style:name="表38" style:family="table">
      <style:table-properties style:width="18.043cm" fo:margin-left="-0.108cm" fo:margin-top="0cm" fo:margin-bottom="0cm" table:align="left" style:writing-mode="lr-tb"/>
    </style:style>
    <style:style style:name="表38.A" style:family="table-column">
      <style:table-column-properties style:column-width="17.09cm"/>
    </style:style>
    <style:style style:name="表38.B" style:family="table-column">
      <style:table-column-properties style:column-width="0.951cm"/>
    </style:style>
    <style:style style:name="表38.1" style:family="table-row">
      <style:table-row-properties fo:keep-together="always"/>
    </style:style>
    <style:style style:name="表38.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38.A2" style:family="table-cell">
      <style:table-cell-properties style:vertical-align="" fo:padding-left="0.099cm" fo:padding-right="0.099cm" fo:padding-top="0cm" fo:padding-bottom="0cm" fo:border="0.5pt solid #000001"/>
    </style:style>
    <style:style style:name="表38.B2" style:family="table-cell">
      <style:table-cell-properties style:vertical-align="middle" fo:padding-left="0.099cm" fo:padding-right="0.099cm" fo:padding-top="0cm" fo:padding-bottom="0cm" fo:border="0.5pt solid #000001"/>
    </style:style>
    <style:style style:name="表39" style:family="table">
      <style:table-properties style:width="18.043cm" fo:margin-left="-0.108cm" fo:margin-top="0cm" fo:margin-bottom="0cm" table:align="left" style:writing-mode="lr-tb"/>
    </style:style>
    <style:style style:name="表39.A" style:family="table-column">
      <style:table-column-properties style:column-width="1.706cm"/>
    </style:style>
    <style:style style:name="表39.B" style:family="table-column">
      <style:table-column-properties style:column-width="15.385cm"/>
    </style:style>
    <style:style style:name="表39.C" style:family="table-column">
      <style:table-column-properties style:column-width="0.953cm"/>
    </style:style>
    <style:style style:name="表39.1" style:family="table-row">
      <style:table-row-properties fo:keep-together="always"/>
    </style:style>
    <style:style style:name="表39.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39.A2" style:family="table-cell">
      <style:table-cell-properties style:vertical-align="" fo:padding-left="0.099cm" fo:padding-right="0.099cm" fo:padding-top="0cm" fo:padding-bottom="0cm" fo:border="0.5pt solid #000001"/>
    </style:style>
    <style:style style:name="表39.B2" style:family="table-cell">
      <style:table-cell-properties style:vertical-align="" fo:padding-left="0.099cm" fo:padding-right="0.099cm" fo:padding-top="0cm" fo:padding-bottom="0cm" fo:border="0.5pt solid #000001"/>
    </style:style>
    <style:style style:name="表39.C2" style:family="table-cell">
      <style:table-cell-properties style:vertical-align="middle" fo:padding-left="0.099cm" fo:padding-right="0.099cm" fo:padding-top="0cm" fo:padding-bottom="0cm" fo:border="0.5pt solid #000001"/>
    </style:style>
    <style:style style:name="表39.A3" style:family="table-cell">
      <style:table-cell-properties style:vertical-align="" fo:padding-left="0.099cm" fo:padding-right="0.099cm" fo:padding-top="0cm" fo:padding-bottom="0cm" fo:border="0.5pt solid #000001"/>
    </style:style>
    <style:style style:name="表39.B3" style:family="table-cell">
      <style:table-cell-properties style:vertical-align="" fo:padding-left="0.099cm" fo:padding-right="0.099cm" fo:padding-top="0cm" fo:padding-bottom="0cm" fo:border="0.5pt solid #000001"/>
    </style:style>
    <style:style style:name="表39.C3" style:family="table-cell">
      <style:table-cell-properties style:vertical-align="middle" fo:padding-left="0.099cm" fo:padding-right="0.099cm" fo:padding-top="0cm" fo:padding-bottom="0cm" fo:border="0.5pt solid #000001"/>
    </style:style>
    <style:style style:name="表39.A4" style:family="table-cell">
      <style:table-cell-properties style:vertical-align="" fo:padding-left="0.099cm" fo:padding-right="0.099cm" fo:padding-top="0cm" fo:padding-bottom="0cm" fo:border="0.5pt solid #000001"/>
    </style:style>
    <style:style style:name="表39.B4" style:family="table-cell">
      <style:table-cell-properties style:vertical-align="" fo:padding-left="0.099cm" fo:padding-right="0.099cm" fo:padding-top="0cm" fo:padding-bottom="0cm" fo:border="0.5pt solid #000001"/>
    </style:style>
    <style:style style:name="表39.C4" style:family="table-cell">
      <style:table-cell-properties style:vertical-align="middle" fo:padding-left="0.099cm" fo:padding-right="0.099cm" fo:padding-top="0cm" fo:padding-bottom="0cm" fo:border="0.5pt solid #000001"/>
    </style:style>
    <style:style style:name="表39.A5" style:family="table-cell">
      <style:table-cell-properties style:vertical-align="" fo:padding-left="0.099cm" fo:padding-right="0.099cm" fo:padding-top="0cm" fo:padding-bottom="0cm" fo:border="0.5pt solid #000001"/>
    </style:style>
    <style:style style:name="表39.B5" style:family="table-cell">
      <style:table-cell-properties style:vertical-align="" fo:padding-left="0.099cm" fo:padding-right="0.099cm" fo:padding-top="0cm" fo:padding-bottom="0cm" fo:border="0.5pt solid #000001"/>
    </style:style>
    <style:style style:name="表39.C5" style:family="table-cell">
      <style:table-cell-properties style:vertical-align="middle" fo:padding-left="0.099cm" fo:padding-right="0.099cm" fo:padding-top="0cm" fo:padding-bottom="0cm" fo:border="0.5pt solid #000001"/>
    </style:style>
    <style:style style:name="表39.A6" style:family="table-cell">
      <style:table-cell-properties style:vertical-align="" fo:padding-left="0.099cm" fo:padding-right="0.099cm" fo:padding-top="0cm" fo:padding-bottom="0cm" fo:border="0.5pt solid #000001"/>
    </style:style>
    <style:style style:name="表39.B6" style:family="table-cell">
      <style:table-cell-properties style:vertical-align="" fo:padding-left="0.099cm" fo:padding-right="0.099cm" fo:padding-top="0cm" fo:padding-bottom="0cm" fo:border="0.5pt solid #000001"/>
    </style:style>
    <style:style style:name="表39.C6" style:family="table-cell">
      <style:table-cell-properties style:vertical-align="middle" fo:padding-left="0.099cm" fo:padding-right="0.099cm" fo:padding-top="0cm" fo:padding-bottom="0cm" fo:border="0.5pt solid #000001"/>
    </style:style>
    <style:style style:name="表39.A7" style:family="table-cell">
      <style:table-cell-properties style:vertical-align="" fo:padding-left="0.099cm" fo:padding-right="0.099cm" fo:padding-top="0cm" fo:padding-bottom="0cm" fo:border="0.5pt solid #000001"/>
    </style:style>
    <style:style style:name="表39.B7" style:family="table-cell">
      <style:table-cell-properties style:vertical-align="" fo:padding-left="0.099cm" fo:padding-right="0.099cm" fo:padding-top="0cm" fo:padding-bottom="0cm" fo:border="0.5pt solid #000001"/>
    </style:style>
    <style:style style:name="表39.C7" style:family="table-cell">
      <style:table-cell-properties style:vertical-align="middle" fo:padding-left="0.099cm" fo:padding-right="0.099cm" fo:padding-top="0cm" fo:padding-bottom="0cm" fo:border="0.5pt solid #000001"/>
    </style:style>
    <style:style style:name="表39.A8" style:family="table-cell">
      <style:table-cell-properties style:vertical-align="" fo:padding-left="0.099cm" fo:padding-right="0.099cm" fo:padding-top="0cm" fo:padding-bottom="0cm" fo:border="0.5pt solid #000001"/>
    </style:style>
    <style:style style:name="表39.B8" style:family="table-cell">
      <style:table-cell-properties style:vertical-align="" fo:padding-left="0.099cm" fo:padding-right="0.099cm" fo:padding-top="0cm" fo:padding-bottom="0cm" fo:border="0.5pt solid #000001"/>
    </style:style>
    <style:style style:name="表39.C8" style:family="table-cell">
      <style:table-cell-properties style:vertical-align="middle" fo:padding-left="0.099cm" fo:padding-right="0.099cm" fo:padding-top="0cm" fo:padding-bottom="0cm" fo:border="0.5pt solid #000001"/>
    </style:style>
    <style:style style:name="表40" style:family="table">
      <style:table-properties style:width="18.043cm" fo:margin-left="-0.104cm" fo:margin-top="0cm" fo:margin-bottom="0cm" table:align="left" style:writing-mode="lr-tb"/>
    </style:style>
    <style:style style:name="表40.A" style:family="table-column">
      <style:table-column-properties style:column-width="2.87cm"/>
    </style:style>
    <style:style style:name="表40.B" style:family="table-column">
      <style:table-column-properties style:column-width="14.141cm"/>
    </style:style>
    <style:style style:name="表40.C" style:family="table-column">
      <style:table-column-properties style:column-width="1.032cm"/>
    </style:style>
    <style:style style:name="表40.1" style:family="table-row">
      <style:table-row-properties fo:keep-together="always"/>
    </style:style>
    <style:style style:name="表40.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40.A2" style:family="table-cell">
      <style:table-cell-properties style:vertical-align="middle" fo:padding-left="0.095cm" fo:padding-right="0.095cm" fo:padding-top="0cm" fo:padding-bottom="0cm" fo:border="0.5pt solid #000001"/>
    </style:style>
    <style:style style:name="表40.B2" style:family="table-cell">
      <style:table-cell-properties style:vertical-align="middle" fo:padding-left="0.095cm" fo:padding-right="0.095cm" fo:padding-top="0cm" fo:padding-bottom="0cm" fo:border="0.5pt solid #000001"/>
    </style:style>
    <style:style style:name="表40.C2" style:family="table-cell">
      <style:table-cell-properties style:vertical-align="middle" fo:padding-left="0.095cm" fo:padding-right="0.095cm" fo:padding-top="0cm" fo:padding-bottom="0cm" fo:border="0.5pt solid #000001"/>
    </style:style>
    <style:style style:name="表40.A3" style:family="table-cell">
      <style:table-cell-properties style:vertical-align="middle" fo:padding-left="0.095cm" fo:padding-right="0.095cm" fo:padding-top="0cm" fo:padding-bottom="0cm" fo:border="0.5pt solid #000001"/>
    </style:style>
    <style:style style:name="表40.B3" style:family="table-cell">
      <style:table-cell-properties style:vertical-align="middle" fo:padding-left="0.095cm" fo:padding-right="0.095cm" fo:padding-top="0cm" fo:padding-bottom="0cm" fo:border="0.5pt solid #000001"/>
    </style:style>
    <style:style style:name="表40.C3" style:family="table-cell">
      <style:table-cell-properties style:vertical-align="middle" fo:padding-left="0.095cm" fo:padding-right="0.095cm" fo:padding-top="0cm" fo:padding-bottom="0cm" fo:border="0.5pt solid #000001"/>
    </style:style>
    <style:style style:name="表40.A4" style:family="table-cell">
      <style:table-cell-properties style:vertical-align="middle" fo:padding-left="0.095cm" fo:padding-right="0.095cm" fo:padding-top="0cm" fo:padding-bottom="0cm" fo:border="0.5pt solid #000001"/>
    </style:style>
    <style:style style:name="表40.B4" style:family="table-cell">
      <style:table-cell-properties style:vertical-align="middle" fo:padding-left="0.095cm" fo:padding-right="0.095cm" fo:padding-top="0cm" fo:padding-bottom="0cm" fo:border="0.5pt solid #000001"/>
    </style:style>
    <style:style style:name="表40.C4" style:family="table-cell">
      <style:table-cell-properties style:vertical-align="middle" fo:padding-left="0.095cm" fo:padding-right="0.095cm" fo:padding-top="0cm" fo:padding-bottom="0cm" fo:border="0.5pt solid #000001"/>
    </style:style>
    <style:style style:name="表41" style:family="table">
      <style:table-properties style:width="18.043cm" fo:margin-left="-0.104cm" fo:margin-top="0cm" fo:margin-bottom="0cm" table:align="left" style:writing-mode="lr-tb"/>
    </style:style>
    <style:style style:name="表41.A" style:family="table-column">
      <style:table-column-properties style:column-width="2.762cm"/>
    </style:style>
    <style:style style:name="表41.B" style:family="table-column">
      <style:table-column-properties style:column-width="14.249cm"/>
    </style:style>
    <style:style style:name="表41.C" style:family="table-column">
      <style:table-column-properties style:column-width="1.032cm"/>
    </style:style>
    <style:style style:name="表41.1" style:family="table-row">
      <style:table-row-properties fo:keep-together="always"/>
    </style:style>
    <style:style style:name="表41.A1" style:family="table-cell">
      <style:table-cell-properties style:vertical-align="middle" fo:background-color="#ccccff" fo:padding-left="0.095cm" fo:padding-right="0.095cm" fo:padding-top="0cm" fo:padding-bottom="0cm" fo:border="0.5pt solid #000001">
        <style:background-image/>
      </style:table-cell-properties>
    </style:style>
    <style:style style:name="表41.A2" style:family="table-cell">
      <style:table-cell-properties style:vertical-align="middle" fo:padding-left="0.095cm" fo:padding-right="0.095cm" fo:padding-top="0cm" fo:padding-bottom="0cm" fo:border="0.5pt solid #000001"/>
    </style:style>
    <style:style style:name="表41.B2" style:family="table-cell">
      <style:table-cell-properties style:vertical-align="middle" fo:padding-left="0.095cm" fo:padding-right="0.095cm" fo:padding-top="0cm" fo:padding-bottom="0cm" fo:border="0.5pt solid #000001"/>
    </style:style>
    <style:style style:name="表41.C2" style:family="table-cell">
      <style:table-cell-properties style:vertical-align="middle" fo:padding-left="0.095cm" fo:padding-right="0.095cm" fo:padding-top="0cm" fo:padding-bottom="0cm" fo:border="0.5pt solid #000001"/>
    </style:style>
    <style:style style:name="表42" style:family="table">
      <style:table-properties style:width="18.043cm" fo:margin-left="-0.108cm" fo:margin-top="0cm" fo:margin-bottom="0cm" table:align="left" style:writing-mode="lr-tb"/>
    </style:style>
    <style:style style:name="表42.A" style:family="table-column">
      <style:table-column-properties style:column-width="1.706cm"/>
    </style:style>
    <style:style style:name="表42.B" style:family="table-column">
      <style:table-column-properties style:column-width="15.385cm"/>
    </style:style>
    <style:style style:name="表42.C" style:family="table-column">
      <style:table-column-properties style:column-width="0.953cm"/>
    </style:style>
    <style:style style:name="表42.1" style:family="table-row">
      <style:table-row-properties fo:keep-together="always"/>
    </style:style>
    <style:style style:name="表42.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42.A2" style:family="table-cell">
      <style:table-cell-properties style:vertical-align="" fo:padding-left="0.099cm" fo:padding-right="0.099cm" fo:padding-top="0cm" fo:padding-bottom="0cm" fo:border="0.5pt solid #000001"/>
    </style:style>
    <style:style style:name="表42.B2" style:family="table-cell">
      <style:table-cell-properties style:vertical-align="" fo:padding-left="0.099cm" fo:padding-right="0.099cm" fo:padding-top="0cm" fo:padding-bottom="0cm" fo:border="0.5pt solid #000001"/>
    </style:style>
    <style:style style:name="表42.C2" style:family="table-cell">
      <style:table-cell-properties style:vertical-align="middle" fo:padding-left="0.099cm" fo:padding-right="0.099cm" fo:padding-top="0cm" fo:padding-bottom="0cm" fo:border="0.5pt solid #000001"/>
    </style:style>
    <style:style style:name="表43" style:family="table">
      <style:table-properties style:width="18.043cm" fo:margin-left="-0.108cm" fo:margin-top="0cm" fo:margin-bottom="0cm" table:align="left" style:writing-mode="lr-tb"/>
    </style:style>
    <style:style style:name="表43.A" style:family="table-column">
      <style:table-column-properties style:column-width="1.706cm"/>
    </style:style>
    <style:style style:name="表43.B" style:family="table-column">
      <style:table-column-properties style:column-width="15.385cm"/>
    </style:style>
    <style:style style:name="表43.C" style:family="table-column">
      <style:table-column-properties style:column-width="0.953cm"/>
    </style:style>
    <style:style style:name="表43.1" style:family="table-row">
      <style:table-row-properties fo:keep-together="always"/>
    </style:style>
    <style:style style:name="表43.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43.A2" style:family="table-cell">
      <style:table-cell-properties style:vertical-align="" fo:padding-left="0.099cm" fo:padding-right="0.099cm" fo:padding-top="0cm" fo:padding-bottom="0cm" fo:border="0.5pt solid #000001"/>
    </style:style>
    <style:style style:name="表43.B2" style:family="table-cell">
      <style:table-cell-properties style:vertical-align="" fo:padding-left="0.099cm" fo:padding-right="0.099cm" fo:padding-top="0cm" fo:padding-bottom="0cm" fo:border="0.5pt solid #000001"/>
    </style:style>
    <style:style style:name="表43.C2" style:family="table-cell">
      <style:table-cell-properties style:vertical-align="middle" fo:padding-left="0.099cm" fo:padding-right="0.099cm" fo:padding-top="0cm" fo:padding-bottom="0cm" fo:border="0.5pt solid #000001"/>
    </style:style>
    <style:style style:name="表44" style:family="table">
      <style:table-properties style:width="18.043cm" fo:margin-left="-0.108cm" fo:margin-top="0cm" fo:margin-bottom="0cm" table:align="left" style:writing-mode="lr-tb"/>
    </style:style>
    <style:style style:name="表44.A" style:family="table-column">
      <style:table-column-properties style:column-width="1.706cm"/>
    </style:style>
    <style:style style:name="表44.B" style:family="table-column">
      <style:table-column-properties style:column-width="15.385cm"/>
    </style:style>
    <style:style style:name="表44.C" style:family="table-column">
      <style:table-column-properties style:column-width="0.953cm"/>
    </style:style>
    <style:style style:name="表44.1" style:family="table-row">
      <style:table-row-properties fo:keep-together="always"/>
    </style:style>
    <style:style style:name="表44.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44.A2" style:family="table-cell">
      <style:table-cell-properties style:vertical-align="" fo:padding-left="0.099cm" fo:padding-right="0.099cm" fo:padding-top="0cm" fo:padding-bottom="0cm" fo:border="0.5pt solid #000001"/>
    </style:style>
    <style:style style:name="表44.B2" style:family="table-cell">
      <style:table-cell-properties style:vertical-align="" fo:padding-left="0.099cm" fo:padding-right="0.099cm" fo:padding-top="0cm" fo:padding-bottom="0cm" fo:border="0.5pt solid #000001"/>
    </style:style>
    <style:style style:name="表44.C2" style:family="table-cell">
      <style:table-cell-properties style:vertical-align="middle" fo:padding-left="0.099cm" fo:padding-right="0.099cm" fo:padding-top="0cm" fo:padding-bottom="0cm" fo:border="0.5pt solid #000001"/>
    </style:style>
    <style:style style:name="表45" style:family="table">
      <style:table-properties style:width="18.043cm" fo:margin-left="-0.108cm" fo:margin-top="0cm" fo:margin-bottom="0cm" table:align="left" style:writing-mode="lr-tb"/>
    </style:style>
    <style:style style:name="表45.A" style:family="table-column">
      <style:table-column-properties style:column-width="17.09cm"/>
    </style:style>
    <style:style style:name="表45.B" style:family="table-column">
      <style:table-column-properties style:column-width="0.951cm"/>
    </style:style>
    <style:style style:name="表45.1" style:family="table-row">
      <style:table-row-properties fo:keep-together="always"/>
    </style:style>
    <style:style style:name="表45.A1" style:family="table-cell">
      <style:table-cell-properties style:vertical-align="middle" fo:background-color="#ccccff" fo:padding-left="0.099cm" fo:padding-right="0.099cm" fo:padding-top="0cm" fo:padding-bottom="0cm" fo:border="0.5pt solid #000001">
        <style:background-image/>
      </style:table-cell-properties>
    </style:style>
    <style:style style:name="表45.A2" style:family="table-cell">
      <style:table-cell-properties style:vertical-align="" fo:padding-left="0.099cm" fo:padding-right="0.099cm" fo:padding-top="0cm" fo:padding-bottom="0cm" fo:border="0.5pt solid #000001"/>
    </style:style>
    <style:style style:name="表45.B2" style:family="table-cell">
      <style:table-cell-properties style:vertical-align="middle" fo:padding-left="0.099cm" fo:padding-right="0.099cm" fo:padding-top="0cm" fo:padding-bottom="0cm"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Standard">
      <style:paragraph-properties fo:orphans="2" fo:widows="2" style:writing-mode="lr-tb"/>
      <style:text-properties fo:color="#ff0000"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2"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language="en" fo:country="US" style:language-complex="ar" style:country-complex="SA"/>
    </style:style>
    <style:style style:name="P15"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6"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7"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0" style:family="paragraph" style:parent-style-name="CellBody">
      <style:text-properties fo:color="#ff0000" fo:language="en" fo:country="US" fo:font-style="italic" style:font-style-asian="italic" style:language-complex="ar" style:country-complex="SA"/>
    </style:style>
    <style:style style:name="P21"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2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3" style:family="paragraph" style:parent-style-name="Document_20_Title">
      <style:text-properties fo:language="en" fo:country="US" style:language-complex="ar" style:country-complex="SA"/>
    </style:style>
    <style:style style:name="P24" style:family="paragraph" style:parent-style-name="Body">
      <style:text-properties officeooo:paragraph-rsid="0021c380"/>
    </style:style>
    <style:style style:name="P25" style:family="paragraph" style:parent-style-name="Body">
      <style:text-properties fo:color="#ff0000" fo:language="en" fo:country="US" fo:font-style="italic" style:font-style-asian="italic" style:language-complex="ar" style:country-complex="SA"/>
    </style:style>
    <style:style style:name="P26" style:family="paragraph" style:parent-style-name="Body">
      <style:text-properties fo:language="en" fo:country="US" style:language-complex="ar" style:country-complex="SA"/>
    </style:style>
    <style:style style:name="P27" style:family="paragraph" style:parent-style-name="Body">
      <style:text-properties fo:language="en" fo:country="US" officeooo:rsid="001febee" officeooo:paragraph-rsid="0021c380" style:language-complex="ar" style:country-complex="SA"/>
    </style:style>
    <style:style style:name="P28" style:family="paragraph" style:parent-style-name="Body">
      <style:text-properties fo:language="en" fo:country="US" officeooo:rsid="005b6585" officeooo:paragraph-rsid="002a5527" style:language-complex="ar" style:country-complex="SA"/>
    </style:style>
    <style:style style:name="P29" style:family="paragraph" style:parent-style-name="Body">
      <style:text-properties fo:language="en" fo:country="US" officeooo:rsid="005f2e7d" officeooo:paragraph-rsid="002a5527" style:language-complex="ar" style:country-complex="SA"/>
    </style:style>
    <style:style style:name="P30" style:family="paragraph" style:parent-style-name="Body">
      <style:text-properties fo:language="en" fo:country="US" officeooo:rsid="00a043d5" officeooo:paragraph-rsid="002a5527" style:language-complex="ar" style:country-complex="SA"/>
    </style:style>
    <style:style style:name="P31" style:family="paragraph" style:parent-style-name="Body">
      <style:text-properties fo:language="en" fo:country="US" officeooo:rsid="008cef3b" officeooo:paragraph-rsid="002a5527" style:language-complex="ar" style:country-complex="SA"/>
    </style:style>
    <style:style style:name="P32" style:family="paragraph" style:parent-style-name="Body">
      <style:text-properties fo:language="en" fo:country="US" officeooo:rsid="005b2878" style:language-complex="ar" style:country-complex="SA"/>
    </style:style>
    <style:style style:name="P33" style:family="paragraph" style:parent-style-name="Body">
      <style:text-properties fo:language="en" fo:country="US" officeooo:rsid="0030f7db" officeooo:paragraph-rsid="0030f7db" style:language-asian="ja" style:country-asian="JP" style:language-complex="ar" style:country-complex="SA"/>
    </style:style>
    <style:style style:name="P34" style:family="paragraph" style:parent-style-name="Body">
      <style:text-properties fo:language="en" fo:country="US" officeooo:rsid="005e6dbe" officeooo:paragraph-rsid="005e6dbe" style:language-asian="ja" style:country-asian="JP" style:language-complex="ar" style:country-complex="SA"/>
    </style:style>
    <style:style style:name="P3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6"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37"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38"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39" style:family="paragraph" style:parent-style-name="Body">
      <style:text-properties fo:color="#000000" style:font-name="Arial" fo:font-size="10pt" officeooo:paragraph-rsid="0042f387" style:font-size-asian="10pt" style:language-asian="ja" style:country-asian="JP"/>
    </style:style>
    <style:style style:name="P40" style:family="paragraph" style:parent-style-name="Body">
      <style:text-properties officeooo:rsid="002c123c" officeooo:paragraph-rsid="002c123c" style:language-asian="ja" style:country-asian="JP"/>
    </style:style>
    <style:style style:name="P41" style:family="paragraph" style:parent-style-name="Body">
      <style:text-properties officeooo:rsid="002f0679" officeooo:paragraph-rsid="002f0679" style:language-asian="ja" style:country-asian="JP"/>
    </style:style>
    <style:style style:name="P42" style:family="paragraph" style:parent-style-name="Body">
      <style:text-properties officeooo:rsid="0032a233" officeooo:paragraph-rsid="0032a233" style:language-asian="ja" style:country-asian="JP"/>
    </style:style>
    <style:style style:name="P43" style:family="paragraph" style:parent-style-name="Body">
      <style:text-properties officeooo:rsid="0032eb5e" officeooo:paragraph-rsid="0032eb5e" style:language-asian="ja" style:country-asian="JP"/>
    </style:style>
    <style:style style:name="P44" style:family="paragraph" style:parent-style-name="Body">
      <style:text-properties officeooo:rsid="00372bc7" officeooo:paragraph-rsid="00372bc7" style:language-asian="ja" style:country-asian="JP"/>
    </style:style>
    <style:style style:name="P45" style:family="paragraph" style:parent-style-name="Body">
      <style:text-properties officeooo:rsid="00534895" officeooo:paragraph-rsid="00534895" style:language-asian="ja" style:country-asian="JP"/>
    </style:style>
    <style:style style:name="P46" style:family="paragraph" style:parent-style-name="Body">
      <style:text-properties officeooo:rsid="005a96c6" officeooo:paragraph-rsid="005a96c6" style:language-asian="ja" style:country-asian="JP"/>
    </style:style>
    <style:style style:name="P47" style:family="paragraph" style:parent-style-name="Body">
      <style:text-properties officeooo:rsid="005dacad" officeooo:paragraph-rsid="005dacad" style:language-asian="ja" style:country-asian="JP"/>
    </style:style>
    <style:style style:name="P48" style:family="paragraph" style:parent-style-name="Body">
      <style:text-properties officeooo:rsid="003a68ee" officeooo:paragraph-rsid="003a1ed5" style:language-asian="ja" style:country-asian="JP"/>
    </style:style>
    <style:style style:name="P49" style:family="paragraph" style:parent-style-name="Body">
      <style:text-properties officeooo:rsid="003a68ee" officeooo:paragraph-rsid="003e9d28" style:language-asian="ja" style:country-asian="JP"/>
    </style:style>
    <style:style style:name="P50" style:family="paragraph" style:parent-style-name="Body">
      <style:text-properties officeooo:rsid="003a1ed5" officeooo:paragraph-rsid="003e9d28" style:language-asian="ja" style:country-asian="JP"/>
    </style:style>
    <style:style style:name="P51" style:family="paragraph" style:parent-style-name="Body">
      <style:text-properties officeooo:rsid="00456738" style:language-asian="ja" style:country-asian="JP"/>
    </style:style>
    <style:style style:name="P52" style:family="paragraph" style:parent-style-name="Body">
      <style:text-properties officeooo:rsid="004a744c" officeooo:paragraph-rsid="004a744c" style:language-asian="ja" style:country-asian="JP"/>
    </style:style>
    <style:style style:name="P53" style:family="paragraph" style:parent-style-name="Body">
      <style:text-properties officeooo:rsid="0048d2c3" officeooo:paragraph-rsid="0048d2c3" style:language-asian="ja" style:country-asian="JP"/>
    </style:style>
    <style:style style:name="P54" style:family="paragraph" style:parent-style-name="Body">
      <style:text-properties officeooo:rsid="00592b20" officeooo:paragraph-rsid="00592b20" style:language-asian="ja" style:country-asian="JP"/>
    </style:style>
    <style:style style:name="P55" style:family="paragraph" style:parent-style-name="Body">
      <style:text-properties officeooo:paragraph-rsid="002c123c"/>
    </style:style>
    <style:style style:name="P56" style:family="paragraph" style:parent-style-name="Body">
      <style:text-properties style:font-name="Arial" officeooo:paragraph-rsid="0042f387"/>
    </style:style>
    <style:style style:name="P57" style:family="paragraph" style:parent-style-name="Body">
      <style:text-properties officeooo:paragraph-rsid="003f69b0"/>
    </style:style>
    <style:style style:name="P58" style:family="paragraph" style:parent-style-name="Body">
      <style:text-properties officeooo:paragraph-rsid="00487b9b"/>
    </style:style>
    <style:style style:name="P59" style:family="paragraph" style:parent-style-name="Body">
      <style:text-properties officeooo:rsid="004a744c" officeooo:paragraph-rsid="004a744c"/>
    </style:style>
    <style:style style:name="P60"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61" style:family="paragraph" style:parent-style-name="Standard">
      <style:text-properties style:font-name="Arial"/>
    </style:style>
    <style:style style:name="P6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3" style:family="paragraph" style:parent-style-name="Standard">
      <style:text-properties style:font-name="Arial" fo:language="en" fo:country="US" officeooo:paragraph-rsid="0021c380" style:language-complex="ar" style:country-complex="SA"/>
    </style:style>
    <style:style style:name="P64" style:family="paragraph" style:parent-style-name="Standard">
      <style:text-properties style:font-name="Arial" fo:language="en" fo:country="US" officeooo:rsid="001febee" officeooo:paragraph-rsid="0021c380" style:language-complex="ar" style:country-complex="SA"/>
    </style:style>
    <style:style style:name="P65" style:family="paragraph" style:parent-style-name="Standard">
      <style:text-properties fo:language="en" fo:country="US" style:language-complex="ar" style:country-complex="SA"/>
    </style:style>
    <style:style style:name="P66"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67"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68"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69"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70" style:family="paragraph" style:parent-style-name="Standard">
      <style:text-properties fo:color="#000000" style:font-name="Consolas1" fo:font-size="10pt" style:text-underline-style="none" officeooo:rsid="00592b20" officeooo:paragraph-rsid="00592b20" style:font-size-asian="10pt"/>
    </style:style>
    <style:style style:name="P71" style:family="paragraph" style:parent-style-name="Standard">
      <style:text-properties fo:color="#000000" style:font-name="Consolas1" fo:font-size="10pt" style:font-size-asian="10pt"/>
    </style:style>
    <style:style style:name="P72" style:family="paragraph" style:parent-style-name="Standard">
      <style:text-properties fo:color="#000000" style:font-name="Consolas1" fo:font-size="10pt" officeooo:rsid="002f0679" officeooo:paragraph-rsid="002f0679" style:font-size-asian="10pt" style:language-asian="ja" style:country-asian="JP"/>
    </style:style>
    <style:style style:name="P73" style:family="paragraph" style:parent-style-name="Standard">
      <style:text-properties officeooo:rsid="002f0679" officeooo:paragraph-rsid="002f0679" style:language-asian="ja" style:country-asian="JP"/>
    </style:style>
    <style:style style:name="P74" style:family="paragraph" style:parent-style-name="Standard">
      <style:text-properties officeooo:rsid="0048d2c3" officeooo:paragraph-rsid="00487b9b" style:language-asian="ja" style:country-asian="JP"/>
    </style:style>
    <style:style style:name="P75" style:family="paragraph" style:parent-style-name="Standard">
      <style:text-properties fo:color="#ff0000" fo:language="en" fo:country="US" fo:font-style="italic" style:font-style-asian="italic" style:language-complex="ar" style:country-complex="SA"/>
    </style:style>
    <style:style style:name="P76" style:family="paragraph" style:parent-style-name="Standard">
      <style:text-properties officeooo:paragraph-rsid="00487b9b"/>
    </style:style>
    <style:style style:name="P77" style:family="paragraph" style:parent-style-name="Standard">
      <style:text-properties officeooo:paragraph-rsid="0048d2c3"/>
    </style:style>
    <style:style style:name="P78" style:family="paragraph" style:parent-style-name="Standard">
      <style:text-properties officeooo:rsid="00592b20" officeooo:paragraph-rsid="00592b20"/>
    </style:style>
    <style:style style:name="P79" style:family="paragraph" style:parent-style-name="Standard">
      <style:text-properties fo:color="#7f0055" style:font-name="Consolas1" fo:font-size="10pt" fo:font-weight="bold" officeooo:rsid="0048d2c3" officeooo:paragraph-rsid="00487b9b" style:font-size-asian="10pt" style:language-asian="ja" style:country-asian="JP" style:font-weight-asian="bold"/>
    </style:style>
    <style:style style:name="P80" style:family="paragraph" style:parent-style-name="Standard">
      <style:text-properties fo:color="#7f0055" style:font-name="Consolas1" fo:font-size="10pt" fo:font-weight="bold" officeooo:rsid="002f0679" officeooo:paragraph-rsid="002f0679" style:font-size-asian="10pt" style:language-asian="ja" style:country-asian="JP" style:font-weight-asian="bold"/>
    </style:style>
    <style:style style:name="P81" style:family="paragraph" style:parent-style-name="Standard">
      <style:text-properties style:font-name="Consolas" officeooo:rsid="00592b20" officeooo:paragraph-rsid="00592b20" style:language-asian="ja" style:country-asian="JP"/>
    </style:style>
    <style:style style:name="P82" style:family="paragraph" style:parent-style-name="Standard">
      <style:paragraph-properties fo:margin-left="0cm" fo:margin-right="0cm" fo:text-align="start" style:justify-single-word="false" fo:text-indent="0cm" style:auto-text-indent="false"/>
    </style:style>
    <style:style style:name="P8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4" style:family="paragraph" style:parent-style-name="Standard">
      <style:paragraph-properties fo:margin-left="0cm" fo:margin-right="0cm" fo:text-align="start" style:justify-single-word="false" fo:text-indent="0cm" style:auto-text-indent="false"/>
      <style:text-properties fo:color="#3f5fbf" style:font-name="Consolas1" fo:font-size="10pt" style:font-size-asian="10pt"/>
    </style:style>
    <style:style style:name="P85"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592b20" style:font-size-asian="10pt"/>
    </style:style>
    <style:style style:name="P86"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87" style:family="paragraph" style:parent-style-name="Table_20_Contents">
      <style:text-properties officeooo:rsid="004a744c" officeooo:paragraph-rsid="004a744c" style:language-asian="ja" style:country-asian="JP"/>
    </style:style>
    <style:style style:name="P88" style:family="paragraph" style:parent-style-name="Table_20_Contents">
      <style:text-properties officeooo:rsid="004a744c" officeooo:paragraph-rsid="004b290a" style:language-asian="ja" style:country-asian="JP"/>
    </style:style>
    <style:style style:name="P89" style:family="paragraph" style:parent-style-name="Table_20_Contents">
      <style:text-properties officeooo:rsid="004a744c" officeooo:paragraph-rsid="004d48b0" style:language-asian="ja" style:country-asian="JP"/>
    </style:style>
    <style:style style:name="P90" style:family="paragraph" style:parent-style-name="Table_20_Contents">
      <style:text-properties officeooo:rsid="004b290a" officeooo:paragraph-rsid="004b290a" style:language-asian="ja" style:country-asian="JP"/>
    </style:style>
    <style:style style:name="P91" style:family="paragraph" style:parent-style-name="Table_20_Contents">
      <style:text-properties officeooo:rsid="004b290a" officeooo:paragraph-rsid="004d48b0" style:language-asian="ja" style:country-asian="JP"/>
    </style:style>
    <style:style style:name="P92" style:family="paragraph" style:parent-style-name="Table_20_Contents">
      <style:text-properties officeooo:rsid="004cbb0d" officeooo:paragraph-rsid="004cbb0d" style:language-asian="ja" style:country-asian="JP"/>
    </style:style>
    <style:style style:name="P93" style:family="paragraph" style:parent-style-name="Table_20_Contents">
      <style:text-properties officeooo:rsid="004cbb0d" officeooo:paragraph-rsid="00516af6" style:language-asian="ja" style:country-asian="JP"/>
    </style:style>
    <style:style style:name="P94" style:family="paragraph" style:parent-style-name="Table_20_Contents">
      <style:text-properties officeooo:rsid="004d48b0" officeooo:paragraph-rsid="004d48b0" style:language-asian="ja" style:country-asian="JP"/>
    </style:style>
    <style:style style:name="P95" style:family="paragraph" style:parent-style-name="Table_20_Contents">
      <style:text-properties officeooo:rsid="00516af6" officeooo:paragraph-rsid="00516af6" style:language-asian="ja" style:country-asian="JP"/>
    </style:style>
    <style:style style:name="P96" style:family="paragraph" style:parent-style-name="Standard">
      <style:paragraph-properties fo:text-align="start" style:justify-single-word="false" fo:keep-together="always" fo:orphans="2" fo:widows="2"/>
    </style:style>
    <style:style style:name="P97" style:family="paragraph" style:parent-style-name="Standard">
      <style:paragraph-properties fo:text-align="start" style:justify-single-word="false" fo:orphans="2" fo:widows="2"/>
    </style:style>
    <style:style style:name="P98" style:family="paragraph" style:parent-style-name="Standard">
      <style:paragraph-properties fo:margin-top="0cm" fo:margin-bottom="0.494cm" loext:contextual-spacing="false" fo:text-align="start" style:justify-single-word="false" fo:orphans="2" fo:widows="2"/>
    </style:style>
    <style:style style:name="P99" style:family="paragraph" style:parent-style-name="Standard">
      <style:paragraph-properties fo:margin-top="0cm" fo:margin-bottom="0.494cm" loext:contextual-spacing="false" fo:text-align="start" style:justify-single-word="false" fo:keep-together="always" fo:orphans="2" fo:widows="2"/>
    </style:style>
    <style:style style:name="P100" style:family="paragraph" style:parent-style-name="Standard">
      <style:paragraph-properties fo:margin-top="0.095cm" fo:margin-bottom="0.095cm" loext:contextual-spacing="false" fo:text-align="start" style:justify-single-word="false"/>
      <style:text-properties style:font-name="Arial1"/>
    </style:style>
    <style:style style:name="P101" style:family="paragraph" style:parent-style-name="Standard">
      <style:paragraph-properties fo:margin-top="0.095cm" fo:margin-bottom="0.095cm" loext:contextual-spacing="false" fo:text-align="start" style:justify-single-word="false" fo:orphans="2" fo:widows="2"/>
    </style:style>
    <style:style style:name="P102" style:family="paragraph" style:parent-style-name="Standard">
      <style:paragraph-properties fo:margin-top="0.095cm" fo:margin-bottom="0.095cm" loext:contextual-spacing="false" fo:text-align="center" style:justify-single-word="false" fo:orphans="2" fo:widows="2"/>
    </style:style>
    <style:style style:name="P103" style:family="paragraph" style:parent-style-name="Standard">
      <style:paragraph-properties fo:margin-top="0.494cm" fo:margin-bottom="0cm" loext:contextual-spacing="false" fo:line-height="5%"/>
      <style:text-properties style:font-name="Arial1" fo:font-size="1pt" style:font-size-asian="1pt"/>
    </style:style>
    <style:style style:name="P104" style:family="paragraph" style:parent-style-name="Standard">
      <style:paragraph-properties fo:margin-top="0.494cm" fo:margin-bottom="0cm" loext:contextual-spacing="false" fo:text-align="start" style:justify-single-word="false" fo:orphans="2" fo:widows="2"/>
    </style:style>
    <style:style style:name="P105"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106"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07" style:family="paragraph" style:parent-style-name="Standard">
      <style:paragraph-properties fo:margin-top="0.494cm" fo:margin-bottom="0.494cm" loext:contextual-spacing="false" fo:text-align="start" style:justify-single-word="false" fo:orphans="2" fo:widows="2"/>
    </style:style>
    <style:style style:name="P108" style:family="paragraph" style:parent-style-name="Standard">
      <style:paragraph-properties fo:margin-top="0cm" fo:margin-bottom="0.706cm" loext:contextual-spacing="false" fo:text-align="start" style:justify-single-word="false" fo:orphans="2" fo:widows="2"/>
    </style:style>
    <style:style style:name="P109" style:family="paragraph" style:parent-style-name="Standard">
      <style:paragraph-properties fo:margin-top="0cm" fo:margin-bottom="0.706cm" loext:contextual-spacing="false" fo:text-align="start" style:justify-single-word="false" fo:keep-together="always" fo:orphans="2" fo:widows="2"/>
    </style:style>
    <style:style style:name="P110" style:family="paragraph" style:parent-style-name="Standard">
      <style:paragraph-properties fo:margin-top="0.706cm" fo:margin-bottom="0cm" loext:contextual-spacing="false" fo:line-height="5%"/>
      <style:text-properties style:font-name="Arial1" fo:font-size="1pt" style:font-size-asian="1pt"/>
    </style:style>
    <style:style style:name="P111" style:family="paragraph" style:parent-style-name="Standard">
      <style:paragraph-properties fo:margin-top="0.706cm" fo:margin-bottom="0cm" loext:contextual-spacing="false" fo:line-height="5%" fo:keep-together="always"/>
      <style:text-properties style:font-name="Arial1" fo:font-size="1pt" style:font-size-asian="1pt"/>
    </style:style>
    <style:style style:name="P112"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13" style:family="paragraph" style:parent-style-name="Standard">
      <style:paragraph-properties fo:margin-left="1.27cm" fo:margin-right="0cm" fo:text-align="start" style:justify-single-word="false" fo:orphans="2" fo:widows="2" fo:text-indent="0cm" style:auto-text-indent="false" fo:keep-with-next="always"/>
    </style:style>
    <style:style style:name="P114" style:family="paragraph" style:parent-style-name="Standard">
      <style:paragraph-properties fo:margin-left="1.27cm" fo:margin-right="0cm" fo:text-align="start" style:justify-single-word="false" fo:orphans="2" fo:widows="2" fo:text-indent="0cm" style:auto-text-indent="false"/>
    </style:style>
    <style:style style:name="P115" style:family="paragraph" style:parent-style-name="Standard">
      <style:paragraph-properties fo:margin-left="1.27cm" fo:margin-right="0cm" fo:margin-top="0cm" fo:margin-bottom="0.706cm" loext:contextual-spacing="false" fo:text-align="start" style:justify-single-word="false" fo:orphans="2" fo:widows="2" fo:text-indent="0cm" style:auto-text-indent="false"/>
    </style:style>
    <style:style style:name="P116" style:family="paragraph" style:parent-style-name="Standard">
      <style:paragraph-properties fo:text-align="start" style:justify-single-word="false" fo:orphans="2" fo:widows="2" fo:keep-with-next="always"/>
    </style:style>
    <style:style style:name="P117" style:family="paragraph" style:parent-style-name="Standard">
      <style:paragraph-properties fo:text-align="start" style:justify-single-word="false" fo:keep-together="always" fo:orphans="2" fo:widows="2" fo:keep-with-next="always"/>
    </style:style>
    <style:style style:name="P118" style:family="paragraph" style:parent-style-name="Standard">
      <style:paragraph-properties fo:margin-top="0.441cm" fo:margin-bottom="0cm" loext:contextual-spacing="false" fo:text-align="start" style:justify-single-word="false" fo:keep-together="always" fo:orphans="2" fo:widows="2"/>
    </style:style>
    <style:style style:name="P119"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20"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121" style:family="paragraph" style:parent-style-name="Standard">
      <style:paragraph-properties fo:margin-top="0.081cm" fo:margin-bottom="0.081cm" loext:contextual-spacing="false" fo:text-align="start" style:justify-single-word="false" fo:orphans="2" fo:widows="2"/>
    </style:style>
    <style:style style:name="P122" style:family="paragraph" style:parent-style-name="Standard">
      <style:paragraph-properties fo:margin-top="0.081cm" fo:margin-bottom="0.081cm" loext:contextual-spacing="false" fo:text-align="center" style:justify-single-word="false" fo:orphans="2" fo:widows="2"/>
    </style:style>
    <style:style style:name="P123" style:family="paragraph" style:parent-style-name="Standard">
      <style:paragraph-properties fo:margin-top="0.081cm" fo:margin-bottom="0.081cm" loext:contextual-spacing="false" fo:text-align="end" style:justify-single-word="false" fo:orphans="2" fo:widows="2"/>
    </style:style>
    <style:style style:name="P124" style:family="paragraph" style:parent-style-name="Standard">
      <style:paragraph-properties fo:margin-top="0.081cm" fo:margin-bottom="0cm" loext:contextual-spacing="false" fo:text-align="start" style:justify-single-word="false" fo:orphans="2" fo:widows="2"/>
    </style:style>
    <style:style style:name="P12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26" style:family="paragraph" style:parent-style-name="Standard">
      <style:paragraph-properties fo:margin-left="2.54cm" fo:margin-right="0cm" fo:text-align="start" style:justify-single-word="false" fo:orphans="2" fo:widows="2" fo:text-indent="0cm" style:auto-text-indent="false"/>
    </style:style>
    <style:style style:name="P127" style:family="paragraph" style:parent-style-name="Standard">
      <style:paragraph-properties fo:margin-left="2.54cm" fo:margin-right="0cm" fo:margin-top="0cm" fo:margin-bottom="0.706cm" loext:contextual-spacing="false" fo:text-align="start" style:justify-single-word="false" fo:orphans="2" fo:widows="2" fo:text-indent="0cm" style:auto-text-indent="false"/>
    </style:style>
    <style:style style:name="P128"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129" style:family="paragraph" style:parent-style-name="Standard">
      <style:paragraph-properties fo:margin-top="0.441cm" fo:margin-bottom="0.494cm" loext:contextual-spacing="false" fo:text-align="start" style:justify-single-word="false" fo:keep-together="always" fo:orphans="2" fo:widows="2"/>
    </style:style>
    <style:style style:name="P130" style:family="paragraph" style:parent-style-name="Standard">
      <style:paragraph-properties fo:margin-top="0.469cm" fo:margin-bottom="0cm" loext:contextual-spacing="false" fo:line-height="5%"/>
      <style:text-properties style:font-name="Arial1" fo:font-size="1pt" style:font-size-asian="1pt"/>
    </style:style>
    <style:style style:name="P131"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32" style:family="paragraph" style:parent-style-name="Heading_20_1">
      <style:text-properties fo:language="en" fo:country="US" style:language-complex="ar" style:country-complex="SA"/>
    </style:style>
    <style:style style:name="P133" style:family="paragraph" style:parent-style-name="Heading_20_1">
      <style:paragraph-properties fo:break-before="page"/>
      <style:text-properties fo:language="en" fo:country="US" style:language-complex="ar" style:country-complex="SA"/>
    </style:style>
    <style:style style:name="P134" style:family="paragraph" style:parent-style-name="Heading_20_2">
      <style:text-properties fo:language="en" fo:country="US" style:language-complex="ar" style:country-complex="SA"/>
    </style:style>
    <style:style style:name="P135" style:family="paragraph" style:parent-style-name="Heading_20_2">
      <style:text-properties fo:language="en" fo:country="US" officeooo:rsid="0021c380" officeooo:paragraph-rsid="0021c380" style:language-complex="ar" style:country-complex="SA"/>
    </style:style>
    <style:style style:name="P136" style:family="paragraph" style:parent-style-name="Heading_20_2">
      <style:text-properties fo:language="en" fo:country="US" officeooo:rsid="001febee" officeooo:paragraph-rsid="0021c380" style:language-complex="ar" style:country-complex="SA"/>
    </style:style>
    <style:style style:name="P137" style:family="paragraph" style:parent-style-name="Heading_20_2">
      <style:text-properties fo:language="en" fo:country="US" officeooo:paragraph-rsid="001febee" style:language-complex="ar" style:country-complex="SA"/>
    </style:style>
    <style:style style:name="P138" style:family="paragraph" style:parent-style-name="Heading_20_2">
      <style:text-properties officeooo:paragraph-rsid="002a5527"/>
    </style:style>
    <style:style style:name="P139" style:family="paragraph" style:parent-style-name="Heading_20_2">
      <style:text-properties officeooo:rsid="004a744c" officeooo:paragraph-rsid="004a744c" style:language-asian="ja" style:country-asian="JP"/>
    </style:style>
    <style:style style:name="P140" style:family="paragraph" style:parent-style-name="Heading_20_2">
      <style:text-properties officeooo:rsid="00487b9b" officeooo:paragraph-rsid="00487b9b" style:language-asian="ja" style:country-asian="JP"/>
    </style:style>
    <style:style style:name="P141" style:family="paragraph" style:parent-style-name="Heading_20_2">
      <style:text-properties officeooo:rsid="00534895" officeooo:paragraph-rsid="00534895" style:language-asian="ja" style:country-asian="JP"/>
    </style:style>
    <style:style style:name="P142" style:family="paragraph" style:parent-style-name="Heading_20_2">
      <style:text-properties officeooo:paragraph-rsid="00534895"/>
    </style:style>
    <style:style style:name="P143" style:family="paragraph" style:parent-style-name="Body" style:list-style-name="L61">
      <style:text-properties officeooo:paragraph-rsid="002a5527"/>
    </style:style>
    <style:style style:name="P144" style:family="paragraph" style:parent-style-name="Body" style:list-style-name="L61">
      <style:text-properties fo:color="#000000" officeooo:paragraph-rsid="0038ba69"/>
    </style:style>
    <style:style style:name="P145"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46"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47" style:family="paragraph" style:parent-style-name="Class_20_Heading" style:master-page-name="Converted2">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48" style:family="paragraph" style:parent-style-name="Class_20_Heading" style:master-page-name="Converted3">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49" style:family="paragraph" style:parent-style-name="Class_20_Heading" style:master-page-name="Converted5">
      <loext:graphic-properties draw:fill="solid" draw:fill-color="#fff2cc"/>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fff2cc" fo:padding-left="0.071cm" fo:padding-right="0.071cm" fo:padding-top="0.035cm" fo:padding-bottom="0.035cm" fo:border="0.51pt solid #000001" fo:keep-with-next="always"/>
    </style:style>
    <style:style style:name="P150" style:family="paragraph" style:parent-style-name="Class_20_Heading" style:master-page-name="Converted7">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51" style:family="paragraph" style:parent-style-name="Class_20_Heading" style:master-page-name="Converted8">
      <loext:graphic-properties draw:fill="solid" draw:fill-color="#fff2cc"/>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fff2cc" fo:padding-left="0.071cm" fo:padding-right="0.071cm" fo:padding-top="0.035cm" fo:padding-bottom="0.035cm" fo:border="0.51pt solid #000001" fo:keep-with-next="always"/>
    </style:style>
    <style:style style:name="P152" style:family="paragraph" style:parent-style-name="Class_20_Heading" style:master-page-name="Converted9">
      <loext:graphic-properties draw:fill="solid" draw:fill-color="#fff2cc"/>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fff2cc" fo:padding-left="0.071cm" fo:padding-right="0.071cm" fo:padding-top="0.035cm" fo:padding-bottom="0.035cm" fo:border="0.51pt solid #000001" fo:keep-with-next="always"/>
    </style:style>
    <style:style style:name="P153" style:family="paragraph" style:parent-style-name="Class_20_Heading" style:master-page-name="Converted10">
      <loext:graphic-properties draw:fill="solid" draw:fill-color="#fff2cc"/>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fff2cc" fo:padding-left="0.071cm" fo:padding-right="0.071cm" fo:padding-top="0.035cm" fo:padding-bottom="0.035cm" fo:border="0.51pt solid #000001" fo:keep-with-next="always"/>
    </style:style>
    <style:style style:name="P154" style:family="paragraph" style:parent-style-name="Class_20_Heading" style:master-page-name="Converted11">
      <loext:graphic-properties draw:fill="solid" draw:fill-color="#fff2cc"/>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fff2cc" fo:padding-left="0.071cm" fo:padding-right="0.071cm" fo:padding-top="0.035cm" fo:padding-bottom="0.035cm" fo:border="0.51pt solid #000001" fo:keep-with-next="always"/>
    </style:style>
    <style:style style:name="P155" style:family="paragraph" style:parent-style-name="Class_20_Heading" style:master-page-name="Converted12">
      <loext:graphic-properties draw:fill="solid" draw:fill-color="#fff2cc"/>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fff2cc" fo:padding-left="0.071cm" fo:padding-right="0.071cm" fo:padding-top="0.035cm" fo:padding-bottom="0.035cm" fo:border="0.51pt solid #000001" fo:keep-with-next="always"/>
    </style:style>
    <style:style style:name="P156" style:family="paragraph" style:parent-style-name="Class_20_Heading" style:master-page-name="Converted14">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57" style:family="paragraph" style:parent-style-name="Class_20_Heading" style:master-page-name="Converted16">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58" style:family="paragraph" style:parent-style-name="Class_20_Heading" style:master-page-name="Converted21">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59" style:family="paragraph" style:parent-style-name="Class_20_Heading" style:master-page-name="Converted23">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0" style:family="paragraph" style:parent-style-name="Class_20_Heading" style:master-page-name="Converted24">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1" style:family="paragraph" style:parent-style-name="Class_20_Heading" style:master-page-name="Converted25">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2" style:family="paragraph" style:parent-style-name="Class_20_Heading" style:master-page-name="Converted26">
      <loext:graphic-properties draw:fill="solid" draw:fill-color="#fff2cc"/>
      <style:paragraph-properties fo:margin-left="0.116cm" fo:margin-right="0.116cm" fo:margin-top="0cm" fo:margin-bottom="0.7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3" style:family="paragraph" style:parent-style-name="Class_20_Heading" style:master-page-name="Converted4">
      <loext:graphic-properties draw:fill="solid" draw:fill-color="#fff2cc"/>
      <style:paragraph-properties fo:margin-left="0.116cm" fo:margin-right="0.116cm" fo:margin-top="0cm" fo:margin-bottom="0.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4" style:family="paragraph" style:parent-style-name="Class_20_Heading" style:master-page-name="Converted17">
      <loext:graphic-properties draw:fill="solid" draw:fill-color="#fff2cc"/>
      <style:paragraph-properties fo:margin-left="0.116cm" fo:margin-right="0.116cm" fo:margin-top="0cm" fo:margin-bottom="0.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5" style:family="paragraph" style:parent-style-name="Class_20_Heading" style:master-page-name="Converted18">
      <loext:graphic-properties draw:fill="solid" draw:fill-color="#fff2cc"/>
      <style:paragraph-properties fo:margin-left="0.116cm" fo:margin-right="0.116cm" fo:margin-top="0cm" fo:margin-bottom="0.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6" style:family="paragraph" style:parent-style-name="Class_20_Heading" style:master-page-name="Converted19">
      <loext:graphic-properties draw:fill="solid" draw:fill-color="#fff2cc"/>
      <style:paragraph-properties fo:margin-left="0.116cm" fo:margin-right="0.116cm" fo:margin-top="0cm" fo:margin-bottom="0.06cm" loext:contextual-spacing="false" fo:text-align="start" style:justify-single-word="false" fo:orphans="2" fo:widows="2" fo:text-indent="0cm" style:auto-text-indent="false" style:page-number="auto" fo:background-color="#fff2cc" fo:padding-left="0.071cm" fo:padding-right="0.071cm" fo:padding-top="0.035cm" fo:padding-bottom="0.035cm" fo:border="0.51pt solid #000001" fo:keep-with-next="always"/>
    </style:style>
    <style:style style:name="P167" style:family="paragraph" style:parent-style-name="Detail_20_Heading">
      <loext:graphic-properties draw:fill="solid" draw:fill-color="#ccccff"/>
      <style:paragraph-properties fo:margin-left="0.078cm" fo:margin-right="0.078cm" fo:margin-top="0.699cm" fo:margin-bottom="0cm" loext:contextual-spacing="false" fo:text-align="start" style:justify-single-word="false" fo:orphans="2" fo:widows="2" fo:text-indent="0cm" style:auto-text-indent="false" fo:background-color="#ccccff" fo:padding="0.035cm" fo:border="0.51pt solid #666666" fo:keep-with-next="always"/>
    </style:style>
    <style:style style:name="P168" style:family="paragraph" style:parent-style-name="Item_20_Heading">
      <loext:graphic-properties draw:fill="solid" draw:fill-color="#ccccff"/>
      <style:paragraph-properties fo:margin-left="0.078cm" fo:margin-right="0.078cm" fo:margin-top="0.699cm" fo:margin-bottom="0cm" loext:contextual-spacing="false" fo:text-align="start" style:justify-single-word="false" fo:orphans="2" fo:widows="2" fo:text-indent="0cm" style:auto-text-indent="false" fo:background-color="#ccccff" fo:padding="0.035cm" fo:border="0.51pt solid #666666" fo:keep-with-next="always"/>
    </style:style>
    <style:style style:name="P169" style:family="paragraph" style:parent-style-name="Item_20_Heading">
      <style:paragraph-properties fo:margin-top="0.639cm" fo:margin-bottom="0.409cm" loext:contextual-spacing="false" fo:line-height="5%" fo:text-align="start" style:justify-single-word="false" fo:orphans="2" fo:widows="2" fo:padding="0cm" fo:border-left="none" fo:border-right="none" fo:border-top="1.5pt solid #808080" fo:border-bottom="none" fo:keep-with-next="always"/>
    </style:style>
    <style:style style:name="P170" style:family="paragraph" style:parent-style-name="List_20_Heading">
      <style:paragraph-properties fo:margin-top="0.494cm" fo:margin-bottom="0.039cm" loext:contextual-spacing="false" fo:text-align="start" style:justify-single-word="false" fo:orphans="2" fo:widows="2" fo:keep-with-next="always"/>
    </style:style>
    <style:style style:name="P171" style:family="paragraph" style:parent-style-name="Overview_20_Heading" style:master-page-name="Standard">
      <loext:graphic-properties draw:fill="solid" draw:fill-color="#009999"/>
      <style:paragraph-properties fo:margin-left="0.116cm" fo:margin-right="0.116cm" fo:margin-top="0cm" fo:margin-bottom="0.06cm" loext:contextual-spacing="false" fo:text-align="start" style:justify-single-word="false" fo:orphans="2" fo:widows="2" fo:text-indent="0cm" style:auto-text-indent="false" style:page-number="auto" fo:background-color="#009999" fo:padding-left="0.071cm" fo:padding-right="0.071cm" fo:padding-top="0.035cm" fo:padding-bottom="0.035cm" fo:border="0.51pt solid #000001"/>
    </style:style>
    <style:style style:name="P172" style:family="paragraph" style:parent-style-name="Package_20_Heading" style:master-page-name="Converted1">
      <loext:graphic-properties draw:fill="solid" draw:fill-color="#d3eafd"/>
      <style:paragraph-properties fo:margin-left="0.116cm" fo:margin-right="0.116cm" fo:text-align="start" style:justify-single-word="false" fo:orphans="2" fo:widows="2" fo:text-indent="0cm" style:auto-text-indent="false" style:page-number="auto" fo:background-color="#d3eafd" fo:padding-left="0.071cm" fo:padding-right="0.071cm" fo:padding-top="0.035cm" fo:padding-bottom="0.035cm" fo:border="0.51pt solid #000001" fo:keep-with-next="always"/>
    </style:style>
    <style:style style:name="P173" style:family="paragraph" style:parent-style-name="Package_20_Heading" style:master-page-name="Converted6">
      <loext:graphic-properties draw:fill="solid" draw:fill-color="#d3eafd"/>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d3eafd" fo:padding-left="0.071cm" fo:padding-right="0.071cm" fo:padding-top="0.035cm" fo:padding-bottom="0.035cm" fo:border="0.51pt solid #000001" fo:keep-with-next="always"/>
    </style:style>
    <style:style style:name="P174" style:family="paragraph" style:parent-style-name="Package_20_Heading" style:master-page-name="Converted13">
      <loext:graphic-properties draw:fill="solid" draw:fill-color="#d3eafd"/>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d3eafd" fo:padding-left="0.071cm" fo:padding-right="0.071cm" fo:padding-top="0.035cm" fo:padding-bottom="0.035cm" fo:border="0.51pt solid #000001" fo:keep-with-next="always"/>
    </style:style>
    <style:style style:name="P175" style:family="paragraph" style:parent-style-name="Package_20_Heading" style:master-page-name="Converted15">
      <loext:graphic-properties draw:fill="solid" draw:fill-color="#d3eafd"/>
      <style:paragraph-properties fo:margin-left="0.116cm" fo:margin-right="0.116cm" fo:margin-top="0cm" fo:margin-bottom="0.706cm" loext:contextual-spacing="false" fo:text-align="start" style:justify-single-word="false" fo:keep-together="always" fo:orphans="2" fo:widows="2" fo:text-indent="0cm" style:auto-text-indent="false" style:page-number="auto" fo:background-color="#d3eafd" fo:padding-left="0.071cm" fo:padding-right="0.071cm" fo:padding-top="0.035cm" fo:padding-bottom="0.035cm" fo:border="0.51pt solid #000001" fo:keep-with-next="always"/>
    </style:style>
    <style:style style:name="P176" style:family="paragraph" style:parent-style-name="Package_20_Heading" style:master-page-name="Converted20">
      <loext:graphic-properties draw:fill="solid" draw:fill-color="#d3eafd"/>
      <style:paragraph-properties fo:margin-left="0.116cm" fo:margin-right="0.116cm" fo:margin-top="0cm" fo:margin-bottom="0.706cm" loext:contextual-spacing="false" fo:text-align="start" style:justify-single-word="false" fo:orphans="2" fo:widows="2" fo:text-indent="0cm" style:auto-text-indent="false" style:page-number="auto" fo:background-color="#d3eafd" fo:padding-left="0.071cm" fo:padding-right="0.071cm" fo:padding-top="0.035cm" fo:padding-bottom="0.035cm" fo:border="0.51pt solid #000001" fo:keep-with-next="always"/>
    </style:style>
    <style:style style:name="P177" style:family="paragraph" style:parent-style-name="Package_20_Heading" style:master-page-name="Converted22">
      <loext:graphic-properties draw:fill="solid" draw:fill-color="#d3eafd"/>
      <style:paragraph-properties fo:margin-left="0.116cm" fo:margin-right="0.116cm" fo:margin-top="0cm" fo:margin-bottom="0.706cm" loext:contextual-spacing="false" fo:text-align="start" style:justify-single-word="false" fo:orphans="2" fo:widows="2" fo:text-indent="0cm" style:auto-text-indent="false" style:page-number="auto" fo:background-color="#d3eafd" fo:padding-left="0.071cm" fo:padding-right="0.071cm" fo:padding-top="0.035cm" fo:padding-bottom="0.035cm" fo:border="0.51pt solid #000001" fo:keep-with-next="always"/>
    </style:style>
    <style:style style:name="P178" style:family="paragraph" style:parent-style-name="Definition_20_Term">
      <style:text-properties fo:language="en" fo:country="US" style:language-complex="ar" style:country-complex="SA"/>
    </style:style>
    <style:style style:name="P179" style:family="paragraph" style:parent-style-name="Definition_20_Term" style:list-style-name="WW8Num3">
      <style:text-properties fo:language="en" fo:country="US" officeooo:rsid="005b2878" officeooo:paragraph-rsid="005dacad" style:language-complex="ar" style:country-complex="SA"/>
    </style:style>
    <style:style style:name="P180" style:family="paragraph" style:parent-style-name="Definition_20_Term" style:list-style-name="WW8Num3">
      <style:text-properties fo:language="en" fo:country="US" officeooo:paragraph-rsid="005dacad" style:language-complex="ar" style:country-complex="SA"/>
    </style:style>
    <style:style style:name="P181" style:family="paragraph" style:parent-style-name="Definition_20_Term" style:list-style-name="WW8Num3">
      <style:text-properties officeooo:paragraph-rsid="005dacad"/>
    </style:style>
    <style:style style:name="P18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83" style:family="paragraph">
      <style:paragraph-properties fo:margin-left="0cm" fo:margin-right="0cm" fo:margin-top="0cm" fo:margin-bottom="0cm" fo:line-height="100%" fo:text-align="center" fo:text-indent="0cm"/>
    </style:style>
    <style:style style:name="P184"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6"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cm" fo:margin-right="0cm" fo:margin-top="0cm" fo:margin-bottom="0cm" fo:line-height="100%" fo:text-indent="0cm"/>
    </style:style>
    <style:style style:name="P1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1"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1febee"/>
    </style:style>
    <style:style style:name="T2" style:family="text">
      <style:text-properties fo:color="#000000"/>
    </style:style>
    <style:style style:name="T3" style:family="text">
      <style:text-properties fo:color="#000000" style:font-name="Arial1" fo:font-size="10pt" style:font-size-asian="10pt"/>
    </style:style>
    <style:style style:name="T4" style:family="text">
      <style:text-properties fo:color="#000000" style:font-name="Arial1"/>
    </style:style>
    <style:style style:name="T5" style:family="text">
      <style:text-properties fo:color="#000000" style:font-name="Consolas1"/>
    </style:style>
    <style:style style:name="T6" style:family="text">
      <style:text-properties fo:color="#000000" style:font-name="Consolas1" fo:font-size="10pt" style:font-size-asian="10pt"/>
    </style:style>
    <style:style style:name="T7" style:family="text">
      <style:text-properties fo:color="#000000" style:font-name="Consolas1" fo:font-size="10pt" style:font-size-asian="10pt" style:language-asian="ja" style:country-asian="JP"/>
    </style:style>
    <style:style style:name="T8" style:family="text">
      <style:text-properties fo:color="#000000" style:font-name="Consolas1" fo:font-size="10pt" officeooo:rsid="0041611e" style:font-size-asian="10pt" style:language-asian="ja" style:country-asian="JP"/>
    </style:style>
    <style:style style:name="T9" style:family="text">
      <style:text-properties fo:color="#000000" style:font-name="Consolas1" fo:font-size="10pt" officeooo:rsid="0048d2c3" style:font-size-asian="10pt" style:language-asian="ja" style:country-asian="JP"/>
    </style:style>
    <style:style style:name="T10" style:family="text">
      <style:text-properties fo:color="#000000" style:font-name="Consolas1" fo:font-size="10pt" style:text-underline-style="solid" style:text-underline-width="auto" style:text-underline-color="font-color" style:font-size-asian="10pt"/>
    </style:style>
    <style:style style:name="T11" style:family="text">
      <style:text-properties fo:color="#000000" style:font-name="Consolas1" fo:font-size="10pt" style:text-underline-style="none" fo:background-color="transparent" loext:char-shading-value="0" style:font-size-asian="10pt"/>
    </style:style>
    <style:style style:name="T12" style:family="text">
      <style:text-properties fo:color="#000000" fo:font-size="10pt" style:font-size-asian="10pt" style:language-asian="ja" style:country-asian="JP"/>
    </style:style>
    <style:style style:name="T13" style:family="text">
      <style:text-properties fo:color="#000000" fo:font-size="10pt" officeooo:rsid="0042f387" style:font-size-asian="10pt" style:language-asian="ja" style:country-asian="JP"/>
    </style:style>
    <style:style style:name="T14" style:family="text">
      <style:text-properties fo:color="#000000" style:font-name="Arial" fo:font-size="10pt" officeooo:rsid="003a68ee" style:font-size-asian="10pt" style:language-asian="ja" style:country-asian="JP"/>
    </style:style>
    <style:style style:name="T15" style:family="text">
      <style:text-properties fo:color="#000000" style:font-name="Arial" fo:font-size="10pt" officeooo:rsid="005a96c6" style:font-size-asian="10pt" style:language-asian="ja" style:country-asian="JP"/>
    </style:style>
    <style:style style:name="T16" style:family="text">
      <style:text-properties fo:font-size="14pt" fo:font-weight="normal" style:font-size-asian="14pt" style:font-weight-asian="normal"/>
    </style:style>
    <style:style style:name="T17" style:family="text">
      <style:text-properties fo:color="#ff0000" fo:font-size="10pt" fo:font-style="italic" fo:font-weight="normal" style:font-size-asian="10pt" style:font-style-asian="italic" style:font-weight-asian="normal"/>
    </style:style>
    <style:style style:name="T18" style:family="text">
      <style:text-properties fo:color="#ff0000" fo:font-size="10pt" fo:font-style="italic" fo:font-weight="normal" officeooo:rsid="00238235" style:font-size-asian="10pt" style:font-style-asian="italic" style:font-weight-asian="normal"/>
    </style:style>
    <style:style style:name="T1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0" style:family="text">
      <style:text-properties fo:color="#ff0000" fo:font-style="italic" style:font-style-asian="italic"/>
    </style:style>
    <style:style style:name="T21" style:family="text">
      <style:text-properties fo:color="#ff0000" fo:font-style="italic" fo:font-weight="bold" style:font-style-asian="italic" style:font-weight-asian="bold"/>
    </style:style>
    <style:style style:name="T22" style:family="text">
      <style:text-properties fo:color="#ff0000" fo:language="en" fo:country="US" fo:font-style="italic" style:font-style-asian="italic" style:language-complex="ar" style:country-complex="SA"/>
    </style:style>
    <style:style style:name="T23" style:family="text">
      <style:text-properties fo:language="en" fo:country="US" style:language-complex="ar" style:country-complex="SA"/>
    </style:style>
    <style:style style:name="T24" style:family="text">
      <style:text-properties fo:language="en" fo:country="US" officeooo:rsid="001febee" style:language-complex="ar" style:country-complex="SA"/>
    </style:style>
    <style:style style:name="T25" style:family="text">
      <style:text-properties fo:language="en" fo:country="US" officeooo:rsid="005b2878" style:language-complex="ar" style:country-complex="SA"/>
    </style:style>
    <style:style style:name="T26" style:family="text">
      <style:text-properties fo:language="en" fo:country="US" fo:font-style="normal" style:font-style-asian="normal" style:language-complex="ar" style:country-complex="SA" style:font-style-complex="normal"/>
    </style:style>
    <style:style style:name="T27" style:family="text">
      <style:text-properties fo:language="en" fo:country="US" fo:font-style="normal" officeooo:rsid="00a043d5" style:font-style-asian="normal" style:language-complex="ar" style:country-complex="SA" style:font-style-complex="normal"/>
    </style:style>
    <style:style style:name="T28" style:family="text">
      <style:text-properties style:font-name="Courier New"/>
    </style:style>
    <style:style style:name="T29" style:family="text">
      <style:text-properties officeooo:rsid="008f1838"/>
    </style:style>
    <style:style style:name="T30" style:family="text">
      <style:text-properties officeooo:rsid="00986220"/>
    </style:style>
    <style:style style:name="T31" style:family="text">
      <style:text-properties officeooo:rsid="00aebbf5"/>
    </style:style>
    <style:style style:name="T32" style:family="text">
      <style:text-properties officeooo:rsid="005d5d5a"/>
    </style:style>
    <style:style style:name="T33" style:family="text">
      <style:text-properties officeooo:rsid="008114bd"/>
    </style:style>
    <style:style style:name="T34" style:family="text">
      <style:text-properties officeooo:rsid="00631bd6"/>
    </style:style>
    <style:style style:name="T35" style:family="text">
      <style:text-properties officeooo:rsid="006118cb"/>
    </style:style>
    <style:style style:name="T36" style:family="text">
      <style:text-properties fo:font-style="italic" officeooo:rsid="006118cb" style:font-style-asian="italic" style:font-style-complex="italic"/>
    </style:style>
    <style:style style:name="T37" style:family="text">
      <style:text-properties fo:font-style="italic" officeooo:rsid="00aa48a8" style:font-style-asian="italic" style:font-style-complex="italic"/>
    </style:style>
    <style:style style:name="T38" style:family="text">
      <style:text-properties fo:font-style="italic" officeooo:rsid="00a95520" style:font-style-asian="italic" style:font-style-complex="italic"/>
    </style:style>
    <style:style style:name="T39" style:family="text">
      <style:text-properties fo:font-style="normal" officeooo:rsid="006118cb" style:font-style-asian="normal" style:font-style-complex="normal"/>
    </style:style>
    <style:style style:name="T40" style:family="text">
      <style:text-properties fo:font-style="normal" officeooo:rsid="00a204d8" style:font-style-asian="normal" style:font-style-complex="normal"/>
    </style:style>
    <style:style style:name="T41" style:family="text">
      <style:text-properties fo:font-style="normal" officeooo:rsid="006b348e" style:font-style-asian="normal" style:font-style-complex="normal"/>
    </style:style>
    <style:style style:name="T42" style:family="text">
      <style:text-properties fo:font-style="normal" officeooo:rsid="007d2641" style:font-style-asian="normal" style:font-style-complex="normal"/>
    </style:style>
    <style:style style:name="T43" style:family="text">
      <style:text-properties fo:font-style="normal" officeooo:rsid="00801ad4" style:font-style-asian="normal" style:font-style-complex="normal"/>
    </style:style>
    <style:style style:name="T44" style:family="text">
      <style:text-properties officeooo:rsid="007d2641"/>
    </style:style>
    <style:style style:name="T45" style:family="text">
      <style:text-properties officeooo:rsid="008cef3b"/>
    </style:style>
    <style:style style:name="T46" style:family="text">
      <style:text-properties officeooo:rsid="008d701f"/>
    </style:style>
    <style:style style:name="T47" style:family="text">
      <style:text-properties officeooo:rsid="009a5132"/>
    </style:style>
    <style:style style:name="T48" style:family="text">
      <style:text-properties officeooo:rsid="00aca49a"/>
    </style:style>
    <style:style style:name="T49" style:family="text">
      <style:text-properties officeooo:rsid="00441385"/>
    </style:style>
    <style:style style:name="T50" style:family="text">
      <style:text-properties officeooo:rsid="0042a318"/>
    </style:style>
    <style:style style:name="T51" style:family="text">
      <style:text-properties officeooo:rsid="002c123c"/>
    </style:style>
    <style:style style:name="T52" style:family="text">
      <style:text-properties fo:color="#7f0055" style:font-name="Consolas1" fo:font-size="10pt" fo:font-weight="bold" style:font-size-asian="10pt" style:font-weight-asian="bold"/>
    </style:style>
    <style:style style:name="T53" style:family="text">
      <style:text-properties fo:color="#7f0055" style:font-name="Consolas1" fo:font-size="10pt" fo:font-weight="bold" style:font-size-asian="10pt" style:language-asian="ja" style:country-asian="JP" style:font-weight-asian="bold"/>
    </style:style>
    <style:style style:name="T54" style:family="text">
      <style:text-properties fo:color="#7f0055" style:font-name="Consolas1" fo:font-size="10pt" fo:font-weight="bold" officeooo:rsid="0048d2c3" style:font-size-asian="10pt" style:language-asian="ja" style:country-asian="JP" style:font-weight-asian="bold"/>
    </style:style>
    <style:style style:name="T55" style:family="text">
      <style:text-properties fo:color="#7f0055" style:font-name="Consolas1" fo:font-weight="bold" style:font-weight-asian="bold"/>
    </style:style>
    <style:style style:name="T56" style:family="text">
      <style:text-properties fo:color="#3f5fbf" style:font-name="Consolas1" fo:font-size="10pt" style:font-size-asian="10pt"/>
    </style:style>
    <style:style style:name="T57" style:family="text">
      <style:text-properties fo:color="#3f5fbf" style:font-name="Consolas1" fo:font-size="10pt" style:font-size-asian="10pt" style:language-asian="ja" style:country-asian="JP"/>
    </style:style>
    <style:style style:name="T58" style:family="text">
      <style:text-properties fo:color="#3f5fbf" style:font-name="Consolas1" fo:font-size="10pt" officeooo:rsid="0048d2c3" style:font-size-asian="10pt" style:language-asian="ja" style:country-asian="JP"/>
    </style:style>
    <style:style style:name="T59" style:family="text">
      <style:text-properties fo:color="#3f5fbf" style:font-name="Consolas1" fo:font-size="10pt" style:text-underline-style="solid" style:text-underline-width="auto" style:text-underline-color="font-color" style:font-size-asian="10pt"/>
    </style:style>
    <style:style style:name="T60" style:family="text">
      <style:text-properties fo:color="#0000c0" style:font-name="Consolas1" fo:font-size="10pt" style:font-size-asian="10pt"/>
    </style:style>
    <style:style style:name="T61" style:family="text">
      <style:text-properties style:language-asian="ja" style:country-asian="JP"/>
    </style:style>
    <style:style style:name="T62" style:family="text">
      <style:text-properties officeooo:rsid="002c123c" style:language-asian="ja" style:country-asian="JP"/>
    </style:style>
    <style:style style:name="T63" style:family="text">
      <style:text-properties officeooo:rsid="002df8e1" style:language-asian="ja" style:country-asian="JP"/>
    </style:style>
    <style:style style:name="T64" style:family="text">
      <style:text-properties officeooo:rsid="0030f7db" style:language-asian="ja" style:country-asian="JP"/>
    </style:style>
    <style:style style:name="T65" style:family="text">
      <style:text-properties officeooo:rsid="00372bc7" style:language-asian="ja" style:country-asian="JP"/>
    </style:style>
    <style:style style:name="T66" style:family="text">
      <style:text-properties officeooo:rsid="00390f33" style:language-asian="ja" style:country-asian="JP"/>
    </style:style>
    <style:style style:name="T67" style:family="text">
      <style:text-properties officeooo:rsid="003a1ed5" style:language-asian="ja" style:country-asian="JP"/>
    </style:style>
    <style:style style:name="T68" style:family="text">
      <style:text-properties officeooo:rsid="003ae5fa" style:language-asian="ja" style:country-asian="JP"/>
    </style:style>
    <style:style style:name="T69" style:family="text">
      <style:text-properties officeooo:rsid="003c057c" style:language-asian="ja" style:country-asian="JP"/>
    </style:style>
    <style:style style:name="T70" style:family="text">
      <style:text-properties officeooo:rsid="00456738" style:language-asian="ja" style:country-asian="JP"/>
    </style:style>
    <style:style style:name="T71" style:family="text">
      <style:text-properties officeooo:rsid="0047096d" style:language-asian="ja" style:country-asian="JP"/>
    </style:style>
    <style:style style:name="T72" style:family="text">
      <style:text-properties officeooo:rsid="00487b9b" style:language-asian="ja" style:country-asian="JP"/>
    </style:style>
    <style:style style:name="T73" style:family="text">
      <style:text-properties officeooo:rsid="0048d2c3" style:language-asian="ja" style:country-asian="JP"/>
    </style:style>
    <style:style style:name="T74" style:family="text">
      <style:text-properties officeooo:rsid="004e0a5d" style:language-asian="ja" style:country-asian="JP"/>
    </style:style>
    <style:style style:name="T75" style:family="text">
      <style:text-properties officeooo:rsid="00557103" style:language-asian="ja" style:country-asian="JP"/>
    </style:style>
    <style:style style:name="T76" style:family="text">
      <style:text-properties officeooo:rsid="005dacad" style:language-asian="ja" style:country-asian="JP"/>
    </style:style>
    <style:style style:name="T77" style:family="text">
      <style:text-properties officeooo:rsid="005f71fc" style:language-asian="ja" style:country-asian="JP"/>
    </style:style>
    <style:style style:name="T78" style:family="text">
      <style:text-properties officeooo:rsid="0032eb5e"/>
    </style:style>
    <style:style style:name="T79" style:family="text">
      <style:text-properties officeooo:rsid="0034e840"/>
    </style:style>
    <style:style style:name="T80" style:family="text">
      <style:text-properties officeooo:rsid="0036e61b"/>
    </style:style>
    <style:style style:name="T81" style:family="text">
      <style:text-properties officeooo:rsid="00372bc7"/>
    </style:style>
    <style:style style:name="T82" style:family="text">
      <style:text-properties fo:color="#7f9fbf" style:font-name="Consolas1" fo:font-size="10pt" fo:font-weight="bold" style:font-size-asian="10pt" style:font-weight-asian="bold"/>
    </style:style>
    <style:style style:name="T83" style:family="text">
      <style:text-properties fo:color="#6a3e3e" style:font-name="Consolas1" fo:font-size="10pt" style:font-size-asian="10pt"/>
    </style:style>
    <style:style style:name="T84" style:family="text">
      <style:text-properties style:font-name="Arial" style:language-asian="ja" style:country-asian="JP"/>
    </style:style>
    <style:style style:name="T85" style:family="text">
      <style:text-properties style:font-name="Arial" officeooo:rsid="005a96c6" style:language-asian="ja" style:country-asian="JP"/>
    </style:style>
    <style:style style:name="T86" style:family="text">
      <style:text-properties officeooo:rsid="00456738"/>
    </style:style>
    <style:style style:name="T87" style:family="text">
      <style:text-properties style:font-name="Consolas" officeooo:rsid="0048d2c3" style:language-asian="ja" style:country-asian="JP"/>
    </style:style>
    <style:style style:name="T88" style:family="text">
      <style:text-properties officeooo:rsid="004f8e12"/>
    </style:style>
    <style:style style:name="T89" style:family="text">
      <style:text-properties officeooo:rsid="00532dce"/>
    </style:style>
    <style:style style:name="T90" style:family="text">
      <style:text-properties officeooo:rsid="0054d66e"/>
    </style:style>
    <style:style style:name="T91" style:family="text">
      <style:text-properties officeooo:rsid="005af0a0"/>
    </style:style>
    <style:style style:name="T92" style:family="text">
      <style:text-properties officeooo:rsid="005c142c"/>
    </style:style>
    <style:style style:name="T93" style:family="text">
      <style:text-properties officeooo:rsid="005c79fc"/>
    </style:style>
    <style:style style:name="T94" style:family="text">
      <style:text-properties style:font-name="Arial1"/>
    </style:style>
    <style:style style:name="T95" style:family="text">
      <style:text-properties style:font-name="Arial1" fo:font-size="9pt" style:font-size-asian="9pt"/>
    </style:style>
    <style:style style:name="T96" style:family="text">
      <style:text-properties style:font-name="Arial1" fo:font-size="9pt" fo:font-weight="bold" style:font-size-asian="9pt" style:font-weight-asian="bold"/>
    </style:style>
    <style:style style:name="T97" style:family="text">
      <style:text-properties style:font-name="Arial1" fo:font-size="12pt" fo:font-weight="bold" style:font-size-asian="12pt" style:font-weight-asian="bold"/>
    </style:style>
    <style:style style:name="T98" style:family="text">
      <style:text-properties style:font-name="Arial1" fo:font-weight="bold" style:font-weight-asian="bold"/>
    </style:style>
    <style:style style:name="T99" style:family="text">
      <style:text-properties style:font-name="Arial1" fo:font-size="10pt" style:font-size-asian="10pt"/>
    </style:style>
    <style:style style:name="T100" style:family="text">
      <style:text-properties style:font-name="Arial1" fo:font-size="10pt" fo:font-weight="bold" style:font-size-asian="10pt" style:font-weight-asian="bold"/>
    </style:style>
    <style:style style:name="T101" style:family="text">
      <style:text-properties style:font-name="Arial1" fo:font-size="16pt" fo:font-weight="bold" style:font-size-asian="16pt" style:font-weight-asian="bold"/>
    </style:style>
    <style:style style:name="T102" style:family="text">
      <style:text-properties fo:color="#0000ff" style:font-name="Arial1" fo:font-size="10pt" fo:font-weight="bold" style:font-size-asian="10pt" style:font-weight-asian="bold"/>
    </style:style>
    <style:style style:name="T103" style:family="text">
      <style:text-properties fo:color="#0000ff" style:font-name="Courier New2" fo:font-size="7pt" style:font-size-asian="7pt"/>
    </style:style>
    <style:style style:name="T104" style:family="text">
      <style:text-properties fo:color="#0000ff" style:font-name="Courier New2" fo:font-weight="bold" style:font-weight-asian="bold"/>
    </style:style>
    <style:style style:name="T105" style:family="text">
      <style:text-properties fo:color="#0000ff" style:font-name="Courier New2" fo:font-weight="normal" style:font-weight-asian="normal"/>
    </style:style>
    <style:style style:name="T106" style:family="text">
      <style:text-properties fo:color="#0000ff"/>
    </style:style>
    <style:style style:name="T107" style:family="text">
      <style:text-properties fo:font-weight="bold" style:font-weight-asian="bold"/>
    </style:style>
    <style:style style:name="T108" style:family="text">
      <style:text-properties style:font-name="Courier New2" fo:font-weight="normal" style:font-weight-asian="normal"/>
    </style:style>
    <style:style style:name="T109" style:family="text">
      <style:text-properties style:font-name="Courier New2" fo:font-size="7pt" style:font-size-asian="7pt"/>
    </style:style>
    <style:style style:name="T110" style:family="text">
      <style:text-properties style:font-name="Courier New2" fo:font-size="9pt" style:font-size-asian="9pt"/>
    </style:style>
    <style:style style:name="T111" style:family="text">
      <style:text-properties style:font-name="Courier New2" fo:font-size="9pt" fo:font-weight="normal" style:font-size-asian="9pt" style:font-weight-asian="normal"/>
    </style:style>
    <style:style style:name="T112" style:family="text">
      <style:text-properties fo:font-weight="normal" style:font-weight-asian="normal"/>
    </style:style>
    <style:style style:name="T113" style:family="text">
      <style:text-properties fo:color="#808080" style:font-name="Verdana" fo:font-size="7pt" style:font-size-asian="7pt"/>
    </style:style>
    <style:style style:name="T114" style:family="text">
      <style:text-properties style:font-name="Verdana" fo:font-size="7pt" style:font-size-asian="7pt"/>
    </style:style>
    <style:style style:name="T115" style:family="text">
      <style:text-properties officeooo:rsid="0072ed5a"/>
    </style:style>
    <style:style style:name="T1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2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ＭＳ Ｐゴシック"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ＭＳ Ｐゴシック"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ＭＳ Ｐゴシック"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05cm" fo:min-width="3.5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45cm" fo:min-width="2.19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53cm" svg:stroke-color="#000000" draw:marker-start-width="0.279cm" draw:marker-start-center="false"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3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951cm" fo:min-width="11.29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448cm" fo:min-width="2.19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Arrow" draw:marker-start-width="0.3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45cm" fo:min-width="2.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15cm" fo:min-width="2.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1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width="0.199cm" draw:marker-start-center="false" draw:marker-end-width="0.199cm" draw:marker-end-center="false" draw:fill="solid" draw:fill-color="#000000"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width="0.199cm" draw:marker-start-center="false" draw:marker-end-width="0.199cm" draw:marker-end-center="false" draw:fill="solid" draw:fill-color="#000000"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3.023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1.67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2.77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05cm" fo:min-width="3.49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949cm" fo:min-width="14.49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2" draw:name="graphics3" text:anchor-type="paragraph" svg:width="17.78cm" svg:height="7.893cm" draw:z-index="0"><draw:image xlink:href="Pictures/1000020100000427000001D81E79F30D.png" xlink:type="simple" xlink:show="embed" xlink:actuate="onLoad"/></draw:frame></text:p>
      <text:p text:style-name="P23"><text:user-defined style:data-style-name="N0" text:name="RFC Title">Service Layer API for oneM2M</text:user-defined></text:p>
      <text:p text:style-name="P23"><text:span text:style-name="T16">Draft<text:line-break/><text:line-break/></text:span><text:span text:style-name="T16"><text:page-count style:num-format="1">51</text:page-count></text:span><text:span text:style-name="T16"> Pages</text:span></text:p>
      <text:p text:style-name="P23"><text:span text:style-name="T17">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18">t</text:span><text:span text:style-name="T17">ically when the document is saved.</text:span></text:p>
      <text:p text:style-name="P13">Abstract</text:p>
      <text:p text:style-name="P14">10 point Arial Centered.</text:p>
      <text:p text:style-name="P17">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77">C</text:span> <text:span text:style-name="T77">describes</text:span> the way to provide <text:span text:style-name="T115">high level </text:span>API for oneM2M RESTful operations hiding the difference of variety of communication methods.</text:p>
      <text:h text:style-name="P133" text:outline-level="1" text:restart-numbering="true" text:start-value="-1">Document Information</text:h>
      <text:h text:style-name="P135" text:outline-level="2">License</text:h>
      <text:p text:style-name="P35">DISTRIBUTION AND FEEDBACK LICENSE, Version 2.0</text:p>
      <text:p text:style-name="P6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2"/>
      <text:p text:style-name="P6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2"/>
      <text:p text:style-name="P6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2">NEITHER THE OSGi ALLIANCE NOR ANY THIRD PARTY WILL BE LIABLE FOR ANY DIRECT, INDIRECT, SPECIAL, INCIDENTAL OR CONSEQUENTIAL DAMAGES ARISING OUT OF OR RELATING TO ANY USE OR DISTRIBUTION OF THE DISTRIBUTION. </text:p>
      <text:p text:style-name="P62"/>
      <text:p text:style-name="P6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2"/>
      <text:p text:style-name="P6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2"/>
      <text:p text:style-name="P6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3"/>
      <text:p text:style-name="P64">I HEREBY ACKNOWLEDGE AND AGREE TO THE TERMS AND CONDITIONS DELINEATED ABOVE.</text:p>
      <text:h text:style-name="P136" text:outline-level="2">Trademarks</text:h>
      <text:p text:style-name="P2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6" text:outline-level="2">Feedback</text:h>
      <text:p text:style-name="P24"><text:span text:style-name="T24">This document can be downloaded from the OSGi Alliance design repository at </text:span><text:a xlink:type="simple" xlink:href="https://github.com/osgi/design" text:style-name="Internet_20_link" text:visited-style-name="Visited_20_Internet_20_Link"><text:span text:style-name="T24">https://github.com/osgi/design</text:span></text:a><text:span text:style-name="T24"> The public can provide feedback about this document by opening a bug at https://www.osgi.org/bugzilla/.</text:span></text:p>
      <text:h text:style-name="P1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6">0 Document Information<text:tab/>2</text:p>
          <text:p text:style-name="P145">0.1 License<text:tab/>2</text:p>
          <text:p text:style-name="P145">0.2 Trademarks<text:tab/>3</text:p>
          <text:p text:style-name="P145">0.3 Feedback<text:tab/>3</text:p>
          <text:p text:style-name="P145">0.4 Table of Contents<text:tab/>3</text:p>
          <text:p text:style-name="P145">0.5 Terminology and Document Conventions<text:tab/>4</text:p>
          <text:p text:style-name="P145">0.6 Revision History<text:tab/>4</text:p>
          <text:p text:style-name="P146">1 Introduction<text:tab/>5</text:p>
          <text:p text:style-name="P146">2 Application Domain<text:tab/>5</text:p>
          <text:p text:style-name="P145">2.1 IoT Application configuration using oneM2M<text:tab/>5</text:p>
          <text:p text:style-name="P145">2.2 Communication methods used in oneM2M<text:tab/>6</text:p>
          <text:p text:style-name="P145">2.3 Long name and short name<text:tab/>7</text:p>
          <text:p text:style-name="P146">3 Problem Description<text:tab/>7</text:p>
          <text:p text:style-name="P146">4 Requirements<text:tab/>7</text:p>
          <text:p text:style-name="P146">5 Technical Solution<text:tab/>8</text:p>
          <text:p text:style-name="P145">5.1 Overview for communication through network<text:tab/>8</text:p>
          <text:p text:style-name="P145">5.2 Overview for internal communication within single OSGi framework.<text:tab/>10</text:p>
          <text:p text:style-name="P145">5.3 Service Property for sub-interfaces of Service Layer Interface<text:tab/>10</text:p>
          <text:p text:style-name="P145">5.4 ClientLibrary<text:tab/>11</text:p>
          <text:p text:style-name="P145">5.5 Validator Interface<text:tab/>13</text:p>
          <text:p text:style-name="P146"><text:soft-page-break/>6 Data Transfer Objects<text:tab/>13</text:p>
          <text:p text:style-name="P145">6.1 OneM2MDTO<text:tab/>14</text:p>
          <text:p text:style-name="P145">6.2 RequestDTO<text:tab/>14</text:p>
          <text:p text:style-name="P145">6.3 ResponseDTO<text:tab/>14</text:p>
          <text:p text:style-name="P145">6.4 ResourceDTO<text:tab/>15</text:p>
          <text:p text:style-name="P145">6.5 NotificationDTO<text:tab/>15</text:p>
          <text:p text:style-name="P145">6.6 AttributeDTO<text:tab/>15</text:p>
          <text:p text:style-name="P146">7 Javadoc<text:tab/>16</text:p>
          <text:p text:style-name="P146">8 Considered Alternatives<text:tab/>49</text:p>
          <text:p text:style-name="P145">8.1 Representation of DTO<text:tab/>49</text:p>
          <text:p text:style-name="P145">8.2 White Board pattern for receiving notification by AE<text:tab/>50</text:p>
          <text:p text:style-name="P145">8.3 Non blocking API for ClientLibrary<text:tab/>50</text:p>
          <text:p text:style-name="P146">9 Security Considerations<text:tab/>50</text:p>
          <text:p text:style-name="P145">9.1 ProtocolBinding Service with secure protocols<text:tab/>50</text:p>
          <text:p text:style-name="P145">9.2 Using Multiple Certificates with in a single ProtocolBinidng Service<text:tab/>50</text:p>
          <text:p text:style-name="P146">10 Document Support<text:tab/>50</text:p>
          <text:p text:style-name="P145">10.1 References<text:tab/>50</text:p>
          <text:p text:style-name="P145">10.2 Author’s Address<text:tab/>51</text:p>
          <text:p text:style-name="P145">10.3 Acronyms and Abbreviations<text:tab/>51</text:p>
          <text:p text:style-name="P145">10.4 End of Document<text:tab/>51</text:p>
        </text:index-body>
      </text:table-of-content>
      <text:p text:style-name="P26"/>
      <text:h text:style-name="P137"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6"><text:span text:style-name="T28">Source code is shown in this typeface</text:span>.</text:p>
      <text:h text:style-name="P134"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22"><text:span text:style-name="T64">SEP</text:span> <text:span text:style-name="T64">19</text:span> <text:span text:style-name="T64">2017</text:span></text:p>
          </table:table-cell>
          <table:table-cell table:style-name="Table1.C1" office:value-type="string">
            <text:p text:style-name="P21"><text:span text:style-name="T61">Put information relating to the changes you have made here.</text:span> </text:p>
            <text:p text:style-name="P20">&lt;name&gt;, &lt;company&gt; &lt;e-mail&gt;</text:p>
            <text:p text:style-name="CellBody">Initial Contribution. Hiroyuki Maeomichi, NTT, maeomichi.hiroyuki@lab.ntt.co.jp</text:p>
          </table:table-cell>
        </table:table-row>
      </table:table>
      <text:p text:style-name="P26"/>
      <text:h text:style-name="P132" text:outline-level="1"><text:soft-page-break/>Introduction</text:h>
      <text:p text:style-name="P25">Introduce the RFC. Discuss the origins and status of the RFC and list any open items to do.</text:p>
      <text:p text:style-name="P16">oneM2M is standard organization and specifies middleware for Internet of Things (IoT), called Common Services Entities (CSE). Applications can access <text:span text:style-name="T29">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5"><text:s/>This RFP discuss the way to provide high level API (namely service layer API) for oneM2M RESTful operations hiding the difference of variety of communication methods.</text:p>
      <text:h text:style-name="P132" text:outline-level="1">Application Domain</text:h>
      <text:p text:style-name="P25">This section should be copied from the appropriate RFP(s). It is repeated here so it can be extended while the RFC authors learn more subtle details.</text:p>
      <text:h text:style-name="P138" text:outline-level="2">IoT Application configuration using oneM2M</text:h>
      <text:p text:style-name="P28"><text:span text:style-name="T32">o</text:span>neM2M’<text:span text:style-name="T32">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28"><draw:g text:anchor-type="paragraph" draw:z-index="17" draw:name="Shape3" draw:style-name="gr1"><draw:g draw:style-name="gr2"><draw:custom-shape draw:style-name="gr3" draw:text-style-name="P184" svg:width="2.5cm" svg:height="1.036cm" svg:x="9.385cm" svg:y="0.614cm"><text:p text:style-name="P183"><text:span text:style-name="T116">IN-CSE</text:span></text:p><draw:enhanced-geometry svg:viewBox="0 0 21600 21600" draw:type="rectangle" draw:enhanced-path="M 0 0 L 21600 0 21600 21600 0 21600 0 0 Z N"/></draw:custom-shape><draw:custom-shape draw:style-name="gr4" draw:text-style-name="P185" svg:width="2.498cm" svg:height="1.036cm" svg:x="7.498cm" svg:y="3.233cm"><text:p text:style-name="P183"><text:span text:style-name="T117">MN-CSE</text:span></text:p><draw:enhanced-geometry svg:viewBox="0 0 21600 21600" draw:type="rectangle" draw:enhanced-path="M 0 0 L 21600 0 21600 21600 0 21600 0 0 Z N"/></draw:custom-shape><draw:custom-shape draw:style-name="gr4" draw:text-style-name="P185" svg:width="2.498cm" svg:height="1.036cm" svg:x="11.215cm" svg:y="3.233cm"><text:p text:style-name="P183"><text:span text:style-name="T117">MN-CSE</text:span></text:p><draw:enhanced-geometry svg:viewBox="0 0 21600 21600" draw:type="rectangle" draw:enhanced-path="M 0 0 L 21600 0 21600 21600 0 21600 0 0 Z N"/></draw:custom-shape><draw:custom-shape draw:style-name="gr3" draw:text-style-name="P185" svg:width="2.5cm" svg:height="1.036cm" svg:x="7.375cm" svg:y="5.731cm"><text:p text:style-name="P183"><text:span text:style-name="T117">ASN-CSE</text:span></text:p><draw:enhanced-geometry svg:viewBox="0 0 21600 21600" draw:type="rectangle" draw:enhanced-path="M 0 0 L 21600 0 21600 21600 0 21600 0 0 Z N"/></draw:custom-shape><draw:custom-shape draw:style-name="gr4" draw:text-style-name="P185" svg:width="2.498cm" svg:height="1.036cm" svg:x="11.218cm" svg:y="5.775cm"><text:p text:style-name="P183"><text:span text:style-name="T117">ASN-CSE</text:span></text:p><draw:enhanced-geometry svg:viewBox="0 0 21600 21600" draw:type="rectangle" draw:enhanced-path="M 0 0 L 21600 0 21600 21600 0 21600 0 0 Z N"/></draw:custom-shape><draw:line draw:style-name="gr5" draw:text-style-name="P186" svg:x1="8.776cm" svg:y1="3.233cm" svg:x2="10.665cm" svg:y2="1.649cm"><text:p/></draw:line><draw:line draw:style-name="gr5" draw:text-style-name="P186" svg:x1="10.787cm" svg:y1="1.649cm" svg:x2="12.493cm" svg:y2="3.233cm"><text:p/></draw:line><draw:line draw:style-name="gr5" draw:text-style-name="P186" svg:x1="8.716cm" svg:y1="4.269cm" svg:x2="8.716cm" svg:y2="5.67cm"><text:p/></draw:line><draw:line draw:style-name="gr5" draw:text-style-name="P186" svg:x1="12.432cm" svg:y1="4.269cm" svg:x2="12.432cm" svg:y2="5.792cm"><text:p/></draw:line><draw:custom-shape draw:style-name="gr6" draw:text-style-name="P187" svg:width="1.952cm" svg:height="0.914cm" svg:x="4.877cm" svg:y="0.736cm"><text:p text:style-name="P183"><text:span text:style-name="T116">AE</text:span></text:p><draw:enhanced-geometry svg:viewBox="0 0 21600 21600" draw:type="rectangle" draw:enhanced-path="M 0 0 L 21600 0 21600 21600 0 21600 0 0 Z N"/></draw:custom-shape><draw:custom-shape draw:style-name="gr7" draw:text-style-name="P187" svg:width="1.95cm" svg:height="0.914cm" svg:x="4.939cm" svg:y="3.233cm"><text:p text:style-name="P183"><text:span text:style-name="T116">AE</text:span></text:p><draw:enhanced-geometry svg:viewBox="0 0 21600 21600" draw:type="rectangle" draw:enhanced-path="M 0 0 L 21600 0 21600 21600 0 21600 0 0 Z N"/></draw:custom-shape><draw:custom-shape draw:style-name="gr7" draw:text-style-name="P187" svg:width="1.95cm" svg:height="0.914cm" svg:x="4.817cm" svg:y="5.731cm"><text:p text:style-name="P183"><text:span text:style-name="T116">AE</text:span></text:p><draw:enhanced-geometry svg:viewBox="0 0 21600 21600" draw:type="rectangle" draw:enhanced-path="M 0 0 L 21600 0 21600 21600 0 21600 0 0 Z N"/></draw:custom-shape><draw:line draw:style-name="gr5" draw:text-style-name="P186" svg:x1="6.888cm" svg:y1="1.164cm" svg:x2="9.386cm" svg:y2="1.164cm"><text:p/></draw:line><draw:line draw:style-name="gr5" draw:text-style-name="P186" svg:x1="6.766cm" svg:y1="6.221cm" svg:x2="7.436cm" svg:y2="6.221cm"><text:p/></draw:line><draw:line draw:style-name="gr5" draw:text-style-name="P186" svg:x1="6.888cm" svg:y1="3.782cm" svg:x2="7.497cm" svg:y2="3.782cm"><text:p/></draw:line></draw:g><draw:line draw:style-name="gr8" draw:text-style-name="P188" svg:x1="7.816cm" svg:y1="0.94cm" svg:x2="7.816cm" svg:y2="1.54cm"><text:p/></draw:line><draw:line draw:style-name="gr8" draw:text-style-name="P188" svg:x1="7.216cm" svg:y1="3.439cm" svg:x2="7.216cm" svg:y2="4.039cm"><text:p/></draw:line><draw:line draw:style-name="gr8" draw:text-style-name="P188" svg:x1="7.114cm" svg:y1="5.939cm" svg:x2="7.114cm" svg:y2="6.539cm"><text:p/></draw:line><draw:frame draw:style-name="gr9" draw:text-style-name="P190" svg:width="1.241cm" svg:height="0.699cm" svg:x="7.177cm" svg:y="1.739cm"><draw:text-box><text:p text:style-name="P189"><text:span text:style-name="T118">mca</text:span></text:p></draw:text-box></draw:frame><draw:frame draw:style-name="gr9" draw:text-style-name="P190" svg:width="1.241cm" svg:height="0.699cm" svg:x="6.616cm" svg:y="4.357cm"><draw:text-box><text:p text:style-name="P189"><text:span text:style-name="T118">mca</text:span></text:p></draw:text-box></draw:frame><draw:frame draw:style-name="gr9" draw:text-style-name="P190" svg:width="1.241cm" svg:height="0.699cm" svg:x="6.516cm" svg:y="6.74cm"><draw:text-box><text:p text:style-name="P189"><text:span text:style-name="T118">mca</text:span></text:p></draw:text-box></draw:frame><draw:line draw:style-name="gr8" draw:text-style-name="P188" svg:x1="9.414cm" svg:y1="2.441cm" svg:x2="10.114cm" svg:y2="2.441cm"><text:p/></draw:line><draw:line draw:style-name="gr8" draw:text-style-name="P188" svg:x1="11.316cm" svg:y1="2.441cm" svg:x2="12.016cm" svg:y2="2.441cm"><text:p/></draw:line><draw:line draw:style-name="gr8" draw:text-style-name="P188" svg:x1="8.414cm" svg:y1="5.041cm" svg:x2="9.114cm" svg:y2="5.041cm"><text:p/></draw:line><draw:line draw:style-name="gr8" draw:text-style-name="P188" svg:x1="12.116cm" svg:y1="5.041cm" svg:x2="12.816cm" svg:y2="5.041cm"><text:p/></draw:line><draw:frame draw:style-name="gr10" draw:text-style-name="P190" svg:width="1.218cm" svg:height="0.699cm" svg:x="13.016cm" svg:y="4.756cm"><draw:text-box><text:p text:style-name="P189"><text:span text:style-name="T118">mcc</text:span></text:p></draw:text-box></draw:frame><draw:frame draw:style-name="gr10" draw:text-style-name="P190" svg:width="1.218cm" svg:height="0.699cm" svg:x="12.299cm" svg:y="2.057cm"><draw:text-box><text:p text:style-name="P189"><text:span text:style-name="T118">mcc</text:span></text:p></draw:text-box></draw:frame></draw:g></text:p>
      <text:p text:style-name="P28"><text:soft-page-break/></text:p>
      <text:p text:style-name="P28"/>
      <text:p text:style-name="P29">oneM2M’s application, called Application Entity (AE) connects to one of CSEs. After AE connecting <text:span text:style-name="T33">to </text:span>the CSE, AE can access to all of CSEs, by retargeting function of CSE.</text:p>
      <text:p text:style-name="P29">AE access<text:span text:style-name="T34">es</text:span> to CSE’s functionality through RESTful API, which consists of Create, Retrieve, <text:span text:style-name="T35">Update, Delete and Notify in targeting more than 40 types of resources. For examples, typical resources are &lt;</text:span><text:span text:style-name="T36">contentInstance</text:span><text:span text:style-name="T37">&gt;</text:span><text:span text:style-name="T35"> that expresses IoT data and &lt;c</text:span><text:span text:style-name="T36">ontainer</text:span><text:span text:style-name="T37">&gt;</text:span><text:span text:style-name="T35"> that holds set of &lt;</text:span><text:span text:style-name="T36">contentInstance</text:span><text:span text:style-name="T37">&gt;</text:span><text:span text:style-name="T35">s. AE can create or retrieve the &lt;contentInstance&gt; on any CSE by the retargeting functionality, as far as permission is allowed. Interface between CSEs is called </text:span><text:span text:style-name="T36">mcc</text:span><text:span text:style-name="T35"> and interface between CSE and AE is called </text:span><text:span text:style-name="T36">mc</text:span><text:span text:style-name="T39">a</text:span><text:span text:style-name="T36">, </text:span><text:span text:style-name="T40">both interfaces have almost same interface.</text:span></text:p>
      <text:p text:style-name="P29"><text:span text:style-name="T35">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36">conentInstan</text:span><text:span text:style-name="T37">c</text:span><text:span text:style-name="T36">e</text:span><text:span text:style-name="T37">&gt;</text:span><text:span text:style-name="T41">s</text:span><text:span text:style-name="T35"> in ASN-CSE, and intermediate applications calculate statistics and put the result on IN-CSE as a &lt;</text:span><text:span text:style-name="T36">contentInstance</text:span><text:span text:style-name="T38">&gt;</text:span><text:span text:style-name="T39">, </text:span><text:span text:style-name="T42">while, i</text:span><text:span text:style-name="T44">n direct aggregation type, AE connected to ASN-CSE creates &lt;</text:span><text:span text:style-name="T36">contentInstance</text:span><text:span text:style-name="T38">&gt;</text:span><text:span text:style-name="T43">s</text:span><text:span text:style-name="T35"> in IN-CSE directly.</text:span></text:p>
      <text:p text:style-name="P30">Under CSE layer, oneM2M specifies NSE(Network Services Entity), but this RF<text:span text:style-name="T63">C</text:span> doesn’t cover the NSE layer.</text:p>
      <text:p text:style-name="P31"><draw:g text:anchor-type="paragraph" draw:z-index="18" draw:style-name="gr11"><draw:custom-shape draw:style-name="gr12" draw:text-style-name="P184" svg:width="3.264cm" svg:height="1.71cm" svg:x="4.62cm" svg:y="0.213cm"><text:p text:style-name="P183"><text:span text:style-name="T119">IN-CSE <text:s text:c="2"/></text:span></text:p><draw:enhanced-geometry svg:viewBox="0 0 21600 21600" draw:type="rectangle" draw:enhanced-path="M 0 0 L 21600 0 21600 21600 0 21600 0 0 Z N"/></draw:custom-shape><draw:custom-shape draw:style-name="gr13" draw:text-style-name="P185" svg:width="2.308cm" svg:height="1.511cm" svg:x="5.091cm" svg:y="3.605cm"><text:p text:style-name="P183"><text:span text:style-name="T117"/></text:p><text:p text:style-name="P183"><text:span text:style-name="T117"/></text:p><text:p text:style-name="P183"><text:span text:style-name="T120">MN-CSE</text:span></text:p><draw:enhanced-geometry svg:viewBox="0 0 21600 21600" draw:type="rectangle" draw:enhanced-path="M 0 0 L 21600 0 21600 21600 0 21600 0 0 Z N"/></draw:custom-shape><draw:custom-shape draw:style-name="gr14" draw:text-style-name="P185" svg:width="2.389cm" svg:height="1.038cm" svg:x="5.009cm" svg:y="6.104cm"><text:p text:style-name="P183"><text:span text:style-name="T121">ASN-CSE</text:span></text:p><draw:enhanced-geometry svg:viewBox="0 0 21600 21600" draw:type="rectangle" draw:enhanced-path="M 0 0 L 21600 0 21600 21600 0 21600 0 0 Z N"/></draw:custom-shape><draw:line draw:style-name="gr5" draw:text-style-name="P186" svg:x1="5.937cm" svg:y1="3.606cm" svg:x2="5.963cm" svg:y2="1.912cm"><text:p/></draw:line><draw:line draw:style-name="gr5" draw:text-style-name="P186" svg:x1="5.997cm" svg:y1="5.111cm" svg:x2="5.997cm" svg:y2="6.142cm"><text:p/></draw:line><draw:custom-shape draw:style-name="gr15" draw:text-style-name="P191" svg:width="1.29cm" svg:height="0.914cm" svg:x="3.399cm" svg:y="3.605cm"><text:p text:style-name="P183"><text:span text:style-name="T116">AE</text:span></text:p><draw:enhanced-geometry svg:viewBox="0 0 21600 21600" draw:type="rectangle" draw:enhanced-path="M 0 0 L 21600 0 21600 21600 0 21600 0 0 Z N"/></draw:custom-shape><draw:custom-shape draw:style-name="gr16" draw:text-style-name="P191" svg:width="2.4cm" svg:height="0.916cm" svg:x="4.999cm" svg:y="7.814cm"><text:p text:style-name="P183"><text:span text:style-name="T116">AE</text:span></text:p><draw:enhanced-geometry svg:viewBox="0 0 21600 21600" draw:type="rectangle" draw:enhanced-path="M 0 0 L 21600 0 21600 21600 0 21600 0 0 Z N"/></draw:custom-shape><draw:line draw:style-name="gr5" draw:text-style-name="P186" svg:x1="5.897cm" svg:y1="7.812cm" svg:x2="5.897cm" svg:y2="7.112cm"><text:p/></draw:line><draw:line draw:style-name="gr5" draw:text-style-name="P186" svg:x1="4.687cm" svg:y1="4.154cm" svg:x2="5.09cm" svg:y2="4.154cm"><text:p/></draw:line><draw:custom-shape draw:style-name="gr17" draw:text-style-name="P192" svg:width="1.629cm" svg:height="0.6cm" svg:x="5.17cm" svg:y="9.412cm"><text:p text:style-name="P183"><text:span text:style-name="T12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86" svg:x1="5.964cm" svg:y1="9.41cm" svg:x2="5.964cm" svg:y2="8.71cm"><text:p/></draw:line><draw:path draw:style-name="gr18" draw:text-style-name="P188" svg:width="0.802cm" svg:height="5.428cm" svg:x="6.219cm" svg:y="4.265cm" svg:viewBox="0 0 803 5429" svg:d="M0 5429c181-10 370-175 425-452 70-353-367-672-221-1024 231-551 453-891 552-1429 94-513 23-1277-16-1572-61-305-163-861-457-952"><text:p/></draw:path><draw:path draw:style-name="gr18" draw:text-style-name="P188"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184" svg:width="3.266cm" svg:height="1.71cm" svg:x="9.133cm" svg:y="0.213cm"><text:p text:style-name="P183"><text:span text:style-name="T119">IN-CSE <text:s text:c="2"/></text:span></text:p><draw:enhanced-geometry svg:viewBox="0 0 21600 21600" draw:type="rectangle" draw:enhanced-path="M 0 0 L 21600 0 21600 21600 0 21600 0 0 Z N"/></draw:custom-shape><draw:custom-shape draw:style-name="gr20" draw:text-style-name="P185" svg:width="2.095cm" svg:height="1.511cm" svg:x="9.604cm" svg:y="3.605cm"><text:p text:style-name="P183"><text:span text:style-name="T117"/></text:p><text:p text:style-name="P183"><text:span text:style-name="T117"/></text:p><text:p text:style-name="P183"><text:span text:style-name="T120">MN-CSE</text:span></text:p><draw:enhanced-geometry svg:viewBox="0 0 21600 21600" draw:type="rectangle" draw:enhanced-path="M 0 0 L 21600 0 21600 21600 0 21600 0 0 Z N"/></draw:custom-shape><draw:custom-shape draw:style-name="gr21" draw:text-style-name="P185" svg:width="2.174cm" svg:height="1.038cm" svg:x="9.525cm" svg:y="6.104cm"><text:p text:style-name="P183"><text:span text:style-name="T123">ASN-CSE</text:span></text:p><draw:enhanced-geometry svg:viewBox="0 0 21600 21600" draw:type="rectangle" draw:enhanced-path="M 0 0 L 21600 0 21600 21600 0 21600 0 0 Z N"/></draw:custom-shape><draw:line draw:style-name="gr22" draw:text-style-name="P186" svg:x1="10.455cm" svg:y1="3.606cm" svg:x2="10.481cm" svg:y2="1.912cm"><text:p/></draw:line><draw:line draw:style-name="gr5" draw:text-style-name="P186" svg:x1="10.412cm" svg:y1="5.013cm" svg:x2="10.412cm" svg:y2="6.044cm"><text:p/></draw:line><draw:custom-shape draw:style-name="gr23" draw:text-style-name="P191" svg:width="2.001cm" svg:height="0.916cm" svg:x="9.698cm" svg:y="7.814cm"><text:p text:style-name="P183"><text:span text:style-name="T116">AE</text:span></text:p><draw:enhanced-geometry svg:viewBox="0 0 21600 21600" draw:type="rectangle" draw:enhanced-path="M 0 0 L 21600 0 21600 21600 0 21600 0 0 Z N"/></draw:custom-shape><draw:line draw:style-name="gr5" draw:text-style-name="P186" svg:x1="10.412cm" svg:y1="7.812cm" svg:x2="10.412cm" svg:y2="7.112cm"><text:p/></draw:line><draw:custom-shape draw:style-name="gr24" draw:text-style-name="P192" svg:width="1.585cm" svg:height="0.6cm" svg:x="10.014cm" svg:y="9.412cm"><text:p text:style-name="P183"><text:span text:style-name="T12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86" svg:x1="10.476cm" svg:y1="9.41cm" svg:x2="10.476cm" svg:y2="8.71cm"><text:p/></draw:line><draw:path draw:style-name="gr18" draw:text-style-name="P188"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193"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193"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193"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138" text:outline-level="2">Communication methods used in oneM2M</text:h>
      <text:p text:style-name="P66">oneM2M allows variety of communication methods, combination of 4 protocol bindings (HTTP, MQTT, CoAP, Websocket) and 3 serializations (XML, JSON, CBOR). <text:span text:style-name="T45">It might be added in future. oneM2M specifies specification in different level. </text:span></text:p>
      <text:p text:style-name="P67"><text:s/>Firstly TS-0001[2] specifies high level resource definitions, it defines more than 40 resource types, such as <text:span text:style-name="T31">&lt;</text:span>contentInstance<text:span text:style-name="T31">&gt;</text:span> for storing IoT data, <text:span text:style-name="T31">&lt;</text:span>timeSeriesInstance<text:span text:style-name="T31">&gt;</text:span> for periodic sensor measurement with leap detection mechanism. </text:p>
      <text:p text:style-name="P67"><text:soft-page-break/><text:s/>Secondly TS-0004[3] specifies procedures and serializations in independent manner from protocol bindings. Resource type and protocol data unit are defined using XSD for XML serialization. Mapping between XML and other serializations are also specified.</text:p>
      <text:p text:style-name="P68">Thirdly TS-0008, TS-0009, TS-0010, TS-0020 specify protocol specific details <text:span text:style-name="T46">for CoAP, HTTP, MQTT and Web Socket respectively.</text:span></text:p>
      <text:p text:style-name="P68"/>
      <text:h text:style-name="P138" text:outline-level="2">Long name and short name</text:h>
      <text:p text:style-name="Body">oneM2M introduced two types of notation, called long name and short name for resource types, attribute and so on. Long name is human friendly string and specification<text:span text:style-name="T30">s</text:span> mainly use this notation, while short name is short string consist of <text:span text:style-name="T31">typically </text:span>2 <text:span text:style-name="T31">or 3 </text:span>characters <text:span text:style-name="T31">(but not limited and sometimes longer) </text:span>and communication protocol use this notation. <text:span text:style-name="T30">In most cases, the initial characters of long name are assigned as short name, for examples, ct for CreationTime and at for AnnounceTo. </text:span></text:p>
      <text:h text:style-name="P132" text:outline-level="1">Problem Description</text:h>
      <text:p text:style-name="P25">This section should be copied from the appropriate RFP(s). It is repeated here so it can be extended while the RFC authors learn more subtle details.</text:p>
      <text:p text:style-name="P37">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38">First problem is application portability. Without standardized API, application program tends to depend on the communication method initially intend to use and it will became hard to run another environment in which uses another communication method. (<text:span text:style-name="T48">For example,</text:span> an application designed for XML/HTTP, tend to run on environment use JSON/Websocket)</text:p>
      <text:p text:style-name="P38">Second problem is <text:span text:style-name="T49">the</text:span> latency of the communication between CSE and application. Even if CSE and application is located in the same box, current oneM2M specifi<text:span text:style-name="T50">cations define methods through </text:span>protocol<text:span text:style-name="T49">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49">Large latency reduces applicable area of oneM2M based solution.</text:span></text:p>
      <text:p text:style-name="P36">Third problem is the<text:span text:style-name="T47"> complexity of handling of long name and short name. Even if short name is defined by trying to use initial characters, it is not straight forward to translate them in head.</text:span></text:p>
      <text:h text:style-name="P132" text:outline-level="1">Requirements</text:h>
      <text:p text:style-name="P25">This section should be copied from the appropriate RFP(s)</text:p>
      <text:list xml:id="list3184965913043551314" text:style-name="L61">
        <text:list-item>
          <text:p text:style-name="P143"><text:soft-page-break/>R0010 – The solution MUST provide means to access outer CSE from application.</text:p>
        </text:list-item>
        <text:list-item>
          <text:p text:style-name="P143">R0011 – The solution MUST provide means to access outer CSE from client CSE.</text:p>
        </text:list-item>
        <text:list-item>
          <text:p text:style-name="P143">R0012 – The solution MUST provide means to select a communication method for application.</text:p>
        </text:list-item>
        <text:list-item>
          <text:p text:style-name="P143">R0013 – The solution MUST provide means to select a communication method for client CSE.</text:p>
        </text:list-item>
        <text:list-item>
          <text:p text:style-name="P143">R0020 – The solution MUST provide means for CSE to accept requests form outer CSE.</text:p>
        </text:list-item>
        <text:list-item>
          <text:p text:style-name="P143">R0020 – The solution MUST provide means for CSE to accept requests form outer application.</text:p>
        </text:list-item>
        <text:list-item>
          <text:p text:style-name="P143">R0030 – The solution MUST provide means to communicate through Java interface between CSE and application that are located in the same OSGi framework.</text:p>
        </text:list-item>
        <text:list-item>
          <text:p text:style-name="P143">R0040 – The solution SHOULD hide differences of communication methods, which are combinations of 4 <text:span text:style-name="T2">protocol bindings and 3 serializations (XML, JSON, CBOR).</text:span></text:p>
        </text:list-item>
        <text:list-item>
          <text:p text:style-name="P144">R0050 – The solution SHOULD provide developer friendly way for handling short names.</text:p>
        </text:list-item>
        <text:list-item>
          <text:p text:style-name="P144"><text:span text:style-name="T26">R00</text:span><text:span text:style-name="T27">6</text:span><text:span text:style-name="T26">0 – The solution MUST provide asynchronous interface </text:span><text:span text:style-name="T27">using ‘call by value’, such as DTO</text:span><text:span text:style-name="T26">.</text:span><text:span text:style-name="T22"> </text:span></text:p>
        </text:list-item>
      </text:list>
      <text:h text:style-name="P132" text:outline-level="1">Technical Solution</text:h>
      <text:p text:style-name="P25">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25">Strictly use the terminology a defined in the Problem Context.</text:p>
      <text:p text:style-name="P25">On each level, list the limitations of the solutions and any rationales for design decisions. Almost every decision is a trade off so explain what those trade offs are and why a specific trade off is made.</text:p>
      <text:p text:style-name="P25">Address what security mechanisms are implemented and how they should be used.</text:p>
      <text:h text:style-name="Heading_20_2" text:outline-level="2">Overview for communication through <text:span text:style-name="T61">netwo</text:span><text:span text:style-name="T68">r</text:span><text:span text:style-name="T61">k</text:span></text:h>
      <text:p text:style-name="P57">Protocol binding service and Mapper service <text:span text:style-name="T66">are introduced to </text:span>handle different protocols and serializations, respectively. <text:span text:style-name="T66">CSE communicate</text:span><text:span text:style-name="T67">s</text:span><text:span text:style-name="T66"> the protocol binding service through Service Layer Interface. </text:span><text:span text:style-name="T67">The interface is protocol and serialization agnostic interface. </text:span><text:span text:style-name="T66">Protocol binding service uses Mapper service to handle different serializations. For the Application entity, higher level abstraction is provided by Client Library Service through ClientLibrary interface. </text:span><text:span text:style-name="T72">Since this service is a stateful service, so i</text:span><text:span text:style-name="T66">t will be generated by Client Library Factory. </text:span><text:span text:style-name="T14">Following figure illustrates overall architecture.</text:span></text:p>
      <text:p text:style-name="P48"/>
      <text:p text:style-name="P25"><draw:g text:anchor-type="paragraph" draw:z-index="19" draw:style-name="gr11"><draw:custom-shape draw:style-name="gr27" draw:text-style-name="P193" svg:width="4.001cm" svg:height="1.301cm" svg:x="4.099cm" svg:y="2.912cm"><text:p text:style-name="P183"><text:span text:style-name="T124">CSE</text:span></text:p><draw:enhanced-geometry svg:viewBox="0 0 21600 21600" draw:type="rectangle" draw:enhanced-path="M 0 0 L 21600 0 21600 21600 0 21600 0 0 Z N"/></draw:custom-shape><draw:custom-shape draw:style-name="gr28" draw:text-style-name="P193" svg:width="2.7cm" svg:height="1.701cm" svg:x="4.9cm" svg:y="5.512cm"><text:p text:style-name="P183"><text:span text:style-name="T125">Protocol</text:span></text:p><text:p text:style-name="P183"><text:span text:style-name="T125">Binding</text:span></text:p><text:p text:style-name="P183"><text:span text:style-name="T125">Service</text:span></text:p><draw:enhanced-geometry svg:viewBox="0 0 21600 21600" draw:type="rectangle" draw:enhanced-path="M 0 0 L 21600 0 21600 21600 0 21600 0 0 Z N"/></draw:custom-shape><draw:line draw:style-name="gr29" draw:text-style-name="P194" svg:x1="5.099cm" svg:y1="4.913cm" svg:x2="7.299cm" svg:y2="4.913cm"><text:p/></draw:line><draw:custom-shape draw:style-name="gr30" draw:text-style-name="P193" svg:width="11.799cm" svg:height="1.202cm" svg:x="3.6cm" svg:y="8.412cm"><text:p text:style-name="P183"><text:span text:style-name="T124">Network</text:span></text:p><draw:enhanced-geometry svg:viewBox="0 0 21600 21600" draw:type="rectangle" draw:enhanced-path="M 0 0 L 21600 0 21600 21600 0 21600 0 0 Z N"/></draw:custom-shape><draw:line draw:style-name="gr29" draw:text-style-name="P194" svg:x1="3.999cm" svg:y1="5.513cm" svg:x2="3.999cm" svg:y2="6.913cm"><text:p/></draw:line><draw:custom-shape draw:style-name="gr31" draw:text-style-name="P193" svg:width="2.7cm" svg:height="1.699cm" svg:x="0cm" svg:y="5.413cm"><text:p text:style-name="P183"><text:span text:style-name="T126">Mapper</text:span></text:p><text:p text:style-name="P183"><text:span text:style-name="T126">Service</text:span></text:p><draw:enhanced-geometry svg:viewBox="0 0 21600 21600" draw:type="rectangle" draw:enhanced-path="M 0 0 L 21600 0 21600 21600 0 21600 0 0 Z N"/></draw:custom-shape><draw:line draw:style-name="gr32" draw:text-style-name="P193" svg:x1="2.699cm" svg:y1="6.313cm" svg:x2="4.899cm" svg:y2="6.313cm"><text:p/></draw:line><draw:line draw:style-name="gr33" draw:text-style-name="P193" svg:x1="6.199cm" svg:y1="7.313cm" svg:x2="6.199cm" svg:y2="8.413cm"><text:p/></draw:line><draw:line draw:style-name="gr33" draw:text-style-name="P193" svg:x1="6.199cm" svg:y1="4.213cm" svg:x2="6.199cm" svg:y2="5.513cm"><text:p/></draw:line><draw:custom-shape draw:style-name="gr34" draw:text-style-name="P193" svg:width="2.701cm" svg:height="1.701cm" svg:x="10.499cm" svg:y="5.512cm"><text:p text:style-name="P183"><text:span text:style-name="T125">Protocol</text:span></text:p><text:p text:style-name="P183"><text:span text:style-name="T125">Binding</text:span></text:p><text:p text:style-name="P183"><text:span text:style-name="T125">Service</text:span></text:p><draw:enhanced-geometry svg:viewBox="0 0 21600 21600" draw:type="rectangle" draw:enhanced-path="M 0 0 L 21600 0 21600 21600 0 21600 0 0 Z N"/></draw:custom-shape><draw:line draw:style-name="gr33" draw:text-style-name="P193" svg:x1="11.899cm" svg:y1="7.21cm" svg:x2="11.899cm" svg:y2="8.41cm"><text:p/></draw:line><draw:custom-shape draw:style-name="gr35" draw:text-style-name="P193" svg:width="2.802cm" svg:height="1.401cm" svg:x="10.499cm" svg:y="2.912cm"><text:p text:style-name="P183"><text:span text:style-name="T127">Client</text:span></text:p><text:p text:style-name="P183"><text:span text:style-name="T127">Library</text:span></text:p><text:p text:style-name="P183"><text:span text:style-name="T127">Service</text:span></text:p><draw:enhanced-geometry svg:viewBox="0 0 21600 21600" draw:type="rectangle" draw:enhanced-path="M 0 0 L 21600 0 21600 21600 0 21600 0 0 Z N"/></draw:custom-shape><draw:line draw:style-name="gr29" draw:text-style-name="P194" svg:x1="10.999cm" svg:y1="4.913cm" svg:x2="12.599cm" svg:y2="4.913cm"><text:p/></draw:line><draw:line draw:style-name="gr33" draw:text-style-name="P193" svg:x1="11.899cm" svg:y1="4.311cm" svg:x2="11.899cm" svg:y2="5.611cm"><text:p/></draw:line><draw:custom-shape draw:style-name="gr27" draw:text-style-name="P193" svg:width="4.001cm" svg:height="1.301cm" svg:x="9.798cm" svg:y="0.213cm"><text:p text:style-name="P183"><text:span text:style-name="T124">AE</text:span></text:p><draw:enhanced-geometry svg:viewBox="0 0 21600 21600" draw:type="rectangle" draw:enhanced-path="M 0 0 L 21600 0 21600 21600 0 21600 0 0 Z N"/></draw:custom-shape><draw:line draw:style-name="gr29" draw:text-style-name="P194" svg:x1="10.699cm" svg:y1="2.113cm" svg:x2="12.899cm" svg:y2="2.113cm"><text:p/></draw:line><draw:line draw:style-name="gr36" draw:text-style-name="P193" svg:x1="11.799cm" svg:y1="1.513cm" svg:x2="11.799cm" svg:y2="2.913cm"><text:p/></draw:line><draw:custom-shape draw:style-name="gr37" draw:text-style-name="P193" svg:width="2.8cm" svg:height="1.401cm" svg:x="14.9cm" svg:y="2.912cm"><text:p text:style-name="P183"><text:span text:style-name="T127">Client</text:span></text:p><text:p text:style-name="P183"><text:span text:style-name="T127">Library</text:span></text:p><text:p text:style-name="P183"><text:span text:style-name="T127">Factory</text:span></text:p><draw:enhanced-geometry svg:viewBox="0 0 21600 21600" draw:type="rectangle" draw:enhanced-path="M 0 0 L 21600 0 21600 21600 0 21600 0 0 Z N"/></draw:custom-shape><draw:line draw:style-name="gr32" draw:text-style-name="P193" svg:x1="13.299cm" svg:y1="3.613cm" svg:x2="14.899cm" svg:y2="3.613cm"><text:p/></draw:line><draw:custom-shape draw:style-name="gr38" draw:text-style-name="P195" svg:width="0.5cm" svg:height="0.5cm" svg:x="0cm" svg:y="5.402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custom-shape draw:style-name="gr39" draw:text-style-name="P195" svg:width="0.5cm" svg:height="0.502cm" svg:x="4.9cm" svg:y="5.512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custom-shape draw:style-name="gr39" draw:text-style-name="P195" svg:width="0.5cm" svg:height="0.502cm" svg:x="4.099cm" svg:y="2.912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custom-shape draw:style-name="gr39" draw:text-style-name="P195" svg:width="0.502cm" svg:height="0.502cm" svg:x="10.499cm" svg:y="5.512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custom-shape draw:style-name="gr39" draw:text-style-name="P195" svg:width="0.5cm" svg:height="0.502cm" svg:x="14.9cm" svg:y="2.912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custom-shape draw:style-name="gr39" draw:text-style-name="P195" svg:width="0.502cm" svg:height="0.502cm" svg:x="10.499cm" svg:y="2.912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frame draw:style-name="gr40" draw:text-style-name="P196" svg:width="3.525cm" svg:height="0.821cm" svg:x="7.5cm" svg:y="4.512cm"><draw:text-box><text:p text:style-name="P189"><text:span text:style-name="T128">Service Layer</text:span></text:p></draw:text-box></draw:frame><draw:frame draw:style-name="gr41" draw:text-style-name="P197" svg:width="2.179cm" svg:height="0.821cm" svg:x="2.708cm" svg:y="7.399cm"><draw:text-box><text:p text:style-name="P189"><text:span text:style-name="T128">Mapper</text:span></text:p></draw:text-box></draw:frame><draw:frame draw:style-name="gr42" draw:text-style-name="P197" svg:width="2.8cm" svg:height="0.821cm" svg:x="13.6cm" svg:y="4.512cm"><draw:text-box><text:p text:style-name="P189"><text:span text:style-name="T128">create</text:span></text:p></draw:text-box></draw:frame><draw:frame draw:style-name="gr43" draw:text-style-name="P197" svg:width="3.28cm" svg:height="0.821cm" svg:x="13.3cm" svg:y="1.806cm"><draw:text-box><text:p text:style-name="P189"><text:span text:style-name="T128">ClientLibrary</text:span></text:p></draw:text-box></draw:frame></draw:g><text:soft-page-break/></text:p>
      <text:p text:style-name="P25"/>
      <text:p text:style-name="Body">Service Layer Interface is defined as follow<text:span text:style-name="T69">s. Only method request sends request message and return Promise for the response. Here, Promise enables asynchronous messaging.</text:span></text:p>
      <text:p text:style-name="P49"/>
      <text:p text:style-name="P50"/>
      <text:p text:style-name="P75"><text:span text:style-name="T52">package</text:span><text:span text:style-name="T6"> org.osgi.onem2m.servicelayer;</text:span></text:p>
      <text:p text:style-name="P83"/>
      <text:p text:style-name="P82"><text:span text:style-name="T52">import</text:span><text:span text:style-name="T6"> org.osgi.onem2m.dto.RequestDTO;</text:span></text:p>
      <text:p text:style-name="P82"><text:span text:style-name="T52">import</text:span><text:span text:style-name="T6"> org.osgi.onem2m.dto.ResponseDTO;</text:span></text:p>
      <text:p text:style-name="P82"><text:span text:style-name="T52">import</text:span><text:span text:style-name="T6"> org.osgi.util.promise.Promise;</text:span></text:p>
      <text:p text:style-name="P83"/>
      <text:p text:style-name="P84">/**</text:p>
      <text:p text:style-name="P84"><text:s/>* Service Layer Interface, which locates between CSE and Protocol Binding Service.</text:p>
      <text:p text:style-name="P84"><text:s/>*/</text:p>
      <text:p text:style-name="P82"><text:span text:style-name="T52">public</text:span><text:span text:style-name="T6"> </text:span><text:span text:style-name="T52">interface</text:span><text:span text:style-name="T6"> ServiceLayer {</text:span></text:p>
      <text:p text:style-name="P82"><text:span text:style-name="T6"><text:tab/></text:span><text:span text:style-name="T56">/**</text:span></text:p>
      <text:p text:style-name="P84"><text:tab/> * send a request.</text:p>
      <text:p text:style-name="P84"><text:tab/> * </text:p>
      <text:p text:style-name="P82"><text:span text:style-name="T56"><text:tab/> * </text:span><text:span text:style-name="T82">@param</text:span><text:span text:style-name="T56"> request request</text:span></text:p>
      <text:p text:style-name="P82"><text:span text:style-name="T56"><text:tab/> * </text:span><text:span text:style-name="T82">@return</text:span><text:span text:style-name="T56"> promise for ResponseDTO.</text:span></text:p>
      <text:p text:style-name="P84"><text:tab/> */</text:p>
      <text:p text:style-name="P82"><text:span text:style-name="T6"><text:tab/>Promise&lt;ResponseDTO&gt; request(RequestDTO </text:span><text:span text:style-name="T83">request</text:span><text:span text:style-name="T6">);</text:span></text:p>
      <text:p text:style-name="P69">}</text:p>
      <text:p text:style-name="P69"/>
      <text:p text:style-name="P56"><text:span text:style-name="T12">On the Service Layer interface, there are bidirectional invocations, that is, CSE sends request to protocol binding service and get response from it, protocol binding service sends request to CSE and get response from it. For the </text:span><text:soft-page-break/><text:span text:style-name="T12">clarification purpose, Service Layer Interface is extended to ProtocolBinding Interfac</text:span><text:span text:style-name="T13">e, </text:span><text:span text:style-name="T12">Cse Interface, and Ae Interface without additional methods. </text:span></text:p>
      <text:p text:style-name="P39"/>
      <text:p text:style-name="Standard"><text:span text:style-name="T53">public</text:span><text:span text:style-name="T6"> </text:span><text:span text:style-name="T52">interface</text:span><text:span text:style-name="T6"> </text:span><text:span text:style-name="T7">Proto</text:span><text:span text:style-name="T8">c</text:span><text:span text:style-name="T7">olBinding</text:span><text:span text:style-name="T6"> </text:span><text:span text:style-name="T52">extends</text:span><text:span text:style-name="T6"> ServiceLayer {}</text:span></text:p>
      <text:p text:style-name="Standard"><text:span text:style-name="T53">public</text:span><text:span text:style-name="T6"> </text:span><text:span text:style-name="T52">interface</text:span><text:span text:style-name="T6"> Cse </text:span><text:span text:style-name="T52">extends</text:span><text:span text:style-name="T6"> ServiceLayer {}</text:span></text:p>
      <text:p text:style-name="P61"><text:span text:style-name="T52">public</text:span><text:span text:style-name="T6"> </text:span><text:span text:style-name="T52">interface</text:span><text:span text:style-name="T6"> Ae </text:span><text:span text:style-name="T52">extends</text:span><text:span text:style-name="T6"> ServiceLayer {}</text:span></text:p>
      <text:p text:style-name="Body"/>
      <text:h text:style-name="Heading_20_2" text:outline-level="2">Overview for internal communication within single OSGi framework.</text:h>
      <text:p text:style-name="Body"><text:s/><text:span text:style-name="T86">For internal communication, Cse Service and ClientLibrary Service communicate directly without </text:span><text:span text:style-name="T71">inter-mediating</text:span><text:span text:style-name="T86"> <text:s/>ProtocolBinding Service. </text:span><text:span text:style-name="T70">Following figure depicts overall architecture. </text:span><text:span text:style-name="T71">Though this type of communication is not clearly defined in oneM2M specification, communicating directly without serializing data between AE and CSE allows shorter latency and less computational resources.</text:span></text:p>
      <text:p text:style-name="P51"><draw:g text:anchor-type="paragraph" draw:z-index="20" draw:style-name="gr11"><draw:custom-shape draw:style-name="gr44" draw:text-style-name="P193" svg:width="4cm" svg:height="1.301cm" svg:x="2.238cm" svg:y="2.519cm"><text:p text:style-name="P183"><text:span text:style-name="T124">CSE</text:span></text:p><draw:enhanced-geometry svg:viewBox="0 0 21600 21600" draw:type="rectangle" draw:enhanced-path="M 0 0 L 21600 0 21600 21600 0 21600 0 0 Z N"/></draw:custom-shape><draw:line draw:style-name="gr29" draw:text-style-name="P194" svg:x1="7.238cm" svg:y1="2.019cm" svg:x2="7.238cm" svg:y2="4.419cm"><text:p/></draw:line><draw:custom-shape draw:style-name="gr45" draw:text-style-name="P193" svg:width="15.001cm" svg:height="1.2cm" svg:x="1.215cm" svg:y="4.919cm"><text:p text:style-name="P183"><text:span text:style-name="T124">Network</text:span></text:p><draw:enhanced-geometry svg:viewBox="0 0 21600 21600" draw:type="rectangle" draw:enhanced-path="M 0 0 L 21600 0 21600 21600 0 21600 0 0 Z N"/></draw:custom-shape><draw:line draw:style-name="gr33" draw:text-style-name="P193" svg:x1="6.238cm" svg:y1="3.219cm" svg:x2="8.538cm" svg:y2="3.219cm"><text:p/></draw:line><draw:custom-shape draw:style-name="gr37" draw:text-style-name="P193" svg:width="2.8cm" svg:height="1.401cm" svg:x="8.637cm" svg:y="2.519cm"><text:p text:style-name="P183"><text:span text:style-name="T127">Client</text:span></text:p><text:p text:style-name="P183"><text:span text:style-name="T127">Library</text:span></text:p><text:p text:style-name="P183"><text:span text:style-name="T127">Service</text:span></text:p><draw:enhanced-geometry svg:viewBox="0 0 21600 21600" draw:type="rectangle" draw:enhanced-path="M 0 0 L 21600 0 21600 21600 0 21600 0 0 Z N"/></draw:custom-shape><draw:custom-shape draw:style-name="gr27" draw:text-style-name="P193" svg:width="4.001cm" svg:height="1.301cm" svg:x="7.937cm" svg:y="-0.18cm"><text:p text:style-name="P183"><text:span text:style-name="T124">AE</text:span></text:p><draw:enhanced-geometry svg:viewBox="0 0 21600 21600" draw:type="rectangle" draw:enhanced-path="M 0 0 L 21600 0 21600 21600 0 21600 0 0 Z N"/></draw:custom-shape><draw:line draw:style-name="gr29" draw:text-style-name="P194" svg:x1="8.936cm" svg:y1="1.719cm" svg:x2="11.136cm" svg:y2="1.719cm"><text:p/></draw:line><draw:line draw:style-name="gr36" draw:text-style-name="P193" svg:x1="9.936cm" svg:y1="1.119cm" svg:x2="9.936cm" svg:y2="2.519cm"><text:p/></draw:line><draw:custom-shape draw:style-name="gr35" draw:text-style-name="P193" svg:width="2.802cm" svg:height="1.401cm" svg:x="13.037cm" svg:y="2.519cm"><text:p text:style-name="P183"><text:span text:style-name="T127">Client</text:span></text:p><text:p text:style-name="P183"><text:span text:style-name="T127">Library</text:span></text:p><text:p text:style-name="P183"><text:span text:style-name="T127">Factory</text:span></text:p><draw:enhanced-geometry svg:viewBox="0 0 21600 21600" draw:type="rectangle" draw:enhanced-path="M 0 0 L 21600 0 21600 21600 0 21600 0 0 Z N"/></draw:custom-shape><draw:line draw:style-name="gr32" draw:text-style-name="P193" svg:x1="11.438cm" svg:y1="3.219cm" svg:x2="13.038cm" svg:y2="3.219cm"><text:p/></draw:line><draw:custom-shape draw:style-name="gr39" draw:text-style-name="P195" svg:width="0.5cm" svg:height="0.502cm" svg:x="2.238cm" svg:y="2.519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custom-shape draw:style-name="gr39" draw:text-style-name="P195" svg:width="0.502cm" svg:height="0.502cm" svg:x="13.037cm" svg:y="2.519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custom-shape draw:style-name="gr39" draw:text-style-name="P195" svg:width="0.5cm" svg:height="0.502cm" svg:x="8.637cm" svg:y="2.519cm"><text:p/><draw:enhanced-geometry svg:viewBox="0 0 21600 21600" draw:mirror-horizontal="false" draw:mirror-vertical="true" draw:glue-points="0 0 0 10800 0 21600 10800 21600 21600 21600 10800 10800" draw:text-areas="1900 12700 12700 19700" draw:type="right-triangle" draw:enhanced-path="M 0 0 L 21600 21600 0 21600 0 0 Z N"/></draw:custom-shape><draw:frame draw:style-name="gr40" draw:text-style-name="P196" svg:width="3.525cm" svg:height="0.821cm" svg:x="3.236cm" svg:y="0.418cm"><draw:text-box><text:p text:style-name="P189"><text:span text:style-name="T128">Service Layer</text:span></text:p></draw:text-box></draw:frame><draw:line draw:style-name="gr8" draw:text-style-name="P194" svg:x1="6.336cm" svg:y1="1.119cm" svg:x2="7.236cm" svg:y2="2.019cm"><text:p/></draw:line><draw:frame draw:style-name="gr43" draw:text-style-name="P197" svg:width="3.28cm" svg:height="0.821cm" svg:x="11.259cm" svg:y="1.319cm"><draw:text-box><text:p text:style-name="P189"><text:span text:style-name="T128">ClientLibrary</text:span></text:p></draw:text-box></draw:frame></draw:g></text:p>
      <text:h text:style-name="P139" text:outline-level="2">Service Property for sub-interfaces of Service Layer Interface</text:h>
      <text:p text:style-name="P59"><text:span text:style-name="T61">Depending on the sub-interfaces of Service Layer Interface, they put different service properties. Table below summarizes the properties on </text:span><text:span text:style-name="T74">the interfaces</text:span><text:span text:style-name="T61">.</text:span></text:p>
      <text:p text:style-name="P52"/>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87">Interface</text:p>
          </table:table-cell>
          <table:table-cell table:style-name="表1.A1" office:value-type="string">
            <text:p text:style-name="P87">property Name</text:p>
          </table:table-cell>
          <table:table-cell table:style-name="表1.A1" office:value-type="string">
            <text:p text:style-name="P87">type</text:p>
          </table:table-cell>
          <table:table-cell table:style-name="表1.D1" office:value-type="string">
            <text:p text:style-name="P87">explanation</text:p>
          </table:table-cell>
        </table:table-row>
        <table:table-row>
          <table:table-cell table:style-name="表1.A2" office:value-type="string">
            <text:p text:style-name="P87">ProtocolBinidng</text:p>
          </table:table-cell>
          <table:table-cell table:style-name="表1.A2" office:value-type="string">
            <text:p text:style-name="P87">protocol</text:p>
          </table:table-cell>
          <table:table-cell table:style-name="表1.A2" office:value-type="string">
            <text:p text:style-name="P87">String</text:p>
          </table:table-cell>
          <table:table-cell table:style-name="表1.D2" office:value-type="string">
            <text:p text:style-name="P87">Supporting protocol. Possible values are “HTTP”, “MQTT”, “CoAP”, or “WebSocket”</text:p>
          </table:table-cell>
        </table:table-row>
        <table:table-row>
          <table:table-cell table:style-name="表1.A2" office:value-type="string">
            <text:p text:style-name="Table_20_Contents"/>
          </table:table-cell>
          <table:table-cell table:style-name="表1.A2" office:value-type="string">
            <text:p text:style-name="P87">serialization</text:p>
          </table:table-cell>
          <table:table-cell table:style-name="表1.A2" office:value-type="string">
            <text:p text:style-name="P87">String</text:p>
          </table:table-cell>
          <table:table-cell table:style-name="表1.D2" office:value-type="string">
            <text:p text:style-name="P87">Serialization. Possible values are “XML”, “JSON” or “CBOR”</text:p>
          </table:table-cell>
        </table:table-row>
        <table:table-row>
          <table:table-cell table:style-name="表1.A2" office:value-type="string">
            <text:p text:style-name="Table_20_Contents"/>
          </table:table-cell>
          <table:table-cell table:style-name="表1.A2" office:value-type="string">
            <text:p text:style-name="P87">Secure</text:p>
          </table:table-cell>
          <table:table-cell table:style-name="表1.A2" office:value-type="string">
            <text:p text:style-name="P87">boolean</text:p>
          </table:table-cell>
          <table:table-cell table:style-name="表1.D2" office:value-type="string">
            <text:p text:style-name="P87">True, if secure protocol is supported, otherwise false.</text:p>
          </table:table-cell>
        </table:table-row>
        <table:table-row>
          <table:table-cell table:style-name="表1.A2" office:value-type="string">
            <text:p text:style-name="Table_20_Contents"/>
          </table:table-cell>
          <table:table-cell table:style-name="表1.A2" office:value-type="string">
            <text:p text:style-name="P87">versions</text:p>
          </table:table-cell>
          <table:table-cell table:style-name="表1.A2" office:value-type="string">
            <text:p text:style-name="P87">String[]</text:p>
          </table:table-cell>
          <table:table-cell table:style-name="表1.D2" office:value-type="string">
            <text:p text:style-name="P87">Supported versions, possible values would be <text:s/>“R1”, “R1.1”, “R2”, “R2A”.</text:p>
          </table:table-cell>
        </table:table-row>
        <table:table-row>
          <table:table-cell table:style-name="表1.A2" office:value-type="string">
            <text:p text:style-name="P90">Cse</text:p>
          </table:table-cell>
          <table:table-cell table:style-name="表1.A2" office:value-type="string">
            <text:p text:style-name="P90">CSE-ID</text:p>
          </table:table-cell>
          <table:table-cell table:style-name="表1.A2" office:value-type="string">
            <text:p text:style-name="P90">String</text:p>
          </table:table-cell>
          <table:table-cell table:style-name="表1.D2" office:value-type="string">
            <text:p text:style-name="P90">CSE-ID: ID of CSE</text:p>
          </table:table-cell>
        </table:table-row>
        <table:table-row>
          <table:table-cell table:style-name="表1.A2" office:value-type="string">
            <text:p text:style-name="P90"/>
          </table:table-cell>
          <table:table-cell table:style-name="表1.A2" office:value-type="string">
            <text:p text:style-name="P90">SP-ID</text:p>
          </table:table-cell>
          <table:table-cell table:style-name="表1.A2" office:value-type="string">
            <text:p text:style-name="P90">String</text:p>
          </table:table-cell>
          <table:table-cell table:style-name="表1.D2" office:value-type="string">
            <text:p text:style-name="P90">ID of Service Provider</text:p>
          </table:table-cell>
        </table:table-row>
        <table:table-row>
          <table:table-cell table:style-name="表1.A2" office:value-type="string">
            <text:p text:style-name="P90"/>
          </table:table-cell>
          <table:table-cell table:style-name="表1.A2" office:value-type="string">
            <text:p text:style-name="P90">CSE-type</text:p>
          </table:table-cell>
          <table:table-cell table:style-name="表1.A2" office:value-type="string">
            <text:p text:style-name="P90">String</text:p>
          </table:table-cell>
          <table:table-cell table:style-name="表1.D2" office:value-type="string">
            <text:p text:style-name="P90">Type of CSE. Possible values are IN, MN, or ASN</text:p>
          </table:table-cell>
        </table:table-row>
        <table:table-row>
          <table:table-cell table:style-name="表1.A2" office:value-type="string">
            <text:p text:style-name="P90"/>
          </table:table-cell>
          <table:table-cell table:style-name="表1.A2" office:value-type="string">
            <text:p text:style-name="P95">POA</text:p>
          </table:table-cell>
          <table:table-cell table:style-name="表1.A2" office:value-type="string">
            <text:p text:style-name="P95">String</text:p>
          </table:table-cell>
          <table:table-cell table:style-name="表1.D2" office:value-type="string">
            <text:p text:style-name="P93">URI for point of access</text:p>
          </table:table-cell>
        </table:table-row>
        <table:table-row>
          <table:table-cell table:style-name="表1.A2" office:value-type="string">
            <text:p text:style-name="P90"/>
          </table:table-cell>
          <table:table-cell table:style-name="表1.A2" office:value-type="string">
            <text:p text:style-name="P90">versions</text:p>
          </table:table-cell>
          <table:table-cell table:style-name="表1.A2" office:value-type="string">
            <text:p text:style-name="P88">String[]</text:p>
          </table:table-cell>
          <table:table-cell table:style-name="表1.D2" office:value-type="string">
            <text:p text:style-name="P90">Supported versions</text:p>
          </table:table-cell>
        </table:table-row>
        <text:soft-page-break/>
        <table:table-row>
          <table:table-cell table:style-name="表1.A2" office:value-type="string">
            <text:p text:style-name="P92">Ae</text:p>
          </table:table-cell>
          <table:table-cell table:style-name="表1.A2" office:value-type="string">
            <text:p text:style-name="P92">AE-ID-Stem</text:p>
          </table:table-cell>
          <table:table-cell table:style-name="表1.A2" office:value-type="string">
            <text:p text:style-name="P92">String</text:p>
          </table:table-cell>
          <table:table-cell table:style-name="表1.D2" office:value-type="string">
            <text:p text:style-name="P92">Head part of AE-<text:span text:style-name="T88">I</text:span>D</text:p>
          </table:table-cell>
        </table:table-row>
        <table:table-row>
          <table:table-cell table:style-name="表1.A2" office:value-type="string">
            <text:p text:style-name="P92"/>
          </table:table-cell>
          <table:table-cell table:style-name="表1.A2" office:value-type="string">
            <text:p text:style-name="P92">APP-ID</text:p>
          </table:table-cell>
          <table:table-cell table:style-name="表1.A2" office:value-type="string">
            <text:p text:style-name="P92">String</text:p>
          </table:table-cell>
          <table:table-cell table:style-name="表1.D2" office:value-type="string">
            <text:p text:style-name="P92">Application ID</text:p>
          </table:table-cell>
        </table:table-row>
        <table:table-row>
          <table:table-cell table:style-name="表1.A2" office:value-type="string">
            <text:p text:style-name="P92"/>
          </table:table-cell>
          <table:table-cell table:style-name="表1.A2" office:value-type="string">
            <text:p text:style-name="P92">POA</text:p>
          </table:table-cell>
          <table:table-cell table:style-name="表1.A2" office:value-type="string">
            <text:p text:style-name="P92">String</text:p>
          </table:table-cell>
          <table:table-cell table:style-name="表1.D2" office:value-type="string">
            <text:p text:style-name="P92">URI for point of access</text:p>
          </table:table-cell>
        </table:table-row>
        <table:table-row>
          <table:table-cell table:style-name="表1.A2" office:value-type="string">
            <text:p text:style-name="P92"/>
          </table:table-cell>
          <table:table-cell table:style-name="表1.A2" office:value-type="string">
            <text:p text:style-name="P94">versions</text:p>
          </table:table-cell>
          <table:table-cell table:style-name="表1.A2" office:value-type="string">
            <text:p text:style-name="P89">String[]</text:p>
          </table:table-cell>
          <table:table-cell table:style-name="表1.D2" office:value-type="string">
            <text:p text:style-name="P91">Supported versions</text:p>
          </table:table-cell>
        </table:table-row>
      </table:table>
      <text:p text:style-name="P52"/>
      <text:p text:style-name="P52"/>
      <text:h text:style-name="P140" text:outline-level="2">ClientLibrary</text:h>
      <text:p text:style-name="P58"><text:span text:style-name="T66">For the Application entity, higher level abstraction is provided by Client Library Service through ClientLibrary interface. ClientLibrary manages Request-ID and AE-ID, so that it need to be stateful service. It will be generated by Client Library Factory depending on using AE bundles. </text:span><text:span text:style-name="T73">ClientLibrary Interface provides more developer friendly interface that exposes CRUD</text:span><text:span text:style-name="T74">+N</text:span><text:span text:style-name="T73"> operation </text:span><text:span text:style-name="T75">on</text:span><text:span text:style-name="T73"> resources.</text:span></text:p>
      <text:p text:style-name="P79"/>
      <text:p text:style-name="P76"><text:span text:style-name="T54">package</text:span><text:span text:style-name="T6"> org.osgi.onem2m.client;</text:span></text:p>
      <text:p text:style-name="P79"/>
      <text:p text:style-name="P76"><text:span text:style-name="T54">public</text:span><text:span text:style-name="T6"> </text:span><text:span text:style-name="T52">interface</text:span><text:span text:style-name="T6"> </text:span><text:span text:style-name="T10">ClientLibrary</text:span><text:span text:style-name="T6"> {</text:span></text:p>
      <text:p text:style-name="P76"><text:span text:style-name="T9"><text:tab/></text:span><text:span text:style-name="T56">/**</text:span></text:p>
      <text:p text:style-name="P84"><text:tab/> * Create resource</text:p>
      <text:p text:style-name="P84"><text:tab/> * </text:p>
      <text:p text:style-name="P82"><text:span text:style-name="T56"><text:tab/> * </text:span><text:span text:style-name="T82">@param</text:span><text:span text:style-name="T56"> uri URI for the target Resource</text:span></text:p>
      <text:p text:style-name="P82"><text:span text:style-name="T56"><text:tab/> * </text:span><text:span text:style-name="T82">@param</text:span><text:span text:style-name="T56"> resource </text:span><text:span text:style-name="T57">Resou</text:span><text:span text:style-name="T58">r</text:span><text:span text:style-name="T57">ceDTO</text:span><text:span text:style-name="T56"> for creating resource</text:span></text:p>
      <text:p text:style-name="P82"><text:span text:style-name="T56"><text:tab/> * </text:span><text:span text:style-name="T82">@return</text:span><text:span text:style-name="T56"> ResouceDTO for created resource</text:span></text:p>
      <text:p text:style-name="P84"><text:tab/> */</text:p>
      <text:p text:style-name="P82"><text:span text:style-name="T6"><text:tab/></text:span><text:span text:style-name="T52">public</text:span><text:span text:style-name="T6"> ResourceDTO create(String </text:span><text:span text:style-name="T83">uri</text:span><text:span text:style-name="T6">, ResourceDTO </text:span><text:span text:style-name="T83">resource</text:span><text:span text:style-name="T6">) </text:span><text:span text:style-name="T52">throws</text:span><text:span text:style-name="T6"> OneM2MException;</text:span></text:p>
      <text:p text:style-name="P86"><text:tab/></text:p>
      <text:p text:style-name="P82"><text:span text:style-name="T6"><text:tab/></text:span><text:span text:style-name="T56">/**</text:span></text:p>
      <text:p text:style-name="P84"><text:tab/> * Retrieve resource</text:p>
      <text:p text:style-name="P84"><text:tab/> * </text:p>
      <text:p text:style-name="P82"><text:span text:style-name="T56"><text:tab/> * </text:span><text:span text:style-name="T82">@param</text:span><text:span text:style-name="T56"> uri URI for the target Resource</text:span></text:p>
      <text:p text:style-name="P82"><text:span text:style-name="T56"><text:tab/> * </text:span><text:span text:style-name="T82">@return</text:span><text:span text:style-name="T56"> ResouceDTO for retrieved resource</text:span></text:p>
      <text:p text:style-name="P84"><text:tab/> */</text:p>
      <text:p text:style-name="P82"><text:span text:style-name="T6"><text:tab/></text:span><text:span text:style-name="T52">public</text:span><text:span text:style-name="T6"> ResourceDTO retrieve(String </text:span><text:span text:style-name="T83">uri</text:span><text:span text:style-name="T6">);</text:span></text:p>
      <text:p text:style-name="P83"/>
      <text:p text:style-name="P82"><text:span text:style-name="T6"><text:tab/></text:span><text:span text:style-name="T56">/**</text:span></text:p>
      <text:p text:style-name="P84"><text:tab/> * Retrieve of partial attributes.</text:p>
      <text:p text:style-name="P84"><text:tab/> * </text:p>
      <text:p text:style-name="P82"><text:span text:style-name="T56"><text:tab/> * </text:span><text:span text:style-name="T82">@param</text:span><text:span text:style-name="T56"> uri URI for the target Resource</text:span></text:p>
      <text:p text:style-name="P82"><text:span text:style-name="T56"><text:tab/> * </text:span><text:span text:style-name="T82">@param</text:span><text:span text:style-name="T56"> attributes attribute names for retrieving attribute.</text:span></text:p>
      <text:p text:style-name="P82"><text:span text:style-name="T56"><text:tab/> * </text:span><text:span text:style-name="T82">@return</text:span><text:span text:style-name="T56"> ResouceDTO for retrieved resource</text:span></text:p>
      <text:p text:style-name="P84"><text:tab/> */</text:p>
      <text:p text:style-name="P82"><text:span text:style-name="T6"><text:tab/></text:span><text:span text:style-name="T52">public</text:span><text:span text:style-name="T6"> ResourceDTO retrieve(String </text:span><text:span text:style-name="T83">uri</text:span><text:span text:style-name="T6">, List&lt;String&gt; </text:span><text:span text:style-name="T83">attributes</text:span><text:span text:style-name="T6">) </text:span><text:span text:style-name="T52">throws</text:span><text:span text:style-name="T6"> OneM2MException;</text:span></text:p>
      <text:p text:style-name="P83"/>
      <text:p text:style-name="P82"><text:span text:style-name="T6"><text:tab/></text:span><text:span text:style-name="T56">/**</text:span></text:p>
      <text:p text:style-name="P84"><text:tab/> * Update resource</text:p>
      <text:p text:style-name="P84"><text:tab/> * </text:p>
      <text:p text:style-name="P82"><text:span text:style-name="T56"><text:tab/> * </text:span><text:span text:style-name="T82">@param</text:span><text:span text:style-name="T56"> uri URI for resource</text:span></text:p>
      <text:p text:style-name="P82"><text:span text:style-name="T56"><text:tab/> * </text:span><text:span text:style-name="T82">@param</text:span><text:span text:style-name="T56"> resource resource data</text:span></text:p>
      <text:p text:style-name="P82"><text:span text:style-name="T56"><text:tab/> * </text:span><text:span text:style-name="T82">@throws</text:span><text:span text:style-name="T56"> OneM2MException</text:span></text:p>
      <text:p text:style-name="P84"><text:soft-page-break/><text:tab/> */</text:p>
      <text:p text:style-name="P82"><text:span text:style-name="T6"><text:tab/></text:span><text:span text:style-name="T52">public</text:span><text:span text:style-name="T6"> ResourceDTO update(String </text:span><text:span text:style-name="T83">uri</text:span><text:span text:style-name="T6">, ResourceDTO </text:span><text:span text:style-name="T83">resource</text:span><text:span text:style-name="T6">) </text:span><text:span text:style-name="T52">throws</text:span><text:span text:style-name="T6"> OneM2MException;</text:span></text:p>
      <text:p text:style-name="P83"/>
      <text:p text:style-name="P86"><text:tab/></text:p>
      <text:p text:style-name="P82"><text:span text:style-name="T6"><text:tab/></text:span><text:span text:style-name="T56">/**</text:span></text:p>
      <text:p text:style-name="P84"><text:tab/> * Delete resource</text:p>
      <text:p text:style-name="P82"><text:span text:style-name="T56"><text:tab/> * </text:span><text:span text:style-name="T82">@param</text:span><text:span text:style-name="T56"> uri URI for resource</text:span></text:p>
      <text:p text:style-name="P82"><text:span text:style-name="T56"><text:tab/> * </text:span><text:span text:style-name="T82">@throws</text:span><text:span text:style-name="T56"> OneM2MException</text:span></text:p>
      <text:p text:style-name="P84"><text:tab/> */</text:p>
      <text:p text:style-name="P82"><text:span text:style-name="T6"><text:tab/></text:span><text:span text:style-name="T52">public</text:span><text:span text:style-name="T6"> </text:span><text:span text:style-name="T52">void</text:span><text:span text:style-name="T6"> delete(String </text:span><text:span text:style-name="T83">uri</text:span><text:span text:style-name="T6">) </text:span><text:span text:style-name="T52">throws</text:span><text:span text:style-name="T6"> OneM2MException;</text:span></text:p>
      <text:p text:style-name="P83"/>
      <text:p text:style-name="P82"><text:span text:style-name="T6"><text:tab/></text:span><text:span text:style-name="T56">/**</text:span></text:p>
      <text:p text:style-name="P84"><text:tab/> * send notification</text:p>
      <text:p text:style-name="P84"><text:tab/> * </text:p>
      <text:p text:style-name="P82"><text:span text:style-name="T56"><text:tab/> * </text:span><text:span text:style-name="T82">@param</text:span><text:span text:style-name="T56"> poa</text:span></text:p>
      <text:p text:style-name="P82"><text:span text:style-name="T56"><text:tab/> * </text:span><text:span text:style-name="T82">@param</text:span><text:span text:style-name="T56"> notification</text:span></text:p>
      <text:p text:style-name="P84"><text:tab/> */</text:p>
      <text:p text:style-name="P82"><text:span text:style-name="T6"><text:tab/></text:span><text:span text:style-name="T52">public</text:span><text:span text:style-name="T6"> </text:span><text:span text:style-name="T52">void</text:span><text:span text:style-name="T6"> notify(NotificationDTO </text:span><text:span text:style-name="T83">notification </text:span><text:span text:style-name="T6">) </text:span><text:span text:style-name="T52">throws</text:span><text:span text:style-name="T6"> OneM2MException;</text:span></text:p>
      <text:p text:style-name="P74"><text:tab/></text:p>
      <text:p text:style-name="P77"><text:span text:style-name="T73"><text:tab/></text:span><text:span text:style-name="T87">...</text:span></text:p>
      <text:p text:style-name="P53">}</text:p>
      <text:p text:style-name="P53"/>
      <text:p text:style-name="Body"><text:span text:style-name="T61">T</text:span><text:span text:style-name="T84">here are some configuration methods. </text:span><text:span text:style-name="T85">Application must set communication method by calling setProtocol(), setSerialization(), setSecureProtocol() and some communication information by calling setAeId(), <text:s/></text:span><text:span text:style-name="T15">setRequestIDHeader(). If the Application need to receive notifications, it must set notification listener by calling setNotificationListener().</text:span></text:p>
      <text:p text:style-name="P54"/>
      <text:p text:style-name="P78"><text:span text:style-name="T53">public</text:span><text:span text:style-name="T6"> </text:span><text:span text:style-name="T52">interface</text:span><text:span text:style-name="T6"> </text:span><text:span text:style-name="T10">ClientLibrary</text:span><text:span text:style-name="T6"> {</text:span></text:p>
      <text:p text:style-name="P70"><text:tab/>...</text:p>
      <text:p text:style-name="P82"><text:span text:style-name="T6"><text:tab/></text:span><text:span text:style-name="T56">/**</text:span></text:p>
      <text:p text:style-name="P84"><text:tab/> * Set using protocol. This method must be called once before using actual operation methods.</text:p>
      <text:p text:style-name="P82"><text:span text:style-name="T56"><text:tab/> * </text:span><text:span text:style-name="T82">@param</text:span><text:span text:style-name="T56"> protocol HTTP, CoAP, MQTT, WebSocket</text:span></text:p>
      <text:p text:style-name="P84"><text:tab/> */</text:p>
      <text:p text:style-name="P82"><text:span text:style-name="T6"><text:tab/></text:span><text:span text:style-name="T52">public</text:span><text:span text:style-name="T6"> </text:span><text:span text:style-name="T52">void</text:span><text:span text:style-name="T6"> setProtocol(String </text:span><text:span text:style-name="T83">protocol</text:span><text:span text:style-name="T6">);</text:span></text:p>
      <text:p text:style-name="P86"><text:tab/></text:p>
      <text:p text:style-name="P82"><text:span text:style-name="T6"><text:tab/></text:span><text:span text:style-name="T56">/**</text:span></text:p>
      <text:p text:style-name="P84"><text:tab/> * Set using serialization. This method must be called once before using actual operation methods.</text:p>
      <text:p text:style-name="P82"><text:span text:style-name="T56"><text:tab/> * </text:span><text:span text:style-name="T82">@param</text:span><text:span text:style-name="T56"> serialization using serialization. allowed value is one of "XML", "JSON", "CBOR"</text:span></text:p>
      <text:p text:style-name="P84"><text:tab/> */</text:p>
      <text:p text:style-name="P82"><text:span text:style-name="T6"><text:tab/></text:span><text:span text:style-name="T52">public</text:span><text:span text:style-name="T6"> </text:span><text:span text:style-name="T52">void</text:span><text:span text:style-name="T6"> setSerialization(String </text:span><text:span text:style-name="T83">serialization</text:span><text:span text:style-name="T6">);</text:span></text:p>
      <text:p text:style-name="P86"><text:tab/></text:p>
      <text:p text:style-name="P82"><text:span text:style-name="T6"><text:tab/></text:span><text:span text:style-name="T56">/**</text:span></text:p>
      <text:p text:style-name="P82"><text:span text:style-name="T56"><text:tab/> * Set security mode for the communication. This method must be called once before using </text:span><text:span text:style-name="T59">acutal</text:span><text:span text:style-name="T56"> operation methods.</text:span></text:p>
      <text:p text:style-name="P82"><text:span text:style-name="T56"><text:tab/> * </text:span><text:span text:style-name="T82">@param</text:span><text:span text:style-name="T56"> protocol</text:span></text:p>
      <text:p text:style-name="P82"><text:span text:style-name="T56"><text:tab/> */</text:span><text:span text:style-name="T6"><text:tab/></text:span></text:p>
      <text:p text:style-name="P82"><text:span text:style-name="T6"><text:tab/></text:span><text:span text:style-name="T52">public</text:span><text:span text:style-name="T6"> </text:span><text:span text:style-name="T52">void</text:span><text:span text:style-name="T6"> setSecureProtocol(</text:span><text:span text:style-name="T52">boolean</text:span><text:span text:style-name="T6"> </text:span><text:span text:style-name="T83">isSecure</text:span><text:span text:style-name="T6">);</text:span></text:p>
      <text:p text:style-name="P86"><text:tab/></text:p>
      <text:p text:style-name="P82"><text:soft-page-break/><text:span text:style-name="T6"><text:tab/></text:span><text:span text:style-name="T56">/**</text:span></text:p>
      <text:p text:style-name="P84"><text:tab/> * set Application ID. This value is used for registration process of oneM2M.</text:p>
      <text:p text:style-name="P84"><text:tab/> * "C" is used for the initial registration. After registration the assigned AEID.</text:p>
      <text:p text:style-name="P84"><text:tab/> * </text:p>
      <text:p text:style-name="P82"><text:span text:style-name="T56"><text:tab/> * </text:span><text:span text:style-name="T82">@param</text:span><text:span text:style-name="T56"> aeid</text:span></text:p>
      <text:p text:style-name="P84"><text:tab/> */</text:p>
      <text:p text:style-name="P82"><text:span text:style-name="T6"><text:tab/></text:span><text:span text:style-name="T52">public</text:span><text:span text:style-name="T6"> </text:span><text:span text:style-name="T52">void</text:span><text:span text:style-name="T6"> setAeId(String </text:span><text:span text:style-name="T83">aeid</text:span><text:span text:style-name="T6">);</text:span></text:p>
      <text:p text:style-name="P86"/>
      <text:p text:style-name="P82"><text:span text:style-name="T6"><text:tab/></text:span><text:span text:style-name="T56">/**</text:span></text:p>
      <text:p text:style-name="P84"><text:tab/> * set header for request ID</text:p>
      <text:p text:style-name="P84"><text:tab/> * </text:p>
      <text:p text:style-name="P82"><text:span text:style-name="T56"><text:tab/> * </text:span><text:span text:style-name="T82">@param</text:span><text:span text:style-name="T56"> header for request ID</text:span></text:p>
      <text:p text:style-name="P85"><text:tab/> */</text:p>
      <text:p text:style-name="P82"><text:span text:style-name="T6"><text:tab/></text:span><text:span text:style-name="T52">public</text:span><text:span text:style-name="T6"> </text:span><text:span text:style-name="T52">void</text:span><text:span text:style-name="T6"> setRequestIDHeader(String </text:span><text:span text:style-name="T83">format</text:span><text:span text:style-name="T6">);</text:span></text:p>
      <text:p text:style-name="P86"/>
      <text:p text:style-name="P82"><text:span text:style-name="T6"><text:tab/></text:span><text:span text:style-name="T56">/**</text:span></text:p>
      <text:p text:style-name="P84"><text:tab/> * set Notification Listener with client library.</text:p>
      <text:p text:style-name="P84"><text:tab/> * </text:p>
      <text:p text:style-name="P82"><text:span text:style-name="T56"><text:tab/> * </text:span><text:span text:style-name="T82">@param</text:span><text:span text:style-name="T56"> poa</text:span></text:p>
      <text:p text:style-name="P82"><text:span text:style-name="T56"><text:tab/> * </text:span><text:span text:style-name="T82">@param</text:span><text:span text:style-name="T56"> listner</text:span></text:p>
      <text:p text:style-name="P84"><text:tab/> */</text:p>
      <text:p text:style-name="P82"><text:span text:style-name="T6"><text:tab/></text:span><text:span text:style-name="T52">public</text:span><text:span text:style-name="T6"> </text:span><text:span text:style-name="T52">void</text:span><text:span text:style-name="T6"> setNotificationListener(String </text:span><text:span text:style-name="T83">poa</text:span><text:span text:style-name="T6">, NotificationListener </text:span><text:span text:style-name="T83">listener</text:span><text:span text:style-name="T6"> );</text:span></text:p>
      <text:p text:style-name="P86"/>
      <text:p text:style-name="P78"><text:span text:style-name="T6"><text:tab/></text:span><text:span text:style-name="T11">...</text:span></text:p>
      <text:p text:style-name="P81">}</text:p>
      <text:p text:style-name="P81"/>
      <text:p text:style-name="Body">NOTE: need to add setAppID()?</text:p>
      <text:p text:style-name="P32"/>
      <text:h text:style-name="Heading_20_2" text:outline-level="2"><text:span text:style-name="T25">V</text:span><text:span text:style-name="T23">alidator Interface</text:span></text:h>
      <text:p text:style-name="P34">Validator Services implementing Validator interface, can be used for validating OneM2MDTO and its sub classes.</text:p>
      <text:p text:style-name="P34"/>
      <text:p text:style-name="P34">TBD</text:p>
      <text:h text:style-name="P132"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ext:soft-page-break/>This section is optional and could also be provided in a separate RFC.</text:p>
      <text:p text:style-name="P5"/>
      <text:h text:style-name="Heading_20_2" text:outline-level="2">OneM2MDTO</text:h>
      <text:p text:style-name="P40">OneM2MDTO is the base DTO for more concrete DTO related to oneM2M. The DTO holds a Map field and JSON like structure is stored in it.</text:p>
      <text:p text:style-name="P40"/>
      <text:p text:style-name="P7"><text:span text:style-name="T55">package</text:span><text:span text:style-name="T5"> org.osgi.onem2m.dto;</text:span></text:p>
      <text:p text:style-name="P83"/>
      <text:p text:style-name="P82"><text:span text:style-name="T52">import</text:span><text:span text:style-name="T6"> java.util.Map;</text:span></text:p>
      <text:p text:style-name="P82"><text:span text:style-name="T52">import</text:span><text:span text:style-name="T6"> org.osgi.dto.DTO;</text:span></text:p>
      <text:p text:style-name="P83"/>
      <text:p text:style-name="P84">/**</text:p>
      <text:p text:style-name="P84"><text:s/>* DTO containing oneM2M related data.</text:p>
      <text:p text:style-name="P84"><text:s/>* </text:p>
      <text:p text:style-name="P84"><text:s/>*/</text:p>
      <text:p text:style-name="P82"><text:span text:style-name="T52">public</text:span><text:span text:style-name="T6"> </text:span><text:span text:style-name="T52">class</text:span><text:span text:style-name="T6"> OneM2MDTO </text:span><text:span text:style-name="T52">extends</text:span><text:span text:style-name="T6"> DTO {</text:span></text:p>
      <text:p text:style-name="P82"><text:span text:style-name="T6"><text:tab/></text:span><text:span text:style-name="T56">/**</text:span></text:p>
      <text:p text:style-name="P84"><text:tab/> * map holding JSON like data structure</text:p>
      <text:p text:style-name="P84"><text:tab/> */</text:p>
      <text:p text:style-name="P82"><text:span text:style-name="T6"><text:tab/></text:span><text:span text:style-name="T52">public</text:span><text:span text:style-name="T6"> Map&lt;String,Object&gt; </text:span><text:span text:style-name="T60">map</text:span><text:span text:style-name="T6">;</text:span></text:p>
      <text:p text:style-name="P8">}</text:p>
      <text:h text:style-name="Heading_20_2" text:outline-level="2">RequestDTO</text:h>
      <text:p text:style-name="P55">Request<text:span text:style-name="T62">DTO holds a Request Information used for oneM2M communication. This DTO extends OneM2MDTO but has no additional fields. The extension is used for clarification purpose of type.</text:span></text:p>
      <text:p text:style-name="P60"/>
      <text:p text:style-name="Standard"><text:span text:style-name="T52">package</text:span><text:span text:style-name="T6"> org.osgi.onem2m.dto;</text:span></text:p>
      <text:p text:style-name="P83"/>
      <text:p text:style-name="P84">/**</text:p>
      <text:p text:style-name="P84"><text:s/>* DTO containing oneM2M request primitive.</text:p>
      <text:p text:style-name="P84"><text:s/>*/</text:p>
      <text:p text:style-name="P82"><text:span text:style-name="T52">public</text:span><text:span text:style-name="T6"> </text:span><text:span text:style-name="T52">class</text:span><text:span text:style-name="T6"> RequestDTO </text:span><text:span text:style-name="T52">extends</text:span><text:span text:style-name="T6"> OneM2MDTO {<text:tab/></text:span></text:p>
      <text:p text:style-name="P71">}</text:p>
      <text:p text:style-name="P71"/>
      <text:h text:style-name="Heading_20_2" text:outline-level="2">ResponseDTO</text:h>
      <text:p text:style-name="P55">Re<text:span text:style-name="T62">sponseDTO holds a Response Information used for oneM2M communication. This DTO extends OneM2MDTO but has no additional fields. The extension is used for clarification purpose of type.</text:span></text:p>
      <text:p text:style-name="P60"/>
      <text:p text:style-name="Standard"><text:span text:style-name="T52">package</text:span><text:span text:style-name="T6"> org.osgi.onem2m.dto;</text:span></text:p>
      <text:p text:style-name="P83"/>
      <text:p text:style-name="P84">/**</text:p>
      <text:p text:style-name="P84"><text:s/>* DTO containing oneM2M response primitive.</text:p>
      <text:p text:style-name="P84"><text:s/>*/</text:p>
      <text:p text:style-name="P82"><text:span text:style-name="T52">public</text:span><text:span text:style-name="T6"> </text:span><text:span text:style-name="T52">class</text:span><text:span text:style-name="T6"> ResponseDTO </text:span><text:span text:style-name="T52">extends</text:span><text:span text:style-name="T6"> OneM2MDTO {</text:span></text:p>
      <text:p text:style-name="P71">}</text:p>
      <text:p text:style-name="P71"/>
      <text:h text:style-name="Heading_20_2" text:outline-level="2"><text:soft-page-break/>ResourceDTO</text:h>
      <text:p text:style-name="P41">ResourceDTO holds information for oneM2M resource. Extended attribute called resou<text:span text:style-name="T89">r</text:span>ceType holds resource type in short name, like “<text:span text:style-name="T81">AE”.</text:span></text:p>
      <text:p text:style-name="P80"/>
      <text:p text:style-name="P73"><text:span text:style-name="T52">package</text:span><text:span text:style-name="T6"> org.osgi.onem2m.dto;</text:span></text:p>
      <text:p text:style-name="P83"/>
      <text:p text:style-name="P84">/**</text:p>
      <text:p text:style-name="P84"><text:s/>* DTO containing oneM2M resource.</text:p>
      <text:p text:style-name="P84"><text:s/>*/</text:p>
      <text:p text:style-name="P82"><text:span text:style-name="T52">public</text:span><text:span text:style-name="T6"> </text:span><text:span text:style-name="T52">class</text:span><text:span text:style-name="T6"> ResourceDTO </text:span><text:span text:style-name="T52">extends</text:span><text:span text:style-name="T6"> OneM2MDTO {</text:span></text:p>
      <text:p text:style-name="P82"><text:span text:style-name="T6"><text:tab/></text:span><text:span text:style-name="T56">/**</text:span></text:p>
      <text:p text:style-name="P84"><text:tab/> * resource type</text:p>
      <text:p text:style-name="P84"><text:tab/> */</text:p>
      <text:p text:style-name="P82"><text:span text:style-name="T6"><text:tab/></text:span><text:span text:style-name="T52">public</text:span><text:span text:style-name="T6"> String </text:span><text:span text:style-name="T60">resourceType</text:span><text:span text:style-name="T6">;</text:span></text:p>
      <text:p text:style-name="P86">}</text:p>
      <text:h text:style-name="Heading_20_2" text:outline-level="2">NotificationDTO</text:h>
      <text:p text:style-name="P44">NotificationDTO holds information for Notification. <text:span text:style-name="T51">This DTO extends OneM2MDTO but has no additional fields. The extension is used for clarification purpose of type.</text:span></text:p>
      <text:p text:style-name="P44"/>
      <text:p text:style-name="P73"><text:span text:style-name="T52">package</text:span><text:span text:style-name="T6"> org.osgi.onem2m.dto;</text:span></text:p>
      <text:p text:style-name="P83"/>
      <text:p text:style-name="P84">/**</text:p>
      <text:p text:style-name="P84"><text:s/>* DTO for Notification. </text:p>
      <text:p text:style-name="P84"><text:s/>*/</text:p>
      <text:p text:style-name="P82"><text:span text:style-name="T52">public</text:span><text:span text:style-name="T6"> </text:span><text:span text:style-name="T52">class</text:span><text:span text:style-name="T6"> NotificationDTO </text:span><text:span text:style-name="T52">extends</text:span><text:span text:style-name="T6"> OneM2MDTO {</text:span></text:p>
      <text:p text:style-name="P72">}</text:p>
      <text:p text:style-name="P72"/>
      <text:h text:style-name="Heading_20_2" text:outline-level="2">AttributeDTO</text:h>
      <text:p text:style-name="Body">AttributeDTO <text:span text:style-name="T65">holds information for attribute. Extended fields, type and attributeName has resource type and name of attribute respectively. <text:s text:c="13"/></text:span></text:p>
      <text:p text:style-name="P73"><text:span text:style-name="T52">package</text:span><text:span text:style-name="T6"> org.osgi.onem2m.dto;</text:span></text:p>
      <text:p text:style-name="P83"/>
      <text:p text:style-name="P84">/**</text:p>
      <text:p text:style-name="P84"><text:s/>* DTO holding attribute information.</text:p>
      <text:p text:style-name="P84"><text:s/>*/</text:p>
      <text:p text:style-name="P82"><text:span text:style-name="T52">public</text:span><text:span text:style-name="T6"> </text:span><text:span text:style-name="T52">class</text:span><text:span text:style-name="T6"> AttributeDTO </text:span><text:span text:style-name="T52">extends</text:span><text:span text:style-name="T6"> OneM2MDTO {</text:span></text:p>
      <text:p text:style-name="P82"><text:span text:style-name="T6"><text:tab/></text:span><text:span text:style-name="T56">/**</text:span></text:p>
      <text:p text:style-name="P84"><text:tab/> * ResourceType which this attribute belongs to.</text:p>
      <text:p text:style-name="P84"><text:tab/> */</text:p>
      <text:p text:style-name="P82"><text:span text:style-name="T6"><text:tab/></text:span><text:span text:style-name="T52">public</text:span><text:span text:style-name="T6"> </text:span><text:span text:style-name="T52">int</text:span><text:span text:style-name="T6"> </text:span><text:span text:style-name="T60">type</text:span><text:span text:style-name="T6">;</text:span></text:p>
      <text:p text:style-name="P82"><text:span text:style-name="T6"><text:tab/></text:span><text:span text:style-name="T56">/**</text:span></text:p>
      <text:p text:style-name="P84"><text:tab/> * Attribute name in short name for this attribute.</text:p>
      <text:p text:style-name="P84"><text:tab/> */</text:p>
      <text:p text:style-name="P82"><text:span text:style-name="T6"><text:tab/></text:span><text:span text:style-name="T52">public</text:span><text:span text:style-name="T6"> String </text:span><text:span text:style-name="T60">attributeName</text:span><text:span text:style-name="T6">;</text:span></text:p>
      <text:p text:style-name="P86">}</text:p>
      <text:p text:style-name="P72"/>
      <text:h text:style-name="P132" text:outline-level="1"><text:soft-page-break/>Javadoc</text:h>
      <text:p text:style-name="P6"><text:span text:style-name="T1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3">https://www.osgi.org/members/RFC/Javadoc</text:span></text:a><text:span text:style-name="T19"> </text:span></text:p>
      <text:section text:style-name="Sect1" text:name="セクション1" text:protected="true">
        <text:section-source xlink:href="../javadoc.rtf" text:filter-name="Rich Text Format"/>
        <text:p text:style-name="P171"><text:span text:style-name="T94">Demo Documentation</text:span></text:p>
        <text:p text:style-name="P98"><text:span text:style-name="T95">17/09/14 19:26</text:span></text:p>
        <table:table table:name="表2" table:style-name="表2">
          <table:table-column table:style-name="表2.A"/>
          <table:table-column table:style-name="表2.B"/>
          <table:table-column table:style-name="表2.C"/>
          <table:table-row table:style-name="表2.1">
            <table:table-cell table:style-name="表2.A1" table:number-columns-spanned="2" office:value-type="string">
              <text:p text:style-name="P101"><text:span text:style-name="Summary_20_Heading_20_Font"><text:span text:style-name="T97">Package Summary</text:span></text:span></text:p>
            </table:table-cell>
            <table:covered-table-cell/>
            <table:table-cell table:style-name="表2.A1" office:value-type="string">
              <text:p text:style-name="P102"><text:span text:style-name="Page_20_Reference_20_Font"><text:span text:style-name="T98">Page</text:span></text:span></text:p>
            </table:table-cell>
          </table:table-row>
          <table:table-row table:style-name="表2.1">
            <table:table-cell table:style-name="表2.A2" office:value-type="string">
              <text:p text:style-name="P101"><text:a xlink:type="simple" xlink:href="file://catseye/l%22b3" text:style-name="Internet_20_link" text:visited-style-name="Visited_20_Internet_20_Link"><text:span text:style-name="T102">org.osgi.onem2m.client</text:span></text:a></text:p>
            </table:table-cell>
            <table:table-cell table:style-name="表2.B2" office:value-type="string">
              <text:p text:style-name="P101"><text:span text:style-name="T99">Package containing interfaces of Client Library for oneM2M.</text:span></text:p>
            </table:table-cell>
            <table:table-cell table:style-name="表2.C2" office:value-type="string">
              <text:p text:style-name="P102"><text:bookmark-ref text:reference-format="page" text:ref-name="b3">17</text:bookmark-ref></text:p>
            </table:table-cell>
          </table:table-row>
          <table:table-row table:style-name="表2.1">
            <table:table-cell table:style-name="表2.A3" office:value-type="string">
              <text:p text:style-name="P101"><text:a xlink:type="simple" xlink:href="file://catseye/l%22b26" text:style-name="Internet_20_link" text:visited-style-name="Visited_20_Internet_20_Link"><text:span text:style-name="T102">org.osgi.onem2m.dto</text:span></text:a></text:p>
            </table:table-cell>
            <table:table-cell table:style-name="表2.B3" office:value-type="string">
              <text:p text:style-name="P101"><text:span text:style-name="T99">Package containing Data Transfer Objects (DTOs).</text:span></text:p>
            </table:table-cell>
            <table:table-cell table:style-name="表2.C3" office:value-type="string">
              <text:p text:style-name="P102"><text:bookmark-ref text:reference-format="page" text:ref-name="b26">26</text:bookmark-ref></text:p>
            </table:table-cell>
          </table:table-row>
          <table:table-row table:style-name="表2.1">
            <table:table-cell table:style-name="表2.A4" office:value-type="string">
              <text:p text:style-name="P101"><text:a xlink:type="simple" xlink:href="file://catseye/l%22b44" text:style-name="Internet_20_link" text:visited-style-name="Visited_20_Internet_20_Link"><text:span text:style-name="T102">org.osgi.onem2m.mapper</text:span></text:a></text:p>
            </table:table-cell>
            <table:table-cell table:style-name="表2.B4" office:value-type="string">
              <text:p text:style-name="P101"><text:span text:style-name="T99">Package contains Mapper interface that convert binary data to OneM2MDTO, vice versa.</text:span></text:p>
            </table:table-cell>
            <table:table-cell table:style-name="表2.C4" office:value-type="string">
              <text:p text:style-name="P102"><text:bookmark-ref text:reference-format="page" text:ref-name="b44">34</text:bookmark-ref></text:p>
            </table:table-cell>
          </table:table-row>
          <table:table-row table:style-name="表2.1">
            <table:table-cell table:style-name="表2.A5" office:value-type="string">
              <text:p text:style-name="P101"><text:a xlink:type="simple" xlink:href="file://catseye/l%22b52" text:style-name="Internet_20_link" text:visited-style-name="Visited_20_Internet_20_Link"><text:span text:style-name="T102">org.osgi.onem2m.servicelayer</text:span></text:a></text:p>
            </table:table-cell>
            <table:table-cell table:style-name="表2.B5" office:value-type="string">
              <text:p text:style-name="P101"><text:span text:style-name="T99">The key Package containing Service Layer API.</text:span></text:p>
            </table:table-cell>
            <table:table-cell table:style-name="表2.C5" office:value-type="string">
              <text:p text:style-name="P102"><text:bookmark-ref text:reference-format="page" text:ref-name="b52">36</text:bookmark-ref></text:p>
            </table:table-cell>
          </table:table-row>
          <table:table-row table:style-name="表2.1">
            <table:table-cell table:style-name="表2.A6" office:value-type="string">
              <text:p text:style-name="P101"><text:a xlink:type="simple" xlink:href="file://catseye/l%22b59" text:style-name="Internet_20_link" text:visited-style-name="Visited_20_Internet_20_Link"><text:span text:style-name="T102">org.osgi.onem2m.util</text:span></text:a></text:p>
            </table:table-cell>
            <table:table-cell table:style-name="表2.B6" office:value-type="string">
              <text:p text:style-name="P101"><text:span text:style-name="T99">Package containing Utility Classes for oneM2M.</text:span></text:p>
            </table:table-cell>
            <table:table-cell table:style-name="表2.C6" office:value-type="string">
              <text:p text:style-name="P102"><text:bookmark-ref text:reference-format="page" text:ref-name="b59">41</text:bookmark-ref></text:p>
            </table:table-cell>
          </table:table-row>
          <table:table-row table:style-name="表2.1">
            <table:table-cell table:style-name="表2.A7" office:value-type="string">
              <text:p text:style-name="P101"><text:a xlink:type="simple" xlink:href="file://catseye/l%22b70" text:style-name="Internet_20_link" text:visited-style-name="Visited_20_Internet_20_Link"><text:span text:style-name="T102">org.osgi.onem2m.validation</text:span></text:a></text:p>
            </table:table-cell>
            <table:table-cell table:style-name="表2.B7" office:value-type="string">
              <text:p text:style-name="P101"><text:span text:style-name="T99">Package containing validation interface for oneM2M data structures.</text:span></text:p>
            </table:table-cell>
            <table:table-cell table:style-name="表2.C7" office:value-type="string">
              <text:p text:style-name="P102"><text:bookmark-ref text:reference-format="page" text:ref-name="b70">45</text:bookmark-ref></text:p>
            </table:table-cell>
          </table:table-row>
        </table:table>
        <text:p text:style-name="P110"><text:bookmark text:name="b3"/></text:p>
        <text:p text:style-name="P172"><text:span text:style-name="T4">Package org.osgi.onem2m.client</text:span></text:p>
        <text:p text:style-name="P104"><text:span text:style-name="T99">Package containing interfaces of Client Library for oneM2M.</text:span></text:p>
        <text:p text:style-name="P104"><text:span text:style-name="T100">See:</text:span></text:p>
        <text:p text:style-name="P112"><text:a xlink:type="simple" xlink:href="file://catseye/l%22b2" text:style-name="Internet_20_link" text:visited-style-name="Visited_20_Internet_20_Link"><text:span text:style-name="T100">Description</text:span></text:a></text:p>
        <table:table table:name="表3" table:style-name="表3">
          <table:table-column table:style-name="表3.A"/>
          <table:table-column table:style-name="表3.B"/>
          <table:table-column table:style-name="表3.C"/>
          <table:table-row table:style-name="表3.1">
            <table:table-cell table:style-name="表3.A1" table:number-columns-spanned="2" office:value-type="string">
              <text:p text:style-name="P101"><text:span text:style-name="Summary_20_Heading_20_Font"><text:span text:style-name="T97">Interface Summary</text:span></text:span></text:p>
            </table:table-cell>
            <table:covered-table-cell/>
            <table:table-cell table:style-name="表3.A1" office:value-type="string">
              <text:p text:style-name="P102"><text:span text:style-name="Page_20_Reference_20_Font"><text:span text:style-name="T98">Page</text:span></text:span></text:p>
            </table:table-cell>
          </table:table-row>
          <table:table-row table:style-name="表3.1">
            <table:table-cell table:style-name="表3.A2" office:value-type="string">
              <text:p text:style-name="P101"><text:a xlink:type="simple" xlink:href="file://catseye/l%22b19" text:style-name="Internet_20_link" text:visited-style-name="Visited_20_Internet_20_Link"><text:span text:style-name="T102">ClientLibrary</text:span></text:a></text:p>
            </table:table-cell>
            <table:table-cell table:style-name="表3.B2" office:value-type="string">
              <text:p text:style-name="P100"/>
            </table:table-cell>
            <table:table-cell table:style-name="表3.C2" office:value-type="string">
              <text:p text:style-name="P102"><text:bookmark-ref text:reference-format="page" text:ref-name="b19">19</text:bookmark-ref></text:p>
            </table:table-cell>
          </table:table-row>
          <table:table-row table:style-name="表3.1">
            <table:table-cell table:style-name="表3.A3" office:value-type="string">
              <text:p text:style-name="P101"><text:a xlink:type="simple" xlink:href="file://catseye/l%22b20" text:style-name="Internet_20_link" text:visited-style-name="Visited_20_Internet_20_Link"><text:span text:style-name="T102">CllientLibraryFactory</text:span></text:a></text:p>
            </table:table-cell>
            <table:table-cell table:style-name="表3.B3" office:value-type="string">
              <text:p text:style-name="P100"/>
            </table:table-cell>
            <table:table-cell table:style-name="表3.C3" office:value-type="string">
              <text:p text:style-name="P102"><text:bookmark-ref text:reference-format="page" text:ref-name="b20">23</text:bookmark-ref></text:p>
            </table:table-cell>
          </table:table-row>
          <table:table-row table:style-name="表3.1">
            <table:table-cell table:style-name="表3.A4" office:value-type="string">
              <text:p text:style-name="P101"><text:a xlink:type="simple" xlink:href="file://catseye/l%22b22" text:style-name="Internet_20_link" text:visited-style-name="Visited_20_Internet_20_Link"><text:span text:style-name="T102">NotificationListener</text:span></text:a></text:p>
            </table:table-cell>
            <table:table-cell table:style-name="表3.B4" office:value-type="string">
              <text:p text:style-name="P101"><text:span text:style-name="T99">Interface for Notification Listener White Board Patternにする場合。</text:span></text:p>
            </table:table-cell>
            <table:table-cell table:style-name="表3.C4" office:value-type="string">
              <text:p text:style-name="P102"><text:bookmark-ref text:reference-format="page" text:ref-name="b22">23</text:bookmark-ref></text:p>
            </table:table-cell>
          </table:table-row>
        </table:table>
        <text:p text:style-name="P103"/>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101"><text:span text:style-name="Summary_20_Heading_20_Font"><text:span text:style-name="T97">Exception Summary</text:span></text:span></text:p>
            </table:table-cell>
            <table:covered-table-cell/>
            <table:table-cell table:style-name="表4.A1" office:value-type="string">
              <text:p text:style-name="P102"><text:span text:style-name="Page_20_Reference_20_Font"><text:span text:style-name="T98">Page</text:span></text:span></text:p>
            </table:table-cell>
          </table:table-row>
          <table:table-row table:style-name="表4.1">
            <table:table-cell table:style-name="表4.A2" office:value-type="string">
              <text:p text:style-name="P101"><text:a xlink:type="simple" xlink:href="file://catseye/l%22b24" text:style-name="Internet_20_link" text:visited-style-name="Visited_20_Internet_20_Link"><text:span text:style-name="T102">OneM2MException</text:span></text:a></text:p>
            </table:table-cell>
            <table:table-cell table:style-name="表4.B2" office:value-type="string">
              <text:p text:style-name="P100"/>
            </table:table-cell>
            <table:table-cell table:style-name="表4.C2" office:value-type="string">
              <text:p text:style-name="P102"><text:bookmark-ref text:reference-format="page" text:ref-name="b24">25</text:bookmark-ref></text:p>
            </table:table-cell>
          </table:table-row>
        </table:table>
        <text:p text:style-name="P107"><text:bookmark text:name="b2"/><text:span text:style-name="T101">Package org.osgi.onem2m.client Description</text:span></text:p>
        <text:p text:style-name="P108"><text:span text:style-name="T99">Package containing interfaces of Client Library for oneM2M.</text:span></text:p>
        <text:p text:style-name="P147"><text:bookmark text:name="b19"/><text:span text:style-name="T4">Interface ClientLibrary</text:span></text:p>
        <text:p text:style-name="P116"><text:a xlink:type="simple" xlink:href="file://catseye/l%22b3" text:style-name="Internet_20_link" text:visited-style-name="Visited_20_Internet_20_Link"><text:span text:style-name="T96">org.osgi.onem2m.client</text:span></text:a></text:p>
        <text:p text:style-name="P105"/>
        <text:p text:style-name="P118"><text:span text:style-name="Code">public interface </text:span><text:span text:style-name="Code"><text:span text:style-name="T107">ClientLibrary</text:span></text:span></text:p>
        <text:p text:style-name="P120"/>
        <table:table table:name="表5" table:style-name="表5">
          <table:table-column table:style-name="表5.A"/>
          <table:table-column table:style-name="表5.B"/>
          <table:table-column table:style-name="表5.C"/>
          <table:table-row table:style-name="表5.1">
            <table:table-cell table:style-name="表5.A1" table:number-columns-spanned="2" office:value-type="string">
              <text:p text:style-name="P121"><text:span text:style-name="Summary_20_Heading_20_Font"><text:span text:style-name="T97">Method Summary</text:span></text:span></text:p>
            </table:table-cell>
            <table:covered-table-cell/>
            <table:table-cell table:style-name="表5.A1" office:value-type="string">
              <text:p text:style-name="P122"><text:span text:style-name="Page_20_Reference_20_Font"><text:span text:style-name="T98">Page</text:span></text:span></text:p>
            </table:table-cell>
          </table:table-row>
          <table:table-row table:style-name="表5.1">
            <table:table-cell table:style-name="表5.A2" office:value-type="string">
              <text:p text:style-name="P123"><text:a xlink:type="simple" xlink:href="file://catseye/l%22b40" text:style-name="Internet_20_link" text:visited-style-name="Visited_20_Internet_20_Link"><text:span text:style-name="T103">ResourceDTO</text:span></text:a></text:p>
            </table:table-cell>
            <table:table-cell table:style-name="表5.B2" office:value-type="string">
              <text:p text:style-name="P124"><text:a xlink:type="simple" xlink:href="file://catseye/l%22b12" text:style-name="Internet_20_link" text:visited-style-name="Visited_20_Internet_20_Link"><text:span text:style-name="T104">create</text:span></text:a><text:span text:style-name="Code"><text:span text:style-name="T108">(String uri, </text:span></text:span><text:a xlink:type="simple" xlink:href="file://catseye/l%22b40" text:style-name="Internet_20_link" text:visited-style-name="Visited_20_Internet_20_Link"><text:span text:style-name="T105">ResourceDTO</text:span></text:a><text:span text:style-name="Code"><text:span text:style-name="T108"> resource)</text:span></text:span></text:p>
              <text:p text:style-name="P125"><text:span text:style-name="T99">Create resource</text:span></text:p>
            </table:table-cell>
            <table:table-cell table:style-name="表5.C2" office:value-type="string">
              <text:p text:style-name="P122"><text:bookmark-ref text:reference-format="page" text:ref-name="b12">21</text:bookmark-ref></text:p>
            </table:table-cell>
          </table:table-row>
          <table:table-row table:style-name="表5.1">
            <table:table-cell table:style-name="表5.A3" office:value-type="string">
              <text:p text:style-name="P123"><text:span text:style-name="Code_20_Small"><text:span text:style-name="T109">void</text:span></text:span></text:p>
            </table:table-cell>
            <table:table-cell table:style-name="表5.B3" office:value-type="string">
              <text:p text:style-name="P124"><text:a xlink:type="simple" xlink:href="file://catseye/l%22b16" text:style-name="Internet_20_link" text:visited-style-name="Visited_20_Internet_20_Link"><text:span text:style-name="T104">delete</text:span></text:a><text:span text:style-name="Code"><text:span text:style-name="T108">(String uri)</text:span></text:span></text:p>
              <text:p text:style-name="P125"><text:span text:style-name="T99">Delete resource</text:span></text:p>
            </table:table-cell>
            <table:table-cell table:style-name="表5.C3" office:value-type="string">
              <text:p text:style-name="P122"><text:bookmark-ref text:reference-format="page" text:ref-name="b16">22</text:bookmark-ref></text:p>
            </table:table-cell>
          </table:table-row>
          <table:table-row table:style-name="表5.1">
            <table:table-cell table:style-name="表5.A4" office:value-type="string">
              <text:p text:style-name="P123"><text:span text:style-name="Code_20_Small"><text:span text:style-name="T109">String</text:span></text:span></text:p>
            </table:table-cell>
            <table:table-cell table:style-name="表5.B4" office:value-type="string">
              <text:p text:style-name="P124"><text:a xlink:type="simple" xlink:href="file://catseye/l%22b8" text:style-name="Internet_20_link" text:visited-style-name="Visited_20_Internet_20_Link"><text:span text:style-name="T104">getAeId</text:span></text:a><text:span text:style-name="Code"><text:span text:style-name="T108">()</text:span></text:span></text:p>
              <text:p text:style-name="P125"><text:span text:style-name="T99">get AEID.</text:span></text:p>
            </table:table-cell>
            <table:table-cell table:style-name="表5.C4" office:value-type="string">
              <text:p text:style-name="P122"><text:bookmark-ref text:reference-format="page" text:ref-name="b8">20</text:bookmark-ref></text:p>
            </table:table-cell>
          </table:table-row>
          <table:table-row table:style-name="表5.1">
            <table:table-cell table:style-name="表5.A5" office:value-type="string">
              <text:p text:style-name="P123"><text:span text:style-name="Code_20_Small"><text:span text:style-name="T109">long</text:span></text:span></text:p>
            </table:table-cell>
            <table:table-cell table:style-name="表5.B5" office:value-type="string">
              <text:p text:style-name="P124"><text:a xlink:type="simple" xlink:href="file://catseye/l%22b11" text:style-name="Internet_20_link" text:visited-style-name="Visited_20_Internet_20_Link"><text:span text:style-name="T104">getRequestIDCount</text:span></text:a><text:span text:style-name="Code"><text:span text:style-name="T108">()</text:span></text:span></text:p>
              <text:p text:style-name="P125"><text:span text:style-name="T99">get Counter for the RequestID.</text:span></text:p>
            </table:table-cell>
            <table:table-cell table:style-name="表5.C5" office:value-type="string">
              <text:p text:style-name="P122"><text:bookmark-ref text:reference-format="page" text:ref-name="b11">21</text:bookmark-ref></text:p>
            </table:table-cell>
          </table:table-row>
          <table:table-row table:style-name="表5.1">
            <table:table-cell table:style-name="表5.A6" office:value-type="string">
              <text:p text:style-name="P123"><text:span text:style-name="Code_20_Small"><text:span text:style-name="T109">void</text:span></text:span></text:p>
            </table:table-cell>
            <table:table-cell table:style-name="表5.B6" office:value-type="string">
              <text:p text:style-name="P124"><text:a xlink:type="simple" xlink:href="file://catseye/l%22b17" text:style-name="Internet_20_link" text:visited-style-name="Visited_20_Internet_20_Link"><text:span text:style-name="T104">notify</text:span></text:a><text:span text:style-name="Code"><text:span text:style-name="T108">(String poa, </text:span></text:span><text:a xlink:type="simple" xlink:href="file://catseye/l%22b32" text:style-name="Internet_20_link" text:visited-style-name="Visited_20_Internet_20_Link"><text:span text:style-name="T105">NotificationDTO</text:span></text:a><text:span text:style-name="Code"><text:span text:style-name="T108"> notification)</text:span></text:span></text:p>
              <text:p text:style-name="P125"><text:span text:style-name="T99">send notification</text:span></text:p>
            </table:table-cell>
            <table:table-cell table:style-name="表5.C6" office:value-type="string">
              <text:p text:style-name="P122"><text:bookmark-ref text:reference-format="page" text:ref-name="b17">22</text:bookmark-ref></text:p>
            </table:table-cell>
          </table:table-row>
          <table:table-row table:style-name="表5.1">
            <table:table-cell table:style-name="表5.A7" office:value-type="string">
              <text:p text:style-name="P123"><text:a xlink:type="simple" xlink:href="file://catseye/l%22b40" text:style-name="Internet_20_link" text:visited-style-name="Visited_20_Internet_20_Link"><text:span text:style-name="T103">ResourceDTO</text:span></text:a></text:p>
            </table:table-cell>
            <table:table-cell table:style-name="表5.B7" office:value-type="string">
              <text:p text:style-name="P124"><text:a xlink:type="simple" xlink:href="file://catseye/l%22b13" text:style-name="Internet_20_link" text:visited-style-name="Visited_20_Internet_20_Link"><text:span text:style-name="T104">retrieve</text:span></text:a><text:span text:style-name="Code"><text:span text:style-name="T108">(String uri)</text:span></text:span></text:p>
              <text:p text:style-name="P125"><text:span text:style-name="T99">Retrieve resource</text:span></text:p>
            </table:table-cell>
            <table:table-cell table:style-name="表5.C7" office:value-type="string">
              <text:p text:style-name="P122"><text:bookmark-ref text:reference-format="page" text:ref-name="b13">21</text:bookmark-ref></text:p>
            </table:table-cell>
          </table:table-row>
          <table:table-row table:style-name="表5.1">
            <table:table-cell table:style-name="表5.A8" office:value-type="string">
              <text:p text:style-name="P123"><text:a xlink:type="simple" xlink:href="file://catseye/l%22b40" text:style-name="Internet_20_link" text:visited-style-name="Visited_20_Internet_20_Link"><text:span text:style-name="T103">ResourceDTO</text:span></text:a></text:p>
            </table:table-cell>
            <table:table-cell table:style-name="表5.B8" office:value-type="string">
              <text:p text:style-name="P124"><text:a xlink:type="simple" xlink:href="file://catseye/l%22b14" text:style-name="Internet_20_link" text:visited-style-name="Visited_20_Internet_20_Link"><text:span text:style-name="T104">retrieve</text:span></text:a><text:span text:style-name="Code"><text:span text:style-name="T108">(String uri, List&lt;String&gt; attributes)</text:span></text:span></text:p>
              <text:p text:style-name="P125"><text:span text:style-name="T99">Retrieve of partial attributes.</text:span></text:p>
            </table:table-cell>
            <table:table-cell table:style-name="表5.C8" office:value-type="string">
              <text:p text:style-name="P122"><text:bookmark-ref text:reference-format="page" text:ref-name="b14">21</text:bookmark-ref></text:p>
            </table:table-cell>
          </table:table-row>
          <table:table-row table:style-name="表5.1">
            <table:table-cell table:style-name="表5.A9" office:value-type="string">
              <text:p text:style-name="P123"><text:span text:style-name="Code_20_Small"><text:span text:style-name="T109">void</text:span></text:span></text:p>
            </table:table-cell>
            <table:table-cell table:style-name="表5.B9" office:value-type="string">
              <text:p text:style-name="P124"><text:a xlink:type="simple" xlink:href="file://catseye/l%22b7" text:style-name="Internet_20_link" text:visited-style-name="Visited_20_Internet_20_Link"><text:span text:style-name="T104">setAeId</text:span></text:a><text:span text:style-name="Code"><text:span text:style-name="T108">(String aeid)</text:span></text:span></text:p>
              <text:p text:style-name="P125"><text:span text:style-name="T99">set Application ID.</text:span></text:p>
            </table:table-cell>
            <table:table-cell table:style-name="表5.C9" office:value-type="string">
              <text:p text:style-name="P122"><text:bookmark-ref text:reference-format="page" text:ref-name="b7">20</text:bookmark-ref></text:p>
            </table:table-cell>
          </table:table-row>
          <table:table-row table:style-name="表5.1">
            <table:table-cell table:style-name="表5.A10" office:value-type="string">
              <text:p text:style-name="P123"><text:span text:style-name="Code_20_Small"><text:span text:style-name="T109">void</text:span></text:span></text:p>
            </table:table-cell>
            <table:table-cell table:style-name="表5.B10" office:value-type="string">
              <text:p text:style-name="P124"><text:a xlink:type="simple" xlink:href="file://catseye/l%22b18" text:style-name="Internet_20_link" text:visited-style-name="Visited_20_Internet_20_Link"><text:span text:style-name="T104">setNotificationListener</text:span></text:a><text:span text:style-name="Code"><text:span text:style-name="T108">(String poa, </text:span></text:span><text:a xlink:type="simple" xlink:href="file://catseye/l%22b22" text:style-name="Internet_20_link" text:visited-style-name="Visited_20_Internet_20_Link"><text:span text:style-name="T105">NotificationListener</text:span></text:a><text:span text:style-name="Code"><text:span text:style-name="T108"> listener)</text:span></text:span></text:p>
              <text:p text:style-name="P125"><text:span text:style-name="T99">set Notification Listener with client library.</text:span></text:p>
            </table:table-cell>
            <table:table-cell table:style-name="表5.C10" office:value-type="string">
              <text:p text:style-name="P122"><text:bookmark-ref text:reference-format="page" text:ref-name="b18">22</text:bookmark-ref></text:p>
            </table:table-cell>
          </table:table-row>
          <table:table-row table:style-name="表5.1">
            <table:table-cell table:style-name="表5.A11" office:value-type="string">
              <text:p text:style-name="P123"><text:span text:style-name="Code_20_Small"><text:span text:style-name="T109">void</text:span></text:span></text:p>
            </table:table-cell>
            <table:table-cell table:style-name="表5.B11" office:value-type="string">
              <text:p text:style-name="P124"><text:a xlink:type="simple" xlink:href="file://catseye/l%22b4" text:style-name="Internet_20_link" text:visited-style-name="Visited_20_Internet_20_Link"><text:span text:style-name="T104">setProtocol</text:span></text:a><text:span text:style-name="Code"><text:span text:style-name="T108">(String protocol)</text:span></text:span></text:p>
              <text:p text:style-name="P125"><text:span text:style-name="T99">Set using protocol.</text:span></text:p>
            </table:table-cell>
            <table:table-cell table:style-name="表5.C11" office:value-type="string">
              <text:p text:style-name="P122"><text:bookmark-ref text:reference-format="page" text:ref-name="b4">19</text:bookmark-ref></text:p>
            </table:table-cell>
          </table:table-row>
          <table:table-row table:style-name="表5.1">
            <table:table-cell table:style-name="表5.A12" office:value-type="string">
              <text:p text:style-name="P123"><text:span text:style-name="Code_20_Small"><text:span text:style-name="T109">void</text:span></text:span></text:p>
            </table:table-cell>
            <table:table-cell table:style-name="表5.B12" office:value-type="string">
              <text:p text:style-name="P124"><text:a xlink:type="simple" xlink:href="file://catseye/l%22b10" text:style-name="Internet_20_link" text:visited-style-name="Visited_20_Internet_20_Link"><text:span text:style-name="T104">setRequestIDCount</text:span></text:a><text:span text:style-name="Code"><text:span text:style-name="T108">(long count)</text:span></text:span></text:p>
              <text:p text:style-name="P125"><text:span text:style-name="T99">set Counter for the RequestID.</text:span></text:p>
            </table:table-cell>
            <table:table-cell table:style-name="表5.C12" office:value-type="string">
              <text:p text:style-name="P122"><text:bookmark-ref text:reference-format="page" text:ref-name="b10">20</text:bookmark-ref></text:p>
            </table:table-cell>
          </table:table-row>
          <table:table-row table:style-name="表5.1">
            <table:table-cell table:style-name="表5.A13" office:value-type="string">
              <text:p text:style-name="P123"><text:span text:style-name="Code_20_Small"><text:span text:style-name="T109">void</text:span></text:span></text:p>
            </table:table-cell>
            <table:table-cell table:style-name="表5.B13" office:value-type="string">
              <text:p text:style-name="P124"><text:a xlink:type="simple" xlink:href="file://catseye/l%22b9" text:style-name="Internet_20_link" text:visited-style-name="Visited_20_Internet_20_Link"><text:span text:style-name="T104">setRequestIDHeader</text:span></text:a><text:span text:style-name="Code"><text:span text:style-name="T108">(String format)</text:span></text:span></text:p>
              <text:p text:style-name="P125"><text:span text:style-name="T99">set header for request ID</text:span></text:p>
            </table:table-cell>
            <table:table-cell table:style-name="表5.C13" office:value-type="string">
              <text:p text:style-name="P122"><text:bookmark-ref text:reference-format="page" text:ref-name="b9">20</text:bookmark-ref></text:p>
            </table:table-cell>
          </table:table-row>
          <table:table-row table:style-name="表5.1">
            <table:table-cell table:style-name="表5.A14" office:value-type="string">
              <text:p text:style-name="P123"><text:span text:style-name="Code_20_Small"><text:span text:style-name="T109">void</text:span></text:span></text:p>
            </table:table-cell>
            <table:table-cell table:style-name="表5.B14" office:value-type="string">
              <text:p text:style-name="P124"><text:a xlink:type="simple" xlink:href="file://catseye/l%22b6" text:style-name="Internet_20_link" text:visited-style-name="Visited_20_Internet_20_Link"><text:span text:style-name="T104">setSecureProtocol</text:span></text:a><text:span text:style-name="Code"><text:span text:style-name="T108">(boolean isSecure)</text:span></text:span></text:p>
              <text:p text:style-name="P125"><text:span text:style-name="T99">Set security mode for the communication.</text:span></text:p>
            </table:table-cell>
            <table:table-cell table:style-name="表5.C14" office:value-type="string">
              <text:p text:style-name="P122"><text:bookmark-ref text:reference-format="page" text:ref-name="b6">20</text:bookmark-ref></text:p>
            </table:table-cell>
          </table:table-row>
          <table:table-row table:style-name="表5.1">
            <table:table-cell table:style-name="表5.A15" office:value-type="string">
              <text:p text:style-name="P123"><text:span text:style-name="Code_20_Small"><text:span text:style-name="T109">void</text:span></text:span></text:p>
            </table:table-cell>
            <table:table-cell table:style-name="表5.B15" office:value-type="string">
              <text:p text:style-name="P124"><text:a xlink:type="simple" xlink:href="file://catseye/l%22b5" text:style-name="Internet_20_link" text:visited-style-name="Visited_20_Internet_20_Link"><text:span text:style-name="T104">setSerialization</text:span></text:a><text:span text:style-name="Code"><text:span text:style-name="T108">(String serialization)</text:span></text:span></text:p>
              <text:p text:style-name="P125"><text:span text:style-name="T99">Set using serialization.</text:span></text:p>
            </table:table-cell>
            <table:table-cell table:style-name="表5.C15" office:value-type="string">
              <text:p text:style-name="P122"><text:bookmark-ref text:reference-format="page" text:ref-name="b5">20</text:bookmark-ref></text:p>
            </table:table-cell>
          </table:table-row>
          <table:table-row table:style-name="表5.1">
            <table:table-cell table:style-name="表5.A16" office:value-type="string">
              <text:p text:style-name="P123"><text:a xlink:type="simple" xlink:href="file://catseye/l%22b40" text:style-name="Internet_20_link" text:visited-style-name="Visited_20_Internet_20_Link"><text:span text:style-name="T103">ResourceDTO</text:span></text:a></text:p>
            </table:table-cell>
            <table:table-cell table:style-name="表5.B16" office:value-type="string">
              <text:p text:style-name="P124"><text:a xlink:type="simple" xlink:href="file://catseye/l%22b15" text:style-name="Internet_20_link" text:visited-style-name="Visited_20_Internet_20_Link"><text:span text:style-name="T104">update</text:span></text:a><text:span text:style-name="Code"><text:span text:style-name="T108">(String uri, </text:span></text:span><text:a xlink:type="simple" xlink:href="file://catseye/l%22b40" text:style-name="Internet_20_link" text:visited-style-name="Visited_20_Internet_20_Link"><text:span text:style-name="T105">ResourceDTO</text:span></text:a><text:span text:style-name="Code"><text:span text:style-name="T108"> resource)</text:span></text:span></text:p>
              <text:p text:style-name="P125"><text:span text:style-name="T99">Update resource</text:span></text:p>
            </table:table-cell>
            <table:table-cell table:style-name="表5.C16" office:value-type="string">
              <text:p text:style-name="P122"><text:bookmark-ref text:reference-format="page" text:ref-name="b15">22</text:bookmark-ref></text:p>
            </table:table-cell>
          </table:table-row>
        </table:table>
        <text:p text:style-name="P167"><text:span text:style-name="T4">Method Detail</text:span></text:p>
        <text:p text:style-name="P168"><text:bookmark text:name="b4"/><text:span text:style-name="T4">setProtocol</text:span></text:p>
        <text:p text:style-name="P99"><text:span text:style-name="Code">void </text:span><text:span text:style-name="Code"><text:span text:style-name="T107">setProtocol</text:span></text:span><text:span text:style-name="Code"><text:span text:style-name="T112">(String protocol)</text:span></text:span></text:p>
        <text:p text:style-name="P112"><text:span text:style-name="T99">Set using protocol. This method must be called once before using actual operation methods.</text:span></text:p>
        <text:p text:style-name="P113"><text:soft-page-break/><text:span text:style-name="T100">Parameters:</text:span></text:p>
        <text:p text:style-name="P126"><text:span text:style-name="Code">protocol</text:span><text:span text:style-name="T99"> - HTTP, CoAP, MQTT, WebSocket</text:span></text:p>
        <text:p text:style-name="P128"/>
        <text:p text:style-name="P169"><text:bookmark text:name="b5"/><text:span text:style-name="T4">setSerialization</text:span></text:p>
        <text:p text:style-name="P99"><text:span text:style-name="Code">void </text:span><text:span text:style-name="Code"><text:span text:style-name="T107">setSerialization</text:span></text:span><text:span text:style-name="Code"><text:span text:style-name="T112">(String serialization)</text:span></text:span></text:p>
        <text:p text:style-name="P112"><text:span text:style-name="T99">Set using serialization. This method must be called once before using actual operation methods.</text:span></text:p>
        <text:p text:style-name="P113"><text:span text:style-name="T100">Parameters:</text:span></text:p>
        <text:p text:style-name="P126"><text:span text:style-name="Code">serialization</text:span><text:span text:style-name="T99"> - using serialization. allowed value is one of "XML", "JSON", "CBOR"</text:span></text:p>
        <text:p text:style-name="P128"/>
        <text:p text:style-name="P169"><text:bookmark text:name="b6"/><text:span text:style-name="T4">setSecureProtocol</text:span></text:p>
        <text:p text:style-name="P99"><text:span text:style-name="Code">void </text:span><text:span text:style-name="Code"><text:span text:style-name="T107">setSecureProtocol</text:span></text:span><text:span text:style-name="Code"><text:span text:style-name="T112">(boolean isSecure)</text:span></text:span></text:p>
        <text:p text:style-name="P114"><text:span text:style-name="T99">Set security mode for the communication. This method must be called once before using acutal operation methods.</text:span></text:p>
        <text:p text:style-name="P128"/>
        <text:p text:style-name="P169"><text:bookmark text:name="b7"/><text:span text:style-name="T4">setAeId</text:span></text:p>
        <text:p text:style-name="P99"><text:span text:style-name="Code">void </text:span><text:span text:style-name="Code"><text:span text:style-name="T107">setAeId</text:span></text:span><text:span text:style-name="Code"><text:span text:style-name="T112">(String aeid)</text:span></text:span></text:p>
        <text:p text:style-name="P114"><text:span text:style-name="T99">set Application ID. This value is used for registration process of oneM2M. "C" is used for the initial registration. After registration the assigned AEID.</text:span></text:p>
        <text:p text:style-name="P128"/>
        <text:p text:style-name="P169"><text:bookmark text:name="b8"/><text:span text:style-name="T4">getAeId</text:span></text:p>
        <text:p text:style-name="P99"><text:span text:style-name="Code">String </text:span><text:span text:style-name="Code"><text:span text:style-name="T107">getAeId</text:span></text:span><text:span text:style-name="Code"><text:span text:style-name="T112">()</text:span></text:span></text:p>
        <text:p text:style-name="P112"><text:span text:style-name="T99">get AEID. This may not differ the parameter used with setAeId() methods. Client Library replace the AEID after oneM2M CSE assigned AEID.</text:span></text:p>
        <text:p text:style-name="P113"><text:span text:style-name="T100">Returns:</text:span></text:p>
        <text:p text:style-name="P126"><text:span text:style-name="T99">Application ID</text:span></text:p>
        <text:p text:style-name="P128"/>
        <text:p text:style-name="P169"><text:bookmark text:name="b9"/><text:span text:style-name="T4">setRequestIDHeader</text:span></text:p>
        <text:p text:style-name="P99"><text:span text:style-name="Code">void </text:span><text:span text:style-name="Code"><text:span text:style-name="T107">setRequestIDHeader</text:span></text:span><text:span text:style-name="Code"><text:span text:style-name="T112">(String format)</text:span></text:span></text:p>
        <text:p text:style-name="P114"><text:span text:style-name="T99">set header for request ID</text:span></text:p>
        <text:p text:style-name="P128"/>
        <text:p text:style-name="P169"><text:bookmark text:name="b10"/><text:span text:style-name="T4">setRequestIDCount</text:span></text:p>
        <text:p text:style-name="P99"><text:span text:style-name="Code">void </text:span><text:span text:style-name="Code"><text:span text:style-name="T107">setRequestIDCount</text:span></text:span><text:span text:style-name="Code"><text:span text:style-name="T112">(long count)</text:span></text:span></text:p>
        <text:p text:style-name="P114"><text:soft-page-break/><text:span text:style-name="T99">set Counter for the RequestID. Usually it is managed by the client library and no need to touch. In case of the special use case, the counter can be manipulated.</text:span></text:p>
        <text:p text:style-name="P128"/>
        <text:p text:style-name="P169"><text:bookmark text:name="b11"/><text:span text:style-name="T4">getRequestIDCount</text:span></text:p>
        <text:p text:style-name="P99"><text:span text:style-name="Code">long </text:span><text:span text:style-name="Code"><text:span text:style-name="T107">getRequestIDCount</text:span></text:span><text:span text:style-name="Code"><text:span text:style-name="T112">()</text:span></text:span></text:p>
        <text:p text:style-name="P112"><text:span text:style-name="T99">get Counter for the RequestID. Usually it is managed by the client library and no need to touch. In case of the special use case, the counter can be manipulated.</text:span></text:p>
        <text:p text:style-name="P113"><text:span text:style-name="T100">Returns:</text:span></text:p>
        <text:p text:style-name="P126"><text:span text:style-name="T99">count</text:span></text:p>
        <text:p text:style-name="P128"/>
        <text:p text:style-name="P169"><text:bookmark text:name="b12"/><text:span text:style-name="T4">create</text:span></text:p>
        <text:p text:style-name="P99"><text:a xlink:type="simple" xlink:href="file://catseye/l%22b40" text:style-name="Internet_20_link" text:visited-style-name="Visited_20_Internet_20_Link"><text:span text:style-name="T110">ResourceDTO</text:span></text:a><text:span text:style-name="Code"> </text:span><text:span text:style-name="Code"><text:span text:style-name="T107">create</text:span></text:span><text:span text:style-name="Code"><text:span text:style-name="T112">(String uri,</text:span></text:span><text:line-break/><text:span text:style-name="Code"><text:span text:style-name="T112">                   </text:span></text:span><text:a xlink:type="simple" xlink:href="file://catseye/l%22b40" text:style-name="Internet_20_link" text:visited-style-name="Visited_20_Internet_20_Link"><text:span text:style-name="T111">ResourceDTO</text:span></text:a><text:span text:style-name="Code"><text:span text:style-name="T112"> resource)</text:span></text:span><text:line-break/><text:span text:style-name="Code"><text:span text:style-name="T112">            throws </text:span></text:span><text:a xlink:type="simple" xlink:href="file://catseye/l%22b24" text:style-name="Internet_20_link" text:visited-style-name="Visited_20_Internet_20_Link"><text:span text:style-name="T111">OneM2MException</text:span></text:a></text:p>
        <text:p text:style-name="P112"><text:span text:style-name="T99">Create resource</text:span></text:p>
        <text:p text:style-name="P113"><text:span text:style-name="T100">Parameters:</text:span></text:p>
        <text:p text:style-name="P126"><text:span text:style-name="Code">uri</text:span><text:span text:style-name="T99"> - URI for the target Resource</text:span></text:p>
        <text:p text:style-name="P126"><text:span text:style-name="Code">resource</text:span><text:span text:style-name="T99"> - ResourceDTO for creating resource</text:span></text:p>
        <text:p text:style-name="P113"><text:span text:style-name="T100">Returns:</text:span></text:p>
        <text:p text:style-name="P126"><text:span text:style-name="T99">ResourceDTO for created resource</text:span></text:p>
        <text:p text:style-name="P113"><text:span text:style-name="T100">Throws:</text:span></text:p>
        <text:p text:style-name="P126"><text:a xlink:type="simple" xlink:href="file://catseye/l%22b24" text:style-name="Internet_20_link" text:visited-style-name="Visited_20_Internet_20_Link"><text:span text:style-name="T110">OneM2MException</text:span></text:a></text:p>
        <text:p text:style-name="P128"/>
        <text:p text:style-name="P169"><text:bookmark text:name="b13"/><text:span text:style-name="T4">retrieve</text:span></text:p>
        <text:p text:style-name="P99"><text:a xlink:type="simple" xlink:href="file://catseye/l%22b40" text:style-name="Internet_20_link" text:visited-style-name="Visited_20_Internet_20_Link"><text:span text:style-name="T110">ResourceDTO</text:span></text:a><text:span text:style-name="Code"> </text:span><text:span text:style-name="Code"><text:span text:style-name="T107">retrieve</text:span></text:span><text:span text:style-name="Code"><text:span text:style-name="T112">(String uri)</text:span></text:span></text:p>
        <text:p text:style-name="P112"><text:span text:style-name="T99">Retrieve resource</text:span></text:p>
        <text:p text:style-name="P113"><text:span text:style-name="T100">Parameters:</text:span></text:p>
        <text:p text:style-name="P126"><text:span text:style-name="Code">uri</text:span><text:span text:style-name="T99"> - URI for the target Resource</text:span></text:p>
        <text:p text:style-name="P113"><text:span text:style-name="T100">Returns:</text:span></text:p>
        <text:p text:style-name="P126"><text:span text:style-name="T99">ResourceDTO for retrieved resource</text:span></text:p>
        <text:p text:style-name="P128"/>
        <text:p text:style-name="P169"><text:bookmark text:name="b14"/><text:span text:style-name="T4">retrieve</text:span></text:p>
        <text:p text:style-name="P99"><text:a xlink:type="simple" xlink:href="file://catseye/l%22b40" text:style-name="Internet_20_link" text:visited-style-name="Visited_20_Internet_20_Link"><text:span text:style-name="T110">ResourceDTO</text:span></text:a><text:span text:style-name="Code"> </text:span><text:span text:style-name="Code"><text:span text:style-name="T107">retrieve</text:span></text:span><text:span text:style-name="Code"><text:span text:style-name="T112">(String uri,</text:span></text:span><text:line-break/><text:span text:style-name="Code"><text:span text:style-name="T112">                     List&lt;String&gt; attributes)</text:span></text:span><text:line-break/><text:span text:style-name="Code"><text:span text:style-name="T112">              throws </text:span></text:span><text:a xlink:type="simple" xlink:href="file://catseye/l%22b24" text:style-name="Internet_20_link" text:visited-style-name="Visited_20_Internet_20_Link"><text:span text:style-name="T111">OneM2MException</text:span></text:a></text:p>
        <text:p text:style-name="P112"><text:span text:style-name="T99">Retrieve of partial attributes.</text:span></text:p>
        <text:p text:style-name="P113"><text:span text:style-name="T100">Parameters:</text:span></text:p>
        <text:p text:style-name="P126"><text:span text:style-name="Code">uri</text:span><text:span text:style-name="T99"> - URI for the target Resource</text:span></text:p>
        <text:p text:style-name="P126"><text:span text:style-name="Code">attributes</text:span><text:span text:style-name="T99"> - attribute names for retrieving attribute.</text:span></text:p>
        <text:p text:style-name="P113"><text:soft-page-break/><text:span text:style-name="T100">Returns:</text:span></text:p>
        <text:p text:style-name="P126"><text:span text:style-name="T99">ResourceDTO for retrieved resource</text:span></text:p>
        <text:p text:style-name="P113"><text:span text:style-name="T100">Throws:</text:span></text:p>
        <text:p text:style-name="P126"><text:a xlink:type="simple" xlink:href="file://catseye/l%22b24" text:style-name="Internet_20_link" text:visited-style-name="Visited_20_Internet_20_Link"><text:span text:style-name="T110">OneM2MException</text:span></text:a></text:p>
        <text:p text:style-name="P128"/>
        <text:p text:style-name="P169"><text:bookmark text:name="b15"/><text:span text:style-name="T4">update</text:span></text:p>
        <text:p text:style-name="P99"><text:a xlink:type="simple" xlink:href="file://catseye/l%22b40" text:style-name="Internet_20_link" text:visited-style-name="Visited_20_Internet_20_Link"><text:span text:style-name="T110">ResourceDTO</text:span></text:a><text:span text:style-name="Code"> </text:span><text:span text:style-name="Code"><text:span text:style-name="T107">update</text:span></text:span><text:span text:style-name="Code"><text:span text:style-name="T112">(String uri,</text:span></text:span><text:line-break/><text:span text:style-name="Code"><text:span text:style-name="T112">                   </text:span></text:span><text:a xlink:type="simple" xlink:href="file://catseye/l%22b40" text:style-name="Internet_20_link" text:visited-style-name="Visited_20_Internet_20_Link"><text:span text:style-name="T111">ResourceDTO</text:span></text:a><text:span text:style-name="Code"><text:span text:style-name="T112"> resource)</text:span></text:span><text:line-break/><text:span text:style-name="Code"><text:span text:style-name="T112">            throws </text:span></text:span><text:a xlink:type="simple" xlink:href="file://catseye/l%22b24" text:style-name="Internet_20_link" text:visited-style-name="Visited_20_Internet_20_Link"><text:span text:style-name="T111">OneM2MException</text:span></text:a></text:p>
        <text:p text:style-name="P112"><text:span text:style-name="T99">Update resource</text:span></text:p>
        <text:p text:style-name="P113"><text:span text:style-name="T100">Parameters:</text:span></text:p>
        <text:p text:style-name="P126"><text:span text:style-name="Code">uri</text:span><text:span text:style-name="T99"> - URI for resource</text:span></text:p>
        <text:p text:style-name="P126"><text:span text:style-name="Code">resource</text:span><text:span text:style-name="T99"> - resource data</text:span></text:p>
        <text:p text:style-name="P113"><text:span text:style-name="T100">Throws:</text:span></text:p>
        <text:p text:style-name="P126"><text:a xlink:type="simple" xlink:href="file://catseye/l%22b24" text:style-name="Internet_20_link" text:visited-style-name="Visited_20_Internet_20_Link"><text:span text:style-name="T110">OneM2MException</text:span></text:a></text:p>
        <text:p text:style-name="P128"/>
        <text:p text:style-name="P169"><text:bookmark text:name="b16"/><text:span text:style-name="T4">delete</text:span></text:p>
        <text:p text:style-name="P99"><text:span text:style-name="Code">void </text:span><text:span text:style-name="Code"><text:span text:style-name="T107">delete</text:span></text:span><text:span text:style-name="Code"><text:span text:style-name="T112">(String uri)</text:span></text:span><text:line-break/><text:span text:style-name="Code"><text:span text:style-name="T112">     throws </text:span></text:span><text:a xlink:type="simple" xlink:href="file://catseye/l%22b24" text:style-name="Internet_20_link" text:visited-style-name="Visited_20_Internet_20_Link"><text:span text:style-name="T111">OneM2MException</text:span></text:a></text:p>
        <text:p text:style-name="P112"><text:span text:style-name="T99">Delete resource</text:span></text:p>
        <text:p text:style-name="P113"><text:span text:style-name="T100">Parameters:</text:span></text:p>
        <text:p text:style-name="P126"><text:span text:style-name="Code">uri</text:span><text:span text:style-name="T99"> - URI for resource</text:span></text:p>
        <text:p text:style-name="P113"><text:span text:style-name="T100">Throws:</text:span></text:p>
        <text:p text:style-name="P126"><text:a xlink:type="simple" xlink:href="file://catseye/l%22b24" text:style-name="Internet_20_link" text:visited-style-name="Visited_20_Internet_20_Link"><text:span text:style-name="T110">OneM2MException</text:span></text:a></text:p>
        <text:p text:style-name="P128"/>
        <text:p text:style-name="P169"><text:bookmark text:name="b17"/><text:span text:style-name="T4">notify</text:span></text:p>
        <text:p text:style-name="P99"><text:span text:style-name="Code">void </text:span><text:span text:style-name="Code"><text:span text:style-name="T107">notify</text:span></text:span><text:span text:style-name="Code"><text:span text:style-name="T112">(String poa,</text:span></text:span><text:line-break/><text:span text:style-name="Code"><text:span text:style-name="T112">            </text:span></text:span><text:a xlink:type="simple" xlink:href="file://catseye/l%22b32" text:style-name="Internet_20_link" text:visited-style-name="Visited_20_Internet_20_Link"><text:span text:style-name="T111">NotificationDTO</text:span></text:a><text:span text:style-name="Code"><text:span text:style-name="T112"> notification)</text:span></text:span><text:line-break/><text:span text:style-name="Code"><text:span text:style-name="T112">     throws </text:span></text:span><text:a xlink:type="simple" xlink:href="file://catseye/l%22b24" text:style-name="Internet_20_link" text:visited-style-name="Visited_20_Internet_20_Link"><text:span text:style-name="T111">OneM2MException</text:span></text:a></text:p>
        <text:p text:style-name="P112"><text:span text:style-name="T99">send notification</text:span></text:p>
        <text:p text:style-name="P113"><text:span text:style-name="T100">Throws:</text:span></text:p>
        <text:p text:style-name="P126"><text:a xlink:type="simple" xlink:href="file://catseye/l%22b24" text:style-name="Internet_20_link" text:visited-style-name="Visited_20_Internet_20_Link"><text:span text:style-name="T110">OneM2MException</text:span></text:a></text:p>
        <text:p text:style-name="P128"/>
        <text:p text:style-name="P169"><text:bookmark text:name="b18"/><text:span text:style-name="T4">setNotificationListener</text:span></text:p>
        <text:p text:style-name="P99"><text:span text:style-name="Code">void </text:span><text:span text:style-name="Code"><text:span text:style-name="T107">setNotificationListener</text:span></text:span><text:span text:style-name="Code"><text:span text:style-name="T112">(String poa,</text:span></text:span><text:line-break/><text:span text:style-name="Code"><text:span text:style-name="T112">                             </text:span></text:span><text:a xlink:type="simple" xlink:href="file://catseye/l%22b22" text:style-name="Internet_20_link" text:visited-style-name="Visited_20_Internet_20_Link"><text:span text:style-name="T111">NotificationListener</text:span></text:a><text:span text:style-name="Code"><text:span text:style-name="T112"> listener)</text:span></text:span></text:p>
        <text:p text:style-name="P115"><text:span text:style-name="T99">set Notification Listener with client library.</text:span></text:p>
        <text:p text:style-name="P148"><text:bookmark text:name="b20"/><text:span text:style-name="T4">Interface CllientLibraryFactory</text:span></text:p>
        <text:p text:style-name="P116"><text:a xlink:type="simple" xlink:href="file://catseye/l%22b3" text:style-name="Internet_20_link" text:visited-style-name="Visited_20_Internet_20_Link"><text:span text:style-name="T96">org.osgi.onem2m.client</text:span></text:a></text:p>
        <text:p text:style-name="P170"><text:span text:style-name="T3">All Superinterfaces:</text:span></text:p>
        <text:p text:style-name="P114"><text:span text:style-name="T99">org.osgi.framework.ServiceFactory&lt;</text:span><text:a xlink:type="simple" xlink:href="file://catseye/l%22b19" text:style-name="Internet_20_link" text:visited-style-name="Visited_20_Internet_20_Link"><text:span text:style-name="T99">ClientLibrary</text:span></text:a><text:span text:style-name="T99">&gt;</text:span></text:p>
        <text:p text:style-name="P105"/>
        <text:p text:style-name="P119"><text:span text:style-name="Code">public interface </text:span><text:span text:style-name="Code"><text:span text:style-name="T107">CllientLibraryFactory</text:span></text:span></text:p>
        <text:p text:style-name="P96"><text:span text:style-name="Code">extends org.osgi.framework.ServiceFactory&lt;</text:span><text:a xlink:type="simple" xlink:href="file://catseye/l%22b19" text:style-name="Internet_20_link" text:visited-style-name="Visited_20_Internet_20_Link"><text:span text:style-name="T110">ClientLibrary</text:span></text:a><text:span text:style-name="Code">&gt;</text:span></text:p>
        <text:p text:style-name="P120"/>
        <table:table table:name="表6" table:style-name="表6">
          <table:table-column table:style-name="表6.A"/>
          <table:table-row table:style-name="表6.1">
            <table:table-cell table:style-name="表6.A1" office:value-type="string">
              <text:p text:style-name="P101"><text:span text:style-name="T100">Methods inherited from interface org.osgi.framework.ServiceFactory</text:span></text:p>
            </table:table-cell>
          </table:table-row>
          <table:table-row table:style-name="表6.2">
            <table:table-cell table:style-name="表6.A2" office:value-type="string">
              <text:p text:style-name="P101"><text:span text:style-name="Code">getService, ungetService</text:span></text:p>
            </table:table-cell>
          </table:table-row>
        </table:table>
        <text:p text:style-name="P111"><text:bookmark text:name="b22"/></text:p>
        <text:p text:style-name="P163"><text:span text:style-name="T4">Interface NotificationListener</text:span></text:p>
        <text:p text:style-name="P116"><text:a xlink:type="simple" xlink:href="file://catseye/l%22b3" text:style-name="Internet_20_link" text:visited-style-name="Visited_20_Internet_20_Link"><text:span text:style-name="T96">org.osgi.onem2m.client</text:span></text:a></text:p>
        <text:p text:style-name="P105"/>
        <text:p text:style-name="P129"><text:span text:style-name="Code">public interface </text:span><text:span text:style-name="Code"><text:span text:style-name="T107">NotificationListener</text:span></text:span></text:p>
        <text:p text:style-name="P97"><text:span text:style-name="T99">Interface for Notification Listener White Board Patternにする場合。 Application wanting to receive notification, MUST register a service implementing this interface, with POA URI in "org.osgi.onem2m.POA" service property. NOTE: This is like White Board Pattern, but there is some limitation. Only the ClientLibrary instance call the method. Client Library must check the registering bundle. (ここが複雑！)</text:span></text:p>
        <text:p text:style-name="P120"/>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121"><text:span text:style-name="Summary_20_Heading_20_Font"><text:span text:style-name="T97">Method Summary</text:span></text:span></text:p>
            </table:table-cell>
            <table:covered-table-cell/>
            <table:table-cell table:style-name="表7.A1" office:value-type="string">
              <text:p text:style-name="P122"><text:span text:style-name="Page_20_Reference_20_Font"><text:span text:style-name="T98">Page</text:span></text:span></text:p>
            </table:table-cell>
          </table:table-row>
          <table:table-row table:style-name="表7.1">
            <table:table-cell table:style-name="表7.A2" office:value-type="string">
              <text:p text:style-name="P123"><text:span text:style-name="Code_20_Small"><text:span text:style-name="T109">void</text:span></text:span></text:p>
            </table:table-cell>
            <table:table-cell table:style-name="表7.B2" office:value-type="string">
              <text:p text:style-name="P121"><text:a xlink:type="simple" xlink:href="file://catseye/l%22b21" text:style-name="Internet_20_link" text:visited-style-name="Visited_20_Internet_20_Link"><text:span text:style-name="T104">notify</text:span></text:a><text:span text:style-name="Code"><text:span text:style-name="T108">(</text:span></text:span><text:a xlink:type="simple" xlink:href="file://catseye/l%22b32" text:style-name="Internet_20_link" text:visited-style-name="Visited_20_Internet_20_Link"><text:span text:style-name="T105">NotificationDTO</text:span></text:a><text:span text:style-name="Code"><text:span text:style-name="T108"> notification)</text:span></text:span></text:p>
            </table:table-cell>
            <table:table-cell table:style-name="表7.C2" office:value-type="string">
              <text:p text:style-name="P122"><text:bookmark-ref text:reference-format="page" text:ref-name="b21">24</text:bookmark-ref></text:p>
            </table:table-cell>
          </table:table-row>
        </table:table>
        <text:p text:style-name="P167"><text:span text:style-name="T4">Method Detail</text:span></text:p>
        <text:p text:style-name="P168"><text:bookmark text:name="b21"/><text:span text:style-name="T4">notify</text:span></text:p>
        <text:p text:style-name="P109"><text:span text:style-name="Code">void </text:span><text:span text:style-name="Code"><text:span text:style-name="T107">notify</text:span></text:span><text:span text:style-name="Code"><text:span text:style-name="T112">(</text:span></text:span><text:a xlink:type="simple" xlink:href="file://catseye/l%22b32" text:style-name="Internet_20_link" text:visited-style-name="Visited_20_Internet_20_Link"><text:span text:style-name="T111">NotificationDTO</text:span></text:a><text:span text:style-name="Code"><text:span text:style-name="T112"> notification)</text:span></text:span></text:p>
        <text:p text:style-name="P149"><text:bookmark text:name="b24"/><text:span text:style-name="T4">Class OneM2MException</text:span></text:p>
        <text:p text:style-name="P116"><text:a xlink:type="simple" xlink:href="file://catseye/l%22b3" text:style-name="Internet_20_link" text:visited-style-name="Visited_20_Internet_20_Link"><text:span text:style-name="T96">org.osgi.onem2m.client</text:span></text:a></text:p>
        <text:p text:style-name="P106"><text:span text:style-name="Code">java.lang.Object</text:span></text:p>
        <text:p text:style-name="P117"><text:span text:style-name="Code">  </text:span><text:span text:style-name="Code"><draw:frame draw:style-name="fr3" text:anchor-type="as-char" svg:width="0.397cm" svg:height="0.37cm" draw:z-index="21"><draw:image xlink:href="Pictures/100002000000000F0000000EA95FCF9A.png" xlink:type="simple" xlink:show="embed" xlink:actuate="onLoad"/></draw:frame></text:span><text:span text:style-name="Code">java.lang.Throwable</text:span></text:p>
        <text:p text:style-name="P117"><text:span text:style-name="Code">      </text:span><text:span text:style-name="Code"><draw:frame draw:style-name="fr3" draw:name="イメージ1" text:anchor-type="as-char" svg:width="0.397cm" svg:height="0.37cm" draw:z-index="22"><draw:image xlink:href="Pictures/100002000000000F0000000EA95FCF9A.png" xlink:type="simple" xlink:show="embed" xlink:actuate="onLoad"/></draw:frame></text:span><text:span text:style-name="Code">java.lang.Exception</text:span></text:p>
        <text:p text:style-name="P96"><text:span text:style-name="Code">          </text:span><text:span text:style-name="Code"><draw:frame draw:style-name="fr3" draw:name="イメージ2" text:anchor-type="as-char" svg:width="0.397cm" svg:height="0.37cm" draw:z-index="23"><draw:image xlink:href="Pictures/100002000000000F0000000EA95FCF9A.png" xlink:type="simple" xlink:show="embed" xlink:actuate="onLoad"/></draw:frame></text:span><text:span text:style-name="Code"><text:span text:style-name="T107">org.osgi.onem2m.client.OneM2MException</text:span></text:span></text:p>
        <text:p text:style-name="P170"><text:span text:style-name="T3">All Implemented Interfaces:</text:span></text:p>
        <text:p text:style-name="P114"><text:span text:style-name="T99">Serializable</text:span></text:p>
        <text:p text:style-name="P170"><text:span text:style-name="T3">Direct Known Subclasses:</text:span></text:p>
        <text:p text:style-name="P114"><text:a xlink:type="simple" xlink:href="file://catseye/l%22b78" text:style-name="Internet_20_link" text:visited-style-name="Visited_20_Internet_20_Link"><text:span text:style-name="T99">ValidationException</text:span></text:a></text:p>
        <text:p text:style-name="P105"/>
        <text:p text:style-name="P119"><text:span text:style-name="Code">public class </text:span><text:span text:style-name="Code"><text:span text:style-name="T107">OneM2MException</text:span></text:span></text:p>
        <text:p text:style-name="P96"><text:span text:style-name="Code">extends Exception</text:span></text:p>
        <text:p text:style-name="P120"/>
        <table:table table:name="表8" table:style-name="表8">
          <table:table-column table:style-name="表8.A"/>
          <table:table-column table:style-name="表8.B"/>
          <table:table-row table:style-name="表8.1">
            <table:table-cell table:style-name="表8.A1" office:value-type="string">
              <text:p text:style-name="P121"><text:span text:style-name="Summary_20_Heading_20_Font"><text:span text:style-name="T97">Constructor Summary</text:span></text:span></text:p>
            </table:table-cell>
            <table:table-cell table:style-name="表8.A1" office:value-type="string">
              <text:p text:style-name="P122"><text:span text:style-name="Page_20_Reference_20_Font"><text:span text:style-name="T98">Page</text:span></text:span></text:p>
            </table:table-cell>
          </table:table-row>
          <table:table-row table:style-name="表8.1">
            <table:table-cell table:style-name="表8.A2" office:value-type="string">
              <text:p text:style-name="P121"><text:a xlink:type="simple" xlink:href="file://catseye/l%22b23" text:style-name="Internet_20_link" text:visited-style-name="Visited_20_Internet_20_Link"><text:span text:style-name="T104">OneM2MException</text:span></text:a><text:span text:style-name="Code"><text:span text:style-name="T108">(String string)</text:span></text:span></text:p>
            </table:table-cell>
            <table:table-cell table:style-name="表8.B2" office:value-type="string">
              <text:p text:style-name="P122"><text:bookmark-ref text:reference-format="page" text:ref-name="b23">25</text:bookmark-ref></text:p>
            </table:table-cell>
          </table:table-row>
        </table:table>
        <text:p text:style-name="P167"><text:span text:style-name="T4">Constructor Detail</text:span></text:p>
        <text:p text:style-name="P168"><text:bookmark text:name="b23"/><text:span text:style-name="T4">OneM2MException</text:span></text:p>
        <text:p text:style-name="P109"><text:span text:style-name="Code">public </text:span><text:span text:style-name="Code"><text:span text:style-name="T107">OneM2MException</text:span></text:span><text:span text:style-name="Code"><text:span text:style-name="T112">(String string)</text:span></text:span></text:p>
        <text:p text:style-name="P173"><text:bookmark text:name="b26"/><text:span text:style-name="T4">Package org.osgi.onem2m.dto</text:span></text:p>
        <text:p text:style-name="P104"><text:span text:style-name="T99">Package containing Data Transfer Objects (DTOs).</text:span></text:p>
        <text:p text:style-name="P104"><text:span text:style-name="T100">See:</text:span></text:p>
        <text:p text:style-name="P112"><text:a xlink:type="simple" xlink:href="file://catseye/l%22b25" text:style-name="Internet_20_link" text:visited-style-name="Visited_20_Internet_20_Link"><text:span text:style-name="T100">Description</text:span></text:a></text:p>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101"><text:span text:style-name="Summary_20_Heading_20_Font"><text:span text:style-name="T97">Class Summary</text:span></text:span></text:p>
            </table:table-cell>
            <table:covered-table-cell/>
            <table:table-cell table:style-name="表9.A1" office:value-type="string">
              <text:p text:style-name="P102"><text:span text:style-name="Page_20_Reference_20_Font"><text:span text:style-name="T98">Page</text:span></text:span></text:p>
            </table:table-cell>
          </table:table-row>
          <table:table-row table:style-name="表9.1">
            <table:table-cell table:style-name="表9.A2" office:value-type="string">
              <text:p text:style-name="P101"><text:a xlink:type="simple" xlink:href="file://catseye/l%22b30" text:style-name="Internet_20_link" text:visited-style-name="Visited_20_Internet_20_Link"><text:span text:style-name="T102">AttributeDTO</text:span></text:a></text:p>
            </table:table-cell>
            <table:table-cell table:style-name="表9.B2" office:value-type="string">
              <text:p text:style-name="P101"><text:span text:style-name="T99">DTO holding attribute information.</text:span></text:p>
            </table:table-cell>
            <table:table-cell table:style-name="表9.C2" office:value-type="string">
              <text:p text:style-name="P102"><text:bookmark-ref text:reference-format="page" text:ref-name="b30">27</text:bookmark-ref></text:p>
            </table:table-cell>
          </table:table-row>
          <table:table-row table:style-name="表9.1">
            <table:table-cell table:style-name="表9.A3" office:value-type="string">
              <text:p text:style-name="P101"><text:a xlink:type="simple" xlink:href="file://catseye/l%22b32" text:style-name="Internet_20_link" text:visited-style-name="Visited_20_Internet_20_Link"><text:span text:style-name="T102">NotificationDTO</text:span></text:a></text:p>
            </table:table-cell>
            <table:table-cell table:style-name="表9.B3" office:value-type="string">
              <text:p text:style-name="P101"><text:span text:style-name="T99">DTO for Notification.</text:span></text:p>
            </table:table-cell>
            <table:table-cell table:style-name="表9.C3" office:value-type="string">
              <text:p text:style-name="P102"><text:bookmark-ref text:reference-format="page" text:ref-name="b32">29</text:bookmark-ref></text:p>
            </table:table-cell>
          </table:table-row>
          <table:table-row table:style-name="表9.1">
            <table:table-cell table:style-name="表9.A4" office:value-type="string">
              <text:p text:style-name="P101"><text:a xlink:type="simple" xlink:href="file://catseye/l%22b35" text:style-name="Internet_20_link" text:visited-style-name="Visited_20_Internet_20_Link"><text:span text:style-name="T102">OneM2MDTO</text:span></text:a></text:p>
            </table:table-cell>
            <table:table-cell table:style-name="表9.B4" office:value-type="string">
              <text:p text:style-name="P101"><text:span text:style-name="T99">DTO containing oneM2M related data.</text:span></text:p>
            </table:table-cell>
            <table:table-cell table:style-name="表9.C4" office:value-type="string">
              <text:p text:style-name="P102"><text:bookmark-ref text:reference-format="page" text:ref-name="b35">30</text:bookmark-ref></text:p>
            </table:table-cell>
          </table:table-row>
          <table:table-row table:style-name="表9.1">
            <table:table-cell table:style-name="表9.A5" office:value-type="string">
              <text:p text:style-name="P101"><text:a xlink:type="simple" xlink:href="file://catseye/l%22b37" text:style-name="Internet_20_link" text:visited-style-name="Visited_20_Internet_20_Link"><text:span text:style-name="T102">RequestDTO</text:span></text:a></text:p>
            </table:table-cell>
            <table:table-cell table:style-name="表9.B5" office:value-type="string">
              <text:p text:style-name="P101"><text:span text:style-name="T99">DTO containing oneM2M request primitive.</text:span></text:p>
            </table:table-cell>
            <table:table-cell table:style-name="表9.C5" office:value-type="string">
              <text:p text:style-name="P102"><text:bookmark-ref text:reference-format="page" text:ref-name="b37">31</text:bookmark-ref></text:p>
            </table:table-cell>
          </table:table-row>
          <table:table-row table:style-name="表9.1">
            <table:table-cell table:style-name="表9.A6" office:value-type="string">
              <text:p text:style-name="P101"><text:a xlink:type="simple" xlink:href="file://catseye/l%22b40" text:style-name="Internet_20_link" text:visited-style-name="Visited_20_Internet_20_Link"><text:span text:style-name="T102">ResourceDTO</text:span></text:a></text:p>
            </table:table-cell>
            <table:table-cell table:style-name="表9.B6" office:value-type="string">
              <text:p text:style-name="P101"><text:span text:style-name="T99">DTO containing oneM2M resource.</text:span></text:p>
            </table:table-cell>
            <table:table-cell table:style-name="表9.C6" office:value-type="string">
              <text:p text:style-name="P102"><text:bookmark-ref text:reference-format="page" text:ref-name="b40">32</text:bookmark-ref></text:p>
            </table:table-cell>
          </table:table-row>
          <table:table-row table:style-name="表9.1">
            <table:table-cell table:style-name="表9.A7" office:value-type="string">
              <text:p text:style-name="P101"><text:a xlink:type="simple" xlink:href="file://catseye/l%22b42" text:style-name="Internet_20_link" text:visited-style-name="Visited_20_Internet_20_Link"><text:span text:style-name="T102">ResponseDTO</text:span></text:a></text:p>
            </table:table-cell>
            <table:table-cell table:style-name="表9.B7" office:value-type="string">
              <text:p text:style-name="P101"><text:span text:style-name="T99">DTO containing oneM2M response primitive.</text:span></text:p>
            </table:table-cell>
            <table:table-cell table:style-name="表9.C7" office:value-type="string">
              <text:p text:style-name="P102"><text:bookmark-ref text:reference-format="page" text:ref-name="b42">33</text:bookmark-ref></text:p>
            </table:table-cell>
          </table:table-row>
        </table:table>
        <text:p text:style-name="P107"><text:bookmark text:name="b25"/><text:span text:style-name="T101">Package org.osgi.onem2m.dto Description</text:span></text:p>
        <text:p text:style-name="P108"><text:span text:style-name="T99">Package containing Data Transfer Objects (DTOs).</text:span></text:p>
        <text:p text:style-name="P150"><text:bookmark text:name="b30"/><text:span text:style-name="T4">Class AttributeDTO</text:span></text:p>
        <text:p text:style-name="P116"><text:a xlink:type="simple" xlink:href="file://catseye/l%22b26" text:style-name="Internet_20_link" text:visited-style-name="Visited_20_Internet_20_Link"><text:span text:style-name="T96">org.osgi.onem2m.dto</text:span></text:a></text:p>
        <text:p text:style-name="P106"><text:span text:style-name="Code">java.lang.Object</text:span></text:p>
        <text:p text:style-name="P117"><text:span text:style-name="Code">  </text:span><text:span text:style-name="Code"><draw:frame draw:style-name="fr3" draw:name="イメージ3" text:anchor-type="as-char" svg:width="0.397cm" svg:height="0.37cm" draw:z-index="24"><draw:image xlink:href="Pictures/100002000000000F0000000EA95FCF9A.png" xlink:type="simple" xlink:show="embed" xlink:actuate="onLoad"/></draw:frame></text:span><text:span text:style-name="Code">org.osgi.dto.DTO</text:span></text:p>
        <text:p text:style-name="P117"><text:span text:style-name="Code">      </text:span><text:span text:style-name="Code"><draw:frame draw:style-name="fr3" draw:name="イメージ4" text:anchor-type="as-char" svg:width="0.397cm" svg:height="0.37cm" draw:z-index="25"><draw:image xlink:href="Pictures/100002000000000F0000000EA95FCF9A.png" xlink:type="simple" xlink:show="embed" xlink:actuate="onLoad"/></draw:frame></text:span><text:a xlink:type="simple" xlink:href="file://catseye/l%22b35" text:style-name="Internet_20_link" text:visited-style-name="Visited_20_Internet_20_Link"><text:span text:style-name="T110">org.osgi.onem2m.dto.OneM2MDTO</text:span></text:a></text:p>
        <text:p text:style-name="P96"><text:span text:style-name="Code">          </text:span><text:span text:style-name="Code"><draw:frame draw:style-name="fr3" draw:name="イメージ5" text:anchor-type="as-char" svg:width="0.397cm" svg:height="0.37cm" draw:z-index="26"><draw:image xlink:href="Pictures/100002000000000F0000000EA95FCF9A.png" xlink:type="simple" xlink:show="embed" xlink:actuate="onLoad"/></draw:frame></text:span><text:span text:style-name="Code"><text:span text:style-name="T107">org.osgi.onem2m.dto.AttributeDTO</text:span></text:span></text:p>
        <text:p text:style-name="P105"/>
        <text:p text:style-name="P119"><text:span text:style-name="Code">public class </text:span><text:span text:style-name="Code"><text:span text:style-name="T107">AttributeDTO</text:span></text:span></text:p>
        <text:p text:style-name="P99"><text:span text:style-name="Code">extends </text:span><text:a xlink:type="simple" xlink:href="file://catseye/l%22b35" text:style-name="Internet_20_link" text:visited-style-name="Visited_20_Internet_20_Link"><text:span text:style-name="T110">OneM2MDTO</text:span></text:a></text:p>
        <text:p text:style-name="P97"><text:span text:style-name="T99">DTO holding attribute information.</text:span></text:p>
        <text:p text:style-name="P120"/>
        <table:table table:name="表10" table:style-name="表10">
          <table:table-column table:style-name="表10.A"/>
          <table:table-column table:style-name="表10.B"/>
          <table:table-column table:style-name="表10.C"/>
          <table:table-row table:style-name="表10.1">
            <table:table-cell table:style-name="表10.A1" table:number-columns-spanned="2" office:value-type="string">
              <text:p text:style-name="P121"><text:span text:style-name="Summary_20_Heading_20_Font"><text:span text:style-name="T97">Field Summary</text:span></text:span></text:p>
            </table:table-cell>
            <table:covered-table-cell/>
            <table:table-cell table:style-name="表10.A1" office:value-type="string">
              <text:p text:style-name="P122"><text:span text:style-name="Page_20_Reference_20_Font"><text:span text:style-name="T98">Page</text:span></text:span></text:p>
            </table:table-cell>
          </table:table-row>
          <table:table-row table:style-name="表10.1">
            <table:table-cell table:style-name="表10.A2" office:value-type="string">
              <text:p text:style-name="P123"><text:span text:style-name="Code_20_Small"><text:span text:style-name="T109">String</text:span></text:span></text:p>
            </table:table-cell>
            <table:table-cell table:style-name="表10.B2" office:value-type="string">
              <text:p text:style-name="P124"><text:a xlink:type="simple" xlink:href="file://catseye/l%22b28" text:style-name="Internet_20_link" text:visited-style-name="Visited_20_Internet_20_Link"><text:span text:style-name="T104">attributeName</text:span></text:a></text:p>
              <text:p text:style-name="P125"><text:span text:style-name="T99">Attribute name in short name for this attribute.</text:span></text:p>
            </table:table-cell>
            <table:table-cell table:style-name="表10.C2" office:value-type="string">
              <text:p text:style-name="P122"><text:bookmark-ref text:reference-format="page" text:ref-name="b28">27</text:bookmark-ref></text:p>
            </table:table-cell>
          </table:table-row>
          <table:table-row table:style-name="表10.1">
            <table:table-cell table:style-name="表10.A3" office:value-type="string">
              <text:p text:style-name="P123"><text:span text:style-name="Code_20_Small"><text:span text:style-name="T109">int</text:span></text:span></text:p>
            </table:table-cell>
            <table:table-cell table:style-name="表10.B3" office:value-type="string">
              <text:p text:style-name="P124"><text:a xlink:type="simple" xlink:href="file://catseye/l%22b27" text:style-name="Internet_20_link" text:visited-style-name="Visited_20_Internet_20_Link"><text:span text:style-name="T104">type</text:span></text:a></text:p>
              <text:p text:style-name="P125"><text:span text:style-name="T99">ResourceType which this attribute belongs to.</text:span></text:p>
            </table:table-cell>
            <table:table-cell table:style-name="表10.C3" office:value-type="string">
              <text:p text:style-name="P122"><text:bookmark-ref text:reference-format="page" text:ref-name="b27">27</text:bookmark-ref></text:p>
            </table:table-cell>
          </table:table-row>
        </table:table>
        <text:p text:style-name="P130"/>
        <table:table table:name="表11" table:style-name="表11">
          <table:table-column table:style-name="表11.A"/>
          <table:table-row table:style-name="表11.1">
            <table:table-cell table:style-name="表11.A1" office:value-type="string">
              <text:p text:style-name="P101"><text:span text:style-name="T100">Fields inherited from class org.osgi.onem2m.dto.</text:span><text:a xlink:type="simple" xlink:href="file://catseye/l%22b35" text:style-name="Internet_20_link" text:visited-style-name="Visited_20_Internet_20_Link"><text:span text:style-name="T102">OneM2MDTO</text:span></text:a></text:p>
            </table:table-cell>
          </table:table-row>
          <table:table-row table:style-name="表11.2">
            <table:table-cell table:style-name="表11.A2" office:value-type="string">
              <text:p text:style-name="P101"><text:a xlink:type="simple" xlink:href="file://catseye/l%22b33" text:style-name="Internet_20_link" text:visited-style-name="Visited_20_Internet_20_Link"><text:span text:style-name="T106">map</text:span></text:a></text:p>
            </table:table-cell>
          </table:table-row>
        </table:table>
        <text:p text:style-name="P130"/>
        <table:table table:name="表12" table:style-name="表12">
          <table:table-column table:style-name="表12.A"/>
          <table:table-column table:style-name="表12.B"/>
          <table:table-row table:style-name="表12.1">
            <table:table-cell table:style-name="表12.A1" office:value-type="string">
              <text:p text:style-name="P121"><text:span text:style-name="Summary_20_Heading_20_Font"><text:span text:style-name="T97">Constructor Summary</text:span></text:span></text:p>
            </table:table-cell>
            <table:table-cell table:style-name="表12.A1" office:value-type="string">
              <text:p text:style-name="P122"><text:span text:style-name="Page_20_Reference_20_Font"><text:span text:style-name="T98">Page</text:span></text:span></text:p>
            </table:table-cell>
          </table:table-row>
          <table:table-row table:style-name="表12.1">
            <table:table-cell table:style-name="表12.A2" office:value-type="string">
              <text:p text:style-name="P121"><text:a xlink:type="simple" xlink:href="file://catseye/l%22b29" text:style-name="Internet_20_link" text:visited-style-name="Visited_20_Internet_20_Link"><text:span text:style-name="T104">AttributeDTO</text:span></text:a><text:span text:style-name="Code"><text:span text:style-name="T108">()</text:span></text:span></text:p>
            </table:table-cell>
            <table:table-cell table:style-name="表12.B2" office:value-type="string">
              <text:p text:style-name="P122"><text:bookmark-ref text:reference-format="page" text:ref-name="b29">28</text:bookmark-ref></text:p>
            </table:table-cell>
          </table:table-row>
        </table:table>
        <text:p text:style-name="P130"/>
        <table:table table:name="表13" table:style-name="表13">
          <table:table-column table:style-name="表13.A"/>
          <table:table-row table:style-name="表13.1">
            <table:table-cell table:style-name="表13.A1" office:value-type="string">
              <text:p text:style-name="P101"><text:span text:style-name="T100">Methods inherited from class org.osgi.dto.DTO</text:span></text:p>
            </table:table-cell>
          </table:table-row>
          <table:table-row table:style-name="表13.2">
            <table:table-cell table:style-name="表13.A2" office:value-type="string">
              <text:p text:style-name="P101"><text:span text:style-name="Code">toString</text:span></text:p>
            </table:table-cell>
          </table:table-row>
        </table:table>
        <text:p text:style-name="P167"><text:span text:style-name="T4">Field Detail</text:span></text:p>
        <text:p text:style-name="P168"><text:bookmark text:name="b27"/><text:span text:style-name="T4">type</text:span></text:p>
        <text:p text:style-name="P99"><text:span text:style-name="Code">public int </text:span><text:span text:style-name="Code"><text:span text:style-name="T107">type</text:span></text:span></text:p>
        <text:p text:style-name="P114"><text:span text:style-name="T99">ResourceType which this attribute belongs to.</text:span></text:p>
        <text:p text:style-name="P128"/>
        <text:p text:style-name="P169"><text:bookmark text:name="b28"/><text:span text:style-name="T4">attributeName</text:span></text:p>
        <text:p text:style-name="P99"><text:span text:style-name="Code">public String </text:span><text:span text:style-name="Code"><text:span text:style-name="T107">attributeName</text:span></text:span></text:p>
        <text:p text:style-name="P114"><text:span text:style-name="T99">Attribute name in short name for this attribute.</text:span></text:p>
        <text:p text:style-name="P167"><text:soft-page-break/><text:span text:style-name="T4">Constructor Detail</text:span></text:p>
        <text:p text:style-name="P168"><text:bookmark text:name="b29"/><text:span text:style-name="T4">AttributeDTO</text:span></text:p>
        <text:p text:style-name="P109"><text:span text:style-name="Code">public </text:span><text:span text:style-name="Code"><text:span text:style-name="T107">AttributeDTO</text:span></text:span><text:span text:style-name="Code"><text:span text:style-name="T112">()</text:span></text:span></text:p>
        <text:p text:style-name="P151"><text:bookmark text:name="b32"/><text:span text:style-name="T4">Class NotificationDTO</text:span></text:p>
        <text:p text:style-name="P116"><text:a xlink:type="simple" xlink:href="file://catseye/l%22b26" text:style-name="Internet_20_link" text:visited-style-name="Visited_20_Internet_20_Link"><text:span text:style-name="T96">org.osgi.onem2m.dto</text:span></text:a></text:p>
        <text:p text:style-name="P106"><text:span text:style-name="Code">java.lang.Object</text:span></text:p>
        <text:p text:style-name="P117"><text:span text:style-name="Code">  </text:span><text:span text:style-name="Code"><draw:frame draw:style-name="fr3" draw:name="イメージ6" text:anchor-type="as-char" svg:width="0.397cm" svg:height="0.37cm" draw:z-index="27"><draw:image xlink:href="Pictures/100002000000000F0000000EA95FCF9A.png" xlink:type="simple" xlink:show="embed" xlink:actuate="onLoad"/></draw:frame></text:span><text:span text:style-name="Code">org.osgi.dto.DTO</text:span></text:p>
        <text:p text:style-name="P117"><text:span text:style-name="Code">      </text:span><text:span text:style-name="Code"><draw:frame draw:style-name="fr3" draw:name="イメージ7" text:anchor-type="as-char" svg:width="0.397cm" svg:height="0.37cm" draw:z-index="28"><draw:image xlink:href="Pictures/100002000000000F0000000EA95FCF9A.png" xlink:type="simple" xlink:show="embed" xlink:actuate="onLoad"/></draw:frame></text:span><text:a xlink:type="simple" xlink:href="file://catseye/l%22b35" text:style-name="Internet_20_link" text:visited-style-name="Visited_20_Internet_20_Link"><text:span text:style-name="T110">org.osgi.onem2m.dto.OneM2MDTO</text:span></text:a></text:p>
        <text:p text:style-name="P96"><text:span text:style-name="Code">          </text:span><text:span text:style-name="Code"><draw:frame draw:style-name="fr3" draw:name="イメージ8" text:anchor-type="as-char" svg:width="0.397cm" svg:height="0.37cm" draw:z-index="29"><draw:image xlink:href="Pictures/100002000000000F0000000EA95FCF9A.png" xlink:type="simple" xlink:show="embed" xlink:actuate="onLoad"/></draw:frame></text:span><text:span text:style-name="Code"><text:span text:style-name="T107">org.osgi.onem2m.dto.NotificationDTO</text:span></text:span></text:p>
        <text:p text:style-name="P105"/>
        <text:p text:style-name="P119"><text:span text:style-name="Code">public class </text:span><text:span text:style-name="Code"><text:span text:style-name="T107">NotificationDTO</text:span></text:span></text:p>
        <text:p text:style-name="P99"><text:span text:style-name="Code">extends </text:span><text:a xlink:type="simple" xlink:href="file://catseye/l%22b35" text:style-name="Internet_20_link" text:visited-style-name="Visited_20_Internet_20_Link"><text:span text:style-name="T110">OneM2MDTO</text:span></text:a></text:p>
        <text:p text:style-name="P97"><text:span text:style-name="T99">DTO for Notification.</text:span></text:p>
        <text:p text:style-name="P120"/>
        <table:table table:name="表14" table:style-name="表14">
          <table:table-column table:style-name="表14.A"/>
          <table:table-row table:style-name="表14.1">
            <table:table-cell table:style-name="表14.A1" office:value-type="string">
              <text:p text:style-name="P101"><text:span text:style-name="T100">Fields inherited from class org.osgi.onem2m.dto.</text:span><text:a xlink:type="simple" xlink:href="file://catseye/l%22b35" text:style-name="Internet_20_link" text:visited-style-name="Visited_20_Internet_20_Link"><text:span text:style-name="T102">OneM2MDTO</text:span></text:a></text:p>
            </table:table-cell>
          </table:table-row>
          <table:table-row table:style-name="表14.2">
            <table:table-cell table:style-name="表14.A2" office:value-type="string">
              <text:p text:style-name="P101"><text:a xlink:type="simple" xlink:href="file://catseye/l%22b33" text:style-name="Internet_20_link" text:visited-style-name="Visited_20_Internet_20_Link"><text:span text:style-name="T106">map</text:span></text:a></text:p>
            </table:table-cell>
          </table:table-row>
        </table:table>
        <text:p text:style-name="P130"/>
        <table:table table:name="表15" table:style-name="表15">
          <table:table-column table:style-name="表15.A"/>
          <table:table-column table:style-name="表15.B"/>
          <table:table-row table:style-name="表15.1">
            <table:table-cell table:style-name="表15.A1" office:value-type="string">
              <text:p text:style-name="P121"><text:span text:style-name="Summary_20_Heading_20_Font"><text:span text:style-name="T97">Constructor Summary</text:span></text:span></text:p>
            </table:table-cell>
            <table:table-cell table:style-name="表15.A1" office:value-type="string">
              <text:p text:style-name="P122"><text:span text:style-name="Page_20_Reference_20_Font"><text:span text:style-name="T98">Page</text:span></text:span></text:p>
            </table:table-cell>
          </table:table-row>
          <table:table-row table:style-name="表15.1">
            <table:table-cell table:style-name="表15.A2" office:value-type="string">
              <text:p text:style-name="P121"><text:a xlink:type="simple" xlink:href="file://catseye/l%22b31" text:style-name="Internet_20_link" text:visited-style-name="Visited_20_Internet_20_Link"><text:span text:style-name="T104">NotificationDTO</text:span></text:a><text:span text:style-name="Code"><text:span text:style-name="T108">()</text:span></text:span></text:p>
            </table:table-cell>
            <table:table-cell table:style-name="表15.B2" office:value-type="string">
              <text:p text:style-name="P122"><text:bookmark-ref text:reference-format="page" text:ref-name="b31">29</text:bookmark-ref></text:p>
            </table:table-cell>
          </table:table-row>
        </table:table>
        <text:p text:style-name="P130"/>
        <table:table table:name="表16" table:style-name="表16">
          <table:table-column table:style-name="表16.A"/>
          <table:table-row table:style-name="表16.1">
            <table:table-cell table:style-name="表16.A1" office:value-type="string">
              <text:p text:style-name="P101"><text:span text:style-name="T100">Methods inherited from class org.osgi.dto.DTO</text:span></text:p>
            </table:table-cell>
          </table:table-row>
          <table:table-row table:style-name="表16.2">
            <table:table-cell table:style-name="表16.A2" office:value-type="string">
              <text:p text:style-name="P101"><text:span text:style-name="Code">toString</text:span></text:p>
            </table:table-cell>
          </table:table-row>
        </table:table>
        <text:p text:style-name="P167"><text:span text:style-name="T4">Constructor Detail</text:span></text:p>
        <text:p text:style-name="P168"><text:bookmark text:name="b31"/><text:span text:style-name="T4">NotificationDTO</text:span></text:p>
        <text:p text:style-name="P109"><text:span text:style-name="Code">public </text:span><text:span text:style-name="Code"><text:span text:style-name="T107">NotificationDTO</text:span></text:span><text:span text:style-name="Code"><text:span text:style-name="T112">()</text:span></text:span></text:p>
        <text:p text:style-name="P152"><text:bookmark text:name="b35"/><text:span text:style-name="T4">Class OneM2MDTO</text:span></text:p>
        <text:p text:style-name="P116"><text:a xlink:type="simple" xlink:href="file://catseye/l%22b26" text:style-name="Internet_20_link" text:visited-style-name="Visited_20_Internet_20_Link"><text:span text:style-name="T96">org.osgi.onem2m.dto</text:span></text:a></text:p>
        <text:p text:style-name="P106"><text:span text:style-name="Code">java.lang.Object</text:span></text:p>
        <text:p text:style-name="P117"><text:span text:style-name="Code">  </text:span><text:span text:style-name="Code"><draw:frame draw:style-name="fr3" draw:name="イメージ9" text:anchor-type="as-char" svg:width="0.397cm" svg:height="0.37cm" draw:z-index="30"><draw:image xlink:href="Pictures/100002000000000F0000000EA95FCF9A.png" xlink:type="simple" xlink:show="embed" xlink:actuate="onLoad"/></draw:frame></text:span><text:span text:style-name="Code">org.osgi.dto.DTO</text:span></text:p>
        <text:p text:style-name="P96"><text:span text:style-name="Code">      </text:span><text:span text:style-name="Code"><draw:frame draw:style-name="fr3" draw:name="イメージ10" text:anchor-type="as-char" svg:width="0.397cm" svg:height="0.37cm" draw:z-index="31"><draw:image xlink:href="Pictures/100002000000000F0000000EA95FCF9A.png" xlink:type="simple" xlink:show="embed" xlink:actuate="onLoad"/></draw:frame></text:span><text:span text:style-name="Code"><text:span text:style-name="T107">org.osgi.onem2m.dto.OneM2MDTO</text:span></text:span></text:p>
        <text:p text:style-name="P170"><text:span text:style-name="T3">Direct Known Subclasses:</text:span></text:p>
        <text:p text:style-name="P114"><text:a xlink:type="simple" xlink:href="file://catseye/l%22b30" text:style-name="Internet_20_link" text:visited-style-name="Visited_20_Internet_20_Link"><text:span text:style-name="T99">AttributeDTO</text:span></text:a><text:span text:style-name="T99">, </text:span><text:a xlink:type="simple" xlink:href="file://catseye/l%22b32" text:style-name="Internet_20_link" text:visited-style-name="Visited_20_Internet_20_Link"><text:span text:style-name="T99">NotificationDTO</text:span></text:a><text:span text:style-name="T99">, </text:span><text:a xlink:type="simple" xlink:href="file://catseye/l%22b37" text:style-name="Internet_20_link" text:visited-style-name="Visited_20_Internet_20_Link"><text:span text:style-name="T99">RequestDTO</text:span></text:a><text:span text:style-name="T99">, </text:span><text:a xlink:type="simple" xlink:href="file://catseye/l%22b40" text:style-name="Internet_20_link" text:visited-style-name="Visited_20_Internet_20_Link"><text:span text:style-name="T99">ResourceDTO</text:span></text:a><text:span text:style-name="T99">, </text:span><text:a xlink:type="simple" xlink:href="file://catseye/l%22b42" text:style-name="Internet_20_link" text:visited-style-name="Visited_20_Internet_20_Link"><text:span text:style-name="T99">ResponseDTO</text:span></text:a></text:p>
        <text:p text:style-name="P105"/>
        <text:p text:style-name="P119"><text:span text:style-name="Code">public class </text:span><text:span text:style-name="Code"><text:span text:style-name="T107">OneM2MDTO</text:span></text:span></text:p>
        <text:p text:style-name="P99"><text:span text:style-name="Code">extends org.osgi.dto.DTO</text:span></text:p>
        <text:p text:style-name="P97"><text:span text:style-name="T99">DTO containing oneM2M related data.</text:span></text:p>
        <text:p text:style-name="P120"/>
        <table:table table:name="表17" table:style-name="表17">
          <table:table-column table:style-name="表17.A"/>
          <table:table-column table:style-name="表17.B"/>
          <table:table-column table:style-name="表17.C"/>
          <table:table-row table:style-name="表17.1">
            <table:table-cell table:style-name="表17.A1" table:number-columns-spanned="2" office:value-type="string">
              <text:p text:style-name="P121"><text:span text:style-name="Summary_20_Heading_20_Font"><text:span text:style-name="T97">Field Summary</text:span></text:span></text:p>
            </table:table-cell>
            <table:covered-table-cell/>
            <table:table-cell table:style-name="表17.A1" office:value-type="string">
              <text:p text:style-name="P122"><text:span text:style-name="Page_20_Reference_20_Font"><text:span text:style-name="T98">Page</text:span></text:span></text:p>
            </table:table-cell>
          </table:table-row>
          <table:table-row table:style-name="表17.1">
            <table:table-cell table:style-name="表17.A2" office:value-type="string">
              <text:p text:style-name="P123"><text:span text:style-name="Code_20_Small"><text:span text:style-name="T109">Map&lt;String,Object&gt;</text:span></text:span></text:p>
            </table:table-cell>
            <table:table-cell table:style-name="表17.B2" office:value-type="string">
              <text:p text:style-name="P124"><text:a xlink:type="simple" xlink:href="file://catseye/l%22b33" text:style-name="Internet_20_link" text:visited-style-name="Visited_20_Internet_20_Link"><text:span text:style-name="T104">map</text:span></text:a></text:p>
              <text:p text:style-name="P125"><text:span text:style-name="T99">map holding JSON like data structure</text:span></text:p>
            </table:table-cell>
            <table:table-cell table:style-name="表17.C2" office:value-type="string">
              <text:p text:style-name="P122"><text:bookmark-ref text:reference-format="page" text:ref-name="b33">30</text:bookmark-ref></text:p>
            </table:table-cell>
          </table:table-row>
        </table:table>
        <text:p text:style-name="P130"/>
        <table:table table:name="表18" table:style-name="表18">
          <table:table-column table:style-name="表18.A"/>
          <table:table-column table:style-name="表18.B"/>
          <table:table-row table:style-name="表18.1">
            <table:table-cell table:style-name="表18.A1" office:value-type="string">
              <text:p text:style-name="P121"><text:span text:style-name="Summary_20_Heading_20_Font"><text:span text:style-name="T97">Constructor Summary</text:span></text:span></text:p>
            </table:table-cell>
            <table:table-cell table:style-name="表18.A1" office:value-type="string">
              <text:p text:style-name="P122"><text:span text:style-name="Page_20_Reference_20_Font"><text:span text:style-name="T98">Page</text:span></text:span></text:p>
            </table:table-cell>
          </table:table-row>
          <table:table-row table:style-name="表18.1">
            <table:table-cell table:style-name="表18.A2" office:value-type="string">
              <text:p text:style-name="P121"><text:a xlink:type="simple" xlink:href="file://catseye/l%22b34" text:style-name="Internet_20_link" text:visited-style-name="Visited_20_Internet_20_Link"><text:span text:style-name="T104">OneM2MDTO</text:span></text:a><text:span text:style-name="Code"><text:span text:style-name="T108">()</text:span></text:span></text:p>
            </table:table-cell>
            <table:table-cell table:style-name="表18.B2" office:value-type="string">
              <text:p text:style-name="P122"><text:bookmark-ref text:reference-format="page" text:ref-name="b34">30</text:bookmark-ref></text:p>
            </table:table-cell>
          </table:table-row>
        </table:table>
        <text:p text:style-name="P130"/>
        <table:table table:name="表19" table:style-name="表19">
          <table:table-column table:style-name="表19.A"/>
          <table:table-row table:style-name="表19.1">
            <table:table-cell table:style-name="表19.A1" office:value-type="string">
              <text:p text:style-name="P101"><text:span text:style-name="T100">Methods inherited from class org.osgi.dto.DTO</text:span></text:p>
            </table:table-cell>
          </table:table-row>
          <table:table-row table:style-name="表19.2">
            <table:table-cell table:style-name="表19.A2" office:value-type="string">
              <text:p text:style-name="P101"><text:span text:style-name="Code">toString</text:span></text:p>
            </table:table-cell>
          </table:table-row>
        </table:table>
        <text:p text:style-name="P167"><text:span text:style-name="T4">Field Detail</text:span></text:p>
        <text:p text:style-name="P168"><text:bookmark text:name="b33"/><text:span text:style-name="T4">map</text:span></text:p>
        <text:p text:style-name="P99"><text:span text:style-name="Code">public Map&lt;String,Object&gt; </text:span><text:span text:style-name="Code"><text:span text:style-name="T107">map</text:span></text:span></text:p>
        <text:p text:style-name="P114"><text:span text:style-name="T99">map holding JSON like data structure</text:span></text:p>
        <text:p text:style-name="P167"><text:span text:style-name="T4">Constructor Detail</text:span></text:p>
        <text:p text:style-name="P168"><text:bookmark text:name="b34"/><text:span text:style-name="T4">OneM2MDTO</text:span></text:p>
        <text:p text:style-name="P109"><text:span text:style-name="Code">public </text:span><text:span text:style-name="Code"><text:span text:style-name="T107">OneM2MDTO</text:span></text:span><text:span text:style-name="Code"><text:span text:style-name="T112">()</text:span></text:span></text:p>
        <text:p text:style-name="P153"><text:bookmark text:name="b37"/><text:span text:style-name="T4">Class RequestDTO</text:span></text:p>
        <text:p text:style-name="P116"><text:a xlink:type="simple" xlink:href="file://catseye/l%22b26" text:style-name="Internet_20_link" text:visited-style-name="Visited_20_Internet_20_Link"><text:span text:style-name="T96">org.osgi.onem2m.dto</text:span></text:a></text:p>
        <text:p text:style-name="P106"><text:span text:style-name="Code">java.lang.Object</text:span></text:p>
        <text:p text:style-name="P117"><text:span text:style-name="Code">  </text:span><text:span text:style-name="Code"><draw:frame draw:style-name="fr3" draw:name="イメージ11" text:anchor-type="as-char" svg:width="0.397cm" svg:height="0.37cm" draw:z-index="32"><draw:image xlink:href="Pictures/100002000000000F0000000EA95FCF9A.png" xlink:type="simple" xlink:show="embed" xlink:actuate="onLoad"/></draw:frame></text:span><text:span text:style-name="Code">org.osgi.dto.DTO</text:span></text:p>
        <text:p text:style-name="P117"><text:span text:style-name="Code">      </text:span><text:span text:style-name="Code"><draw:frame draw:style-name="fr3" draw:name="イメージ12" text:anchor-type="as-char" svg:width="0.397cm" svg:height="0.37cm" draw:z-index="33"><draw:image xlink:href="Pictures/100002000000000F0000000EA95FCF9A.png" xlink:type="simple" xlink:show="embed" xlink:actuate="onLoad"/></draw:frame></text:span><text:a xlink:type="simple" xlink:href="file://catseye/l%22b35" text:style-name="Internet_20_link" text:visited-style-name="Visited_20_Internet_20_Link"><text:span text:style-name="T110">org.osgi.onem2m.dto.OneM2MDTO</text:span></text:a></text:p>
        <text:p text:style-name="P96"><text:span text:style-name="Code">          </text:span><text:span text:style-name="Code"><draw:frame draw:style-name="fr3" draw:name="イメージ13" text:anchor-type="as-char" svg:width="0.397cm" svg:height="0.37cm" draw:z-index="34"><draw:image xlink:href="Pictures/100002000000000F0000000EA95FCF9A.png" xlink:type="simple" xlink:show="embed" xlink:actuate="onLoad"/></draw:frame></text:span><text:span text:style-name="Code"><text:span text:style-name="T107">org.osgi.onem2m.dto.RequestDTO</text:span></text:span></text:p>
        <text:p text:style-name="P105"/>
        <text:p text:style-name="P119"><text:span text:style-name="Code">public class </text:span><text:span text:style-name="Code"><text:span text:style-name="T107">RequestDTO</text:span></text:span></text:p>
        <text:p text:style-name="P99"><text:span text:style-name="Code">extends </text:span><text:a xlink:type="simple" xlink:href="file://catseye/l%22b35" text:style-name="Internet_20_link" text:visited-style-name="Visited_20_Internet_20_Link"><text:span text:style-name="T110">OneM2MDTO</text:span></text:a></text:p>
        <text:p text:style-name="P97"><text:span text:style-name="T99">DTO containing oneM2M request primitive.</text:span></text:p>
        <text:p text:style-name="P120"/>
        <table:table table:name="表20" table:style-name="表20">
          <table:table-column table:style-name="表20.A"/>
          <table:table-row table:style-name="表20.1">
            <table:table-cell table:style-name="表20.A1" office:value-type="string">
              <text:p text:style-name="P101"><text:span text:style-name="T100">Fields inherited from class org.osgi.onem2m.dto.</text:span><text:a xlink:type="simple" xlink:href="file://catseye/l%22b35" text:style-name="Internet_20_link" text:visited-style-name="Visited_20_Internet_20_Link"><text:span text:style-name="T102">OneM2MDTO</text:span></text:a></text:p>
            </table:table-cell>
          </table:table-row>
          <table:table-row table:style-name="表20.2">
            <table:table-cell table:style-name="表20.A2" office:value-type="string">
              <text:p text:style-name="P101"><text:a xlink:type="simple" xlink:href="file://catseye/l%22b33" text:style-name="Internet_20_link" text:visited-style-name="Visited_20_Internet_20_Link"><text:span text:style-name="T106">map</text:span></text:a></text:p>
            </table:table-cell>
          </table:table-row>
        </table:table>
        <text:p text:style-name="P130"/>
        <table:table table:name="表21" table:style-name="表21">
          <table:table-column table:style-name="表21.A"/>
          <table:table-column table:style-name="表21.B"/>
          <table:table-row table:style-name="表21.1">
            <table:table-cell table:style-name="表21.A1" office:value-type="string">
              <text:p text:style-name="P121"><text:span text:style-name="Summary_20_Heading_20_Font"><text:span text:style-name="T97">Constructor Summary</text:span></text:span></text:p>
            </table:table-cell>
            <table:table-cell table:style-name="表21.A1" office:value-type="string">
              <text:p text:style-name="P122"><text:span text:style-name="Page_20_Reference_20_Font"><text:span text:style-name="T98">Page</text:span></text:span></text:p>
            </table:table-cell>
          </table:table-row>
          <table:table-row table:style-name="表21.1">
            <table:table-cell table:style-name="表21.A2" office:value-type="string">
              <text:p text:style-name="P121"><text:a xlink:type="simple" xlink:href="file://catseye/l%22b36" text:style-name="Internet_20_link" text:visited-style-name="Visited_20_Internet_20_Link"><text:span text:style-name="T104">RequestDTO</text:span></text:a><text:span text:style-name="Code"><text:span text:style-name="T108">()</text:span></text:span></text:p>
            </table:table-cell>
            <table:table-cell table:style-name="表21.B2" office:value-type="string">
              <text:p text:style-name="P122"><text:bookmark-ref text:reference-format="page" text:ref-name="b36">31</text:bookmark-ref></text:p>
            </table:table-cell>
          </table:table-row>
        </table:table>
        <text:p text:style-name="P130"/>
        <table:table table:name="表22" table:style-name="表22">
          <table:table-column table:style-name="表22.A"/>
          <table:table-row table:style-name="表22.1">
            <table:table-cell table:style-name="表22.A1" office:value-type="string">
              <text:p text:style-name="P101"><text:span text:style-name="T100">Methods inherited from class org.osgi.dto.DTO</text:span></text:p>
            </table:table-cell>
          </table:table-row>
          <table:table-row table:style-name="表22.2">
            <table:table-cell table:style-name="表22.A2" office:value-type="string">
              <text:p text:style-name="P101"><text:span text:style-name="Code">toString</text:span></text:p>
            </table:table-cell>
          </table:table-row>
        </table:table>
        <text:p text:style-name="P167"><text:span text:style-name="T4">Constructor Detail</text:span></text:p>
        <text:p text:style-name="P168"><text:bookmark text:name="b36"/><text:span text:style-name="T4">RequestDTO</text:span></text:p>
        <text:p text:style-name="P109"><text:span text:style-name="Code">public </text:span><text:span text:style-name="Code"><text:span text:style-name="T107">RequestDTO</text:span></text:span><text:span text:style-name="Code"><text:span text:style-name="T112">()</text:span></text:span></text:p>
        <text:p text:style-name="P154"><text:bookmark text:name="b40"/><text:span text:style-name="T4">Class ResourceDTO</text:span></text:p>
        <text:p text:style-name="P116"><text:a xlink:type="simple" xlink:href="file://catseye/l%22b26" text:style-name="Internet_20_link" text:visited-style-name="Visited_20_Internet_20_Link"><text:span text:style-name="T96">org.osgi.onem2m.dto</text:span></text:a></text:p>
        <text:p text:style-name="P106"><text:span text:style-name="Code">java.lang.Object</text:span></text:p>
        <text:p text:style-name="P117"><text:span text:style-name="Code">  </text:span><text:span text:style-name="Code"><draw:frame draw:style-name="fr3" draw:name="イメージ14" text:anchor-type="as-char" svg:width="0.397cm" svg:height="0.37cm" draw:z-index="35"><draw:image xlink:href="Pictures/100002000000000F0000000EA95FCF9A.png" xlink:type="simple" xlink:show="embed" xlink:actuate="onLoad"/></draw:frame></text:span><text:span text:style-name="Code">org.osgi.dto.DTO</text:span></text:p>
        <text:p text:style-name="P117"><text:span text:style-name="Code">      </text:span><text:span text:style-name="Code"><draw:frame draw:style-name="fr3" draw:name="イメージ15" text:anchor-type="as-char" svg:width="0.397cm" svg:height="0.37cm" draw:z-index="36"><draw:image xlink:href="Pictures/100002000000000F0000000EA95FCF9A.png" xlink:type="simple" xlink:show="embed" xlink:actuate="onLoad"/></draw:frame></text:span><text:a xlink:type="simple" xlink:href="file://catseye/l%22b35" text:style-name="Internet_20_link" text:visited-style-name="Visited_20_Internet_20_Link"><text:span text:style-name="T110">org.osgi.onem2m.dto.OneM2MDTO</text:span></text:a></text:p>
        <text:p text:style-name="P96"><text:span text:style-name="Code">          </text:span><text:span text:style-name="Code"><draw:frame draw:style-name="fr3" draw:name="イメージ16" text:anchor-type="as-char" svg:width="0.397cm" svg:height="0.37cm" draw:z-index="37"><draw:image xlink:href="Pictures/100002000000000F0000000EA95FCF9A.png" xlink:type="simple" xlink:show="embed" xlink:actuate="onLoad"/></draw:frame></text:span><text:span text:style-name="Code"><text:span text:style-name="T107">org.osgi.onem2m.dto.ResourceDTO</text:span></text:span></text:p>
        <text:p text:style-name="P105"/>
        <text:p text:style-name="P119"><text:span text:style-name="Code">public class </text:span><text:span text:style-name="Code"><text:span text:style-name="T107">ResourceDTO</text:span></text:span></text:p>
        <text:p text:style-name="P99"><text:span text:style-name="Code">extends </text:span><text:a xlink:type="simple" xlink:href="file://catseye/l%22b35" text:style-name="Internet_20_link" text:visited-style-name="Visited_20_Internet_20_Link"><text:span text:style-name="T110">OneM2MDTO</text:span></text:a></text:p>
        <text:p text:style-name="P97"><text:span text:style-name="T99">DTO containing oneM2M resource.</text:span></text:p>
        <text:p text:style-name="P120"/>
        <table:table table:name="表23" table:style-name="表23">
          <table:table-column table:style-name="表23.A"/>
          <table:table-column table:style-name="表23.B"/>
          <table:table-column table:style-name="表23.C"/>
          <table:table-row table:style-name="表23.1">
            <table:table-cell table:style-name="表23.A1" table:number-columns-spanned="2" office:value-type="string">
              <text:p text:style-name="P121"><text:span text:style-name="Summary_20_Heading_20_Font"><text:span text:style-name="T97">Field Summary</text:span></text:span></text:p>
            </table:table-cell>
            <table:covered-table-cell/>
            <table:table-cell table:style-name="表23.A1" office:value-type="string">
              <text:p text:style-name="P122"><text:span text:style-name="Page_20_Reference_20_Font"><text:span text:style-name="T98">Page</text:span></text:span></text:p>
            </table:table-cell>
          </table:table-row>
          <table:table-row table:style-name="表23.1">
            <table:table-cell table:style-name="表23.A2" office:value-type="string">
              <text:p text:style-name="P123"><text:span text:style-name="Code_20_Small"><text:span text:style-name="T109">String</text:span></text:span></text:p>
            </table:table-cell>
            <table:table-cell table:style-name="表23.B2" office:value-type="string">
              <text:p text:style-name="P124"><text:a xlink:type="simple" xlink:href="file://catseye/l%22b38" text:style-name="Internet_20_link" text:visited-style-name="Visited_20_Internet_20_Link"><text:span text:style-name="T104">resourceType</text:span></text:a></text:p>
              <text:p text:style-name="P125"><text:span text:style-name="T99">resource type</text:span></text:p>
            </table:table-cell>
            <table:table-cell table:style-name="表23.C2" office:value-type="string">
              <text:p text:style-name="P122"><text:bookmark-ref text:reference-format="page" text:ref-name="b38">32</text:bookmark-ref></text:p>
            </table:table-cell>
          </table:table-row>
        </table:table>
        <text:p text:style-name="P130"/>
        <table:table table:name="表24" table:style-name="表24">
          <table:table-column table:style-name="表24.A"/>
          <table:table-row table:style-name="表24.1">
            <table:table-cell table:style-name="表24.A1" office:value-type="string">
              <text:p text:style-name="P101"><text:span text:style-name="T100">Fields inherited from class org.osgi.onem2m.dto.</text:span><text:a xlink:type="simple" xlink:href="file://catseye/l%22b35" text:style-name="Internet_20_link" text:visited-style-name="Visited_20_Internet_20_Link"><text:span text:style-name="T102">OneM2MDTO</text:span></text:a></text:p>
            </table:table-cell>
          </table:table-row>
          <table:table-row table:style-name="表24.2">
            <table:table-cell table:style-name="表24.A2" office:value-type="string">
              <text:p text:style-name="P101"><text:a xlink:type="simple" xlink:href="file://catseye/l%22b33" text:style-name="Internet_20_link" text:visited-style-name="Visited_20_Internet_20_Link"><text:span text:style-name="T106">map</text:span></text:a></text:p>
            </table:table-cell>
          </table:table-row>
        </table:table>
        <text:p text:style-name="P130"/>
        <table:table table:name="表25" table:style-name="表25">
          <table:table-column table:style-name="表25.A"/>
          <table:table-column table:style-name="表25.B"/>
          <table:table-row table:style-name="表25.1">
            <table:table-cell table:style-name="表25.A1" office:value-type="string">
              <text:p text:style-name="P121"><text:span text:style-name="Summary_20_Heading_20_Font"><text:span text:style-name="T97">Constructor Summary</text:span></text:span></text:p>
            </table:table-cell>
            <table:table-cell table:style-name="表25.A1" office:value-type="string">
              <text:p text:style-name="P122"><text:span text:style-name="Page_20_Reference_20_Font"><text:span text:style-name="T98">Page</text:span></text:span></text:p>
            </table:table-cell>
          </table:table-row>
          <table:table-row table:style-name="表25.1">
            <table:table-cell table:style-name="表25.A2" office:value-type="string">
              <text:p text:style-name="P121"><text:a xlink:type="simple" xlink:href="file://catseye/l%22b39" text:style-name="Internet_20_link" text:visited-style-name="Visited_20_Internet_20_Link"><text:span text:style-name="T104">ResourceDTO</text:span></text:a><text:span text:style-name="Code"><text:span text:style-name="T108">()</text:span></text:span></text:p>
            </table:table-cell>
            <table:table-cell table:style-name="表25.B2" office:value-type="string">
              <text:p text:style-name="P122"><text:bookmark-ref text:reference-format="page" text:ref-name="b39">32</text:bookmark-ref></text:p>
            </table:table-cell>
          </table:table-row>
        </table:table>
        <text:p text:style-name="P130"/>
        <table:table table:name="表26" table:style-name="表26">
          <table:table-column table:style-name="表26.A"/>
          <table:table-row table:style-name="表26.1">
            <table:table-cell table:style-name="表26.A1" office:value-type="string">
              <text:p text:style-name="P101"><text:span text:style-name="T100">Methods inherited from class org.osgi.dto.DTO</text:span></text:p>
            </table:table-cell>
          </table:table-row>
          <table:table-row table:style-name="表26.2">
            <table:table-cell table:style-name="表26.A2" office:value-type="string">
              <text:p text:style-name="P101"><text:span text:style-name="Code">toString</text:span></text:p>
            </table:table-cell>
          </table:table-row>
        </table:table>
        <text:p text:style-name="P167"><text:span text:style-name="T4">Field Detail</text:span></text:p>
        <text:p text:style-name="P168"><text:bookmark text:name="b38"/><text:span text:style-name="T4">resourceType</text:span></text:p>
        <text:p text:style-name="P99"><text:span text:style-name="Code">public String </text:span><text:span text:style-name="Code"><text:span text:style-name="T107">resourceType</text:span></text:span></text:p>
        <text:p text:style-name="P114"><text:span text:style-name="T99">resource type</text:span></text:p>
        <text:p text:style-name="P167"><text:span text:style-name="T4">Constructor Detail</text:span></text:p>
        <text:p text:style-name="P168"><text:bookmark text:name="b39"/><text:span text:style-name="T4">ResourceDTO</text:span></text:p>
        <text:p text:style-name="P109"><text:span text:style-name="Code">public </text:span><text:span text:style-name="Code"><text:span text:style-name="T107">ResourceDTO</text:span></text:span><text:span text:style-name="Code"><text:span text:style-name="T112">()</text:span></text:span></text:p>
        <text:p text:style-name="P155"><text:bookmark text:name="b42"/><text:span text:style-name="T4">Class ResponseDTO</text:span></text:p>
        <text:p text:style-name="P116"><text:a xlink:type="simple" xlink:href="file://catseye/l%22b26" text:style-name="Internet_20_link" text:visited-style-name="Visited_20_Internet_20_Link"><text:span text:style-name="T96">org.osgi.onem2m.dto</text:span></text:a></text:p>
        <text:p text:style-name="P106"><text:span text:style-name="Code">java.lang.Object</text:span></text:p>
        <text:p text:style-name="P117"><text:span text:style-name="Code">  </text:span><text:span text:style-name="Code"><draw:frame draw:style-name="fr3" draw:name="イメージ17" text:anchor-type="as-char" svg:width="0.397cm" svg:height="0.37cm" draw:z-index="38"><draw:image xlink:href="Pictures/100002000000000F0000000EA95FCF9A.png" xlink:type="simple" xlink:show="embed" xlink:actuate="onLoad"/></draw:frame></text:span><text:span text:style-name="Code">org.osgi.dto.DTO</text:span></text:p>
        <text:p text:style-name="P117"><text:span text:style-name="Code">      </text:span><text:span text:style-name="Code"><draw:frame draw:style-name="fr3" draw:name="イメージ18" text:anchor-type="as-char" svg:width="0.397cm" svg:height="0.37cm" draw:z-index="39"><draw:image xlink:href="Pictures/100002000000000F0000000EA95FCF9A.png" xlink:type="simple" xlink:show="embed" xlink:actuate="onLoad"/></draw:frame></text:span><text:a xlink:type="simple" xlink:href="file://catseye/l%22b35" text:style-name="Internet_20_link" text:visited-style-name="Visited_20_Internet_20_Link"><text:span text:style-name="T110">org.osgi.onem2m.dto.OneM2MDTO</text:span></text:a></text:p>
        <text:p text:style-name="P96"><text:span text:style-name="Code">          </text:span><text:span text:style-name="Code"><draw:frame draw:style-name="fr3" draw:name="イメージ19" text:anchor-type="as-char" svg:width="0.397cm" svg:height="0.37cm" draw:z-index="40"><draw:image xlink:href="Pictures/100002000000000F0000000EA95FCF9A.png" xlink:type="simple" xlink:show="embed" xlink:actuate="onLoad"/></draw:frame></text:span><text:span text:style-name="Code"><text:span text:style-name="T107">org.osgi.onem2m.dto.ResponseDTO</text:span></text:span></text:p>
        <text:p text:style-name="P105"/>
        <text:p text:style-name="P119"><text:span text:style-name="Code">public class </text:span><text:span text:style-name="Code"><text:span text:style-name="T107">ResponseDTO</text:span></text:span></text:p>
        <text:p text:style-name="P99"><text:span text:style-name="Code">extends </text:span><text:a xlink:type="simple" xlink:href="file://catseye/l%22b35" text:style-name="Internet_20_link" text:visited-style-name="Visited_20_Internet_20_Link"><text:span text:style-name="T110">OneM2MDTO</text:span></text:a></text:p>
        <text:p text:style-name="P97"><text:span text:style-name="T99">DTO containing oneM2M response primitive.</text:span></text:p>
        <text:p text:style-name="P120"/>
        <table:table table:name="表27" table:style-name="表27">
          <table:table-column table:style-name="表27.A"/>
          <table:table-row table:style-name="表27.1">
            <table:table-cell table:style-name="表27.A1" office:value-type="string">
              <text:p text:style-name="P101"><text:span text:style-name="T100">Fields inherited from class org.osgi.onem2m.dto.</text:span><text:a xlink:type="simple" xlink:href="file://catseye/l%22b35" text:style-name="Internet_20_link" text:visited-style-name="Visited_20_Internet_20_Link"><text:span text:style-name="T102">OneM2MDTO</text:span></text:a></text:p>
            </table:table-cell>
          </table:table-row>
          <table:table-row table:style-name="表27.2">
            <table:table-cell table:style-name="表27.A2" office:value-type="string">
              <text:p text:style-name="P101"><text:a xlink:type="simple" xlink:href="file://catseye/l%22b33" text:style-name="Internet_20_link" text:visited-style-name="Visited_20_Internet_20_Link"><text:span text:style-name="T106">map</text:span></text:a></text:p>
            </table:table-cell>
          </table:table-row>
        </table:table>
        <text:p text:style-name="P130"/>
        <table:table table:name="表28" table:style-name="表28">
          <table:table-column table:style-name="表28.A"/>
          <table:table-column table:style-name="表28.B"/>
          <table:table-row table:style-name="表28.1">
            <table:table-cell table:style-name="表28.A1" office:value-type="string">
              <text:p text:style-name="P121"><text:span text:style-name="Summary_20_Heading_20_Font"><text:span text:style-name="T97">Constructor Summary</text:span></text:span></text:p>
            </table:table-cell>
            <table:table-cell table:style-name="表28.A1" office:value-type="string">
              <text:p text:style-name="P122"><text:span text:style-name="Page_20_Reference_20_Font"><text:span text:style-name="T98">Page</text:span></text:span></text:p>
            </table:table-cell>
          </table:table-row>
          <table:table-row table:style-name="表28.1">
            <table:table-cell table:style-name="表28.A2" office:value-type="string">
              <text:p text:style-name="P121"><text:a xlink:type="simple" xlink:href="file://catseye/l%22b41" text:style-name="Internet_20_link" text:visited-style-name="Visited_20_Internet_20_Link"><text:span text:style-name="T104">ResponseDTO</text:span></text:a><text:span text:style-name="Code"><text:span text:style-name="T108">()</text:span></text:span></text:p>
            </table:table-cell>
            <table:table-cell table:style-name="表28.B2" office:value-type="string">
              <text:p text:style-name="P122"><text:bookmark-ref text:reference-format="page" text:ref-name="b41">33</text:bookmark-ref></text:p>
            </table:table-cell>
          </table:table-row>
        </table:table>
        <text:p text:style-name="P130"/>
        <table:table table:name="表29" table:style-name="表29">
          <table:table-column table:style-name="表29.A"/>
          <table:table-row table:style-name="表29.1">
            <table:table-cell table:style-name="表29.A1" office:value-type="string">
              <text:p text:style-name="P101"><text:span text:style-name="T100">Methods inherited from class org.osgi.dto.DTO</text:span></text:p>
            </table:table-cell>
          </table:table-row>
          <table:table-row table:style-name="表29.2">
            <table:table-cell table:style-name="表29.A2" office:value-type="string">
              <text:p text:style-name="P101"><text:span text:style-name="Code">toString</text:span></text:p>
            </table:table-cell>
          </table:table-row>
        </table:table>
        <text:p text:style-name="P167"><text:span text:style-name="T4">Constructor Detail</text:span></text:p>
        <text:p text:style-name="P168"><text:bookmark text:name="b41"/><text:span text:style-name="T4">ResponseDTO</text:span></text:p>
        <text:p text:style-name="P109"><text:span text:style-name="Code">public </text:span><text:span text:style-name="Code"><text:span text:style-name="T107">ResponseDTO</text:span></text:span><text:span text:style-name="Code"><text:span text:style-name="T112">()</text:span></text:span></text:p>
        <text:p text:style-name="P174"><text:bookmark text:name="b44"/><text:span text:style-name="T4">Package org.osgi.onem2m.mapper</text:span></text:p>
        <text:p text:style-name="P104"><text:span text:style-name="T99">Package contains Mapper interface that convert binary data to OneM2MDTO, vice versa.</text:span></text:p>
        <text:p text:style-name="P104"><text:span text:style-name="T100">See:</text:span></text:p>
        <text:p text:style-name="P112"><text:a xlink:type="simple" xlink:href="file://catseye/l%22b43" text:style-name="Internet_20_link" text:visited-style-name="Visited_20_Internet_20_Link"><text:span text:style-name="T100">Description</text:span></text:a></text:p>
        <table:table table:name="表30" table:style-name="表30">
          <table:table-column table:style-name="表30.A"/>
          <table:table-column table:style-name="表30.B"/>
          <table:table-column table:style-name="表30.C"/>
          <table:table-row table:style-name="表30.1">
            <table:table-cell table:style-name="表30.A1" table:number-columns-spanned="2" office:value-type="string">
              <text:p text:style-name="P101"><text:span text:style-name="Summary_20_Heading_20_Font"><text:span text:style-name="T97">Interface Summary</text:span></text:span></text:p>
            </table:table-cell>
            <table:covered-table-cell/>
            <table:table-cell table:style-name="表30.A1" office:value-type="string">
              <text:p text:style-name="P102"><text:span text:style-name="Page_20_Reference_20_Font"><text:span text:style-name="T98">Page</text:span></text:span></text:p>
            </table:table-cell>
          </table:table-row>
          <table:table-row table:style-name="表30.1">
            <table:table-cell table:style-name="表30.A2" office:value-type="string">
              <text:p text:style-name="P101"><text:a xlink:type="simple" xlink:href="file://catseye/l%22b50" text:style-name="Internet_20_link" text:visited-style-name="Visited_20_Internet_20_Link"><text:span text:style-name="T102">Mapper</text:span></text:a></text:p>
            </table:table-cell>
            <table:table-cell table:style-name="表30.B2" office:value-type="string">
              <text:p text:style-name="P101"><text:span text:style-name="T99">Mapper interface, which convert OneM2MDTO to binary data and vice versa.</text:span></text:p>
            </table:table-cell>
            <table:table-cell table:style-name="表30.C2" office:value-type="string">
              <text:p text:style-name="P102"><text:bookmark-ref text:reference-format="page" text:ref-name="b50">35</text:bookmark-ref></text:p>
            </table:table-cell>
          </table:table-row>
        </table:table>
        <text:p text:style-name="P107"><text:bookmark text:name="b43"/><text:span text:style-name="T101">Package org.osgi.onem2m.mapper Description</text:span></text:p>
        <text:p text:style-name="P108"><text:span text:style-name="T99">Package contains Mapper interface that convert binary data to OneM2MDTO, vice versa.</text:span></text:p>
        <text:p text:style-name="P156"><text:bookmark text:name="b50"/><text:span text:style-name="T4">Interface Mapper</text:span></text:p>
        <text:p text:style-name="P116"><text:a xlink:type="simple" xlink:href="file://catseye/l%22b44" text:style-name="Internet_20_link" text:visited-style-name="Visited_20_Internet_20_Link"><text:span text:style-name="T96">org.osgi.onem2m.mapper</text:span></text:a></text:p>
        <text:p text:style-name="P105"/>
        <text:p text:style-name="P129"><text:span text:style-name="Code">public interface </text:span><text:span text:style-name="Code"><text:span text:style-name="T107">Mapper</text:span></text:span></text:p>
        <text:p text:style-name="P97"><text:span text:style-name="T99">Mapper interface, which convert OneM2MDTO to binary data and vice versa.</text:span></text:p>
        <text:p text:style-name="P120"/>
        <table:table table:name="表31" table:style-name="表31">
          <table:table-column table:style-name="表31.A"/>
          <table:table-column table:style-name="表31.B"/>
          <table:table-column table:style-name="表31.C"/>
          <table:table-row table:style-name="表31.1">
            <table:table-cell table:style-name="表31.A1" table:number-columns-spanned="2" office:value-type="string">
              <text:p text:style-name="P121"><text:span text:style-name="Summary_20_Heading_20_Font"><text:span text:style-name="T97">Method Summary</text:span></text:span></text:p>
            </table:table-cell>
            <table:covered-table-cell/>
            <table:table-cell table:style-name="表31.A1" office:value-type="string">
              <text:p text:style-name="P122"><text:span text:style-name="Page_20_Reference_20_Font"><text:span text:style-name="T98">Page</text:span></text:span></text:p>
            </table:table-cell>
          </table:table-row>
          <table:table-row table:style-name="表31.1">
            <table:table-cell table:style-name="表31.A2" office:value-type="string">
              <text:p text:style-name="P123"><text:a xlink:type="simple" xlink:href="file://catseye/l%22b35" text:style-name="Internet_20_link" text:visited-style-name="Visited_20_Internet_20_Link"><text:span text:style-name="T103">OneM2MDTO</text:span></text:a></text:p>
            </table:table-cell>
            <table:table-cell table:style-name="表31.B2" office:value-type="string">
              <text:p text:style-name="P121"><text:a xlink:type="simple" xlink:href="file://catseye/l%22b48" text:style-name="Internet_20_link" text:visited-style-name="Visited_20_Internet_20_Link"><text:span text:style-name="T104">deserialize</text:span></text:a><text:span text:style-name="Code"><text:span text:style-name="T108">(byte[] bb)</text:span></text:span></text:p>
            </table:table-cell>
            <table:table-cell table:style-name="表31.C2" office:value-type="string">
              <text:p text:style-name="P122"><text:bookmark-ref text:reference-format="page" text:ref-name="b48">35</text:bookmark-ref></text:p>
            </table:table-cell>
          </table:table-row>
          <table:table-row table:style-name="表31.1">
            <table:table-cell table:style-name="表31.A3" office:value-type="string">
              <text:p text:style-name="P123"><text:a xlink:type="simple" xlink:href="file://catseye/l%22b35" text:style-name="Internet_20_link" text:visited-style-name="Visited_20_Internet_20_Link"><text:span text:style-name="T103">OneM2MDTO</text:span></text:a></text:p>
            </table:table-cell>
            <table:table-cell table:style-name="表31.B3" office:value-type="string">
              <text:p text:style-name="P121"><text:a xlink:type="simple" xlink:href="file://catseye/l%22b47" text:style-name="Internet_20_link" text:visited-style-name="Visited_20_Internet_20_Link"><text:span text:style-name="T104">deserialize</text:span></text:a><text:span text:style-name="Code"><text:span text:style-name="T108">(ByteBuffer bb)</text:span></text:span></text:p>
            </table:table-cell>
            <table:table-cell table:style-name="表31.C3" office:value-type="string">
              <text:p text:style-name="P122"><text:bookmark-ref text:reference-format="page" text:ref-name="b47">35</text:bookmark-ref></text:p>
            </table:table-cell>
          </table:table-row>
          <table:table-row table:style-name="表31.1">
            <table:table-cell table:style-name="表31.A4" office:value-type="string">
              <text:p text:style-name="P123"><text:span text:style-name="Code_20_Small"><text:span text:style-name="T109">String</text:span></text:span></text:p>
            </table:table-cell>
            <table:table-cell table:style-name="表31.B4" office:value-type="string">
              <text:p text:style-name="P121"><text:a xlink:type="simple" xlink:href="file://catseye/l%22b49" text:style-name="Internet_20_link" text:visited-style-name="Visited_20_Internet_20_Link"><text:span text:style-name="T104">getContentInfo</text:span></text:a><text:span text:style-name="Code"><text:span text:style-name="T108">()</text:span></text:span></text:p>
            </table:table-cell>
            <table:table-cell table:style-name="表31.C4" office:value-type="string">
              <text:p text:style-name="P122"><text:bookmark-ref text:reference-format="page" text:ref-name="b49">35</text:bookmark-ref></text:p>
            </table:table-cell>
          </table:table-row>
          <table:table-row table:style-name="表31.1">
            <table:table-cell table:style-name="表31.A5" office:value-type="string">
              <text:p text:style-name="P123"><text:span text:style-name="Code_20_Small"><text:span text:style-name="T109">ByteBuffer</text:span></text:span></text:p>
            </table:table-cell>
            <table:table-cell table:style-name="表31.B5" office:value-type="string">
              <text:p text:style-name="P121"><text:a xlink:type="simple" xlink:href="file://catseye/l%22b45" text:style-name="Internet_20_link" text:visited-style-name="Visited_20_Internet_20_Link"><text:span text:style-name="T104">serializeToByteBuffer</text:span></text:a><text:span text:style-name="Code"><text:span text:style-name="T108">(</text:span></text:span><text:a xlink:type="simple" xlink:href="file://catseye/l%22b35" text:style-name="Internet_20_link" text:visited-style-name="Visited_20_Internet_20_Link"><text:span text:style-name="T105">OneM2MDTO</text:span></text:a><text:span text:style-name="Code"><text:span text:style-name="T108"> dto)</text:span></text:span></text:p>
            </table:table-cell>
            <table:table-cell table:style-name="表31.C5" office:value-type="string">
              <text:p text:style-name="P122"><text:bookmark-ref text:reference-format="page" text:ref-name="b45">35</text:bookmark-ref></text:p>
            </table:table-cell>
          </table:table-row>
          <table:table-row table:style-name="表31.1">
            <table:table-cell table:style-name="表31.A6" office:value-type="string">
              <text:p text:style-name="P123"><text:span text:style-name="Code_20_Small"><text:span text:style-name="T109">byte[]</text:span></text:span></text:p>
            </table:table-cell>
            <table:table-cell table:style-name="表31.B6" office:value-type="string">
              <text:p text:style-name="P121"><text:a xlink:type="simple" xlink:href="file://catseye/l%22b46" text:style-name="Internet_20_link" text:visited-style-name="Visited_20_Internet_20_Link"><text:span text:style-name="T104">serializeToBytes</text:span></text:a><text:span text:style-name="Code"><text:span text:style-name="T108">(</text:span></text:span><text:a xlink:type="simple" xlink:href="file://catseye/l%22b35" text:style-name="Internet_20_link" text:visited-style-name="Visited_20_Internet_20_Link"><text:span text:style-name="T105">OneM2MDTO</text:span></text:a><text:span text:style-name="Code"><text:span text:style-name="T108"> dto)</text:span></text:span></text:p>
            </table:table-cell>
            <table:table-cell table:style-name="表31.C6" office:value-type="string">
              <text:p text:style-name="P122"><text:bookmark-ref text:reference-format="page" text:ref-name="b46">35</text:bookmark-ref></text:p>
            </table:table-cell>
          </table:table-row>
        </table:table>
        <text:p text:style-name="P167"><text:span text:style-name="T4">Method Detail</text:span></text:p>
        <text:p text:style-name="P168"><text:bookmark text:name="b45"/><text:span text:style-name="T4">serializeToByteBuffer</text:span></text:p>
        <text:p text:style-name="P96"><text:span text:style-name="Code">ByteBuffer </text:span><text:span text:style-name="Code"><text:span text:style-name="T107">serializeToByteBuffer</text:span></text:span><text:span text:style-name="Code"><text:span text:style-name="T112">(</text:span></text:span><text:a xlink:type="simple" xlink:href="file://catseye/l%22b35" text:style-name="Internet_20_link" text:visited-style-name="Visited_20_Internet_20_Link"><text:span text:style-name="T111">OneM2MDTO</text:span></text:a><text:span text:style-name="Code"><text:span text:style-name="T112"> dto)</text:span></text:span></text:p>
        <text:p text:style-name="P128"/>
        <text:p text:style-name="P169"><text:bookmark text:name="b46"/><text:span text:style-name="T4">serializeToBytes</text:span></text:p>
        <text:p text:style-name="P96"><text:span text:style-name="Code">byte[] </text:span><text:span text:style-name="Code"><text:span text:style-name="T107">serializeToBytes</text:span></text:span><text:span text:style-name="Code"><text:span text:style-name="T112">(</text:span></text:span><text:a xlink:type="simple" xlink:href="file://catseye/l%22b35" text:style-name="Internet_20_link" text:visited-style-name="Visited_20_Internet_20_Link"><text:span text:style-name="T111">OneM2MDTO</text:span></text:a><text:span text:style-name="Code"><text:span text:style-name="T112"> dto)</text:span></text:span></text:p>
        <text:p text:style-name="P128"/>
        <text:p text:style-name="P169"><text:bookmark text:name="b47"/><text:span text:style-name="T4">deserialize</text:span></text:p>
        <text:p text:style-name="P96"><text:a xlink:type="simple" xlink:href="file://catseye/l%22b35" text:style-name="Internet_20_link" text:visited-style-name="Visited_20_Internet_20_Link"><text:span text:style-name="T110">OneM2MDTO</text:span></text:a><text:span text:style-name="Code"> </text:span><text:span text:style-name="Code"><text:span text:style-name="T107">deserialize</text:span></text:span><text:span text:style-name="Code"><text:span text:style-name="T112">(ByteBuffer bb)</text:span></text:span></text:p>
        <text:p text:style-name="P128"/>
        <text:p text:style-name="P169"><text:bookmark text:name="b48"/><text:span text:style-name="T4">deserialize</text:span></text:p>
        <text:p text:style-name="P96"><text:a xlink:type="simple" xlink:href="file://catseye/l%22b35" text:style-name="Internet_20_link" text:visited-style-name="Visited_20_Internet_20_Link"><text:span text:style-name="T110">OneM2MDTO</text:span></text:a><text:span text:style-name="Code"> </text:span><text:span text:style-name="Code"><text:span text:style-name="T107">deserialize</text:span></text:span><text:span text:style-name="Code"><text:span text:style-name="T112">(byte[] bb)</text:span></text:span></text:p>
        <text:p text:style-name="P128"/>
        <text:p text:style-name="P169"><text:bookmark text:name="b49"/><text:span text:style-name="T4">getContentInfo</text:span></text:p>
        <text:p text:style-name="P109"><text:span text:style-name="Code">String </text:span><text:span text:style-name="Code"><text:span text:style-name="T107">getContentInfo</text:span></text:span><text:span text:style-name="Code"><text:span text:style-name="T112">()</text:span></text:span></text:p>
        <text:p text:style-name="P175"><text:bookmark text:name="b52"/><text:span text:style-name="T4">Package org.osgi.onem2m.servicelayer</text:span></text:p>
        <text:p text:style-name="P104"><text:span text:style-name="T99">The key Package containing Service Layer API.</text:span></text:p>
        <text:p text:style-name="P104"><text:span text:style-name="T100">See:</text:span></text:p>
        <text:p text:style-name="P112"><text:a xlink:type="simple" xlink:href="file://catseye/l%22b51" text:style-name="Internet_20_link" text:visited-style-name="Visited_20_Internet_20_Link"><text:span text:style-name="T100">Description</text:span></text:a></text:p>
        <table:table table:name="表32" table:style-name="表32">
          <table:table-column table:style-name="表32.A"/>
          <table:table-column table:style-name="表32.B"/>
          <table:table-column table:style-name="表32.C"/>
          <table:table-row table:style-name="表32.1">
            <table:table-cell table:style-name="表32.A1" table:number-columns-spanned="2" office:value-type="string">
              <text:p text:style-name="P101"><text:span text:style-name="Summary_20_Heading_20_Font"><text:span text:style-name="T97">Interface Summary</text:span></text:span></text:p>
            </table:table-cell>
            <table:covered-table-cell/>
            <table:table-cell table:style-name="表32.A1" office:value-type="string">
              <text:p text:style-name="P102"><text:span text:style-name="Page_20_Reference_20_Font"><text:span text:style-name="T98">Page</text:span></text:span></text:p>
            </table:table-cell>
          </table:table-row>
          <table:table-row table:style-name="表32.1">
            <table:table-cell table:style-name="表32.A2" office:value-type="string">
              <text:p text:style-name="P101"><text:a xlink:type="simple" xlink:href="file://catseye/l%22b53" text:style-name="Internet_20_link" text:visited-style-name="Visited_20_Internet_20_Link"><text:span text:style-name="T102">Ae</text:span></text:a></text:p>
            </table:table-cell>
            <table:table-cell table:style-name="表32.B2" office:value-type="string">
              <text:p text:style-name="P101"><text:span text:style-name="T99">Ae, which represents oneM2M AE.</text:span></text:p>
            </table:table-cell>
            <table:table-cell table:style-name="表32.C2" office:value-type="string">
              <text:p text:style-name="P102"><text:bookmark-ref text:reference-format="page" text:ref-name="b53">37</text:bookmark-ref></text:p>
            </table:table-cell>
          </table:table-row>
          <table:table-row table:style-name="表32.1">
            <table:table-cell table:style-name="表32.A3" office:value-type="string">
              <text:p text:style-name="P101"><text:a xlink:type="simple" xlink:href="file://catseye/l%22b54" text:style-name="Internet_20_link" text:visited-style-name="Visited_20_Internet_20_Link"><text:span text:style-name="T102">Cse</text:span></text:a></text:p>
            </table:table-cell>
            <table:table-cell table:style-name="表32.B3" office:value-type="string">
              <text:p text:style-name="P101"><text:span text:style-name="T99">CSEService, which represents oneM2M CSE.</text:span></text:p>
            </table:table-cell>
            <table:table-cell table:style-name="表32.C3" office:value-type="string">
              <text:p text:style-name="P102"><text:bookmark-ref text:reference-format="page" text:ref-name="b54">37</text:bookmark-ref></text:p>
            </table:table-cell>
          </table:table-row>
          <table:table-row table:style-name="表32.1">
            <table:table-cell table:style-name="表32.A4" office:value-type="string">
              <text:p text:style-name="P101"><text:a xlink:type="simple" xlink:href="file://catseye/l%22b55" text:style-name="Internet_20_link" text:visited-style-name="Visited_20_Internet_20_Link"><text:span text:style-name="T102">ProtocolBinding</text:span></text:a></text:p>
            </table:table-cell>
            <table:table-cell table:style-name="表32.B4" office:value-type="string">
              <text:p text:style-name="P101"><text:span text:style-name="T99">Protocol Binding Service, which represent Protocol Binding</text:span></text:p>
            </table:table-cell>
            <table:table-cell table:style-name="表32.C4" office:value-type="string">
              <text:p text:style-name="P102"><text:bookmark-ref text:reference-format="page" text:ref-name="b55">38</text:bookmark-ref></text:p>
            </table:table-cell>
          </table:table-row>
          <table:table-row table:style-name="表32.1">
            <table:table-cell table:style-name="表32.A5" office:value-type="string">
              <text:p text:style-name="P101"><text:a xlink:type="simple" xlink:href="file://catseye/l%22b57" text:style-name="Internet_20_link" text:visited-style-name="Visited_20_Internet_20_Link"><text:span text:style-name="T102">ServiceLayer</text:span></text:a></text:p>
            </table:table-cell>
            <table:table-cell table:style-name="表32.B5" office:value-type="string">
              <text:p text:style-name="P101"><text:span text:style-name="T99">Service Layer Interface, which locates between CSE and Protocol Binding Service.</text:span></text:p>
            </table:table-cell>
            <table:table-cell table:style-name="表32.C5" office:value-type="string">
              <text:p text:style-name="P102"><text:bookmark-ref text:reference-format="page" text:ref-name="b57">39</text:bookmark-ref></text:p>
            </table:table-cell>
          </table:table-row>
        </table:table>
        <text:p text:style-name="P107"><text:bookmark text:name="b51"/><text:span text:style-name="T101">Package org.osgi.onem2m.servicelayer Description</text:span></text:p>
        <text:p text:style-name="P108"><text:span text:style-name="T99">The key Package containing Service Layer API.</text:span></text:p>
        <text:p text:style-name="P157"><text:bookmark text:name="b53"/><text:span text:style-name="T4">Interface Ae</text:span></text:p>
        <text:p text:style-name="P116"><text:a xlink:type="simple" xlink:href="file://catseye/l%22b52" text:style-name="Internet_20_link" text:visited-style-name="Visited_20_Internet_20_Link"><text:span text:style-name="T96">org.osgi.onem2m.servicelayer</text:span></text:a></text:p>
        <text:p text:style-name="P170"><text:span text:style-name="T3">All Superinterfaces:</text:span></text:p>
        <text:p text:style-name="P114"><text:a xlink:type="simple" xlink:href="file://catseye/l%22b57" text:style-name="Internet_20_link" text:visited-style-name="Visited_20_Internet_20_Link"><text:span text:style-name="T99">ServiceLayer</text:span></text:a></text:p>
        <text:p text:style-name="P105"/>
        <text:p text:style-name="P119"><text:span text:style-name="Code">public interface </text:span><text:span text:style-name="Code"><text:span text:style-name="T107">Ae</text:span></text:span></text:p>
        <text:p text:style-name="P99"><text:span text:style-name="Code">extends </text:span><text:a xlink:type="simple" xlink:href="file://catseye/l%22b57" text:style-name="Internet_20_link" text:visited-style-name="Visited_20_Internet_20_Link"><text:span text:style-name="T110">ServiceLayer</text:span></text:a></text:p>
        <text:p text:style-name="P97"><text:span text:style-name="T99">Ae, which represents oneM2M AE.</text:span></text:p>
        <text:p text:style-name="P120"/>
        <table:table table:name="表33" table:style-name="表33">
          <table:table-column table:style-name="表33.A"/>
          <table:table-row table:style-name="表33.1">
            <table:table-cell table:style-name="表33.A1" office:value-type="string">
              <text:p text:style-name="P101"><text:span text:style-name="T100">Methods inherited from interface org.osgi.onem2m.servicelayer.</text:span><text:a xlink:type="simple" xlink:href="file://catseye/l%22b57" text:style-name="Internet_20_link" text:visited-style-name="Visited_20_Internet_20_Link"><text:span text:style-name="T102">ServiceLayer</text:span></text:a></text:p>
            </table:table-cell>
          </table:table-row>
          <table:table-row table:style-name="表33.2">
            <table:table-cell table:style-name="表33.A2" office:value-type="string">
              <text:p text:style-name="P101"><text:a xlink:type="simple" xlink:href="file://catseye/l%22b56" text:style-name="Internet_20_link" text:visited-style-name="Visited_20_Internet_20_Link"><text:span text:style-name="T106">request</text:span></text:a></text:p>
            </table:table-cell>
          </table:table-row>
        </table:table>
        <text:p text:style-name="P111"><text:bookmark text:name="b54"/></text:p>
        <text:p text:style-name="P164"><text:span text:style-name="T4">Interface Cse</text:span></text:p>
        <text:p text:style-name="P116"><text:a xlink:type="simple" xlink:href="file://catseye/l%22b52" text:style-name="Internet_20_link" text:visited-style-name="Visited_20_Internet_20_Link"><text:span text:style-name="T96">org.osgi.onem2m.servicelayer</text:span></text:a></text:p>
        <text:p text:style-name="P170"><text:span text:style-name="T3">All Superinterfaces:</text:span></text:p>
        <text:p text:style-name="P114"><text:a xlink:type="simple" xlink:href="file://catseye/l%22b57" text:style-name="Internet_20_link" text:visited-style-name="Visited_20_Internet_20_Link"><text:span text:style-name="T99">ServiceLayer</text:span></text:a></text:p>
        <text:p text:style-name="P105"/>
        <text:p text:style-name="P119"><text:span text:style-name="Code">public interface </text:span><text:span text:style-name="Code"><text:span text:style-name="T107">Cse</text:span></text:span></text:p>
        <text:p text:style-name="P99"><text:span text:style-name="Code">extends </text:span><text:a xlink:type="simple" xlink:href="file://catseye/l%22b57" text:style-name="Internet_20_link" text:visited-style-name="Visited_20_Internet_20_Link"><text:span text:style-name="T110">ServiceLayer</text:span></text:a></text:p>
        <text:p text:style-name="P97"><text:span text:style-name="T99">CSEService, which represents oneM2M CSE.</text:span></text:p>
        <text:p text:style-name="P120"/>
        <table:table table:name="表34" table:style-name="表34">
          <table:table-column table:style-name="表34.A"/>
          <table:table-row table:style-name="表34.1">
            <table:table-cell table:style-name="表34.A1" office:value-type="string">
              <text:p text:style-name="P101"><text:span text:style-name="T100">Methods inherited from interface org.osgi.onem2m.servicelayer.</text:span><text:a xlink:type="simple" xlink:href="file://catseye/l%22b57" text:style-name="Internet_20_link" text:visited-style-name="Visited_20_Internet_20_Link"><text:span text:style-name="T102">ServiceLayer</text:span></text:a></text:p>
            </table:table-cell>
          </table:table-row>
          <table:table-row table:style-name="表34.2">
            <table:table-cell table:style-name="表34.A2" office:value-type="string">
              <text:p text:style-name="P101"><text:a xlink:type="simple" xlink:href="file://catseye/l%22b56" text:style-name="Internet_20_link" text:visited-style-name="Visited_20_Internet_20_Link"><text:span text:style-name="T106">request</text:span></text:a></text:p>
            </table:table-cell>
          </table:table-row>
        </table:table>
        <text:p text:style-name="P111"><text:bookmark text:name="b55"/></text:p>
        <text:p text:style-name="P165"><text:span text:style-name="T4">Interface ProtocolBinding</text:span></text:p>
        <text:p text:style-name="P116"><text:a xlink:type="simple" xlink:href="file://catseye/l%22b52" text:style-name="Internet_20_link" text:visited-style-name="Visited_20_Internet_20_Link"><text:span text:style-name="T96">org.osgi.onem2m.servicelayer</text:span></text:a></text:p>
        <text:p text:style-name="P170"><text:span text:style-name="T3">All Superinterfaces:</text:span></text:p>
        <text:p text:style-name="P114"><text:a xlink:type="simple" xlink:href="file://catseye/l%22b57" text:style-name="Internet_20_link" text:visited-style-name="Visited_20_Internet_20_Link"><text:span text:style-name="T99">ServiceLayer</text:span></text:a></text:p>
        <text:p text:style-name="P105"/>
        <text:p text:style-name="P119"><text:span text:style-name="Code">public interface </text:span><text:span text:style-name="Code"><text:span text:style-name="T107">ProtocolBinding</text:span></text:span></text:p>
        <text:p text:style-name="P99"><text:span text:style-name="Code">extends </text:span><text:a xlink:type="simple" xlink:href="file://catseye/l%22b57" text:style-name="Internet_20_link" text:visited-style-name="Visited_20_Internet_20_Link"><text:span text:style-name="T110">ServiceLayer</text:span></text:a></text:p>
        <text:p text:style-name="P97"><text:span text:style-name="T99">Protocol Binding Service, which represent Protocol Binding</text:span></text:p>
        <text:p text:style-name="P120"/>
        <table:table table:name="表35" table:style-name="表35">
          <table:table-column table:style-name="表35.A"/>
          <table:table-row table:style-name="表35.1">
            <table:table-cell table:style-name="表35.A1" office:value-type="string">
              <text:p text:style-name="P101"><text:span text:style-name="T100">Methods inherited from interface org.osgi.onem2m.servicelayer.</text:span><text:a xlink:type="simple" xlink:href="file://catseye/l%22b57" text:style-name="Internet_20_link" text:visited-style-name="Visited_20_Internet_20_Link"><text:span text:style-name="T102">ServiceLayer</text:span></text:a></text:p>
            </table:table-cell>
          </table:table-row>
          <table:table-row table:style-name="表35.2">
            <table:table-cell table:style-name="表35.A2" office:value-type="string">
              <text:p text:style-name="P101"><text:a xlink:type="simple" xlink:href="file://catseye/l%22b56" text:style-name="Internet_20_link" text:visited-style-name="Visited_20_Internet_20_Link"><text:span text:style-name="T106">request</text:span></text:a></text:p>
            </table:table-cell>
          </table:table-row>
        </table:table>
        <text:p text:style-name="P111"><text:bookmark text:name="b57"/></text:p>
        <text:p text:style-name="P166"><text:span text:style-name="T4">Interface ServiceLayer</text:span></text:p>
        <text:p text:style-name="P116"><text:a xlink:type="simple" xlink:href="file://catseye/l%22b52" text:style-name="Internet_20_link" text:visited-style-name="Visited_20_Internet_20_Link"><text:span text:style-name="T96">org.osgi.onem2m.servicelayer</text:span></text:a></text:p>
        <text:p text:style-name="P170"><text:span text:style-name="T3">All Known Subinterfaces:</text:span></text:p>
        <text:p text:style-name="P114"><text:a xlink:type="simple" xlink:href="file://catseye/l%22b53" text:style-name="Internet_20_link" text:visited-style-name="Visited_20_Internet_20_Link"><text:span text:style-name="T99">Ae</text:span></text:a><text:span text:style-name="T99">, </text:span><text:a xlink:type="simple" xlink:href="file://catseye/l%22b54" text:style-name="Internet_20_link" text:visited-style-name="Visited_20_Internet_20_Link"><text:span text:style-name="T99">Cse</text:span></text:a><text:span text:style-name="T99">, </text:span><text:a xlink:type="simple" xlink:href="file://catseye/l%22b55" text:style-name="Internet_20_link" text:visited-style-name="Visited_20_Internet_20_Link"><text:span text:style-name="T99">ProtocolBinding</text:span></text:a></text:p>
        <text:p text:style-name="P105"/>
        <text:p text:style-name="P129"><text:span text:style-name="Code">public interface </text:span><text:span text:style-name="Code"><text:span text:style-name="T107">ServiceLayer</text:span></text:span></text:p>
        <text:p text:style-name="P97"><text:span text:style-name="T99">Service Layer Interface, which locates between CSE and Protocol Binding Service.</text:span></text:p>
        <text:p text:style-name="P120"/>
        <table:table table:name="表36" table:style-name="表36">
          <table:table-column table:style-name="表36.A"/>
          <table:table-column table:style-name="表36.B"/>
          <table:table-column table:style-name="表36.C"/>
          <table:table-row table:style-name="表36.1">
            <table:table-cell table:style-name="表36.A1" table:number-columns-spanned="2" office:value-type="string">
              <text:p text:style-name="P121"><text:span text:style-name="Summary_20_Heading_20_Font"><text:span text:style-name="T97">Method Summary</text:span></text:span></text:p>
            </table:table-cell>
            <table:covered-table-cell/>
            <table:table-cell table:style-name="表36.A1" office:value-type="string">
              <text:p text:style-name="P122"><text:span text:style-name="Page_20_Reference_20_Font"><text:span text:style-name="T98">Page</text:span></text:span></text:p>
            </table:table-cell>
          </table:table-row>
          <table:table-row table:style-name="表36.1">
            <table:table-cell table:style-name="表36.A2" office:value-type="string">
              <text:p text:style-name="P123"><text:span text:style-name="Code_20_Small"><text:span text:style-name="T109">org.osgi.util.promise.Promise&lt;</text:span></text:span><text:a xlink:type="simple" xlink:href="file://catseye/l%22b42" text:style-name="Internet_20_link" text:visited-style-name="Visited_20_Internet_20_Link"><text:span text:style-name="T103">ResponseDTO</text:span></text:a><text:span text:style-name="Code_20_Small"><text:span text:style-name="T109">&gt;</text:span></text:span></text:p>
            </table:table-cell>
            <table:table-cell table:style-name="表36.B2" office:value-type="string">
              <text:p text:style-name="P124"><text:a xlink:type="simple" xlink:href="file://catseye/l%22b56" text:style-name="Internet_20_link" text:visited-style-name="Visited_20_Internet_20_Link"><text:span text:style-name="T104">request</text:span></text:a><text:span text:style-name="Code"><text:span text:style-name="T108">(</text:span></text:span><text:a xlink:type="simple" xlink:href="file://catseye/l%22b37" text:style-name="Internet_20_link" text:visited-style-name="Visited_20_Internet_20_Link"><text:span text:style-name="T105">RequestDTO</text:span></text:a><text:span text:style-name="Code"><text:span text:style-name="T108"> request)</text:span></text:span></text:p>
              <text:p text:style-name="P125"><text:span text:style-name="T99">send a request.</text:span></text:p>
            </table:table-cell>
            <table:table-cell table:style-name="表36.C2" office:value-type="string">
              <text:p text:style-name="P122"><text:bookmark-ref text:reference-format="page" text:ref-name="b56">40</text:bookmark-ref></text:p>
            </table:table-cell>
          </table:table-row>
        </table:table>
        <text:p text:style-name="P167"><text:span text:style-name="T4">Method Detail</text:span></text:p>
        <text:p text:style-name="P168"><text:bookmark text:name="b56"/><text:span text:style-name="T4">request</text:span></text:p>
        <text:p text:style-name="P99"><text:span text:style-name="Code">org.osgi.util.promise.Promise&lt;</text:span><text:a xlink:type="simple" xlink:href="file://catseye/l%22b42" text:style-name="Internet_20_link" text:visited-style-name="Visited_20_Internet_20_Link"><text:span text:style-name="T110">ResponseDTO</text:span></text:a><text:span text:style-name="Code">&gt; </text:span><text:span text:style-name="Code"><text:span text:style-name="T107">request</text:span></text:span><text:span text:style-name="Code"><text:span text:style-name="T112">(</text:span></text:span><text:a xlink:type="simple" xlink:href="file://catseye/l%22b37" text:style-name="Internet_20_link" text:visited-style-name="Visited_20_Internet_20_Link"><text:span text:style-name="T111">RequestDTO</text:span></text:a><text:span text:style-name="Code"><text:span text:style-name="T112"> request)</text:span></text:span></text:p>
        <text:p text:style-name="P112"><text:span text:style-name="T99">send a request.</text:span></text:p>
        <text:p text:style-name="P113"><text:span text:style-name="T100">Parameters:</text:span></text:p>
        <text:p text:style-name="P126"><text:span text:style-name="Code">request</text:span><text:span text:style-name="T99"> - request</text:span></text:p>
        <text:p text:style-name="P113"><text:span text:style-name="T100">Returns:</text:span></text:p>
        <text:p text:style-name="P127"><text:span text:style-name="T99">promise for ResoponseDTO.</text:span></text:p>
        <text:p text:style-name="P176"><text:bookmark text:name="b59"/><text:span text:style-name="T4">Package org.osgi.onem2m.util</text:span></text:p>
        <text:p text:style-name="P104"><text:span text:style-name="T99">Package containing Utility Classes for oneM2M.</text:span></text:p>
        <text:p text:style-name="P104"><text:span text:style-name="T100">See:</text:span></text:p>
        <text:p text:style-name="P112"><text:a xlink:type="simple" xlink:href="file://catseye/l%22b58" text:style-name="Internet_20_link" text:visited-style-name="Visited_20_Internet_20_Link"><text:span text:style-name="T100">Description</text:span></text:a></text:p>
        <table:table table:name="表37" table:style-name="表37">
          <table:table-column table:style-name="表37.A"/>
          <table:table-column table:style-name="表37.B"/>
          <table:table-column table:style-name="表37.C"/>
          <table:table-row table:style-name="表37.1">
            <table:table-cell table:style-name="表37.A1" table:number-columns-spanned="2" office:value-type="string">
              <text:p text:style-name="P101"><text:span text:style-name="Summary_20_Heading_20_Font"><text:span text:style-name="T97">Class Summary</text:span></text:span></text:p>
            </table:table-cell>
            <table:covered-table-cell/>
            <table:table-cell table:style-name="表37.A1" office:value-type="string">
              <text:p text:style-name="P102"><text:span text:style-name="Page_20_Reference_20_Font"><text:span text:style-name="T98">Page</text:span></text:span></text:p>
            </table:table-cell>
          </table:table-row>
          <table:table-row table:style-name="表37.1">
            <table:table-cell table:style-name="表37.A2" office:value-type="string">
              <text:p text:style-name="P101"><text:a xlink:type="simple" xlink:href="file://catseye/l%22b68" text:style-name="Internet_20_link" text:visited-style-name="Visited_20_Internet_20_Link"><text:span text:style-name="T102">Util</text:span></text:a></text:p>
            </table:table-cell>
            <table:table-cell table:style-name="表37.B2" office:value-type="string">
              <text:p text:style-name="P101"><text:span text:style-name="T99">Utility Class for oneM2M.</text:span></text:p>
            </table:table-cell>
            <table:table-cell table:style-name="表37.C2" office:value-type="string">
              <text:p text:style-name="P102"><text:bookmark-ref text:reference-format="page" text:ref-name="b68">42</text:bookmark-ref></text:p>
            </table:table-cell>
          </table:table-row>
        </table:table>
        <text:p text:style-name="P107"><text:bookmark text:name="b58"/><text:span text:style-name="T101">Package org.osgi.onem2m.util Description</text:span></text:p>
        <text:p text:style-name="P108"><text:span text:style-name="T99">Package containing Utility Classes for oneM2M.</text:span></text:p>
        <text:p text:style-name="P158"><text:bookmark text:name="b68"/><text:span text:style-name="T4">Class Util</text:span></text:p>
        <text:p text:style-name="P116"><text:a xlink:type="simple" xlink:href="file://catseye/l%22b59" text:style-name="Internet_20_link" text:visited-style-name="Visited_20_Internet_20_Link"><text:span text:style-name="T96">org.osgi.onem2m.util</text:span></text:a></text:p>
        <text:p text:style-name="P106"><text:span text:style-name="Code">java.lang.Object</text:span></text:p>
        <text:p text:style-name="P96"><text:span text:style-name="Code">  </text:span><text:span text:style-name="Code"><draw:frame draw:style-name="fr3" draw:name="イメージ20" text:anchor-type="as-char" svg:width="0.397cm" svg:height="0.37cm" draw:z-index="41"><draw:image xlink:href="Pictures/100002000000000F0000000EA95FCF9A.png" xlink:type="simple" xlink:show="embed" xlink:actuate="onLoad"/></draw:frame></text:span><text:span text:style-name="Code"><text:span text:style-name="T107">org.osgi.onem2m.util.Util</text:span></text:span></text:p>
        <text:p text:style-name="P105"/>
        <text:p text:style-name="P119"><text:span text:style-name="Code">public class </text:span><text:span text:style-name="Code"><text:span text:style-name="T107">Util</text:span></text:span></text:p>
        <text:p text:style-name="P99"><text:span text:style-name="Code">extends Object</text:span></text:p>
        <text:p text:style-name="P97"><text:span text:style-name="T99">Utility Class for oneM2M.</text:span></text:p>
        <text:p text:style-name="P120"/>
        <table:table table:name="表38" table:style-name="表38">
          <table:table-column table:style-name="表38.A"/>
          <table:table-column table:style-name="表38.B"/>
          <table:table-row table:style-name="表38.1">
            <table:table-cell table:style-name="表38.A1" office:value-type="string">
              <text:p text:style-name="P121"><text:span text:style-name="Summary_20_Heading_20_Font"><text:span text:style-name="T97">Constructor Summary</text:span></text:span></text:p>
            </table:table-cell>
            <table:table-cell table:style-name="表38.A1" office:value-type="string">
              <text:p text:style-name="P122"><text:span text:style-name="Page_20_Reference_20_Font"><text:span text:style-name="T98">Page</text:span></text:span></text:p>
            </table:table-cell>
          </table:table-row>
          <table:table-row table:style-name="表38.1">
            <table:table-cell table:style-name="表38.A2" office:value-type="string">
              <text:p text:style-name="P121"><text:a xlink:type="simple" xlink:href="file://catseye/l%22b60" text:style-name="Internet_20_link" text:visited-style-name="Visited_20_Internet_20_Link"><text:span text:style-name="T104">Util</text:span></text:a><text:span text:style-name="Code"><text:span text:style-name="T108">()</text:span></text:span></text:p>
            </table:table-cell>
            <table:table-cell table:style-name="表38.B2" office:value-type="string">
              <text:p text:style-name="P122"><text:bookmark-ref text:reference-format="page" text:ref-name="b60">42</text:bookmark-ref></text:p>
            </table:table-cell>
          </table:table-row>
        </table:table>
        <text:p text:style-name="P130"/>
        <table:table table:name="表39" table:style-name="表39">
          <table:table-column table:style-name="表39.A"/>
          <table:table-column table:style-name="表39.B"/>
          <table:table-column table:style-name="表39.C"/>
          <table:table-row table:style-name="表39.1">
            <table:table-cell table:style-name="表39.A1" table:number-columns-spanned="2" office:value-type="string">
              <text:p text:style-name="P121"><text:span text:style-name="Summary_20_Heading_20_Font"><text:span text:style-name="T97">Method Summary</text:span></text:span></text:p>
            </table:table-cell>
            <table:covered-table-cell/>
            <table:table-cell table:style-name="表39.A1" office:value-type="string">
              <text:p text:style-name="P122"><text:span text:style-name="Page_20_Reference_20_Font"><text:span text:style-name="T98">Page</text:span></text:span></text:p>
            </table:table-cell>
          </table:table-row>
          <table:table-row table:style-name="表39.1">
            <table:table-cell table:style-name="表39.A2" office:value-type="string">
              <text:p text:style-name="P123"><text:a xlink:type="simple" xlink:href="file://catseye/l%22b30" text:style-name="Internet_20_link" text:visited-style-name="Visited_20_Internet_20_Link"><text:span text:style-name="T103">AttributeDTO</text:span></text:a></text:p>
            </table:table-cell>
            <table:table-cell table:style-name="表39.B2" office:value-type="string">
              <text:p text:style-name="P124"><text:a xlink:type="simple" xlink:href="file://catseye/l%22b63" text:style-name="Internet_20_link" text:visited-style-name="Visited_20_Internet_20_Link"><text:span text:style-name="T104">getAttributeS</text:span></text:a><text:span text:style-name="Code"><text:span text:style-name="T108">(</text:span></text:span><text:a xlink:type="simple" xlink:href="file://catseye/l%22b40" text:style-name="Internet_20_link" text:visited-style-name="Visited_20_Internet_20_Link"><text:span text:style-name="T105">ResourceDTO</text:span></text:a><text:span text:style-name="Code"><text:span text:style-name="T108"> resource, String sname)</text:span></text:span></text:p>
              <text:p text:style-name="P125"><text:span text:style-name="T99">retrieve AttributeDTO from ResourceDTO using short named Attribute</text:span></text:p>
            </table:table-cell>
            <table:table-cell table:style-name="表39.C2" office:value-type="string">
              <text:p text:style-name="P122"><text:bookmark-ref text:reference-format="page" text:ref-name="b63">43</text:bookmark-ref></text:p>
            </table:table-cell>
          </table:table-row>
          <table:table-row table:style-name="表39.1">
            <table:table-cell table:style-name="表39.A3" office:value-type="string">
              <text:p text:style-name="P123"><text:span text:style-name="Code_20_Small"><text:span text:style-name="T109">String</text:span></text:span></text:p>
            </table:table-cell>
            <table:table-cell table:style-name="表39.B3" office:value-type="string">
              <text:p text:style-name="P124"><text:a xlink:type="simple" xlink:href="file://catseye/l%22b62" text:style-name="Internet_20_link" text:visited-style-name="Visited_20_Internet_20_Link"><text:span text:style-name="T104">l2s</text:span></text:a><text:span text:style-name="Code"><text:span text:style-name="T108">(String lname)</text:span></text:span></text:p>
              <text:p text:style-name="P125"><text:span text:style-name="T99">Convert long name to short name.</text:span></text:p>
            </table:table-cell>
            <table:table-cell table:style-name="表39.C3" office:value-type="string">
              <text:p text:style-name="P122"><text:bookmark-ref text:reference-format="page" text:ref-name="b62">43</text:bookmark-ref></text:p>
            </table:table-cell>
          </table:table-row>
          <table:table-row table:style-name="表39.1">
            <table:table-cell table:style-name="表39.A4" office:value-type="string">
              <text:p text:style-name="P123"><text:span text:style-name="Code_20_Small"><text:span text:style-name="T109">static void</text:span></text:span></text:p>
            </table:table-cell>
            <table:table-cell table:style-name="表39.B4" office:value-type="string">
              <text:p text:style-name="P124"><text:a xlink:type="simple" xlink:href="file://catseye/l%22b67" text:style-name="Internet_20_link" text:visited-style-name="Visited_20_Internet_20_Link"><text:span text:style-name="T104">main</text:span></text:a><text:span text:style-name="Code"><text:span text:style-name="T108">(String[] args)</text:span></text:span></text:p>
              <text:p text:style-name="P125"><text:span text:style-name="T99">Test purpose main() function.</text:span></text:p>
            </table:table-cell>
            <table:table-cell table:style-name="表39.C4" office:value-type="string">
              <text:p text:style-name="P122"><text:bookmark-ref text:reference-format="page" text:ref-name="b67">44</text:bookmark-ref></text:p>
            </table:table-cell>
          </table:table-row>
          <table:table-row table:style-name="表39.1">
            <table:table-cell table:style-name="表39.A5" office:value-type="string">
              <text:p text:style-name="P123"><text:a xlink:type="simple" xlink:href="file://catseye/l%22b35" text:style-name="Internet_20_link" text:visited-style-name="Visited_20_Internet_20_Link"><text:span text:style-name="T103">OneM2MDTO</text:span></text:a></text:p>
            </table:table-cell>
            <table:table-cell table:style-name="表39.B5" office:value-type="string">
              <text:p text:style-name="P124"><text:a xlink:type="simple" xlink:href="file://catseye/l%22b65" text:style-name="Internet_20_link" text:visited-style-name="Visited_20_Internet_20_Link"><text:span text:style-name="T104">put</text:span></text:a><text:span text:style-name="Code"><text:span text:style-name="T108">(</text:span></text:span><text:a xlink:type="simple" xlink:href="file://catseye/l%22b35" text:style-name="Internet_20_link" text:visited-style-name="Visited_20_Internet_20_Link"><text:span text:style-name="T105">OneM2MDTO</text:span></text:a><text:span text:style-name="Code"><text:span text:style-name="T108"> dto, String key, int value)</text:span></text:span></text:p>
              <text:p text:style-name="P125"><text:span text:style-name="T99">Put data into a map managed in OneM2MDTO.</text:span></text:p>
            </table:table-cell>
            <table:table-cell table:style-name="表39.C5" office:value-type="string">
              <text:p text:style-name="P122"><text:bookmark-ref text:reference-format="page" text:ref-name="b65">43</text:bookmark-ref></text:p>
            </table:table-cell>
          </table:table-row>
          <table:table-row table:style-name="表39.1">
            <table:table-cell table:style-name="表39.A6" office:value-type="string">
              <text:p text:style-name="P123"><text:a xlink:type="simple" xlink:href="file://catseye/l%22b35" text:style-name="Internet_20_link" text:visited-style-name="Visited_20_Internet_20_Link"><text:span text:style-name="T103">OneM2MDTO</text:span></text:a></text:p>
            </table:table-cell>
            <table:table-cell table:style-name="表39.B6" office:value-type="string">
              <text:p text:style-name="P124"><text:a xlink:type="simple" xlink:href="file://catseye/l%22b64" text:style-name="Internet_20_link" text:visited-style-name="Visited_20_Internet_20_Link"><text:span text:style-name="T104">put</text:span></text:a><text:span text:style-name="Code"><text:span text:style-name="T108">(</text:span></text:span><text:a xlink:type="simple" xlink:href="file://catseye/l%22b35" text:style-name="Internet_20_link" text:visited-style-name="Visited_20_Internet_20_Link"><text:span text:style-name="T105">OneM2MDTO</text:span></text:a><text:span text:style-name="Code"><text:span text:style-name="T108"> dto, String key, Object value)</text:span></text:span></text:p>
              <text:p text:style-name="P125"><text:span text:style-name="T99">Put data into a map managed in OneM2MDTO.</text:span></text:p>
            </table:table-cell>
            <table:table-cell table:style-name="表39.C6" office:value-type="string">
              <text:p text:style-name="P122"><text:bookmark-ref text:reference-format="page" text:ref-name="b64">43</text:bookmark-ref></text:p>
            </table:table-cell>
          </table:table-row>
          <table:table-row table:style-name="表39.1">
            <table:table-cell table:style-name="表39.A7" office:value-type="string">
              <text:p text:style-name="P123"><text:a xlink:type="simple" xlink:href="file://catseye/l%22b35" text:style-name="Internet_20_link" text:visited-style-name="Visited_20_Internet_20_Link"><text:span text:style-name="T103">OneM2MDTO</text:span></text:a></text:p>
            </table:table-cell>
            <table:table-cell table:style-name="表39.B7" office:value-type="string">
              <text:p text:style-name="P124"><text:a xlink:type="simple" xlink:href="file://catseye/l%22b66" text:style-name="Internet_20_link" text:visited-style-name="Visited_20_Internet_20_Link"><text:span text:style-name="T104">put</text:span></text:a><text:span text:style-name="Code"><text:span text:style-name="T108">(</text:span></text:span><text:a xlink:type="simple" xlink:href="file://catseye/l%22b35" text:style-name="Internet_20_link" text:visited-style-name="Visited_20_Internet_20_Link"><text:span text:style-name="T105">OneM2MDTO</text:span></text:a><text:span text:style-name="Code"><text:span text:style-name="T108"> dto, String key, long value)</text:span></text:span></text:p>
              <text:p text:style-name="P125"><text:span text:style-name="T99">Put data into a map managed in OneM2MDTO.</text:span></text:p>
            </table:table-cell>
            <table:table-cell table:style-name="表39.C7" office:value-type="string">
              <text:p text:style-name="P122"><text:bookmark-ref text:reference-format="page" text:ref-name="b66">44</text:bookmark-ref></text:p>
            </table:table-cell>
          </table:table-row>
          <table:table-row table:style-name="表39.1">
            <table:table-cell table:style-name="表39.A8" office:value-type="string">
              <text:p text:style-name="P123"><text:span text:style-name="Code_20_Small"><text:span text:style-name="T109">String</text:span></text:span></text:p>
            </table:table-cell>
            <table:table-cell table:style-name="表39.B8" office:value-type="string">
              <text:p text:style-name="P124"><text:a xlink:type="simple" xlink:href="file://catseye/l%22b61" text:style-name="Internet_20_link" text:visited-style-name="Visited_20_Internet_20_Link"><text:span text:style-name="T104">s2l</text:span></text:a><text:span text:style-name="Code"><text:span text:style-name="T108">(String sname)</text:span></text:span></text:p>
              <text:p text:style-name="P125"><text:span text:style-name="T99">Convert short name to long name.</text:span></text:p>
            </table:table-cell>
            <table:table-cell table:style-name="表39.C8" office:value-type="string">
              <text:p text:style-name="P122"><text:bookmark-ref text:reference-format="page" text:ref-name="b61">42</text:bookmark-ref></text:p>
            </table:table-cell>
          </table:table-row>
        </table:table>
        <text:p text:style-name="P167"><text:span text:style-name="T4">Constructor Detail</text:span></text:p>
        <text:p text:style-name="P168"><text:bookmark text:name="b60"/><text:span text:style-name="T4">Util</text:span></text:p>
        <text:p text:style-name="P96"><text:span text:style-name="Code">public </text:span><text:span text:style-name="Code"><text:span text:style-name="T107">Util</text:span></text:span><text:span text:style-name="Code"><text:span text:style-name="T112">()</text:span></text:span></text:p>
        <text:p text:style-name="P167"><text:span text:style-name="T4">Method Detail</text:span></text:p>
        <text:p text:style-name="P168"><text:bookmark text:name="b61"/><text:span text:style-name="T4">s2l</text:span></text:p>
        <text:p text:style-name="P99"><text:span text:style-name="Code">public String </text:span><text:span text:style-name="Code"><text:span text:style-name="T107">s2l</text:span></text:span><text:span text:style-name="Code"><text:span text:style-name="T112">(String sname)</text:span></text:span></text:p>
        <text:p text:style-name="P112"><text:span text:style-name="T99">Convert short name to long name.</text:span></text:p>
        <text:p text:style-name="P113"><text:span text:style-name="T100">Parameters:</text:span></text:p>
        <text:p text:style-name="P126"><text:span text:style-name="Code">sname</text:span><text:span text:style-name="T99"> - short name</text:span></text:p>
        <text:p text:style-name="P113"><text:soft-page-break/><text:span text:style-name="T100">Returns:</text:span></text:p>
        <text:p text:style-name="P126"><text:span text:style-name="T99">long name</text:span></text:p>
        <text:p text:style-name="P128"/>
        <text:p text:style-name="P169"><text:bookmark text:name="b62"/><text:span text:style-name="T4">l2s</text:span></text:p>
        <text:p text:style-name="P99"><text:span text:style-name="Code">public String </text:span><text:span text:style-name="Code"><text:span text:style-name="T107">l2s</text:span></text:span><text:span text:style-name="Code"><text:span text:style-name="T112">(String lname)</text:span></text:span></text:p>
        <text:p text:style-name="P112"><text:span text:style-name="T99">Convert long name to short name.</text:span></text:p>
        <text:p text:style-name="P113"><text:span text:style-name="T100">Parameters:</text:span></text:p>
        <text:p text:style-name="P126"><text:span text:style-name="Code">lname</text:span><text:span text:style-name="T99"> - long name</text:span></text:p>
        <text:p text:style-name="P113"><text:span text:style-name="T100">Returns:</text:span></text:p>
        <text:p text:style-name="P126"><text:span text:style-name="T99">short name</text:span></text:p>
        <text:p text:style-name="P128"/>
        <text:p text:style-name="P169"><text:bookmark text:name="b63"/><text:span text:style-name="T4">getAttributeS</text:span></text:p>
        <text:p text:style-name="P99"><text:span text:style-name="Code">public </text:span><text:a xlink:type="simple" xlink:href="file://catseye/l%22b30" text:style-name="Internet_20_link" text:visited-style-name="Visited_20_Internet_20_Link"><text:span text:style-name="T110">AttributeDTO</text:span></text:a><text:span text:style-name="Code"> </text:span><text:span text:style-name="Code"><text:span text:style-name="T107">getAttributeS</text:span></text:span><text:span text:style-name="Code"><text:span text:style-name="T112">(</text:span></text:span><text:a xlink:type="simple" xlink:href="file://catseye/l%22b40" text:style-name="Internet_20_link" text:visited-style-name="Visited_20_Internet_20_Link"><text:span text:style-name="T111">ResourceDTO</text:span></text:a><text:span text:style-name="Code"><text:span text:style-name="T112"> resource,</text:span></text:span><text:line-break/><text:span text:style-name="Code"><text:span text:style-name="T112">                                  String sname)</text:span></text:span></text:p>
        <text:p text:style-name="P112"><text:span text:style-name="T99">retrieve AttributeDTO from ResourceDTO using short named Attribute</text:span></text:p>
        <text:p text:style-name="P113"><text:span text:style-name="T100">Parameters:</text:span></text:p>
        <text:p text:style-name="P126"><text:span text:style-name="Code">resource</text:span><text:span text:style-name="T99"> - ResourceDTO</text:span></text:p>
        <text:p text:style-name="P126"><text:span text:style-name="Code">sname</text:span><text:span text:style-name="T99"> - Attribute name in short name</text:span></text:p>
        <text:p text:style-name="P113"><text:span text:style-name="T100">Returns:</text:span></text:p>
        <text:p text:style-name="P126"><text:span text:style-name="T99">AttributeDTO</text:span></text:p>
        <text:p text:style-name="P128"/>
        <text:p text:style-name="P169"><text:bookmark text:name="b64"/><text:span text:style-name="T4">put</text:span></text:p>
        <text:p text:style-name="P99"><text:span text:style-name="Code">public </text:span><text:a xlink:type="simple" xlink:href="file://catseye/l%22b35" text:style-name="Internet_20_link" text:visited-style-name="Visited_20_Internet_20_Link"><text:span text:style-name="T110">OneM2MDTO</text:span></text:a><text:span text:style-name="Code"> </text:span><text:span text:style-name="Code"><text:span text:style-name="T107">put</text:span></text:span><text:span text:style-name="Code"><text:span text:style-name="T112">(</text:span></text:span><text:a xlink:type="simple" xlink:href="file://catseye/l%22b35" text:style-name="Internet_20_link" text:visited-style-name="Visited_20_Internet_20_Link"><text:span text:style-name="T111">OneM2MDTO</text:span></text:a><text:span text:style-name="Code"><text:span text:style-name="T112"> dto,</text:span></text:span><text:line-break/><text:span text:style-name="Code"><text:span text:style-name="T112">                     String key,</text:span></text:span><text:line-break/><text:span text:style-name="Code"><text:span text:style-name="T112">                     Object value)</text:span></text:span></text:p>
        <text:p text:style-name="P112"><text:span text:style-name="T99">Put data into a map managed in OneM2MDTO.</text:span></text:p>
        <text:p text:style-name="P113"><text:span text:style-name="T100">Parameters:</text:span></text:p>
        <text:p text:style-name="P126"><text:span text:style-name="Code">dto</text:span><text:span text:style-name="T99"> - OneM2MDTO</text:span></text:p>
        <text:p text:style-name="P126"><text:span text:style-name="Code">key</text:span><text:span text:style-name="T99"> - key</text:span></text:p>
        <text:p text:style-name="P126"><text:span text:style-name="Code">value</text:span><text:span text:style-name="T99"> - value</text:span></text:p>
        <text:p text:style-name="P113"><text:span text:style-name="T100">Returns:</text:span></text:p>
        <text:p text:style-name="P126"><text:span text:style-name="T99">OneMDMDTO specified as the first argument, allowing method chaining.</text:span></text:p>
        <text:p text:style-name="P128"/>
        <text:p text:style-name="P169"><text:bookmark text:name="b65"/><text:span text:style-name="T4">put</text:span></text:p>
        <text:p text:style-name="P99"><text:span text:style-name="Code">public </text:span><text:a xlink:type="simple" xlink:href="file://catseye/l%22b35" text:style-name="Internet_20_link" text:visited-style-name="Visited_20_Internet_20_Link"><text:span text:style-name="T110">OneM2MDTO</text:span></text:a><text:span text:style-name="Code"> </text:span><text:span text:style-name="Code"><text:span text:style-name="T107">put</text:span></text:span><text:span text:style-name="Code"><text:span text:style-name="T112">(</text:span></text:span><text:a xlink:type="simple" xlink:href="file://catseye/l%22b35" text:style-name="Internet_20_link" text:visited-style-name="Visited_20_Internet_20_Link"><text:span text:style-name="T111">OneM2MDTO</text:span></text:a><text:span text:style-name="Code"><text:span text:style-name="T112"> dto,</text:span></text:span><text:line-break/><text:span text:style-name="Code"><text:span text:style-name="T112">                     String key,</text:span></text:span><text:line-break/><text:span text:style-name="Code"><text:span text:style-name="T112">                     int value)</text:span></text:span></text:p>
        <text:p text:style-name="P112"><text:span text:style-name="T99">Put data into a map managed in OneM2MDTO.</text:span></text:p>
        <text:p text:style-name="P113"><text:span text:style-name="T100">Parameters:</text:span></text:p>
        <text:p text:style-name="P126"><text:span text:style-name="Code">dto</text:span><text:span text:style-name="T99"> - OneM2MDTO</text:span></text:p>
        <text:p text:style-name="P126"><text:soft-page-break/><text:span text:style-name="Code">key</text:span><text:span text:style-name="T99"> - key</text:span></text:p>
        <text:p text:style-name="P126"><text:span text:style-name="Code">value</text:span><text:span text:style-name="T99"> - value</text:span></text:p>
        <text:p text:style-name="P113"><text:span text:style-name="T100">Returns:</text:span></text:p>
        <text:p text:style-name="P126"><text:span text:style-name="T99">OneMDMDTO specified as the first argument, allowing method chaining.</text:span></text:p>
        <text:p text:style-name="P128"/>
        <text:p text:style-name="P169"><text:bookmark text:name="b66"/><text:span text:style-name="T4">put</text:span></text:p>
        <text:p text:style-name="P99"><text:span text:style-name="Code">public </text:span><text:a xlink:type="simple" xlink:href="file://catseye/l%22b35" text:style-name="Internet_20_link" text:visited-style-name="Visited_20_Internet_20_Link"><text:span text:style-name="T110">OneM2MDTO</text:span></text:a><text:span text:style-name="Code"> </text:span><text:span text:style-name="Code"><text:span text:style-name="T107">put</text:span></text:span><text:span text:style-name="Code"><text:span text:style-name="T112">(</text:span></text:span><text:a xlink:type="simple" xlink:href="file://catseye/l%22b35" text:style-name="Internet_20_link" text:visited-style-name="Visited_20_Internet_20_Link"><text:span text:style-name="T111">OneM2MDTO</text:span></text:a><text:span text:style-name="Code"><text:span text:style-name="T112"> dto,</text:span></text:span><text:line-break/><text:span text:style-name="Code"><text:span text:style-name="T112">                     String key,</text:span></text:span><text:line-break/><text:span text:style-name="Code"><text:span text:style-name="T112">                     long value)</text:span></text:span></text:p>
        <text:p text:style-name="P112"><text:span text:style-name="T99">Put data into a map managed in OneM2MDTO.</text:span></text:p>
        <text:p text:style-name="P113"><text:span text:style-name="T100">Parameters:</text:span></text:p>
        <text:p text:style-name="P126"><text:span text:style-name="Code">dto</text:span><text:span text:style-name="T99"> - OneM2MDTO</text:span></text:p>
        <text:p text:style-name="P126"><text:span text:style-name="Code">key</text:span><text:span text:style-name="T99"> - key</text:span></text:p>
        <text:p text:style-name="P126"><text:span text:style-name="Code">value</text:span><text:span text:style-name="T99"> - value</text:span></text:p>
        <text:p text:style-name="P113"><text:span text:style-name="T100">Returns:</text:span></text:p>
        <text:p text:style-name="P126"><text:span text:style-name="T99">OneMDMDTO specified as the first argument, allowing method chaining.</text:span></text:p>
        <text:p text:style-name="P128"/>
        <text:p text:style-name="P169"><text:bookmark text:name="b67"/><text:span text:style-name="T4">main</text:span></text:p>
        <text:p text:style-name="P99"><text:span text:style-name="Code">public static void </text:span><text:span text:style-name="Code"><text:span text:style-name="T107">main</text:span></text:span><text:span text:style-name="Code"><text:span text:style-name="T112">(String[] args)</text:span></text:span></text:p>
        <text:p text:style-name="P115"><text:span text:style-name="T99">Test purpose main() function.</text:span></text:p>
        <text:p text:style-name="P177"><text:bookmark text:name="b70"/><text:span text:style-name="T4">Package org.osgi.onem2m.validation</text:span></text:p>
        <text:p text:style-name="P104"><text:span text:style-name="T99">Package containing validation interface for oneM2M data structures.</text:span></text:p>
        <text:p text:style-name="P104"><text:span text:style-name="T100">See:</text:span></text:p>
        <text:p text:style-name="P112"><text:a xlink:type="simple" xlink:href="file://catseye/l%22b69" text:style-name="Internet_20_link" text:visited-style-name="Visited_20_Internet_20_Link"><text:span text:style-name="T100">Description</text:span></text:a></text:p>
        <table:table table:name="表40" table:style-name="表40">
          <table:table-column table:style-name="表40.A"/>
          <table:table-column table:style-name="表40.B"/>
          <table:table-column table:style-name="表40.C"/>
          <table:table-row table:style-name="表40.1">
            <table:table-cell table:style-name="表40.A1" table:number-columns-spanned="2" office:value-type="string">
              <text:p text:style-name="P101"><text:span text:style-name="Summary_20_Heading_20_Font"><text:span text:style-name="T97">Interface Summary</text:span></text:span></text:p>
            </table:table-cell>
            <table:covered-table-cell/>
            <table:table-cell table:style-name="表40.A1" office:value-type="string">
              <text:p text:style-name="P102"><text:span text:style-name="Page_20_Reference_20_Font"><text:span text:style-name="T98">Page</text:span></text:span></text:p>
            </table:table-cell>
          </table:table-row>
          <table:table-row table:style-name="表40.1">
            <table:table-cell table:style-name="表40.A2" office:value-type="string">
              <text:p text:style-name="P101"><text:a xlink:type="simple" xlink:href="file://catseye/l%22b72" text:style-name="Internet_20_link" text:visited-style-name="Visited_20_Internet_20_Link"><text:span text:style-name="T102">RequestValidator</text:span></text:a></text:p>
            </table:table-cell>
            <table:table-cell table:style-name="表40.B2" office:value-type="string">
              <text:p text:style-name="P101"><text:span text:style-name="T99">Resource Validator interface.</text:span></text:p>
            </table:table-cell>
            <table:table-cell table:style-name="表40.C2" office:value-type="string">
              <text:p text:style-name="P102"><text:bookmark-ref text:reference-format="page" text:ref-name="b72">46</text:bookmark-ref></text:p>
            </table:table-cell>
          </table:table-row>
          <table:table-row table:style-name="表40.1">
            <table:table-cell table:style-name="表40.A3" office:value-type="string">
              <text:p text:style-name="P101"><text:a xlink:type="simple" xlink:href="file://catseye/l%22b74" text:style-name="Internet_20_link" text:visited-style-name="Visited_20_Internet_20_Link"><text:span text:style-name="T102">ResourceValidator</text:span></text:a></text:p>
            </table:table-cell>
            <table:table-cell table:style-name="表40.B3" office:value-type="string">
              <text:p text:style-name="P101"><text:span text:style-name="T99">Resource Validator interface.</text:span></text:p>
            </table:table-cell>
            <table:table-cell table:style-name="表40.C3" office:value-type="string">
              <text:p text:style-name="P102"><text:bookmark-ref text:reference-format="page" text:ref-name="b74">47</text:bookmark-ref></text:p>
            </table:table-cell>
          </table:table-row>
          <table:table-row table:style-name="表40.1">
            <table:table-cell table:style-name="表40.A4" office:value-type="string">
              <text:p text:style-name="P101"><text:a xlink:type="simple" xlink:href="file://catseye/l%22b76" text:style-name="Internet_20_link" text:visited-style-name="Visited_20_Internet_20_Link"><text:span text:style-name="T102">ResponseValidator</text:span></text:a></text:p>
            </table:table-cell>
            <table:table-cell table:style-name="表40.B4" office:value-type="string">
              <text:p text:style-name="P101"><text:span text:style-name="T99">Response Validator interface.</text:span></text:p>
            </table:table-cell>
            <table:table-cell table:style-name="表40.C4" office:value-type="string">
              <text:p text:style-name="P102"><text:bookmark-ref text:reference-format="page" text:ref-name="b76">48</text:bookmark-ref></text:p>
            </table:table-cell>
          </table:table-row>
        </table:table>
        <text:p text:style-name="P103"/>
        <table:table table:name="表41" table:style-name="表41">
          <table:table-column table:style-name="表41.A"/>
          <table:table-column table:style-name="表41.B"/>
          <table:table-column table:style-name="表41.C"/>
          <table:table-row table:style-name="表41.1">
            <table:table-cell table:style-name="表41.A1" table:number-columns-spanned="2" office:value-type="string">
              <text:p text:style-name="P101"><text:span text:style-name="Summary_20_Heading_20_Font"><text:span text:style-name="T97">Exception Summary</text:span></text:span></text:p>
            </table:table-cell>
            <table:covered-table-cell/>
            <table:table-cell table:style-name="表41.A1" office:value-type="string">
              <text:p text:style-name="P102"><text:span text:style-name="Page_20_Reference_20_Font"><text:span text:style-name="T98">Page</text:span></text:span></text:p>
            </table:table-cell>
          </table:table-row>
          <table:table-row table:style-name="表41.1">
            <table:table-cell table:style-name="表41.A2" office:value-type="string">
              <text:p text:style-name="P101"><text:a xlink:type="simple" xlink:href="file://catseye/l%22b78" text:style-name="Internet_20_link" text:visited-style-name="Visited_20_Internet_20_Link"><text:span text:style-name="T102">ValidationException</text:span></text:a></text:p>
            </table:table-cell>
            <table:table-cell table:style-name="表41.B2" office:value-type="string">
              <text:p text:style-name="P101"><text:span text:style-name="T99">Validation Exception, which will be thrown in Validation related processing.</text:span></text:p>
            </table:table-cell>
            <table:table-cell table:style-name="表41.C2" office:value-type="string">
              <text:p text:style-name="P102"><text:bookmark-ref text:reference-format="page" text:ref-name="b78">49</text:bookmark-ref></text:p>
            </table:table-cell>
          </table:table-row>
        </table:table>
        <text:p text:style-name="P107"><text:bookmark text:name="b69"/><text:span text:style-name="T101">Package org.osgi.onem2m.validation Description</text:span></text:p>
        <text:p text:style-name="P108"><text:span text:style-name="T99">Package containing validation interface for oneM2M data structures.</text:span></text:p>
        <text:p text:style-name="P159"><text:bookmark text:name="b72"/><text:span text:style-name="T4">Interface RequestValidator</text:span></text:p>
        <text:p text:style-name="P116"><text:a xlink:type="simple" xlink:href="file://catseye/l%22b70" text:style-name="Internet_20_link" text:visited-style-name="Visited_20_Internet_20_Link"><text:span text:style-name="T96">org.osgi.onem2m.validation</text:span></text:a></text:p>
        <text:p text:style-name="P105"/>
        <text:p text:style-name="P129"><text:span text:style-name="Code">public interface </text:span><text:span text:style-name="Code"><text:span text:style-name="T107">RequestValidator</text:span></text:span></text:p>
        <text:p text:style-name="P97"><text:span text:style-name="T99">Resource Validator interface.</text:span></text:p>
        <text:p text:style-name="P120"/>
        <table:table table:name="表42" table:style-name="表42">
          <table:table-column table:style-name="表42.A"/>
          <table:table-column table:style-name="表42.B"/>
          <table:table-column table:style-name="表42.C"/>
          <table:table-row table:style-name="表42.1">
            <table:table-cell table:style-name="表42.A1" table:number-columns-spanned="2" office:value-type="string">
              <text:p text:style-name="P121"><text:span text:style-name="Summary_20_Heading_20_Font"><text:span text:style-name="T97">Method Summary</text:span></text:span></text:p>
            </table:table-cell>
            <table:covered-table-cell/>
            <table:table-cell table:style-name="表42.A1" office:value-type="string">
              <text:p text:style-name="P122"><text:span text:style-name="Page_20_Reference_20_Font"><text:span text:style-name="T98">Page</text:span></text:span></text:p>
            </table:table-cell>
          </table:table-row>
          <table:table-row table:style-name="表42.1">
            <table:table-cell table:style-name="表42.A2" office:value-type="string">
              <text:p text:style-name="P123"><text:span text:style-name="Code_20_Small"><text:span text:style-name="T109">void</text:span></text:span></text:p>
            </table:table-cell>
            <table:table-cell table:style-name="表42.B2" office:value-type="string">
              <text:p text:style-name="P124"><text:a xlink:type="simple" xlink:href="file://catseye/l%22b71" text:style-name="Internet_20_link" text:visited-style-name="Visited_20_Internet_20_Link"><text:span text:style-name="T104">validate</text:span></text:a><text:span text:style-name="Code"><text:span text:style-name="T108">(</text:span></text:span><text:a xlink:type="simple" xlink:href="file://catseye/l%22b37" text:style-name="Internet_20_link" text:visited-style-name="Visited_20_Internet_20_Link"><text:span text:style-name="T105">RequestDTO</text:span></text:a><text:span text:style-name="Code"><text:span text:style-name="T108"> req)</text:span></text:span></text:p>
              <text:p text:style-name="P125"><text:span text:style-name="T99">validate RequestDTO</text:span></text:p>
            </table:table-cell>
            <table:table-cell table:style-name="表42.C2" office:value-type="string">
              <text:p text:style-name="P122"><text:bookmark-ref text:reference-format="page" text:ref-name="b71">46</text:bookmark-ref></text:p>
            </table:table-cell>
          </table:table-row>
        </table:table>
        <text:p text:style-name="P167"><text:span text:style-name="T4">Method Detail</text:span></text:p>
        <text:p text:style-name="P168"><text:bookmark text:name="b71"/><text:span text:style-name="T4">validate</text:span></text:p>
        <text:p text:style-name="P99"><text:span text:style-name="Code">void </text:span><text:span text:style-name="Code"><text:span text:style-name="T107">validate</text:span></text:span><text:span text:style-name="Code"><text:span text:style-name="T112">(</text:span></text:span><text:a xlink:type="simple" xlink:href="file://catseye/l%22b37" text:style-name="Internet_20_link" text:visited-style-name="Visited_20_Internet_20_Link"><text:span text:style-name="T111">RequestDTO</text:span></text:a><text:span text:style-name="Code"><text:span text:style-name="T112"> req)</text:span></text:span><text:line-break/><text:span text:style-name="Code"><text:span text:style-name="T112">       throws </text:span></text:span><text:a xlink:type="simple" xlink:href="file://catseye/l%22b78" text:style-name="Internet_20_link" text:visited-style-name="Visited_20_Internet_20_Link"><text:span text:style-name="T111">ValidationException</text:span></text:a></text:p>
        <text:p text:style-name="P112"><text:span text:style-name="T99">validate RequestDTO</text:span></text:p>
        <text:p text:style-name="P113"><text:span text:style-name="T100">Throws:</text:span></text:p>
        <text:p text:style-name="P127"><text:a xlink:type="simple" xlink:href="file://catseye/l%22b78" text:style-name="Internet_20_link" text:visited-style-name="Visited_20_Internet_20_Link"><text:span text:style-name="T110">ValidationException</text:span></text:a></text:p>
        <text:p text:style-name="P160"><text:bookmark text:name="b74"/><text:span text:style-name="T4">Interface ResourceValidator</text:span></text:p>
        <text:p text:style-name="P116"><text:a xlink:type="simple" xlink:href="file://catseye/l%22b70" text:style-name="Internet_20_link" text:visited-style-name="Visited_20_Internet_20_Link"><text:span text:style-name="T96">org.osgi.onem2m.validation</text:span></text:a></text:p>
        <text:p text:style-name="P105"/>
        <text:p text:style-name="P129"><text:span text:style-name="Code">public interface </text:span><text:span text:style-name="Code"><text:span text:style-name="T107">ResourceValidator</text:span></text:span></text:p>
        <text:p text:style-name="P97"><text:span text:style-name="T99">Resource Validator interface.</text:span></text:p>
        <text:p text:style-name="P120"/>
        <table:table table:name="表43" table:style-name="表43">
          <table:table-column table:style-name="表43.A"/>
          <table:table-column table:style-name="表43.B"/>
          <table:table-column table:style-name="表43.C"/>
          <table:table-row table:style-name="表43.1">
            <table:table-cell table:style-name="表43.A1" table:number-columns-spanned="2" office:value-type="string">
              <text:p text:style-name="P121"><text:span text:style-name="Summary_20_Heading_20_Font"><text:span text:style-name="T97">Method Summary</text:span></text:span></text:p>
            </table:table-cell>
            <table:covered-table-cell/>
            <table:table-cell table:style-name="表43.A1" office:value-type="string">
              <text:p text:style-name="P122"><text:span text:style-name="Page_20_Reference_20_Font"><text:span text:style-name="T98">Page</text:span></text:span></text:p>
            </table:table-cell>
          </table:table-row>
          <table:table-row table:style-name="表43.1">
            <table:table-cell table:style-name="表43.A2" office:value-type="string">
              <text:p text:style-name="P123"><text:span text:style-name="Code_20_Small"><text:span text:style-name="T109">void</text:span></text:span></text:p>
            </table:table-cell>
            <table:table-cell table:style-name="表43.B2" office:value-type="string">
              <text:p text:style-name="P124"><text:a xlink:type="simple" xlink:href="file://catseye/l%22b73" text:style-name="Internet_20_link" text:visited-style-name="Visited_20_Internet_20_Link"><text:span text:style-name="T104">validate</text:span></text:a><text:span text:style-name="Code"><text:span text:style-name="T108">(</text:span></text:span><text:a xlink:type="simple" xlink:href="file://catseye/l%22b40" text:style-name="Internet_20_link" text:visited-style-name="Visited_20_Internet_20_Link"><text:span text:style-name="T105">ResourceDTO</text:span></text:a><text:span text:style-name="Code"><text:span text:style-name="T108"> resource)</text:span></text:span></text:p>
              <text:p text:style-name="P125"><text:span text:style-name="T99">Validate ResourceDTO</text:span></text:p>
            </table:table-cell>
            <table:table-cell table:style-name="表43.C2" office:value-type="string">
              <text:p text:style-name="P122"><text:bookmark-ref text:reference-format="page" text:ref-name="b73">47</text:bookmark-ref></text:p>
            </table:table-cell>
          </table:table-row>
        </table:table>
        <text:p text:style-name="P167"><text:span text:style-name="T4">Method Detail</text:span></text:p>
        <text:p text:style-name="P168"><text:bookmark text:name="b73"/><text:span text:style-name="T4">validate</text:span></text:p>
        <text:p text:style-name="P99"><text:span text:style-name="Code">void </text:span><text:span text:style-name="Code"><text:span text:style-name="T107">validate</text:span></text:span><text:span text:style-name="Code"><text:span text:style-name="T112">(</text:span></text:span><text:a xlink:type="simple" xlink:href="file://catseye/l%22b40" text:style-name="Internet_20_link" text:visited-style-name="Visited_20_Internet_20_Link"><text:span text:style-name="T111">ResourceDTO</text:span></text:a><text:span text:style-name="Code"><text:span text:style-name="T112"> resource)</text:span></text:span><text:line-break/><text:span text:style-name="Code"><text:span text:style-name="T112">       throws </text:span></text:span><text:a xlink:type="simple" xlink:href="file://catseye/l%22b78" text:style-name="Internet_20_link" text:visited-style-name="Visited_20_Internet_20_Link"><text:span text:style-name="T111">ValidationException</text:span></text:a></text:p>
        <text:p text:style-name="P112"><text:span text:style-name="T99">Validate ResourceDTO</text:span></text:p>
        <text:p text:style-name="P113"><text:span text:style-name="T100">Parameters:</text:span></text:p>
        <text:p text:style-name="P126"><text:span text:style-name="Code">resource</text:span><text:span text:style-name="T99"> - resourceDTO under validation.</text:span></text:p>
        <text:p text:style-name="P113"><text:span text:style-name="T100">Throws:</text:span></text:p>
        <text:p text:style-name="P127"><text:a xlink:type="simple" xlink:href="file://catseye/l%22b78" text:style-name="Internet_20_link" text:visited-style-name="Visited_20_Internet_20_Link"><text:span text:style-name="T110">ValidationException</text:span></text:a></text:p>
        <text:p text:style-name="P161"><text:bookmark text:name="b76"/><text:span text:style-name="T4">Interface ResponseValidator</text:span></text:p>
        <text:p text:style-name="P116"><text:a xlink:type="simple" xlink:href="file://catseye/l%22b70" text:style-name="Internet_20_link" text:visited-style-name="Visited_20_Internet_20_Link"><text:span text:style-name="T96">org.osgi.onem2m.validation</text:span></text:a></text:p>
        <text:p text:style-name="P105"/>
        <text:p text:style-name="P129"><text:span text:style-name="Code">public interface </text:span><text:span text:style-name="Code"><text:span text:style-name="T107">ResponseValidator</text:span></text:span></text:p>
        <text:p text:style-name="P97"><text:span text:style-name="T99">Response Validator interface.</text:span></text:p>
        <text:p text:style-name="P120"/>
        <table:table table:name="表44" table:style-name="表44">
          <table:table-column table:style-name="表44.A"/>
          <table:table-column table:style-name="表44.B"/>
          <table:table-column table:style-name="表44.C"/>
          <table:table-row table:style-name="表44.1">
            <table:table-cell table:style-name="表44.A1" table:number-columns-spanned="2" office:value-type="string">
              <text:p text:style-name="P121"><text:span text:style-name="Summary_20_Heading_20_Font"><text:span text:style-name="T97">Method Summary</text:span></text:span></text:p>
            </table:table-cell>
            <table:covered-table-cell/>
            <table:table-cell table:style-name="表44.A1" office:value-type="string">
              <text:p text:style-name="P122"><text:span text:style-name="Page_20_Reference_20_Font"><text:span text:style-name="T98">Page</text:span></text:span></text:p>
            </table:table-cell>
          </table:table-row>
          <table:table-row table:style-name="表44.1">
            <table:table-cell table:style-name="表44.A2" office:value-type="string">
              <text:p text:style-name="P123"><text:span text:style-name="Code_20_Small"><text:span text:style-name="T109">void</text:span></text:span></text:p>
            </table:table-cell>
            <table:table-cell table:style-name="表44.B2" office:value-type="string">
              <text:p text:style-name="P124"><text:a xlink:type="simple" xlink:href="file://catseye/l%22b75" text:style-name="Internet_20_link" text:visited-style-name="Visited_20_Internet_20_Link"><text:span text:style-name="T104">validate</text:span></text:a><text:span text:style-name="Code"><text:span text:style-name="T108">(</text:span></text:span><text:a xlink:type="simple" xlink:href="file://catseye/l%22b42" text:style-name="Internet_20_link" text:visited-style-name="Visited_20_Internet_20_Link"><text:span text:style-name="T105">ResponseDTO</text:span></text:a><text:span text:style-name="Code"><text:span text:style-name="T108"> response)</text:span></text:span></text:p>
              <text:p text:style-name="P125"><text:span text:style-name="T99">Response Validator.</text:span></text:p>
            </table:table-cell>
            <table:table-cell table:style-name="表44.C2" office:value-type="string">
              <text:p text:style-name="P122"><text:bookmark-ref text:reference-format="page" text:ref-name="b75">48</text:bookmark-ref></text:p>
            </table:table-cell>
          </table:table-row>
        </table:table>
        <text:p text:style-name="P167"><text:span text:style-name="T4">Method Detail</text:span></text:p>
        <text:p text:style-name="P168"><text:bookmark text:name="b75"/><text:span text:style-name="T4">validate</text:span></text:p>
        <text:p text:style-name="P99"><text:span text:style-name="Code">void </text:span><text:span text:style-name="Code"><text:span text:style-name="T107">validate</text:span></text:span><text:span text:style-name="Code"><text:span text:style-name="T112">(</text:span></text:span><text:a xlink:type="simple" xlink:href="file://catseye/l%22b42" text:style-name="Internet_20_link" text:visited-style-name="Visited_20_Internet_20_Link"><text:span text:style-name="T111">ResponseDTO</text:span></text:a><text:span text:style-name="Code"><text:span text:style-name="T112"> response)</text:span></text:span><text:line-break/><text:span text:style-name="Code"><text:span text:style-name="T112">       throws </text:span></text:span><text:a xlink:type="simple" xlink:href="file://catseye/l%22b78" text:style-name="Internet_20_link" text:visited-style-name="Visited_20_Internet_20_Link"><text:span text:style-name="T111">ValidationException</text:span></text:a></text:p>
        <text:p text:style-name="P112"><text:span text:style-name="T99">Response Validator.</text:span></text:p>
        <text:p text:style-name="P113"><text:span text:style-name="T100">Parameters:</text:span></text:p>
        <text:p text:style-name="P126"><text:span text:style-name="Code">response</text:span><text:span text:style-name="T99"> - ResoposeDTO under validation</text:span></text:p>
        <text:p text:style-name="P113"><text:span text:style-name="T100">Throws:</text:span></text:p>
        <text:p text:style-name="P127"><text:a xlink:type="simple" xlink:href="file://catseye/l%22b78" text:style-name="Internet_20_link" text:visited-style-name="Visited_20_Internet_20_Link"><text:span text:style-name="T110">ValidationException</text:span></text:a></text:p>
        <text:p text:style-name="P162"><text:bookmark text:name="b78"/><text:span text:style-name="T4">Class ValidationException</text:span></text:p>
        <text:p text:style-name="P116"><text:a xlink:type="simple" xlink:href="file://catseye/l%22b70" text:style-name="Internet_20_link" text:visited-style-name="Visited_20_Internet_20_Link"><text:span text:style-name="T96">org.osgi.onem2m.validation</text:span></text:a></text:p>
        <text:p text:style-name="P106"><text:span text:style-name="Code">java.lang.Object</text:span></text:p>
        <text:p text:style-name="P117"><text:span text:style-name="Code">  </text:span><text:span text:style-name="Code"><draw:frame draw:style-name="fr3" draw:name="イメージ21" text:anchor-type="as-char" svg:width="0.397cm" svg:height="0.37cm" draw:z-index="42"><draw:image xlink:href="Pictures/100002000000000F0000000EA95FCF9A.png" xlink:type="simple" xlink:show="embed" xlink:actuate="onLoad"/></draw:frame></text:span><text:span text:style-name="Code">java.lang.Throwable</text:span></text:p>
        <text:p text:style-name="P117"><text:span text:style-name="Code">      </text:span><text:span text:style-name="Code"><draw:frame draw:style-name="fr3" draw:name="イメージ22" text:anchor-type="as-char" svg:width="0.397cm" svg:height="0.37cm" draw:z-index="43"><draw:image xlink:href="Pictures/100002000000000F0000000EA95FCF9A.png" xlink:type="simple" xlink:show="embed" xlink:actuate="onLoad"/></draw:frame></text:span><text:span text:style-name="Code">java.lang.Exception</text:span></text:p>
        <text:p text:style-name="P117"><text:span text:style-name="Code">          </text:span><text:span text:style-name="Code"><draw:frame draw:style-name="fr3" draw:name="イメージ23" text:anchor-type="as-char" svg:width="0.397cm" svg:height="0.37cm" draw:z-index="44"><draw:image xlink:href="Pictures/100002000000000F0000000EA95FCF9A.png" xlink:type="simple" xlink:show="embed" xlink:actuate="onLoad"/></draw:frame></text:span><text:a xlink:type="simple" xlink:href="file://catseye/l%22b24" text:style-name="Internet_20_link" text:visited-style-name="Visited_20_Internet_20_Link"><text:span text:style-name="T110">org.osgi.onem2m.client.OneM2MException</text:span></text:a></text:p>
        <text:p text:style-name="P96"><text:span text:style-name="Code">              </text:span><text:span text:style-name="Code"><draw:frame draw:style-name="fr3" draw:name="イメージ24" text:anchor-type="as-char" svg:width="0.397cm" svg:height="0.37cm" draw:z-index="45"><draw:image xlink:href="Pictures/100002000000000F0000000EA95FCF9A.png" xlink:type="simple" xlink:show="embed" xlink:actuate="onLoad"/></draw:frame></text:span><text:span text:style-name="Code"><text:span text:style-name="T107">org.osgi.onem2m.validation.ValidationException</text:span></text:span></text:p>
        <text:p text:style-name="P170"><text:span text:style-name="T3">All Implemented Interfaces:</text:span></text:p>
        <text:p text:style-name="P114"><text:span text:style-name="T99">Serializable</text:span></text:p>
        <text:p text:style-name="P105"/>
        <text:p text:style-name="P119"><text:span text:style-name="Code">public class </text:span><text:span text:style-name="Code"><text:span text:style-name="T107">ValidationException</text:span></text:span></text:p>
        <text:p text:style-name="P99"><text:span text:style-name="Code">extends </text:span><text:a xlink:type="simple" xlink:href="file://catseye/l%22b24" text:style-name="Internet_20_link" text:visited-style-name="Visited_20_Internet_20_Link"><text:span text:style-name="T110">OneM2MException</text:span></text:a></text:p>
        <text:p text:style-name="P97"><text:span text:style-name="T99">Validation Exception, which will be thrown in Validation related processing.</text:span></text:p>
        <text:p text:style-name="P120"/>
        <table:table table:name="表45" table:style-name="表45">
          <table:table-column table:style-name="表45.A"/>
          <table:table-column table:style-name="表45.B"/>
          <table:table-row table:style-name="表45.1">
            <table:table-cell table:style-name="表45.A1" office:value-type="string">
              <text:p text:style-name="P121"><text:span text:style-name="Summary_20_Heading_20_Font"><text:span text:style-name="T97">Constructor Summary</text:span></text:span></text:p>
            </table:table-cell>
            <table:table-cell table:style-name="表45.A1" office:value-type="string">
              <text:p text:style-name="P122"><text:span text:style-name="Page_20_Reference_20_Font"><text:span text:style-name="T98">Page</text:span></text:span></text:p>
            </table:table-cell>
          </table:table-row>
          <table:table-row table:style-name="表45.1">
            <table:table-cell table:style-name="表45.A2" office:value-type="string">
              <text:p text:style-name="P121"><text:a xlink:type="simple" xlink:href="file://catseye/l%22b77" text:style-name="Internet_20_link" text:visited-style-name="Visited_20_Internet_20_Link"><text:span text:style-name="T104">ValidationException</text:span></text:a><text:span text:style-name="Code"><text:span text:style-name="T108">(String string)</text:span></text:span></text:p>
            </table:table-cell>
            <table:table-cell table:style-name="表45.B2" office:value-type="string">
              <text:p text:style-name="P122"><text:bookmark-ref text:reference-format="page" text:ref-name="b77">49</text:bookmark-ref></text:p>
            </table:table-cell>
          </table:table-row>
        </table:table>
        <text:p text:style-name="P167"><text:span text:style-name="T4">Constructor Detail</text:span></text:p>
        <text:p text:style-name="P168"><text:bookmark text:name="b77"/><text:span text:style-name="T4">ValidationException</text:span></text:p>
        <text:p text:style-name="P96"><text:span text:style-name="Code">public </text:span><text:span text:style-name="Code"><text:span text:style-name="T107">ValidationException</text:span></text:span><text:span text:style-name="Code"><text:span text:style-name="T112">(String string)</text:span></text:span></text:p>
        <text:section text:style-name="Sect1" text:name="TextSection">
          <text:p text:style-name="P131"><text:span text:style-name="T113">Java API documentation generated with </text:span><text:a xlink:type="simple" xlink:href="http://www.filigris.com/products/docflex_javadoc/#docflex-doclet" text:style-name="Internet_20_link" text:visited-style-name="Visited_20_Internet_20_Link"><text:span text:style-name="T114">DocFlex/Doclet</text:span></text:a><text:span text:style-name="T113"> v1.6.1</text:span></text:p>
          <text:p text:style-name="P97"><text:span text:style-name="T113">DocFlex/Doclet is both a multi-format Javadoc doclet and a free edition of </text:span><text:a xlink:type="simple" xlink:href="http://www.filigris.com/products/docflex_javadoc/" text:style-name="Internet_20_link" text:visited-style-name="Visited_20_Internet_20_Link"><text:span text:style-name="T114">DocFlex/Javadoc</text:span></text:a><text:span text:style-name="T113">.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14">www.docflex.com</text:span></text:a></text:p>
        </text:section>
      </text:section>
      <text:p text:style-name="P5"/>
      <text:h text:style-name="P132" text:outline-level="1">Considered Alternatives</text:h>
      <text:p text:style-name="P25">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p text:style-name="P42">As alternative solution, utilization of generated Java classes by JAXB has been considered, since oneM2M provides well defined XSD for defining data format. With the following aspects, this approach is not applied.</text:p>
      <text:p text:style-name="P42">Many classes: <text:span text:style-name="T78">Currently </text:span>65 XSD files are defined <text:span text:style-name="T78">in oneM2M specification </text:span>and JAXB tool (xjc) generates more than 140 J<text:span text:style-name="T78">ava</text:span> classes. <text:span text:style-name="T78">Using many classes as interface could make specification more complicated than its nature.</text:span></text:p>
      <text:p text:style-name="P43"><text:soft-page-break/>No Uniqueness: Generated classes by xjc are not unique, because it is possible to customize generation <text:span text:style-name="T80">processes</text:span>.</text:p>
      <text:p text:style-name="P43">Changeability: Depending on the version of oneM2M, XSD files differ. It is preferable to choose version independent API, as much as possible. <text:span text:style-name="T79">oneM2M ensures any data can be converted to JSON and CBOR, so proposed approach can be used with out modification, even if XSD file would be changed. </text:span></text:p>
      <text:h text:style-name="Heading_20_2" text:outline-level="2">White Board pattern for receiving notification by AE</text:h>
      <text:p text:style-name="P43"/>
      <text:p text:style-name="P46">For setNotificationListener() methods on ClientLibrary interface, the alternative using White Board pattern <text:span text:style-name="T92">is considered</text:span>, in which the listener is registered on to the OSGi Service Registry, instead of calling setter method. But the listener should be called from only corresponding ClientLibrary Service <text:span text:style-name="T93">instance,</text:span> <text:span text:style-name="T93">s</text:span>o the current design was <text:span text:style-name="T91">chosen.</text:span></text:p>
      <text:h text:style-name="Heading_20_2" text:outline-level="2"><text:span text:style-name="T76">Non blocking</text:span> API for ClientLibrary</text:h>
      <text:p text:style-name="P47">Currently ClientLibrary is desinged as blocking concept. There was an option to design as non blocking API. Because developers want to create AE using non blocking API, she or he can create directly on top of ServiceLayer API. So Non blocking API for ClientLibrary is not provided.</text:p>
      <text:h text:style-name="P132" text:outline-level="1">Security Considerations</text:h>
      <text:p text:style-name="P25">Description of all known vulnerabilities this may either introduce or address as well as scenarios of how the weaknesses could be circumvented.</text:p>
      <text:h text:style-name="P142" text:outline-level="2">ProtocolBinding Service with secure protocols</text:h>
      <text:p text:style-name="P45">In case that ProtocolBInding Service uses secure protocols, it is expected to handle pre-shared key or certificate, in order to get authorized by the communication peer. Once Ae gets the service, it can use it to communicate. The ProtocolBinding service should be protected, in the environment that accommodates many different bundles from different vendors/providers.</text:p>
      <text:p text:style-name="P45"/>
      <text:h text:style-name="P141" text:outline-level="2">Using Multiple Certificates with in a single ProtocolBinidng Service </text:h>
      <text:p text:style-name="P45">With higher degree of aggregation of bundles from different vendos/providers <text:span text:style-name="T90">on a single OSGi framework</text:span>, it would be beneficial <text:span text:style-name="T90">for ProtocolBinding service would handle multiple certificates through API. But it is not addressed yet, so far. It might be out of scope of this RFC.</text:span> </text:p>
      <text:p text:style-name="Body"/>
      <text:h text:style-name="P132" text:outline-level="1">Document Support</text:h>
      <text:h text:style-name="P134" text:outline-level="2">References</text:h>
      <text:list xml:id="list1535188572669946869" text:style-name="WW8Num3">
        <text:list-item>
          <text:p text:style-name="P178"><text:bookmark-start text:name="_Ref493020620"/>Bradner, S., Key words for use in RFCs to Indicate Requirement Levels, RFC2119, March 1997.<text:bookmark-end text:name="_Ref493020620"/></text:p>
        </text:list-item>
        <text:list-item>
          <text:p text:style-name="P179">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soft-page-break/><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181"><text:span text:style-name="T25">oneM2M TS-0004 Service Layer Core Protocol, </text:span><text:a xlink:type="simple" xlink:href="http://onem2m.org/images/files/deliverables/Release2/TS-0004_Service_Layer_Core_Protocol_V2_7_1.zip" text:style-name="Internet_20_link" text:visited-style-name="Visited_20_Internet_20_Link"><text:span text:style-name="T25">http://onem2m.org/images/files/deliverables/Release2/TS-0004_Service_Layer_Core_Protocol_V2_7_1.zip</text:span></text:a></text:p>
        </text:list-item>
        <text:list-item>
          <text:p text:style-name="P180"><text:span text:style-name="T25">Software Requirements &amp; Specifications. Michael Jackson. ISBN 0-201-87712-0<text:line-break/> <text:s text:c="5"/></text:span><text:span text:style-name="T76">(NOTE:Is this needed?)</text:span></text:p>
        </text:list-item>
      </text:list>
      <text:p text:style-name="P65"><text:reference-mark text:name="hoehoe1"/></text:p>
      <text:p text:style-name="P26"><text:span text:style-name="T20">Add references simply by adding new items. You can then cross-refer to them by chosing &lt;Insert&gt;&lt;Cross Reference&gt;&lt;Numbered Item&gt; and then selecting the paragraph. </text:span><text:span text:style-name="T21">STATIC REFERENCES (I.E. BODGED) ARE NOT ACCEPTABLE, SOMEONE WILL HAVE TO UPDATE THEM LATER, SO DO IT PROPERLY NOW.</text:span></text:p>
      <text:h text:style-name="P134"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2">Hiroyuki Maeomichi</text:p>
          </table:table-cell>
        </table:table-row>
        <table:table-row table:style-name="Table2.1">
          <table:table-cell table:style-name="Table2.A1" office:value-type="string">
            <text:p text:style-name="P10">Company</text:p>
          </table:table-cell>
          <table:table-cell table:style-name="Table2.B1" office:value-type="string">
            <text:p text:style-name="P12">NTT</text:p>
          </table:table-cell>
        </table:table-row>
        <table:table-row table:style-name="Table2.1">
          <table:table-cell table:style-name="Table2.A1" office:value-type="string">
            <text:p text:style-name="P10">Address</text:p>
          </table:table-cell>
          <table:table-cell table:style-name="Table2.B1" office:value-type="string">
            <text:p text:style-name="P11">Midorimachi 3-9-11, Musashino, Tokyo, Japan</text:p>
          </table:table-cell>
        </table:table-row>
        <table:table-row table:style-name="Table2.1">
          <table:table-cell table:style-name="Table2.A1" office:value-type="string">
            <text:p text:style-name="P10">Voice</text:p>
          </table:table-cell>
          <table:table-cell table:style-name="Table2.B1" office:value-type="string">
            <text:p text:style-name="P12">+81 422 59 4072</text:p>
          </table:table-cell>
        </table:table-row>
        <table:table-row table:style-name="Table2.1">
          <table:table-cell table:style-name="Table2.A1" office:value-type="string">
            <text:p text:style-name="P18">e-mail</text:p>
          </table:table-cell>
          <table:table-cell table:style-name="Table2.B1" office:value-type="string">
            <text:p text:style-name="P19">maeomichi.hiroyuki@lab.ntt.co.jp</text:p>
          </table:table-cell>
        </table:table-row>
      </table:table>
      <text:p text:style-name="P26"/>
      <text:h text:style-name="P134" text:outline-level="2">Acronyms and Abbreviations</text:h>
      <text:p text:style-name="P33">CSE: Common Services Entity</text:p>
      <text:p text:style-name="P33">AE: Application Entity</text:p>
      <text:p text:style-name="P33">CBOR: Concise Binary Object Representation </text:p>
      <text:h text:style-name="P134" text:outline-level="2">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style: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style: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style: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style: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1E79F30D.png" xlink:type="simple" xlink:show="embed" xlink:actuate="onLoad"/></draw:frame><text:tab/><text:user-defined style:data-style-name="N0" text:name="RFC Title">Service Layer API for oneM2M</text:user-defined><text:tab/>Page <text:page-number text:select-page="current">4</text:page-number> of <text:page-count style:num-format="1">51</text:page-count></text:p>
        <text:p text:style-name="Header"/>
        <text:p text:style-name="Header"><text:tab/>Draft<text:tab/> <text:modification-date style:data-style-name="N111">2017年9月14日</text:modification-date></text:p>
      </style:header>
      <style:footer>
        <text:p text:style-name="MP1">Copyright © <text:span text:style-name="MT1">OSGi Alliance </text:span><text:span text:style-name="MT1"><text:modification-date style:data-style-name="N11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7</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creation-date>2017-09-14T11:37:54.619000000</meta:creation-date>
    <meta:editing-cycles>51</meta:editing-cycles>
    <meta:editing-duration>PT5H49M51S</meta:editing-duration>
    <dc:date>2017-09-14T20:34:15.403000000</dc:date>
    <meta:document-statistic meta:table-count="47" meta:image-count="27" meta:object-count="0" meta:page-count="51" meta:paragraph-count="1158" meta:word-count="6508" meta:character-count="47954" meta:non-whitespace-character-count="41913"/>
    <meta:user-defined meta:name="Info"/>
    <meta:user-defined meta:name="Info 3"/>
    <meta:user-defined meta:name="Info 4"/>
    <meta:user-defined meta:name="RFC Title">Service Layer API for oneM2M</meta:user-defined>
  </office:meta>
</office:document-meta>
</file>